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3.794cm"/>
    </style:style>
    <style:style style:name="co9" style:family="table-column">
      <style:table-column-properties fo:break-before="auto" style:column-width="2.485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3.14cm"/>
    </style:style>
    <style:style style:name="co14" style:family="table-column">
      <style:table-column-properties fo:break-before="auto" style:column-width="1.588cm"/>
    </style:style>
    <style:style style:name="co15" style:family="table-column">
      <style:table-column-properties fo:break-before="auto" style:column-width="2.104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1999p_ou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2" table:number-columns-repeated="3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P</text:p>
          </table:table-cell>
          <table:table-cell office:value-type="string" calcext:value-type="string">
            <text:p>HUMUS_P</text:p>
          </table:table-cell>
          <table:table-cell office:value-type="string" calcext:value-type="string">
            <text:p>FERTZR_P</text:p>
          </table:table-cell>
          <table:table-cell office:value-type="string" calcext:value-type="string">
            <text:p>NET_PL_EXCH_P</text:p>
          </table:table-cell>
          <table:table-cell office:value-type="string" calcext:value-type="string">
            <text:p>EXCH_PO4</text:p>
          </table:table-cell>
          <table:table-cell office:value-type="string" calcext:value-type="string">
            <text:p>SUR_DOP+SED_FLX</text:p>
          </table:table-cell>
          <table:table-cell office:value-type="string" calcext:value-type="string">
            <text:p>SUB_DOP_FLX</text:p>
          </table:table-cell>
          <table:table-cell office:value-type="string" calcext:value-type="string">
            <text:p>SUB_DIP_FLX</text:p>
          </table:table-cell>
          <table:table-cell office:value-type="string" calcext:value-type="string">
            <text:p>PRECIP_P</text:p>
          </table:table-cell>
          <table:table-cell office:value-type="string" calcext:value-type="string">
            <text:p>MICRO_P</text:p>
          </table:table-cell>
          <table:table-cell office:value-type="string" calcext:value-type="string">
            <text:p>FIRE_POX_EMIT</text:p>
          </table:table-cell>
          <table:table-cell office:value-type="string" calcext:value-type="string">
            <text:p>PO4_1</text:p>
          </table:table-cell>
          <table:table-cell office:value-type="string" calcext:value-type="string">
            <text:p>PO4_2</text:p>
          </table:table-cell>
          <table:table-cell office:value-type="string" calcext:value-type="string">
            <text:p>PO4_12</text:p>
          </table:table-cell>
          <table:table-cell office:value-type="string" calcext:value-type="string">
            <text:p>PO4_13</text:p>
          </table:table-cell>
          <table:table-cell office:value-type="string" calcext:value-type="string">
            <text:p>PO4_14</text:p>
          </table:table-cell>
          <table:table-cell office:value-type="string" calcext:value-type="string">
            <text:p>PO4_15</text:p>
          </table:table-cell>
          <table:table-cell office:value-type="string" calcext:value-type="string">
            <text:p>EXCH_P_1</text:p>
          </table:table-cell>
          <table:table-cell office:value-type="string" calcext:value-type="string">
            <text:p>EXCH_P_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1999" calcext:value-type="float">
            <text:p>1011999</text:p>
          </table:table-cell>
          <table:table-cell office:value-type="float" office:value="0.813243" calcext:value-type="float">
            <text:p>0.813243</text:p>
          </table:table-cell>
          <table:table-cell office:value-type="float" office:value="133.9397" calcext:value-type="float">
            <text:p>133.9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7891" calcext:value-type="float">
            <text:p>34.17891</text:p>
          </table:table-cell>
          <table:table-cell office:value-type="float" office:value="0" calcext:value-type="float">
            <text:p>0</text:p>
          </table:table-cell>
          <table:table-cell office:value-type="float" office:value="0.00000949024" calcext:value-type="float">
            <text:p>9.49024E-06</text:p>
          </table:table-cell>
          <table:table-cell office:value-type="float" office:value="0.0004837916" calcext:value-type="float">
            <text:p>0.0004837916</text:p>
          </table:table-cell>
          <table:table-cell office:value-type="float" office:value="1647.468" calcext:value-type="float">
            <text:p>1647.468</text:p>
          </table:table-cell>
          <table:table-cell office:value-type="float" office:value="1.100761" calcext:value-type="float">
            <text:p>1.100761</text:p>
          </table:table-cell>
          <table:table-cell office:value-type="float" office:value="0" calcext:value-type="float">
            <text:p>0</text:p>
          </table:table-cell>
          <table:table-cell office:value-type="float" office:value="0.3333884" calcext:value-type="float">
            <text:p>0.3333884</text:p>
          </table:table-cell>
          <table:table-cell office:value-type="float" office:value="0.4217406" calcext:value-type="float">
            <text:p>0.4217406</text:p>
          </table:table-cell>
          <table:table-cell office:value-type="float" office:value="0.2726497" calcext:value-type="float">
            <text:p>0.2726497</text:p>
          </table:table-cell>
          <table:table-cell office:value-type="float" office:value="0.2725262" calcext:value-type="float">
            <text:p>0.2725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5628" calcext:value-type="float">
            <text:p>22.85628</text:p>
          </table:table-cell>
          <table:table-cell office:value-type="float" office:value="26.41753" calcext:value-type="float">
            <text:p>26.417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1999" calcext:value-type="float">
            <text:p>2011999</text:p>
          </table:table-cell>
          <table:table-cell office:value-type="float" office:value="0.8128874" calcext:value-type="float">
            <text:p>0.8128874</text:p>
          </table:table-cell>
          <table:table-cell office:value-type="float" office:value="133.9387" calcext:value-type="float">
            <text:p>133.9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2694" calcext:value-type="float">
            <text:p>34.22694</text:p>
          </table:table-cell>
          <table:table-cell office:value-type="float" office:value="0" calcext:value-type="float">
            <text:p>0</text:p>
          </table:table-cell>
          <table:table-cell office:value-type="float" office:value="0.00001891592" calcext:value-type="float">
            <text:p>1.891592E-05</text:p>
          </table:table-cell>
          <table:table-cell office:value-type="float" office:value="0.0009450331" calcext:value-type="float">
            <text:p>0.0009450331</text:p>
          </table:table-cell>
          <table:table-cell office:value-type="float" office:value="1647.418" calcext:value-type="float">
            <text:p>1647.418</text:p>
          </table:table-cell>
          <table:table-cell office:value-type="float" office:value="1.099541" calcext:value-type="float">
            <text:p>1.099541</text:p>
          </table:table-cell>
          <table:table-cell office:value-type="float" office:value="0" calcext:value-type="float">
            <text:p>0</text:p>
          </table:table-cell>
          <table:table-cell office:value-type="float" office:value="0.3297853" calcext:value-type="float">
            <text:p>0.3297853</text:p>
          </table:table-cell>
          <table:table-cell office:value-type="float" office:value="0.4191354" calcext:value-type="float">
            <text:p>0.4191354</text:p>
          </table:table-cell>
          <table:table-cell office:value-type="float" office:value="0.2729231" calcext:value-type="float">
            <text:p>0.2729231</text:p>
          </table:table-cell>
          <table:table-cell office:value-type="float" office:value="0.2728017" calcext:value-type="float">
            <text:p>0.2728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6026" calcext:value-type="float">
            <text:p>22.86026</text:p>
          </table:table-cell>
          <table:table-cell office:value-type="float" office:value="26.42183" calcext:value-type="float">
            <text:p>26.421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1999" calcext:value-type="float">
            <text:p>3011999</text:p>
          </table:table-cell>
          <table:table-cell office:value-type="float" office:value="0.8125352" calcext:value-type="float">
            <text:p>0.8125352</text:p>
          </table:table-cell>
          <table:table-cell office:value-type="float" office:value="133.9377" calcext:value-type="float">
            <text:p>133.9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7481" calcext:value-type="float">
            <text:p>34.27481</text:p>
          </table:table-cell>
          <table:table-cell office:value-type="float" office:value="0" calcext:value-type="float">
            <text:p>0</text:p>
          </table:table-cell>
          <table:table-cell office:value-type="float" office:value="0.0000282782" calcext:value-type="float">
            <text:p>2.82782E-05</text:p>
          </table:table-cell>
          <table:table-cell office:value-type="float" office:value="0.00138479" calcext:value-type="float">
            <text:p>0.00138479</text:p>
          </table:table-cell>
          <table:table-cell office:value-type="float" office:value="1647.369" calcext:value-type="float">
            <text:p>1647.369</text:p>
          </table:table-cell>
          <table:table-cell office:value-type="float" office:value="1.098321" calcext:value-type="float">
            <text:p>1.098321</text:p>
          </table:table-cell>
          <table:table-cell office:value-type="float" office:value="0" calcext:value-type="float">
            <text:p>0</text:p>
          </table:table-cell>
          <table:table-cell office:value-type="float" office:value="0.3216875" calcext:value-type="float">
            <text:p>0.3216875</text:p>
          </table:table-cell>
          <table:table-cell office:value-type="float" office:value="0.4107191" calcext:value-type="float">
            <text:p>0.4107191</text:p>
          </table:table-cell>
          <table:table-cell office:value-type="float" office:value="0.2731985" calcext:value-type="float">
            <text:p>0.2731985</text:p>
          </table:table-cell>
          <table:table-cell office:value-type="float" office:value="0.2730759" calcext:value-type="float">
            <text:p>0.2730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6366" calcext:value-type="float">
            <text:p>22.86366</text:p>
          </table:table-cell>
          <table:table-cell office:value-type="float" office:value="26.42525" calcext:value-type="float">
            <text:p>26.425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1999" calcext:value-type="float">
            <text:p>4011999</text:p>
          </table:table-cell>
          <table:table-cell office:value-type="float" office:value="0.8121607" calcext:value-type="float">
            <text:p>0.8121607</text:p>
          </table:table-cell>
          <table:table-cell office:value-type="float" office:value="133.9368" calcext:value-type="float">
            <text:p>133.9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2244" calcext:value-type="float">
            <text:p>34.32244</text:p>
          </table:table-cell>
          <table:table-cell office:value-type="float" office:value="0" calcext:value-type="float">
            <text:p>0</text:p>
          </table:table-cell>
          <table:table-cell office:value-type="float" office:value="0.00003758159" calcext:value-type="float">
            <text:p>3.758159E-05</text:p>
          </table:table-cell>
          <table:table-cell office:value-type="float" office:value="0.001804225" calcext:value-type="float">
            <text:p>0.001804225</text:p>
          </table:table-cell>
          <table:table-cell office:value-type="float" office:value="1647.321" calcext:value-type="float">
            <text:p>1647.321</text:p>
          </table:table-cell>
          <table:table-cell office:value-type="float" office:value="1.097069" calcext:value-type="float">
            <text:p>1.097069</text:p>
          </table:table-cell>
          <table:table-cell office:value-type="float" office:value="0" calcext:value-type="float">
            <text:p>0</text:p>
          </table:table-cell>
          <table:table-cell office:value-type="float" office:value="0.3255353" calcext:value-type="float">
            <text:p>0.3255353</text:p>
          </table:table-cell>
          <table:table-cell office:value-type="float" office:value="0.402788" calcext:value-type="float">
            <text:p>0.402788</text:p>
          </table:table-cell>
          <table:table-cell office:value-type="float" office:value="0.2734768" calcext:value-type="float">
            <text:p>0.2734768</text:p>
          </table:table-cell>
          <table:table-cell office:value-type="float" office:value="0.2733501" calcext:value-type="float">
            <text:p>0.2733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6662" calcext:value-type="float">
            <text:p>22.86662</text:p>
          </table:table-cell>
          <table:table-cell office:value-type="float" office:value="26.427" calcext:value-type="float">
            <text:p>26.4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1999" calcext:value-type="float">
            <text:p>5011999</text:p>
          </table:table-cell>
          <table:table-cell office:value-type="float" office:value="0.8117873" calcext:value-type="float">
            <text:p>0.8117873</text:p>
          </table:table-cell>
          <table:table-cell office:value-type="float" office:value="133.9359" calcext:value-type="float">
            <text:p>133.9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6988" calcext:value-type="float">
            <text:p>34.36988</text:p>
          </table:table-cell>
          <table:table-cell office:value-type="float" office:value="0" calcext:value-type="float">
            <text:p>0</text:p>
          </table:table-cell>
          <table:table-cell office:value-type="float" office:value="0.00004683064" calcext:value-type="float">
            <text:p>4.683064E-05</text:p>
          </table:table-cell>
          <table:table-cell office:value-type="float" office:value="0.002204339" calcext:value-type="float">
            <text:p>0.002204339</text:p>
          </table:table-cell>
          <table:table-cell office:value-type="float" office:value="1647.274" calcext:value-type="float">
            <text:p>1647.274</text:p>
          </table:table-cell>
          <table:table-cell office:value-type="float" office:value="1.095827" calcext:value-type="float">
            <text:p>1.095827</text:p>
          </table:table-cell>
          <table:table-cell office:value-type="float" office:value="0" calcext:value-type="float">
            <text:p>0</text:p>
          </table:table-cell>
          <table:table-cell office:value-type="float" office:value="0.3353787" calcext:value-type="float">
            <text:p>0.3353787</text:p>
          </table:table-cell>
          <table:table-cell office:value-type="float" office:value="0.4038641" calcext:value-type="float">
            <text:p>0.4038641</text:p>
          </table:table-cell>
          <table:table-cell office:value-type="float" office:value="0.2737512" calcext:value-type="float">
            <text:p>0.2737512</text:p>
          </table:table-cell>
          <table:table-cell office:value-type="float" office:value="0.2736237" calcext:value-type="float">
            <text:p>0.2736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7081" calcext:value-type="float">
            <text:p>22.87081</text:p>
          </table:table-cell>
          <table:table-cell office:value-type="float" office:value="26.42812" calcext:value-type="float">
            <text:p>26.428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1999" calcext:value-type="float">
            <text:p>6011999</text:p>
          </table:table-cell>
          <table:table-cell office:value-type="float" office:value="0.8114174" calcext:value-type="float">
            <text:p>0.8114174</text:p>
          </table:table-cell>
          <table:table-cell office:value-type="float" office:value="133.9349" calcext:value-type="float">
            <text:p>133.9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1721" calcext:value-type="float">
            <text:p>34.41721</text:p>
          </table:table-cell>
          <table:table-cell office:value-type="float" office:value="0" calcext:value-type="float">
            <text:p>0</text:p>
          </table:table-cell>
          <table:table-cell office:value-type="float" office:value="0.00005603263" calcext:value-type="float">
            <text:p>5.603263E-05</text:p>
          </table:table-cell>
          <table:table-cell office:value-type="float" office:value="0.002586151" calcext:value-type="float">
            <text:p>0.002586151</text:p>
          </table:table-cell>
          <table:table-cell office:value-type="float" office:value="1647.23" calcext:value-type="float">
            <text:p>1647.23</text:p>
          </table:table-cell>
          <table:table-cell office:value-type="float" office:value="1.09459" calcext:value-type="float">
            <text:p>1.09459</text:p>
          </table:table-cell>
          <table:table-cell office:value-type="float" office:value="0" calcext:value-type="float">
            <text:p>0</text:p>
          </table:table-cell>
          <table:table-cell office:value-type="float" office:value="0.3319472" calcext:value-type="float">
            <text:p>0.3319472</text:p>
          </table:table-cell>
          <table:table-cell office:value-type="float" office:value="0.4023926" calcext:value-type="float">
            <text:p>0.4023926</text:p>
          </table:table-cell>
          <table:table-cell office:value-type="float" office:value="0.2740233" calcext:value-type="float">
            <text:p>0.2740233</text:p>
          </table:table-cell>
          <table:table-cell office:value-type="float" office:value="0.2738969" calcext:value-type="float">
            <text:p>0.2738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7521" calcext:value-type="float">
            <text:p>22.87521</text:p>
          </table:table-cell>
          <table:table-cell office:value-type="float" office:value="26.42935" calcext:value-type="float">
            <text:p>26.429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1999" calcext:value-type="float">
            <text:p>7011999</text:p>
          </table:table-cell>
          <table:table-cell office:value-type="float" office:value="0.8110398" calcext:value-type="float">
            <text:p>0.8110398</text:p>
          </table:table-cell>
          <table:table-cell office:value-type="float" office:value="133.934" calcext:value-type="float">
            <text:p>133.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6436" calcext:value-type="float">
            <text:p>34.46436</text:p>
          </table:table-cell>
          <table:table-cell office:value-type="float" office:value="0" calcext:value-type="float">
            <text:p>0</text:p>
          </table:table-cell>
          <table:table-cell office:value-type="float" office:value="0.000065191" calcext:value-type="float">
            <text:p>6.5191E-05</text:p>
          </table:table-cell>
          <table:table-cell office:value-type="float" office:value="0.002950386" calcext:value-type="float">
            <text:p>0.002950386</text:p>
          </table:table-cell>
          <table:table-cell office:value-type="float" office:value="1647.186" calcext:value-type="float">
            <text:p>1647.186</text:p>
          </table:table-cell>
          <table:table-cell office:value-type="float" office:value="1.093347" calcext:value-type="float">
            <text:p>1.093347</text:p>
          </table:table-cell>
          <table:table-cell office:value-type="float" office:value="0" calcext:value-type="float">
            <text:p>0</text:p>
          </table:table-cell>
          <table:table-cell office:value-type="float" office:value="0.3337052" calcext:value-type="float">
            <text:p>0.3337052</text:p>
          </table:table-cell>
          <table:table-cell office:value-type="float" office:value="0.4006357" calcext:value-type="float">
            <text:p>0.4006357</text:p>
          </table:table-cell>
          <table:table-cell office:value-type="float" office:value="0.2742966" calcext:value-type="float">
            <text:p>0.2742966</text:p>
          </table:table-cell>
          <table:table-cell office:value-type="float" office:value="0.2741692" calcext:value-type="float">
            <text:p>0.2741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7936" calcext:value-type="float">
            <text:p>22.87936</text:p>
          </table:table-cell>
          <table:table-cell office:value-type="float" office:value="26.43015" calcext:value-type="float">
            <text:p>26.430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1999" calcext:value-type="float">
            <text:p>8011999</text:p>
          </table:table-cell>
          <table:table-cell office:value-type="float" office:value="0.8106661" calcext:value-type="float">
            <text:p>0.8106661</text:p>
          </table:table-cell>
          <table:table-cell office:value-type="float" office:value="133.9331" calcext:value-type="float">
            <text:p>133.9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1137" calcext:value-type="float">
            <text:p>34.51137</text:p>
          </table:table-cell>
          <table:table-cell office:value-type="float" office:value="0" calcext:value-type="float">
            <text:p>0</text:p>
          </table:table-cell>
          <table:table-cell office:value-type="float" office:value="0.00007429788" calcext:value-type="float">
            <text:p>7.429788E-05</text:p>
          </table:table-cell>
          <table:table-cell office:value-type="float" office:value="0.003297043" calcext:value-type="float">
            <text:p>0.003297043</text:p>
          </table:table-cell>
          <table:table-cell office:value-type="float" office:value="1647.142" calcext:value-type="float">
            <text:p>1647.142</text:p>
          </table:table-cell>
          <table:table-cell office:value-type="float" office:value="1.092114" calcext:value-type="float">
            <text:p>1.092114</text:p>
          </table:table-cell>
          <table:table-cell office:value-type="float" office:value="0" calcext:value-type="float">
            <text:p>0</text:p>
          </table:table-cell>
          <table:table-cell office:value-type="float" office:value="0.3333839" calcext:value-type="float">
            <text:p>0.3333839</text:p>
          </table:table-cell>
          <table:table-cell office:value-type="float" office:value="0.4013671" calcext:value-type="float">
            <text:p>0.4013671</text:p>
          </table:table-cell>
          <table:table-cell office:value-type="float" office:value="0.274568" calcext:value-type="float">
            <text:p>0.274568</text:p>
          </table:table-cell>
          <table:table-cell office:value-type="float" office:value="0.2744412" calcext:value-type="float">
            <text:p>0.2744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8384" calcext:value-type="float">
            <text:p>22.88384</text:p>
          </table:table-cell>
          <table:table-cell office:value-type="float" office:value="26.43111" calcext:value-type="float">
            <text:p>26.431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1999" calcext:value-type="float">
            <text:p>9011999</text:p>
          </table:table-cell>
          <table:table-cell office:value-type="float" office:value="0.8102877" calcext:value-type="float">
            <text:p>0.8102877</text:p>
          </table:table-cell>
          <table:table-cell office:value-type="float" office:value="133.9321" calcext:value-type="float">
            <text:p>133.9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5824" calcext:value-type="float">
            <text:p>34.55824</text:p>
          </table:table-cell>
          <table:table-cell office:value-type="float" office:value="0" calcext:value-type="float">
            <text:p>0</text:p>
          </table:table-cell>
          <table:table-cell office:value-type="float" office:value="0.00008334951" calcext:value-type="float">
            <text:p>8.334951E-05</text:p>
          </table:table-cell>
          <table:table-cell office:value-type="float" office:value="0.003626247" calcext:value-type="float">
            <text:p>0.003626247</text:p>
          </table:table-cell>
          <table:table-cell office:value-type="float" office:value="1647.099" calcext:value-type="float">
            <text:p>1647.099</text:p>
          </table:table-cell>
          <table:table-cell office:value-type="float" office:value="1.090879" calcext:value-type="float">
            <text:p>1.090879</text:p>
          </table:table-cell>
          <table:table-cell office:value-type="float" office:value="0" calcext:value-type="float">
            <text:p>0</text:p>
          </table:table-cell>
          <table:table-cell office:value-type="float" office:value="0.3303526" calcext:value-type="float">
            <text:p>0.3303526</text:p>
          </table:table-cell>
          <table:table-cell office:value-type="float" office:value="0.3991413" calcext:value-type="float">
            <text:p>0.3991413</text:p>
          </table:table-cell>
          <table:table-cell office:value-type="float" office:value="0.2748396" calcext:value-type="float">
            <text:p>0.2748396</text:p>
          </table:table-cell>
          <table:table-cell office:value-type="float" office:value="0.2747127" calcext:value-type="float">
            <text:p>0.2747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8798" calcext:value-type="float">
            <text:p>22.88798</text:p>
          </table:table-cell>
          <table:table-cell office:value-type="float" office:value="26.43194" calcext:value-type="float">
            <text:p>26.431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1999" calcext:value-type="float">
            <text:p>10011999</text:p>
          </table:table-cell>
          <table:table-cell office:value-type="float" office:value="0.8099052" calcext:value-type="float">
            <text:p>0.8099052</text:p>
          </table:table-cell>
          <table:table-cell office:value-type="float" office:value="133.9312" calcext:value-type="float">
            <text:p>133.9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0493" calcext:value-type="float">
            <text:p>34.60493</text:p>
          </table:table-cell>
          <table:table-cell office:value-type="float" office:value="0" calcext:value-type="float">
            <text:p>0</text:p>
          </table:table-cell>
          <table:table-cell office:value-type="float" office:value="0.00009233847" calcext:value-type="float">
            <text:p>9.233847E-05</text:p>
          </table:table-cell>
          <table:table-cell office:value-type="float" office:value="0.003937888" calcext:value-type="float">
            <text:p>0.003937888</text:p>
          </table:table-cell>
          <table:table-cell office:value-type="float" office:value="1647.054" calcext:value-type="float">
            <text:p>1647.054</text:p>
          </table:table-cell>
          <table:table-cell office:value-type="float" office:value="1.089645" calcext:value-type="float">
            <text:p>1.089645</text:p>
          </table:table-cell>
          <table:table-cell office:value-type="float" office:value="0" calcext:value-type="float">
            <text:p>0</text:p>
          </table:table-cell>
          <table:table-cell office:value-type="float" office:value="0.3327217" calcext:value-type="float">
            <text:p>0.3327217</text:p>
          </table:table-cell>
          <table:table-cell office:value-type="float" office:value="0.3988476" calcext:value-type="float">
            <text:p>0.3988476</text:p>
          </table:table-cell>
          <table:table-cell office:value-type="float" office:value="0.275111" calcext:value-type="float">
            <text:p>0.275111</text:p>
          </table:table-cell>
          <table:table-cell office:value-type="float" office:value="0.2749836" calcext:value-type="float">
            <text:p>0.2749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9217" calcext:value-type="float">
            <text:p>22.89217</text:p>
          </table:table-cell>
          <table:table-cell office:value-type="float" office:value="26.43256" calcext:value-type="float">
            <text:p>26.432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1999" calcext:value-type="float">
            <text:p>11011999</text:p>
          </table:table-cell>
          <table:table-cell office:value-type="float" office:value="0.8095217" calcext:value-type="float">
            <text:p>0.8095217</text:p>
          </table:table-cell>
          <table:table-cell office:value-type="float" office:value="133.9303" calcext:value-type="float">
            <text:p>133.9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5149" calcext:value-type="float">
            <text:p>34.65149</text:p>
          </table:table-cell>
          <table:table-cell office:value-type="float" office:value="0" calcext:value-type="float">
            <text:p>0</text:p>
          </table:table-cell>
          <table:table-cell office:value-type="float" office:value="0.0001012592" calcext:value-type="float">
            <text:p>0.0001012592</text:p>
          </table:table-cell>
          <table:table-cell office:value-type="float" office:value="0.004231933" calcext:value-type="float">
            <text:p>0.004231933</text:p>
          </table:table-cell>
          <table:table-cell office:value-type="float" office:value="1647.009" calcext:value-type="float">
            <text:p>1647.009</text:p>
          </table:table-cell>
          <table:table-cell office:value-type="float" office:value="1.08842" calcext:value-type="float">
            <text:p>1.08842</text:p>
          </table:table-cell>
          <table:table-cell office:value-type="float" office:value="0" calcext:value-type="float">
            <text:p>0</text:p>
          </table:table-cell>
          <table:table-cell office:value-type="float" office:value="0.3337329" calcext:value-type="float">
            <text:p>0.3337329</text:p>
          </table:table-cell>
          <table:table-cell office:value-type="float" office:value="0.3991407" calcext:value-type="float">
            <text:p>0.3991407</text:p>
          </table:table-cell>
          <table:table-cell office:value-type="float" office:value="0.2753813" calcext:value-type="float">
            <text:p>0.2753813</text:p>
          </table:table-cell>
          <table:table-cell office:value-type="float" office:value="0.275254" calcext:value-type="float">
            <text:p>0.275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9655" calcext:value-type="float">
            <text:p>22.89655</text:p>
          </table:table-cell>
          <table:table-cell office:value-type="float" office:value="26.43325" calcext:value-type="float">
            <text:p>26.433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1999" calcext:value-type="float">
            <text:p>12011999</text:p>
          </table:table-cell>
          <table:table-cell office:value-type="float" office:value="0.8091377" calcext:value-type="float">
            <text:p>0.8091377</text:p>
          </table:table-cell>
          <table:table-cell office:value-type="float" office:value="133.9294" calcext:value-type="float">
            <text:p>133.9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9788" calcext:value-type="float">
            <text:p>34.69788</text:p>
          </table:table-cell>
          <table:table-cell office:value-type="float" office:value="0" calcext:value-type="float">
            <text:p>0</text:p>
          </table:table-cell>
          <table:table-cell office:value-type="float" office:value="0.0001101088" calcext:value-type="float">
            <text:p>0.0001101088</text:p>
          </table:table-cell>
          <table:table-cell office:value-type="float" office:value="0.00450851" calcext:value-type="float">
            <text:p>0.00450851</text:p>
          </table:table-cell>
          <table:table-cell office:value-type="float" office:value="1646.964" calcext:value-type="float">
            <text:p>1646.964</text:p>
          </table:table-cell>
          <table:table-cell office:value-type="float" office:value="1.0872" calcext:value-type="float">
            <text:p>1.0872</text:p>
          </table:table-cell>
          <table:table-cell office:value-type="float" office:value="0" calcext:value-type="float">
            <text:p>0</text:p>
          </table:table-cell>
          <table:table-cell office:value-type="float" office:value="0.3364772" calcext:value-type="float">
            <text:p>0.3364772</text:p>
          </table:table-cell>
          <table:table-cell office:value-type="float" office:value="0.3996016" calcext:value-type="float">
            <text:p>0.3996016</text:p>
          </table:table-cell>
          <table:table-cell office:value-type="float" office:value="0.2756513" calcext:value-type="float">
            <text:p>0.2756513</text:p>
          </table:table-cell>
          <table:table-cell office:value-type="float" office:value="0.275524" calcext:value-type="float">
            <text:p>0.275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0096" calcext:value-type="float">
            <text:p>22.90096</text:p>
          </table:table-cell>
          <table:table-cell office:value-type="float" office:value="26.43401" calcext:value-type="float">
            <text:p>26.434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1999" calcext:value-type="float">
            <text:p>13011999</text:p>
          </table:table-cell>
          <table:table-cell office:value-type="float" office:value="0.8087453" calcext:value-type="float">
            <text:p>0.8087453</text:p>
          </table:table-cell>
          <table:table-cell office:value-type="float" office:value="133.9285" calcext:value-type="float">
            <text:p>133.9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4416" calcext:value-type="float">
            <text:p>34.74416</text:p>
          </table:table-cell>
          <table:table-cell office:value-type="float" office:value="0" calcext:value-type="float">
            <text:p>0</text:p>
          </table:table-cell>
          <table:table-cell office:value-type="float" office:value="0.0001188921" calcext:value-type="float">
            <text:p>0.0001188921</text:p>
          </table:table-cell>
          <table:table-cell office:value-type="float" office:value="0.004768126" calcext:value-type="float">
            <text:p>0.004768126</text:p>
          </table:table-cell>
          <table:table-cell office:value-type="float" office:value="1646.919" calcext:value-type="float">
            <text:p>1646.919</text:p>
          </table:table-cell>
          <table:table-cell office:value-type="float" office:value="1.085981" calcext:value-type="float">
            <text:p>1.085981</text:p>
          </table:table-cell>
          <table:table-cell office:value-type="float" office:value="0" calcext:value-type="float">
            <text:p>0</text:p>
          </table:table-cell>
          <table:table-cell office:value-type="float" office:value="0.335117" calcext:value-type="float">
            <text:p>0.335117</text:p>
          </table:table-cell>
          <table:table-cell office:value-type="float" office:value="0.4008083" calcext:value-type="float">
            <text:p>0.4008083</text:p>
          </table:table-cell>
          <table:table-cell office:value-type="float" office:value="0.2759188" calcext:value-type="float">
            <text:p>0.2759188</text:p>
          </table:table-cell>
          <table:table-cell office:value-type="float" office:value="0.2757937" calcext:value-type="float">
            <text:p>0.2757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0575" calcext:value-type="float">
            <text:p>22.90575</text:p>
          </table:table-cell>
          <table:table-cell office:value-type="float" office:value="26.43517" calcext:value-type="float">
            <text:p>26.435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1999" calcext:value-type="float">
            <text:p>14011999</text:p>
          </table:table-cell>
          <table:table-cell office:value-type="float" office:value="0.8083525" calcext:value-type="float">
            <text:p>0.8083525</text:p>
          </table:table-cell>
          <table:table-cell office:value-type="float" office:value="133.9276" calcext:value-type="float">
            <text:p>133.9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9031" calcext:value-type="float">
            <text:p>34.79031</text:p>
          </table:table-cell>
          <table:table-cell office:value-type="float" office:value="0" calcext:value-type="float">
            <text:p>0</text:p>
          </table:table-cell>
          <table:table-cell office:value-type="float" office:value="0.0001276294" calcext:value-type="float">
            <text:p>0.0001276294</text:p>
          </table:table-cell>
          <table:table-cell office:value-type="float" office:value="0.00501223" calcext:value-type="float">
            <text:p>0.00501223</text:p>
          </table:table-cell>
          <table:table-cell office:value-type="float" office:value="1646.874" calcext:value-type="float">
            <text:p>1646.874</text:p>
          </table:table-cell>
          <table:table-cell office:value-type="float" office:value="1.084767" calcext:value-type="float">
            <text:p>1.084767</text:p>
          </table:table-cell>
          <table:table-cell office:value-type="float" office:value="0" calcext:value-type="float">
            <text:p>0</text:p>
          </table:table-cell>
          <table:table-cell office:value-type="float" office:value="0.3410565" calcext:value-type="float">
            <text:p>0.3410565</text:p>
          </table:table-cell>
          <table:table-cell office:value-type="float" office:value="0.4027135" calcext:value-type="float">
            <text:p>0.4027135</text:p>
          </table:table-cell>
          <table:table-cell office:value-type="float" office:value="0.2761863" calcext:value-type="float">
            <text:p>0.2761863</text:p>
          </table:table-cell>
          <table:table-cell office:value-type="float" office:value="0.2760625" calcext:value-type="float">
            <text:p>0.2760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1049" calcext:value-type="float">
            <text:p>22.91049</text:p>
          </table:table-cell>
          <table:table-cell office:value-type="float" office:value="26.43641" calcext:value-type="float">
            <text:p>26.436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1999" calcext:value-type="float">
            <text:p>15011999</text:p>
          </table:table-cell>
          <table:table-cell office:value-type="float" office:value="0.8079762" calcext:value-type="float">
            <text:p>0.8079762</text:p>
          </table:table-cell>
          <table:table-cell office:value-type="float" office:value="133.9267" calcext:value-type="float">
            <text:p>133.9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3637" calcext:value-type="float">
            <text:p>34.83637</text:p>
          </table:table-cell>
          <table:table-cell office:value-type="float" office:value="0" calcext:value-type="float">
            <text:p>0</text:p>
          </table:table-cell>
          <table:table-cell office:value-type="float" office:value="0.000136336" calcext:value-type="float">
            <text:p>0.000136336</text:p>
          </table:table-cell>
          <table:table-cell office:value-type="float" office:value="0.005241916" calcext:value-type="float">
            <text:p>0.005241916</text:p>
          </table:table-cell>
          <table:table-cell office:value-type="float" office:value="1646.829" calcext:value-type="float">
            <text:p>1646.829</text:p>
          </table:table-cell>
          <table:table-cell office:value-type="float" office:value="1.083572" calcext:value-type="float">
            <text:p>1.083572</text:p>
          </table:table-cell>
          <table:table-cell office:value-type="float" office:value="0" calcext:value-type="float">
            <text:p>0</text:p>
          </table:table-cell>
          <table:table-cell office:value-type="float" office:value="0.3323719" calcext:value-type="float">
            <text:p>0.3323719</text:p>
          </table:table-cell>
          <table:table-cell office:value-type="float" office:value="0.4019439" calcext:value-type="float">
            <text:p>0.4019439</text:p>
          </table:table-cell>
          <table:table-cell office:value-type="float" office:value="0.2764521" calcext:value-type="float">
            <text:p>0.2764521</text:p>
          </table:table-cell>
          <table:table-cell office:value-type="float" office:value="0.2763304" calcext:value-type="float">
            <text:p>0.2763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1521" calcext:value-type="float">
            <text:p>22.91521</text:p>
          </table:table-cell>
          <table:table-cell office:value-type="float" office:value="26.43801" calcext:value-type="float">
            <text:p>26.438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1999" calcext:value-type="float">
            <text:p>16011999</text:p>
          </table:table-cell>
          <table:table-cell office:value-type="float" office:value="0.807592" calcext:value-type="float">
            <text:p>0.807592</text:p>
          </table:table-cell>
          <table:table-cell office:value-type="float" office:value="133.9258" calcext:value-type="float">
            <text:p>133.9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8229" calcext:value-type="float">
            <text:p>34.88229</text:p>
          </table:table-cell>
          <table:table-cell office:value-type="float" office:value="0" calcext:value-type="float">
            <text:p>0</text:p>
          </table:table-cell>
          <table:table-cell office:value-type="float" office:value="0.0001450167" calcext:value-type="float">
            <text:p>0.0001450167</text:p>
          </table:table-cell>
          <table:table-cell office:value-type="float" office:value="0.005457817" calcext:value-type="float">
            <text:p>0.005457817</text:p>
          </table:table-cell>
          <table:table-cell office:value-type="float" office:value="1646.784" calcext:value-type="float">
            <text:p>1646.784</text:p>
          </table:table-cell>
          <table:table-cell office:value-type="float" office:value="1.08237" calcext:value-type="float">
            <text:p>1.08237</text:p>
          </table:table-cell>
          <table:table-cell office:value-type="float" office:value="0" calcext:value-type="float">
            <text:p>0</text:p>
          </table:table-cell>
          <table:table-cell office:value-type="float" office:value="0.3281257" calcext:value-type="float">
            <text:p>0.3281257</text:p>
          </table:table-cell>
          <table:table-cell office:value-type="float" office:value="0.3972225" calcext:value-type="float">
            <text:p>0.3972225</text:p>
          </table:table-cell>
          <table:table-cell office:value-type="float" office:value="0.2767197" calcext:value-type="float">
            <text:p>0.2767197</text:p>
          </table:table-cell>
          <table:table-cell office:value-type="float" office:value="0.2765977" calcext:value-type="float">
            <text:p>0.2765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1896" calcext:value-type="float">
            <text:p>22.91896</text:p>
          </table:table-cell>
          <table:table-cell office:value-type="float" office:value="26.43886" calcext:value-type="float">
            <text:p>26.438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1999" calcext:value-type="float">
            <text:p>17011999</text:p>
          </table:table-cell>
          <table:table-cell office:value-type="float" office:value="0.8071943" calcext:value-type="float">
            <text:p>0.8071943</text:p>
          </table:table-cell>
          <table:table-cell office:value-type="float" office:value="133.9248" calcext:value-type="float">
            <text:p>133.9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2805" calcext:value-type="float">
            <text:p>34.92805</text:p>
          </table:table-cell>
          <table:table-cell office:value-type="float" office:value="0" calcext:value-type="float">
            <text:p>0</text:p>
          </table:table-cell>
          <table:table-cell office:value-type="float" office:value="0.0001536723" calcext:value-type="float">
            <text:p>0.0001536723</text:p>
          </table:table-cell>
          <table:table-cell office:value-type="float" office:value="0.005660551" calcext:value-type="float">
            <text:p>0.005660551</text:p>
          </table:table-cell>
          <table:table-cell office:value-type="float" office:value="1646.74" calcext:value-type="float">
            <text:p>1646.74</text:p>
          </table:table-cell>
          <table:table-cell office:value-type="float" office:value="1.081156" calcext:value-type="float">
            <text:p>1.081156</text:p>
          </table:table-cell>
          <table:table-cell office:value-type="float" office:value="0" calcext:value-type="float">
            <text:p>0</text:p>
          </table:table-cell>
          <table:table-cell office:value-type="float" office:value="0.3251565" calcext:value-type="float">
            <text:p>0.3251565</text:p>
          </table:table-cell>
          <table:table-cell office:value-type="float" office:value="0.3943211" calcext:value-type="float">
            <text:p>0.3943211</text:p>
          </table:table-cell>
          <table:table-cell office:value-type="float" office:value="0.2769884" calcext:value-type="float">
            <text:p>0.2769884</text:p>
          </table:table-cell>
          <table:table-cell office:value-type="float" office:value="0.2768637" calcext:value-type="float">
            <text:p>0.2768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226" calcext:value-type="float">
            <text:p>22.9226</text:p>
          </table:table-cell>
          <table:table-cell office:value-type="float" office:value="26.43913" calcext:value-type="float">
            <text:p>26.439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1999" calcext:value-type="float">
            <text:p>18011999</text:p>
          </table:table-cell>
          <table:table-cell office:value-type="float" office:value="0.8067997" calcext:value-type="float">
            <text:p>0.8067997</text:p>
          </table:table-cell>
          <table:table-cell office:value-type="float" office:value="133.9239" calcext:value-type="float">
            <text:p>133.9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7352" calcext:value-type="float">
            <text:p>34.97352</text:p>
          </table:table-cell>
          <table:table-cell office:value-type="float" office:value="0" calcext:value-type="float">
            <text:p>0</text:p>
          </table:table-cell>
          <table:table-cell office:value-type="float" office:value="0.0001625154" calcext:value-type="float">
            <text:p>0.0001625154</text:p>
          </table:table-cell>
          <table:table-cell office:value-type="float" office:value="0.005856794" calcext:value-type="float">
            <text:p>0.005856794</text:p>
          </table:table-cell>
          <table:table-cell office:value-type="float" office:value="1646.695" calcext:value-type="float">
            <text:p>1646.695</text:p>
          </table:table-cell>
          <table:table-cell office:value-type="float" office:value="1.080034" calcext:value-type="float">
            <text:p>1.080034</text:p>
          </table:table-cell>
          <table:table-cell office:value-type="float" office:value="0" calcext:value-type="float">
            <text:p>0</text:p>
          </table:table-cell>
          <table:table-cell office:value-type="float" office:value="0.2779098" calcext:value-type="float">
            <text:p>0.2779098</text:p>
          </table:table-cell>
          <table:table-cell office:value-type="float" office:value="0.3884323" calcext:value-type="float">
            <text:p>0.3884323</text:p>
          </table:table-cell>
          <table:table-cell office:value-type="float" office:value="0.2772533" calcext:value-type="float">
            <text:p>0.2772533</text:p>
          </table:table-cell>
          <table:table-cell office:value-type="float" office:value="0.2771287" calcext:value-type="float">
            <text:p>0.2771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2458" calcext:value-type="float">
            <text:p>22.92458</text:p>
          </table:table-cell>
          <table:table-cell office:value-type="float" office:value="26.43875" calcext:value-type="float">
            <text:p>26.438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1999" calcext:value-type="float">
            <text:p>19011999</text:p>
          </table:table-cell>
          <table:table-cell office:value-type="float" office:value="0.806385" calcext:value-type="float">
            <text:p>0.806385</text:p>
          </table:table-cell>
          <table:table-cell office:value-type="float" office:value="133.923" calcext:value-type="float">
            <text:p>133.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01871" calcext:value-type="float">
            <text:p>35.01871</text:p>
          </table:table-cell>
          <table:table-cell office:value-type="float" office:value="0" calcext:value-type="float">
            <text:p>0</text:p>
          </table:table-cell>
          <table:table-cell office:value-type="float" office:value="0.0001719585" calcext:value-type="float">
            <text:p>0.0001719585</text:p>
          </table:table-cell>
          <table:table-cell office:value-type="float" office:value="0.006083395" calcext:value-type="float">
            <text:p>0.006083395</text:p>
          </table:table-cell>
          <table:table-cell office:value-type="float" office:value="1646.651" calcext:value-type="float">
            <text:p>1646.651</text:p>
          </table:table-cell>
          <table:table-cell office:value-type="float" office:value="1.078882" calcext:value-type="float">
            <text:p>1.078882</text:p>
          </table:table-cell>
          <table:table-cell office:value-type="float" office:value="0" calcext:value-type="float">
            <text:p>0</text:p>
          </table:table-cell>
          <table:table-cell office:value-type="float" office:value="0.32144" calcext:value-type="float">
            <text:p>0.32144</text:p>
          </table:table-cell>
          <table:table-cell office:value-type="float" office:value="0.3927182" calcext:value-type="float">
            <text:p>0.3927182</text:p>
          </table:table-cell>
          <table:table-cell office:value-type="float" office:value="0.2775325" calcext:value-type="float">
            <text:p>0.2775325</text:p>
          </table:table-cell>
          <table:table-cell office:value-type="float" office:value="0.2773934" calcext:value-type="float">
            <text:p>0.2773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2607" calcext:value-type="float">
            <text:p>22.92607</text:p>
          </table:table-cell>
          <table:table-cell office:value-type="float" office:value="26.4379" calcext:value-type="float">
            <text:p>26.43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1999" calcext:value-type="float">
            <text:p>20011999</text:p>
          </table:table-cell>
          <table:table-cell office:value-type="float" office:value="0.8059506" calcext:value-type="float">
            <text:p>0.8059506</text:p>
          </table:table-cell>
          <table:table-cell office:value-type="float" office:value="133.9221" calcext:value-type="float">
            <text:p>133.9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06399" calcext:value-type="float">
            <text:p>35.06399</text:p>
          </table:table-cell>
          <table:table-cell office:value-type="float" office:value="0" calcext:value-type="float">
            <text:p>0</text:p>
          </table:table-cell>
          <table:table-cell office:value-type="float" office:value="0.0001813658" calcext:value-type="float">
            <text:p>0.0001813658</text:p>
          </table:table-cell>
          <table:table-cell office:value-type="float" office:value="0.006298035" calcext:value-type="float">
            <text:p>0.006298035</text:p>
          </table:table-cell>
          <table:table-cell office:value-type="float" office:value="1646.606" calcext:value-type="float">
            <text:p>1646.606</text:p>
          </table:table-cell>
          <table:table-cell office:value-type="float" office:value="1.077691" calcext:value-type="float">
            <text:p>1.077691</text:p>
          </table:table-cell>
          <table:table-cell office:value-type="float" office:value="0" calcext:value-type="float">
            <text:p>0</text:p>
          </table:table-cell>
          <table:table-cell office:value-type="float" office:value="0.3282655" calcext:value-type="float">
            <text:p>0.3282655</text:p>
          </table:table-cell>
          <table:table-cell office:value-type="float" office:value="0.3948327" calcext:value-type="float">
            <text:p>0.3948327</text:p>
          </table:table-cell>
          <table:table-cell office:value-type="float" office:value="0.2778038" calcext:value-type="float">
            <text:p>0.2778038</text:p>
          </table:table-cell>
          <table:table-cell office:value-type="float" office:value="0.2776574" calcext:value-type="float">
            <text:p>0.2776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3035" calcext:value-type="float">
            <text:p>22.93035</text:p>
          </table:table-cell>
          <table:table-cell office:value-type="float" office:value="26.43717" calcext:value-type="float">
            <text:p>26.437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1999" calcext:value-type="float">
            <text:p>21011999</text:p>
          </table:table-cell>
          <table:table-cell office:value-type="float" office:value="0.8055133" calcext:value-type="float">
            <text:p>0.8055133</text:p>
          </table:table-cell>
          <table:table-cell office:value-type="float" office:value="133.9212" calcext:value-type="float">
            <text:p>133.9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10919" calcext:value-type="float">
            <text:p>35.10919</text:p>
          </table:table-cell>
          <table:table-cell office:value-type="float" office:value="0" calcext:value-type="float">
            <text:p>0</text:p>
          </table:table-cell>
          <table:table-cell office:value-type="float" office:value="0.0001906297" calcext:value-type="float">
            <text:p>0.0001906297</text:p>
          </table:table-cell>
          <table:table-cell office:value-type="float" office:value="0.006494219" calcext:value-type="float">
            <text:p>0.006494219</text:p>
          </table:table-cell>
          <table:table-cell office:value-type="float" office:value="1646.562" calcext:value-type="float">
            <text:p>1646.562</text:p>
          </table:table-cell>
          <table:table-cell office:value-type="float" office:value="1.076518" calcext:value-type="float">
            <text:p>1.076518</text:p>
          </table:table-cell>
          <table:table-cell office:value-type="float" office:value="0" calcext:value-type="float">
            <text:p>0</text:p>
          </table:table-cell>
          <table:table-cell office:value-type="float" office:value="0.330552" calcext:value-type="float">
            <text:p>0.330552</text:p>
          </table:table-cell>
          <table:table-cell office:value-type="float" office:value="0.3960738" calcext:value-type="float">
            <text:p>0.3960738</text:p>
          </table:table-cell>
          <table:table-cell office:value-type="float" office:value="0.2780721" calcext:value-type="float">
            <text:p>0.2780721</text:p>
          </table:table-cell>
          <table:table-cell office:value-type="float" office:value="0.2779206" calcext:value-type="float">
            <text:p>0.2779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3544" calcext:value-type="float">
            <text:p>22.93544</text:p>
          </table:table-cell>
          <table:table-cell office:value-type="float" office:value="26.43654" calcext:value-type="float">
            <text:p>26.436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1999" calcext:value-type="float">
            <text:p>22011999</text:p>
          </table:table-cell>
          <table:table-cell office:value-type="float" office:value="0.8050748" calcext:value-type="float">
            <text:p>0.8050748</text:p>
          </table:table-cell>
          <table:table-cell office:value-type="float" office:value="133.9203" calcext:value-type="float">
            <text:p>133.9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15431" calcext:value-type="float">
            <text:p>35.15431</text:p>
          </table:table-cell>
          <table:table-cell office:value-type="float" office:value="0" calcext:value-type="float">
            <text:p>0</text:p>
          </table:table-cell>
          <table:table-cell office:value-type="float" office:value="0.0001995507" calcext:value-type="float">
            <text:p>0.0001995507</text:p>
          </table:table-cell>
          <table:table-cell office:value-type="float" office:value="0.006660396" calcext:value-type="float">
            <text:p>0.006660396</text:p>
          </table:table-cell>
          <table:table-cell office:value-type="float" office:value="1646.518" calcext:value-type="float">
            <text:p>1646.518</text:p>
          </table:table-cell>
          <table:table-cell office:value-type="float" office:value="1.075359" calcext:value-type="float">
            <text:p>1.075359</text:p>
          </table:table-cell>
          <table:table-cell office:value-type="float" office:value="0" calcext:value-type="float">
            <text:p>0</text:p>
          </table:table-cell>
          <table:table-cell office:value-type="float" office:value="0.3320211" calcext:value-type="float">
            <text:p>0.3320211</text:p>
          </table:table-cell>
          <table:table-cell office:value-type="float" office:value="0.3968854" calcext:value-type="float">
            <text:p>0.3968854</text:p>
          </table:table-cell>
          <table:table-cell office:value-type="float" office:value="0.2783393" calcext:value-type="float">
            <text:p>0.2783393</text:p>
          </table:table-cell>
          <table:table-cell office:value-type="float" office:value="0.2781833" calcext:value-type="float">
            <text:p>0.2781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41" calcext:value-type="float">
            <text:p>22.941</text:p>
          </table:table-cell>
          <table:table-cell office:value-type="float" office:value="26.43611" calcext:value-type="float">
            <text:p>26.436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1999" calcext:value-type="float">
            <text:p>23011999</text:p>
          </table:table-cell>
          <table:table-cell office:value-type="float" office:value="0.8046351" calcext:value-type="float">
            <text:p>0.8046351</text:p>
          </table:table-cell>
          <table:table-cell office:value-type="float" office:value="133.9194" calcext:value-type="float">
            <text:p>133.9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19933" calcext:value-type="float">
            <text:p>35.19933</text:p>
          </table:table-cell>
          <table:table-cell office:value-type="float" office:value="0" calcext:value-type="float">
            <text:p>0</text:p>
          </table:table-cell>
          <table:table-cell office:value-type="float" office:value="0.0002083951" calcext:value-type="float">
            <text:p>0.0002083951</text:p>
          </table:table-cell>
          <table:table-cell office:value-type="float" office:value="0.006812556" calcext:value-type="float">
            <text:p>0.006812556</text:p>
          </table:table-cell>
          <table:table-cell office:value-type="float" office:value="1646.474" calcext:value-type="float">
            <text:p>1646.474</text:p>
          </table:table-cell>
          <table:table-cell office:value-type="float" office:value="1.074214" calcext:value-type="float">
            <text:p>1.074214</text:p>
          </table:table-cell>
          <table:table-cell office:value-type="float" office:value="0" calcext:value-type="float">
            <text:p>0</text:p>
          </table:table-cell>
          <table:table-cell office:value-type="float" office:value="0.3330492" calcext:value-type="float">
            <text:p>0.3330492</text:p>
          </table:table-cell>
          <table:table-cell office:value-type="float" office:value="0.397404" calcext:value-type="float">
            <text:p>0.397404</text:p>
          </table:table-cell>
          <table:table-cell office:value-type="float" office:value="0.2786042" calcext:value-type="float">
            <text:p>0.2786042</text:p>
          </table:table-cell>
          <table:table-cell office:value-type="float" office:value="0.2784458" calcext:value-type="float">
            <text:p>0.2784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4689" calcext:value-type="float">
            <text:p>22.94689</text:p>
          </table:table-cell>
          <table:table-cell office:value-type="float" office:value="26.43581" calcext:value-type="float">
            <text:p>26.435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1999" calcext:value-type="float">
            <text:p>24011999</text:p>
          </table:table-cell>
          <table:table-cell office:value-type="float" office:value="0.8041958" calcext:value-type="float">
            <text:p>0.8041958</text:p>
          </table:table-cell>
          <table:table-cell office:value-type="float" office:value="133.9185" calcext:value-type="float">
            <text:p>133.9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24429" calcext:value-type="float">
            <text:p>35.24429</text:p>
          </table:table-cell>
          <table:table-cell office:value-type="float" office:value="0" calcext:value-type="float">
            <text:p>0</text:p>
          </table:table-cell>
          <table:table-cell office:value-type="float" office:value="0.0002172337" calcext:value-type="float">
            <text:p>0.0002172337</text:p>
          </table:table-cell>
          <table:table-cell office:value-type="float" office:value="0.006955384" calcext:value-type="float">
            <text:p>0.006955384</text:p>
          </table:table-cell>
          <table:table-cell office:value-type="float" office:value="1646.43" calcext:value-type="float">
            <text:p>1646.43</text:p>
          </table:table-cell>
          <table:table-cell office:value-type="float" office:value="1.073091" calcext:value-type="float">
            <text:p>1.073091</text:p>
          </table:table-cell>
          <table:table-cell office:value-type="float" office:value="0" calcext:value-type="float">
            <text:p>0</text:p>
          </table:table-cell>
          <table:table-cell office:value-type="float" office:value="0.3321878" calcext:value-type="float">
            <text:p>0.3321878</text:p>
          </table:table-cell>
          <table:table-cell office:value-type="float" office:value="0.3973095" calcext:value-type="float">
            <text:p>0.3973095</text:p>
          </table:table-cell>
          <table:table-cell office:value-type="float" office:value="0.2788673" calcext:value-type="float">
            <text:p>0.2788673</text:p>
          </table:table-cell>
          <table:table-cell office:value-type="float" office:value="0.2787071" calcext:value-type="float">
            <text:p>0.2787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5288" calcext:value-type="float">
            <text:p>22.95288</text:p>
          </table:table-cell>
          <table:table-cell office:value-type="float" office:value="26.43551" calcext:value-type="float">
            <text:p>26.435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1999" calcext:value-type="float">
            <text:p>25011999</text:p>
          </table:table-cell>
          <table:table-cell office:value-type="float" office:value="0.8037548" calcext:value-type="float">
            <text:p>0.8037548</text:p>
          </table:table-cell>
          <table:table-cell office:value-type="float" office:value="133.9176" calcext:value-type="float">
            <text:p>133.9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28912" calcext:value-type="float">
            <text:p>35.28912</text:p>
          </table:table-cell>
          <table:table-cell office:value-type="float" office:value="0" calcext:value-type="float">
            <text:p>0</text:p>
          </table:table-cell>
          <table:table-cell office:value-type="float" office:value="0.0002260784" calcext:value-type="float">
            <text:p>0.0002260784</text:p>
          </table:table-cell>
          <table:table-cell office:value-type="float" office:value="0.007089979" calcext:value-type="float">
            <text:p>0.007089979</text:p>
          </table:table-cell>
          <table:table-cell office:value-type="float" office:value="1646.386" calcext:value-type="float">
            <text:p>1646.386</text:p>
          </table:table-cell>
          <table:table-cell office:value-type="float" office:value="1.071965" calcext:value-type="float">
            <text:p>1.071965</text:p>
          </table:table-cell>
          <table:table-cell office:value-type="float" office:value="0" calcext:value-type="float">
            <text:p>0</text:p>
          </table:table-cell>
          <table:table-cell office:value-type="float" office:value="0.3343521" calcext:value-type="float">
            <text:p>0.3343521</text:p>
          </table:table-cell>
          <table:table-cell office:value-type="float" office:value="0.3979893" calcext:value-type="float">
            <text:p>0.3979893</text:p>
          </table:table-cell>
          <table:table-cell office:value-type="float" office:value="0.2791328" calcext:value-type="float">
            <text:p>0.2791328</text:p>
          </table:table-cell>
          <table:table-cell office:value-type="float" office:value="0.278968" calcext:value-type="float">
            <text:p>0.278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5917" calcext:value-type="float">
            <text:p>22.95917</text:p>
          </table:table-cell>
          <table:table-cell office:value-type="float" office:value="26.43526" calcext:value-type="float">
            <text:p>26.435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1999" calcext:value-type="float">
            <text:p>26011999</text:p>
          </table:table-cell>
          <table:table-cell office:value-type="float" office:value="0.8033138" calcext:value-type="float">
            <text:p>0.8033138</text:p>
          </table:table-cell>
          <table:table-cell office:value-type="float" office:value="133.9167" calcext:value-type="float">
            <text:p>133.9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3386" calcext:value-type="float">
            <text:p>35.33386</text:p>
          </table:table-cell>
          <table:table-cell office:value-type="float" office:value="0" calcext:value-type="float">
            <text:p>0</text:p>
          </table:table-cell>
          <table:table-cell office:value-type="float" office:value="0.0002348973" calcext:value-type="float">
            <text:p>0.0002348973</text:p>
          </table:table-cell>
          <table:table-cell office:value-type="float" office:value="0.0072148" calcext:value-type="float">
            <text:p>0.0072148</text:p>
          </table:table-cell>
          <table:table-cell office:value-type="float" office:value="1646.342" calcext:value-type="float">
            <text:p>1646.342</text:p>
          </table:table-cell>
          <table:table-cell office:value-type="float" office:value="1.070852" calcext:value-type="float">
            <text:p>1.070852</text:p>
          </table:table-cell>
          <table:table-cell office:value-type="float" office:value="0" calcext:value-type="float">
            <text:p>0</text:p>
          </table:table-cell>
          <table:table-cell office:value-type="float" office:value="0.3354828" calcext:value-type="float">
            <text:p>0.3354828</text:p>
          </table:table-cell>
          <table:table-cell office:value-type="float" office:value="0.3983263" calcext:value-type="float">
            <text:p>0.3983263</text:p>
          </table:table-cell>
          <table:table-cell office:value-type="float" office:value="0.2793967" calcext:value-type="float">
            <text:p>0.2793967</text:p>
          </table:table-cell>
          <table:table-cell office:value-type="float" office:value="0.2792286" calcext:value-type="float">
            <text:p>0.2792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6578" calcext:value-type="float">
            <text:p>22.96578</text:p>
          </table:table-cell>
          <table:table-cell office:value-type="float" office:value="26.43503" calcext:value-type="float">
            <text:p>26.435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1999" calcext:value-type="float">
            <text:p>27011999</text:p>
          </table:table-cell>
          <table:table-cell office:value-type="float" office:value="0.8028729" calcext:value-type="float">
            <text:p>0.8028729</text:p>
          </table:table-cell>
          <table:table-cell office:value-type="float" office:value="133.9158" calcext:value-type="float">
            <text:p>133.9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7854" calcext:value-type="float">
            <text:p>35.37854</text:p>
          </table:table-cell>
          <table:table-cell office:value-type="float" office:value="0" calcext:value-type="float">
            <text:p>0</text:p>
          </table:table-cell>
          <table:table-cell office:value-type="float" office:value="0.0002437081" calcext:value-type="float">
            <text:p>0.0002437081</text:p>
          </table:table-cell>
          <table:table-cell office:value-type="float" office:value="0.007331522" calcext:value-type="float">
            <text:p>0.007331522</text:p>
          </table:table-cell>
          <table:table-cell office:value-type="float" office:value="1646.299" calcext:value-type="float">
            <text:p>1646.299</text:p>
          </table:table-cell>
          <table:table-cell office:value-type="float" office:value="1.069744" calcext:value-type="float">
            <text:p>1.069744</text:p>
          </table:table-cell>
          <table:table-cell office:value-type="float" office:value="0" calcext:value-type="float">
            <text:p>0</text:p>
          </table:table-cell>
          <table:table-cell office:value-type="float" office:value="0.3364019" calcext:value-type="float">
            <text:p>0.3364019</text:p>
          </table:table-cell>
          <table:table-cell office:value-type="float" office:value="0.3985685" calcext:value-type="float">
            <text:p>0.3985685</text:p>
          </table:table-cell>
          <table:table-cell office:value-type="float" office:value="0.279659" calcext:value-type="float">
            <text:p>0.279659</text:p>
          </table:table-cell>
          <table:table-cell office:value-type="float" office:value="0.2794892" calcext:value-type="float">
            <text:p>0.2794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7269" calcext:value-type="float">
            <text:p>22.97269</text:p>
          </table:table-cell>
          <table:table-cell office:value-type="float" office:value="26.43485" calcext:value-type="float">
            <text:p>26.434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1999" calcext:value-type="float">
            <text:p>28011999</text:p>
          </table:table-cell>
          <table:table-cell office:value-type="float" office:value="0.802432" calcext:value-type="float">
            <text:p>0.802432</text:p>
          </table:table-cell>
          <table:table-cell office:value-type="float" office:value="133.9149" calcext:value-type="float">
            <text:p>133.9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42309" calcext:value-type="float">
            <text:p>35.42309</text:p>
          </table:table-cell>
          <table:table-cell office:value-type="float" office:value="0" calcext:value-type="float">
            <text:p>0</text:p>
          </table:table-cell>
          <table:table-cell office:value-type="float" office:value="0.0002525272" calcext:value-type="float">
            <text:p>0.0002525272</text:p>
          </table:table-cell>
          <table:table-cell office:value-type="float" office:value="0.007441162" calcext:value-type="float">
            <text:p>0.007441162</text:p>
          </table:table-cell>
          <table:table-cell office:value-type="float" office:value="1646.255" calcext:value-type="float">
            <text:p>1646.255</text:p>
          </table:table-cell>
          <table:table-cell office:value-type="float" office:value="1.068645" calcext:value-type="float">
            <text:p>1.068645</text:p>
          </table:table-cell>
          <table:table-cell office:value-type="float" office:value="0" calcext:value-type="float">
            <text:p>0</text:p>
          </table:table-cell>
          <table:table-cell office:value-type="float" office:value="0.3369285" calcext:value-type="float">
            <text:p>0.3369285</text:p>
          </table:table-cell>
          <table:table-cell office:value-type="float" office:value="0.3986997" calcext:value-type="float">
            <text:p>0.3986997</text:p>
          </table:table-cell>
          <table:table-cell office:value-type="float" office:value="0.2799209" calcext:value-type="float">
            <text:p>0.2799209</text:p>
          </table:table-cell>
          <table:table-cell office:value-type="float" office:value="0.2797482" calcext:value-type="float">
            <text:p>0.2797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7986" calcext:value-type="float">
            <text:p>22.97986</text:p>
          </table:table-cell>
          <table:table-cell office:value-type="float" office:value="26.43466" calcext:value-type="float">
            <text:p>26.4346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1999" calcext:value-type="float">
            <text:p>29011999</text:p>
          </table:table-cell>
          <table:table-cell office:value-type="float" office:value="0.8019918" calcext:value-type="float">
            <text:p>0.8019918</text:p>
          </table:table-cell>
          <table:table-cell office:value-type="float" office:value="133.9141" calcext:value-type="float">
            <text:p>133.9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46755" calcext:value-type="float">
            <text:p>35.46755</text:p>
          </table:table-cell>
          <table:table-cell office:value-type="float" office:value="0" calcext:value-type="float">
            <text:p>0</text:p>
          </table:table-cell>
          <table:table-cell office:value-type="float" office:value="0.0002613633" calcext:value-type="float">
            <text:p>0.0002613633</text:p>
          </table:table-cell>
          <table:table-cell office:value-type="float" office:value="0.007544874" calcext:value-type="float">
            <text:p>0.007544874</text:p>
          </table:table-cell>
          <table:table-cell office:value-type="float" office:value="1646.212" calcext:value-type="float">
            <text:p>1646.212</text:p>
          </table:table-cell>
          <table:table-cell office:value-type="float" office:value="1.067556" calcext:value-type="float">
            <text:p>1.067556</text:p>
          </table:table-cell>
          <table:table-cell office:value-type="float" office:value="0" calcext:value-type="float">
            <text:p>0</text:p>
          </table:table-cell>
          <table:table-cell office:value-type="float" office:value="0.3379159" calcext:value-type="float">
            <text:p>0.3379159</text:p>
          </table:table-cell>
          <table:table-cell office:value-type="float" office:value="0.398857" calcext:value-type="float">
            <text:p>0.398857</text:p>
          </table:table-cell>
          <table:table-cell office:value-type="float" office:value="0.2801825" calcext:value-type="float">
            <text:p>0.2801825</text:p>
          </table:table-cell>
          <table:table-cell office:value-type="float" office:value="0.2800071" calcext:value-type="float">
            <text:p>0.2800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8724" calcext:value-type="float">
            <text:p>22.98724</text:p>
          </table:table-cell>
          <table:table-cell office:value-type="float" office:value="26.43447" calcext:value-type="float">
            <text:p>26.434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1999" calcext:value-type="float">
            <text:p>30011999</text:p>
          </table:table-cell>
          <table:table-cell office:value-type="float" office:value="0.8015515" calcext:value-type="float">
            <text:p>0.8015515</text:p>
          </table:table-cell>
          <table:table-cell office:value-type="float" office:value="133.9132" calcext:value-type="float">
            <text:p>133.9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1193" calcext:value-type="float">
            <text:p>35.51193</text:p>
          </table:table-cell>
          <table:table-cell office:value-type="float" office:value="0" calcext:value-type="float">
            <text:p>0</text:p>
          </table:table-cell>
          <table:table-cell office:value-type="float" office:value="0.0002702082" calcext:value-type="float">
            <text:p>0.0002702082</text:p>
          </table:table-cell>
          <table:table-cell office:value-type="float" office:value="0.007642636" calcext:value-type="float">
            <text:p>0.007642636</text:p>
          </table:table-cell>
          <table:table-cell office:value-type="float" office:value="1646.168" calcext:value-type="float">
            <text:p>1646.168</text:p>
          </table:table-cell>
          <table:table-cell office:value-type="float" office:value="1.066471" calcext:value-type="float">
            <text:p>1.066471</text:p>
          </table:table-cell>
          <table:table-cell office:value-type="float" office:value="0" calcext:value-type="float">
            <text:p>0</text:p>
          </table:table-cell>
          <table:table-cell office:value-type="float" office:value="0.3390644" calcext:value-type="float">
            <text:p>0.3390644</text:p>
          </table:table-cell>
          <table:table-cell office:value-type="float" office:value="0.3991082" calcext:value-type="float">
            <text:p>0.3991082</text:p>
          </table:table-cell>
          <table:table-cell office:value-type="float" office:value="0.2804435" calcext:value-type="float">
            <text:p>0.2804435</text:p>
          </table:table-cell>
          <table:table-cell office:value-type="float" office:value="0.2802658" calcext:value-type="float">
            <text:p>0.2802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9485" calcext:value-type="float">
            <text:p>22.99485</text:p>
          </table:table-cell>
          <table:table-cell office:value-type="float" office:value="26.43432" calcext:value-type="float">
            <text:p>26.434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1999" calcext:value-type="float">
            <text:p>31011999</text:p>
          </table:table-cell>
          <table:table-cell office:value-type="float" office:value="0.8011109" calcext:value-type="float">
            <text:p>0.8011109</text:p>
          </table:table-cell>
          <table:table-cell office:value-type="float" office:value="133.9123" calcext:value-type="float">
            <text:p>133.9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5621" calcext:value-type="float">
            <text:p>35.55621</text:p>
          </table:table-cell>
          <table:table-cell office:value-type="float" office:value="0" calcext:value-type="float">
            <text:p>0</text:p>
          </table:table-cell>
          <table:table-cell office:value-type="float" office:value="0.0002790658" calcext:value-type="float">
            <text:p>0.0002790658</text:p>
          </table:table-cell>
          <table:table-cell office:value-type="float" office:value="0.007734946" calcext:value-type="float">
            <text:p>0.007734946</text:p>
          </table:table-cell>
          <table:table-cell office:value-type="float" office:value="1646.125" calcext:value-type="float">
            <text:p>1646.125</text:p>
          </table:table-cell>
          <table:table-cell office:value-type="float" office:value="1.065394" calcext:value-type="float">
            <text:p>1.065394</text:p>
          </table:table-cell>
          <table:table-cell office:value-type="float" office:value="0" calcext:value-type="float">
            <text:p>0</text:p>
          </table:table-cell>
          <table:table-cell office:value-type="float" office:value="0.3394998" calcext:value-type="float">
            <text:p>0.3394998</text:p>
          </table:table-cell>
          <table:table-cell office:value-type="float" office:value="0.3991626" calcext:value-type="float">
            <text:p>0.3991626</text:p>
          </table:table-cell>
          <table:table-cell office:value-type="float" office:value="0.2807034" calcext:value-type="float">
            <text:p>0.2807034</text:p>
          </table:table-cell>
          <table:table-cell office:value-type="float" office:value="0.2805238" calcext:value-type="float">
            <text:p>0.2805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00275" calcext:value-type="float">
            <text:p>23.00275</text:p>
          </table:table-cell>
          <table:table-cell office:value-type="float" office:value="26.4341" calcext:value-type="float">
            <text:p>26.43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1999" calcext:value-type="float">
            <text:p>1021999</text:p>
          </table:table-cell>
          <table:table-cell office:value-type="float" office:value="0.8006708" calcext:value-type="float">
            <text:p>0.8006708</text:p>
          </table:table-cell>
          <table:table-cell office:value-type="float" office:value="133.9115" calcext:value-type="float">
            <text:p>133.9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6004" calcext:value-type="float">
            <text:p>35.6004</text:p>
          </table:table-cell>
          <table:table-cell office:value-type="float" office:value="0" calcext:value-type="float">
            <text:p>0</text:p>
          </table:table-cell>
          <table:table-cell office:value-type="float" office:value="0.000287933" calcext:value-type="float">
            <text:p>0.000287933</text:p>
          </table:table-cell>
          <table:table-cell office:value-type="float" office:value="0.007822257" calcext:value-type="float">
            <text:p>0.007822257</text:p>
          </table:table-cell>
          <table:table-cell office:value-type="float" office:value="1646.082" calcext:value-type="float">
            <text:p>1646.082</text:p>
          </table:table-cell>
          <table:table-cell office:value-type="float" office:value="1.064321" calcext:value-type="float">
            <text:p>1.064321</text:p>
          </table:table-cell>
          <table:table-cell office:value-type="float" office:value="0" calcext:value-type="float">
            <text:p>0</text:p>
          </table:table-cell>
          <table:table-cell office:value-type="float" office:value="0.3420794" calcext:value-type="float">
            <text:p>0.3420794</text:p>
          </table:table-cell>
          <table:table-cell office:value-type="float" office:value="0.3996182" calcext:value-type="float">
            <text:p>0.3996182</text:p>
          </table:table-cell>
          <table:table-cell office:value-type="float" office:value="0.2809633" calcext:value-type="float">
            <text:p>0.2809633</text:p>
          </table:table-cell>
          <table:table-cell office:value-type="float" office:value="0.2807807" calcext:value-type="float">
            <text:p>0.2807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01093" calcext:value-type="float">
            <text:p>23.01093</text:p>
          </table:table-cell>
          <table:table-cell office:value-type="float" office:value="26.43393" calcext:value-type="float">
            <text:p>26.433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1999" calcext:value-type="float">
            <text:p>2021999</text:p>
          </table:table-cell>
          <table:table-cell office:value-type="float" office:value="0.8002376" calcext:value-type="float">
            <text:p>0.8002376</text:p>
          </table:table-cell>
          <table:table-cell office:value-type="float" office:value="133.9106" calcext:value-type="float">
            <text:p>133.9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64456" calcext:value-type="float">
            <text:p>35.64456</text:p>
          </table:table-cell>
          <table:table-cell office:value-type="float" office:value="0" calcext:value-type="float">
            <text:p>0</text:p>
          </table:table-cell>
          <table:table-cell office:value-type="float" office:value="0.0002968083" calcext:value-type="float">
            <text:p>0.0002968083</text:p>
          </table:table-cell>
          <table:table-cell office:value-type="float" office:value="0.007904576" calcext:value-type="float">
            <text:p>0.007904576</text:p>
          </table:table-cell>
          <table:table-cell office:value-type="float" office:value="1646.039" calcext:value-type="float">
            <text:p>1646.039</text:p>
          </table:table-cell>
          <table:table-cell office:value-type="float" office:value="1.063237" calcext:value-type="float">
            <text:p>1.063237</text:p>
          </table:table-cell>
          <table:table-cell office:value-type="float" office:value="0" calcext:value-type="float">
            <text:p>0</text:p>
          </table:table-cell>
          <table:table-cell office:value-type="float" office:value="0.3548418" calcext:value-type="float">
            <text:p>0.3548418</text:p>
          </table:table-cell>
          <table:table-cell office:value-type="float" office:value="0.4003435" calcext:value-type="float">
            <text:p>0.4003435</text:p>
          </table:table-cell>
          <table:table-cell office:value-type="float" office:value="0.2812159" calcext:value-type="float">
            <text:p>0.2812159</text:p>
          </table:table-cell>
          <table:table-cell office:value-type="float" office:value="0.2810375" calcext:value-type="float">
            <text:p>0.2810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02063" calcext:value-type="float">
            <text:p>23.02063</text:p>
          </table:table-cell>
          <table:table-cell office:value-type="float" office:value="26.43413" calcext:value-type="float">
            <text:p>26.434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1999" calcext:value-type="float">
            <text:p>3021999</text:p>
          </table:table-cell>
          <table:table-cell office:value-type="float" office:value="0.7998037" calcext:value-type="float">
            <text:p>0.7998037</text:p>
          </table:table-cell>
          <table:table-cell office:value-type="float" office:value="133.9097" calcext:value-type="float">
            <text:p>133.9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68859" calcext:value-type="float">
            <text:p>35.68859</text:p>
          </table:table-cell>
          <table:table-cell office:value-type="float" office:value="0" calcext:value-type="float">
            <text:p>0</text:p>
          </table:table-cell>
          <table:table-cell office:value-type="float" office:value="0.0003056749" calcext:value-type="float">
            <text:p>0.0003056749</text:p>
          </table:table-cell>
          <table:table-cell office:value-type="float" office:value="0.00798129" calcext:value-type="float">
            <text:p>0.00798129</text:p>
          </table:table-cell>
          <table:table-cell office:value-type="float" office:value="1645.995" calcext:value-type="float">
            <text:p>1645.995</text:p>
          </table:table-cell>
          <table:table-cell office:value-type="float" office:value="1.062122" calcext:value-type="float">
            <text:p>1.062122</text:p>
          </table:table-cell>
          <table:table-cell office:value-type="float" office:value="0" calcext:value-type="float">
            <text:p>0</text:p>
          </table:table-cell>
          <table:table-cell office:value-type="float" office:value="0.3519128" calcext:value-type="float">
            <text:p>0.3519128</text:p>
          </table:table-cell>
          <table:table-cell office:value-type="float" office:value="0.3977218" calcext:value-type="float">
            <text:p>0.3977218</text:p>
          </table:table-cell>
          <table:table-cell office:value-type="float" office:value="0.2814638" calcext:value-type="float">
            <text:p>0.2814638</text:p>
          </table:table-cell>
          <table:table-cell office:value-type="float" office:value="0.2812937" calcext:value-type="float">
            <text:p>0.2812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03084" calcext:value-type="float">
            <text:p>23.03084</text:p>
          </table:table-cell>
          <table:table-cell office:value-type="float" office:value="26.4347" calcext:value-type="float">
            <text:p>26.43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1999" calcext:value-type="float">
            <text:p>4021999</text:p>
          </table:table-cell>
          <table:table-cell office:value-type="float" office:value="0.7993655" calcext:value-type="float">
            <text:p>0.7993655</text:p>
          </table:table-cell>
          <table:table-cell office:value-type="float" office:value="133.9088" calcext:value-type="float">
            <text:p>133.9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73254" calcext:value-type="float">
            <text:p>35.73254</text:p>
          </table:table-cell>
          <table:table-cell office:value-type="float" office:value="0" calcext:value-type="float">
            <text:p>0</text:p>
          </table:table-cell>
          <table:table-cell office:value-type="float" office:value="0.0003145327" calcext:value-type="float">
            <text:p>0.0003145327</text:p>
          </table:table-cell>
          <table:table-cell office:value-type="float" office:value="0.008052705" calcext:value-type="float">
            <text:p>0.008052705</text:p>
          </table:table-cell>
          <table:table-cell office:value-type="float" office:value="1645.952" calcext:value-type="float">
            <text:p>1645.952</text:p>
          </table:table-cell>
          <table:table-cell office:value-type="float" office:value="1.061003" calcext:value-type="float">
            <text:p>1.061003</text:p>
          </table:table-cell>
          <table:table-cell office:value-type="float" office:value="0" calcext:value-type="float">
            <text:p>0</text:p>
          </table:table-cell>
          <table:table-cell office:value-type="float" office:value="0.3435525" calcext:value-type="float">
            <text:p>0.3435525</text:p>
          </table:table-cell>
          <table:table-cell office:value-type="float" office:value="0.3957823" calcext:value-type="float">
            <text:p>0.3957823</text:p>
          </table:table-cell>
          <table:table-cell office:value-type="float" office:value="0.2817171" calcext:value-type="float">
            <text:p>0.2817171</text:p>
          </table:table-cell>
          <table:table-cell office:value-type="float" office:value="0.2815495" calcext:value-type="float">
            <text:p>0.2815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03938" calcext:value-type="float">
            <text:p>23.03938</text:p>
          </table:table-cell>
          <table:table-cell office:value-type="float" office:value="26.435" calcext:value-type="float">
            <text:p>26.4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1999" calcext:value-type="float">
            <text:p>5021999</text:p>
          </table:table-cell>
          <table:table-cell office:value-type="float" office:value="0.7989267" calcext:value-type="float">
            <text:p>0.7989267</text:p>
          </table:table-cell>
          <table:table-cell office:value-type="float" office:value="133.9079" calcext:value-type="float">
            <text:p>133.9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77604" calcext:value-type="float">
            <text:p>35.77604</text:p>
          </table:table-cell>
          <table:table-cell office:value-type="float" office:value="0" calcext:value-type="float">
            <text:p>0</text:p>
          </table:table-cell>
          <table:table-cell office:value-type="float" office:value="0.0003233858" calcext:value-type="float">
            <text:p>0.0003233858</text:p>
          </table:table-cell>
          <table:table-cell office:value-type="float" office:value="0.008119754" calcext:value-type="float">
            <text:p>0.008119754</text:p>
          </table:table-cell>
          <table:table-cell office:value-type="float" office:value="1645.91" calcext:value-type="float">
            <text:p>1645.91</text:p>
          </table:table-cell>
          <table:table-cell office:value-type="float" office:value="1.059894" calcext:value-type="float">
            <text:p>1.059894</text:p>
          </table:table-cell>
          <table:table-cell office:value-type="float" office:value="0" calcext:value-type="float">
            <text:p>0</text:p>
          </table:table-cell>
          <table:table-cell office:value-type="float" office:value="0.3416398" calcext:value-type="float">
            <text:p>0.3416398</text:p>
          </table:table-cell>
          <table:table-cell office:value-type="float" office:value="0.39563" calcext:value-type="float">
            <text:p>0.39563</text:p>
          </table:table-cell>
          <table:table-cell office:value-type="float" office:value="0.2819744" calcext:value-type="float">
            <text:p>0.2819744</text:p>
          </table:table-cell>
          <table:table-cell office:value-type="float" office:value="0.2818045" calcext:value-type="float">
            <text:p>0.2818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04716" calcext:value-type="float">
            <text:p>23.04716</text:p>
          </table:table-cell>
          <table:table-cell office:value-type="float" office:value="26.43502" calcext:value-type="float">
            <text:p>26.435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1999" calcext:value-type="float">
            <text:p>6021999</text:p>
          </table:table-cell>
          <table:table-cell office:value-type="float" office:value="0.7984894" calcext:value-type="float">
            <text:p>0.7984894</text:p>
          </table:table-cell>
          <table:table-cell office:value-type="float" office:value="133.9071" calcext:value-type="float">
            <text:p>133.9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81909" calcext:value-type="float">
            <text:p>35.81909</text:p>
          </table:table-cell>
          <table:table-cell office:value-type="float" office:value="0" calcext:value-type="float">
            <text:p>0</text:p>
          </table:table-cell>
          <table:table-cell office:value-type="float" office:value="0.000332245" calcext:value-type="float">
            <text:p>0.000332245</text:p>
          </table:table-cell>
          <table:table-cell office:value-type="float" office:value="0.008183009" calcext:value-type="float">
            <text:p>0.008183009</text:p>
          </table:table-cell>
          <table:table-cell office:value-type="float" office:value="1645.868" calcext:value-type="float">
            <text:p>1645.868</text:p>
          </table:table-cell>
          <table:table-cell office:value-type="float" office:value="1.058792" calcext:value-type="float">
            <text:p>1.058792</text:p>
          </table:table-cell>
          <table:table-cell office:value-type="float" office:value="0" calcext:value-type="float">
            <text:p>0</text:p>
          </table:table-cell>
          <table:table-cell office:value-type="float" office:value="0.3473518" calcext:value-type="float">
            <text:p>0.3473518</text:p>
          </table:table-cell>
          <table:table-cell office:value-type="float" office:value="0.3966111" calcext:value-type="float">
            <text:p>0.3966111</text:p>
          </table:table-cell>
          <table:table-cell office:value-type="float" office:value="0.2822301" calcext:value-type="float">
            <text:p>0.2822301</text:p>
          </table:table-cell>
          <table:table-cell office:value-type="float" office:value="0.2820592" calcext:value-type="float">
            <text:p>0.2820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05527" calcext:value-type="float">
            <text:p>23.05527</text:p>
          </table:table-cell>
          <table:table-cell office:value-type="float" office:value="26.43506" calcext:value-type="float">
            <text:p>26.435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1999" calcext:value-type="float">
            <text:p>7021999</text:p>
          </table:table-cell>
          <table:table-cell office:value-type="float" office:value="0.7980577" calcext:value-type="float">
            <text:p>0.7980577</text:p>
          </table:table-cell>
          <table:table-cell office:value-type="float" office:value="133.9062" calcext:value-type="float">
            <text:p>133.9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86207" calcext:value-type="float">
            <text:p>35.86207</text:p>
          </table:table-cell>
          <table:table-cell office:value-type="float" office:value="0" calcext:value-type="float">
            <text:p>0</text:p>
          </table:table-cell>
          <table:table-cell office:value-type="float" office:value="0.0003367951" calcext:value-type="float">
            <text:p>0.0003367951</text:p>
          </table:table-cell>
          <table:table-cell office:value-type="float" office:value="0.007585831" calcext:value-type="float">
            <text:p>0.007585831</text:p>
          </table:table-cell>
          <table:table-cell office:value-type="float" office:value="1645.826" calcext:value-type="float">
            <text:p>1645.826</text:p>
          </table:table-cell>
          <table:table-cell office:value-type="float" office:value="1.057679" calcext:value-type="float">
            <text:p>1.057679</text:p>
          </table:table-cell>
          <table:table-cell office:value-type="float" office:value="0" calcext:value-type="float">
            <text:p>0</text:p>
          </table:table-cell>
          <table:table-cell office:value-type="float" office:value="0.3552463" calcext:value-type="float">
            <text:p>0.3552463</text:p>
          </table:table-cell>
          <table:table-cell office:value-type="float" office:value="0.3968233" calcext:value-type="float">
            <text:p>0.3968233</text:p>
          </table:table-cell>
          <table:table-cell office:value-type="float" office:value="0.28248" calcext:value-type="float">
            <text:p>0.28248</text:p>
          </table:table-cell>
          <table:table-cell office:value-type="float" office:value="0.2823134" calcext:value-type="float">
            <text:p>0.2823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06463" calcext:value-type="float">
            <text:p>23.06463</text:p>
          </table:table-cell>
          <table:table-cell office:value-type="float" office:value="26.43546" calcext:value-type="float">
            <text:p>26.4354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1999" calcext:value-type="float">
            <text:p>8021999</text:p>
          </table:table-cell>
          <table:table-cell office:value-type="float" office:value="0.7976317" calcext:value-type="float">
            <text:p>0.7976317</text:p>
          </table:table-cell>
          <table:table-cell office:value-type="float" office:value="133.9053" calcext:value-type="float">
            <text:p>133.9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90511" calcext:value-type="float">
            <text:p>35.90511</text:p>
          </table:table-cell>
          <table:table-cell office:value-type="float" office:value="0" calcext:value-type="float">
            <text:p>0</text:p>
          </table:table-cell>
          <table:table-cell office:value-type="float" office:value="0.0003391095" calcext:value-type="float">
            <text:p>0.0003391095</text:p>
          </table:table-cell>
          <table:table-cell office:value-type="float" office:value="0.006702695" calcext:value-type="float">
            <text:p>0.006702695</text:p>
          </table:table-cell>
          <table:table-cell office:value-type="float" office:value="1645.785" calcext:value-type="float">
            <text:p>1645.785</text:p>
          </table:table-cell>
          <table:table-cell office:value-type="float" office:value="1.05655" calcext:value-type="float">
            <text:p>1.05655</text:p>
          </table:table-cell>
          <table:table-cell office:value-type="float" office:value="0" calcext:value-type="float">
            <text:p>0</text:p>
          </table:table-cell>
          <table:table-cell office:value-type="float" office:value="0.3593003" calcext:value-type="float">
            <text:p>0.3593003</text:p>
          </table:table-cell>
          <table:table-cell office:value-type="float" office:value="0.3962322" calcext:value-type="float">
            <text:p>0.3962322</text:p>
          </table:table-cell>
          <table:table-cell office:value-type="float" office:value="0.2827252" calcext:value-type="float">
            <text:p>0.2827252</text:p>
          </table:table-cell>
          <table:table-cell office:value-type="float" office:value="0.2825671" calcext:value-type="float">
            <text:p>0.2825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07439" calcext:value-type="float">
            <text:p>23.07439</text:p>
          </table:table-cell>
          <table:table-cell office:value-type="float" office:value="26.43628" calcext:value-type="float">
            <text:p>26.436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1999" calcext:value-type="float">
            <text:p>9021999</text:p>
          </table:table-cell>
          <table:table-cell office:value-type="float" office:value="0.797214" calcext:value-type="float">
            <text:p>0.797214</text:p>
          </table:table-cell>
          <table:table-cell office:value-type="float" office:value="133.9045" calcext:value-type="float">
            <text:p>133.9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94822" calcext:value-type="float">
            <text:p>35.94822</text:p>
          </table:table-cell>
          <table:table-cell office:value-type="float" office:value="0" calcext:value-type="float">
            <text:p>0</text:p>
          </table:table-cell>
          <table:table-cell office:value-type="float" office:value="0.0003414223" calcext:value-type="float">
            <text:p>0.0003414223</text:p>
          </table:table-cell>
          <table:table-cell office:value-type="float" office:value="0.005875255" calcext:value-type="float">
            <text:p>0.005875255</text:p>
          </table:table-cell>
          <table:table-cell office:value-type="float" office:value="1645.744" calcext:value-type="float">
            <text:p>1645.744</text:p>
          </table:table-cell>
          <table:table-cell office:value-type="float" office:value="1.055405" calcext:value-type="float">
            <text:p>1.055405</text:p>
          </table:table-cell>
          <table:table-cell office:value-type="float" office:value="0" calcext:value-type="float">
            <text:p>0</text:p>
          </table:table-cell>
          <table:table-cell office:value-type="float" office:value="0.3584421" calcext:value-type="float">
            <text:p>0.3584421</text:p>
          </table:table-cell>
          <table:table-cell office:value-type="float" office:value="0.3959119" calcext:value-type="float">
            <text:p>0.3959119</text:p>
          </table:table-cell>
          <table:table-cell office:value-type="float" office:value="0.2829681" calcext:value-type="float">
            <text:p>0.2829681</text:p>
          </table:table-cell>
          <table:table-cell office:value-type="float" office:value="0.2828205" calcext:value-type="float">
            <text:p>0.2828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08376" calcext:value-type="float">
            <text:p>23.08376</text:p>
          </table:table-cell>
          <table:table-cell office:value-type="float" office:value="26.43755" calcext:value-type="float">
            <text:p>26.437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1999" calcext:value-type="float">
            <text:p>10021999</text:p>
          </table:table-cell>
          <table:table-cell office:value-type="float" office:value="0.7967994" calcext:value-type="float">
            <text:p>0.7967994</text:p>
          </table:table-cell>
          <table:table-cell office:value-type="float" office:value="133.9036" calcext:value-type="float">
            <text:p>133.9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99136" calcext:value-type="float">
            <text:p>35.99136</text:p>
          </table:table-cell>
          <table:table-cell office:value-type="float" office:value="0" calcext:value-type="float">
            <text:p>0</text:p>
          </table:table-cell>
          <table:table-cell office:value-type="float" office:value="0.000358237" calcext:value-type="float">
            <text:p>0.000358237</text:p>
          </table:table-cell>
          <table:table-cell office:value-type="float" office:value="0.006365796" calcext:value-type="float">
            <text:p>0.006365796</text:p>
          </table:table-cell>
          <table:table-cell office:value-type="float" office:value="1645.703" calcext:value-type="float">
            <text:p>1645.703</text:p>
          </table:table-cell>
          <table:table-cell office:value-type="float" office:value="1.054249" calcext:value-type="float">
            <text:p>1.054249</text:p>
          </table:table-cell>
          <table:table-cell office:value-type="float" office:value="0" calcext:value-type="float">
            <text:p>0</text:p>
          </table:table-cell>
          <table:table-cell office:value-type="float" office:value="0.3475965" calcext:value-type="float">
            <text:p>0.3475965</text:p>
          </table:table-cell>
          <table:table-cell office:value-type="float" office:value="0.395462" calcext:value-type="float">
            <text:p>0.395462</text:p>
          </table:table-cell>
          <table:table-cell office:value-type="float" office:value="0.2832127" calcext:value-type="float">
            <text:p>0.2832127</text:p>
          </table:table-cell>
          <table:table-cell office:value-type="float" office:value="0.2830728" calcext:value-type="float">
            <text:p>0.2830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0917" calcext:value-type="float">
            <text:p>23.0917</text:p>
          </table:table-cell>
          <table:table-cell office:value-type="float" office:value="26.43911" calcext:value-type="float">
            <text:p>26.439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1999" calcext:value-type="float">
            <text:p>11021999</text:p>
          </table:table-cell>
          <table:table-cell office:value-type="float" office:value="0.7963818" calcext:value-type="float">
            <text:p>0.7963818</text:p>
          </table:table-cell>
          <table:table-cell office:value-type="float" office:value="133.9027" calcext:value-type="float">
            <text:p>133.9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03441" calcext:value-type="float">
            <text:p>36.03441</text:p>
          </table:table-cell>
          <table:table-cell office:value-type="float" office:value="0" calcext:value-type="float">
            <text:p>0</text:p>
          </table:table-cell>
          <table:table-cell office:value-type="float" office:value="0.0003721773" calcext:value-type="float">
            <text:p>0.0003721773</text:p>
          </table:table-cell>
          <table:table-cell office:value-type="float" office:value="0.006822695" calcext:value-type="float">
            <text:p>0.006822695</text:p>
          </table:table-cell>
          <table:table-cell office:value-type="float" office:value="1645.662" calcext:value-type="float">
            <text:p>1645.662</text:p>
          </table:table-cell>
          <table:table-cell office:value-type="float" office:value="1.053089" calcext:value-type="float">
            <text:p>1.053089</text:p>
          </table:table-cell>
          <table:table-cell office:value-type="float" office:value="0" calcext:value-type="float">
            <text:p>0</text:p>
          </table:table-cell>
          <table:table-cell office:value-type="float" office:value="0.3422534" calcext:value-type="float">
            <text:p>0.3422534</text:p>
          </table:table-cell>
          <table:table-cell office:value-type="float" office:value="0.3955153" calcext:value-type="float">
            <text:p>0.3955153</text:p>
          </table:table-cell>
          <table:table-cell office:value-type="float" office:value="0.2834622" calcext:value-type="float">
            <text:p>0.2834622</text:p>
          </table:table-cell>
          <table:table-cell office:value-type="float" office:value="0.2833245" calcext:value-type="float">
            <text:p>0.2833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09821" calcext:value-type="float">
            <text:p>23.09821</text:p>
          </table:table-cell>
          <table:table-cell office:value-type="float" office:value="26.44059" calcext:value-type="float">
            <text:p>26.4405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1999" calcext:value-type="float">
            <text:p>12021999</text:p>
          </table:table-cell>
          <table:table-cell office:value-type="float" office:value="0.7959636" calcext:value-type="float">
            <text:p>0.7959636</text:p>
          </table:table-cell>
          <table:table-cell office:value-type="float" office:value="133.9018" calcext:value-type="float">
            <text:p>133.9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07724" calcext:value-type="float">
            <text:p>36.07724</text:p>
          </table:table-cell>
          <table:table-cell office:value-type="float" office:value="0" calcext:value-type="float">
            <text:p>0</text:p>
          </table:table-cell>
          <table:table-cell office:value-type="float" office:value="0.0003824622" calcext:value-type="float">
            <text:p>0.0003824622</text:p>
          </table:table-cell>
          <table:table-cell office:value-type="float" office:value="0.007136285" calcext:value-type="float">
            <text:p>0.007136285</text:p>
          </table:table-cell>
          <table:table-cell office:value-type="float" office:value="1645.622" calcext:value-type="float">
            <text:p>1645.622</text:p>
          </table:table-cell>
          <table:table-cell office:value-type="float" office:value="1.051932" calcext:value-type="float">
            <text:p>1.051932</text:p>
          </table:table-cell>
          <table:table-cell office:value-type="float" office:value="0" calcext:value-type="float">
            <text:p>0</text:p>
          </table:table-cell>
          <table:table-cell office:value-type="float" office:value="0.3398692" calcext:value-type="float">
            <text:p>0.3398692</text:p>
          </table:table-cell>
          <table:table-cell office:value-type="float" office:value="0.3958406" calcext:value-type="float">
            <text:p>0.3958406</text:p>
          </table:table-cell>
          <table:table-cell office:value-type="float" office:value="0.2837132" calcext:value-type="float">
            <text:p>0.2837132</text:p>
          </table:table-cell>
          <table:table-cell office:value-type="float" office:value="0.283576" calcext:value-type="float">
            <text:p>0.283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0433" calcext:value-type="float">
            <text:p>23.10433</text:p>
          </table:table-cell>
          <table:table-cell office:value-type="float" office:value="26.44205" calcext:value-type="float">
            <text:p>26.442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1999" calcext:value-type="float">
            <text:p>13021999</text:p>
          </table:table-cell>
          <table:table-cell office:value-type="float" office:value="0.795539" calcext:value-type="float">
            <text:p>0.795539</text:p>
          </table:table-cell>
          <table:table-cell office:value-type="float" office:value="133.901" calcext:value-type="float">
            <text:p>133.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1199" calcext:value-type="float">
            <text:p>36.1199</text:p>
          </table:table-cell>
          <table:table-cell office:value-type="float" office:value="0" calcext:value-type="float">
            <text:p>0</text:p>
          </table:table-cell>
          <table:table-cell office:value-type="float" office:value="0.0003920193" calcext:value-type="float">
            <text:p>0.0003920193</text:p>
          </table:table-cell>
          <table:table-cell office:value-type="float" office:value="0.007389641" calcext:value-type="float">
            <text:p>0.007389641</text:p>
          </table:table-cell>
          <table:table-cell office:value-type="float" office:value="1645.581" calcext:value-type="float">
            <text:p>1645.581</text:p>
          </table:table-cell>
          <table:table-cell office:value-type="float" office:value="1.050779" calcext:value-type="float">
            <text:p>1.050779</text:p>
          </table:table-cell>
          <table:table-cell office:value-type="float" office:value="0" calcext:value-type="float">
            <text:p>0</text:p>
          </table:table-cell>
          <table:table-cell office:value-type="float" office:value="0.3316136" calcext:value-type="float">
            <text:p>0.3316136</text:p>
          </table:table-cell>
          <table:table-cell office:value-type="float" office:value="0.392431" calcext:value-type="float">
            <text:p>0.392431</text:p>
          </table:table-cell>
          <table:table-cell office:value-type="float" office:value="0.2839663" calcext:value-type="float">
            <text:p>0.2839663</text:p>
          </table:table-cell>
          <table:table-cell office:value-type="float" office:value="0.2838272" calcext:value-type="float">
            <text:p>0.2838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0961" calcext:value-type="float">
            <text:p>23.10961</text:p>
          </table:table-cell>
          <table:table-cell office:value-type="float" office:value="26.44308" calcext:value-type="float">
            <text:p>26.443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1999" calcext:value-type="float">
            <text:p>14021999</text:p>
          </table:table-cell>
          <table:table-cell office:value-type="float" office:value="0.7951097" calcext:value-type="float">
            <text:p>0.7951097</text:p>
          </table:table-cell>
          <table:table-cell office:value-type="float" office:value="133.9001" calcext:value-type="float">
            <text:p>133.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16242" calcext:value-type="float">
            <text:p>36.16242</text:p>
          </table:table-cell>
          <table:table-cell office:value-type="float" office:value="0" calcext:value-type="float">
            <text:p>0</text:p>
          </table:table-cell>
          <table:table-cell office:value-type="float" office:value="0.0004011488" calcext:value-type="float">
            <text:p>0.0004011488</text:p>
          </table:table-cell>
          <table:table-cell office:value-type="float" office:value="0.007591421" calcext:value-type="float">
            <text:p>0.007591421</text:p>
          </table:table-cell>
          <table:table-cell office:value-type="float" office:value="1645.541" calcext:value-type="float">
            <text:p>1645.541</text:p>
          </table:table-cell>
          <table:table-cell office:value-type="float" office:value="1.049637" calcext:value-type="float">
            <text:p>1.049637</text:p>
          </table:table-cell>
          <table:table-cell office:value-type="float" office:value="0" calcext:value-type="float">
            <text:p>0</text:p>
          </table:table-cell>
          <table:table-cell office:value-type="float" office:value="0.3357607" calcext:value-type="float">
            <text:p>0.3357607</text:p>
          </table:table-cell>
          <table:table-cell office:value-type="float" office:value="0.3880049" calcext:value-type="float">
            <text:p>0.3880049</text:p>
          </table:table-cell>
          <table:table-cell office:value-type="float" office:value="0.2842208" calcext:value-type="float">
            <text:p>0.2842208</text:p>
          </table:table-cell>
          <table:table-cell office:value-type="float" office:value="0.284078" calcext:value-type="float">
            <text:p>0.284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1462" calcext:value-type="float">
            <text:p>23.11462</text:p>
          </table:table-cell>
          <table:table-cell office:value-type="float" office:value="26.44267" calcext:value-type="float">
            <text:p>26.442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1999" calcext:value-type="float">
            <text:p>15021999</text:p>
          </table:table-cell>
          <table:table-cell office:value-type="float" office:value="0.794687" calcext:value-type="float">
            <text:p>0.794687</text:p>
          </table:table-cell>
          <table:table-cell office:value-type="float" office:value="133.8992" calcext:value-type="float">
            <text:p>133.8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20488" calcext:value-type="float">
            <text:p>36.20488</text:p>
          </table:table-cell>
          <table:table-cell office:value-type="float" office:value="0" calcext:value-type="float">
            <text:p>0</text:p>
          </table:table-cell>
          <table:table-cell office:value-type="float" office:value="0.0004101843" calcext:value-type="float">
            <text:p>0.0004101843</text:p>
          </table:table-cell>
          <table:table-cell office:value-type="float" office:value="0.007765325" calcext:value-type="float">
            <text:p>0.007765325</text:p>
          </table:table-cell>
          <table:table-cell office:value-type="float" office:value="1645.5" calcext:value-type="float">
            <text:p>1645.5</text:p>
          </table:table-cell>
          <table:table-cell office:value-type="float" office:value="1.048499" calcext:value-type="float">
            <text:p>1.048499</text:p>
          </table:table-cell>
          <table:table-cell office:value-type="float" office:value="0" calcext:value-type="float">
            <text:p>0</text:p>
          </table:table-cell>
          <table:table-cell office:value-type="float" office:value="0.3465103" calcext:value-type="float">
            <text:p>0.3465103</text:p>
          </table:table-cell>
          <table:table-cell office:value-type="float" office:value="0.3884235" calcext:value-type="float">
            <text:p>0.3884235</text:p>
          </table:table-cell>
          <table:table-cell office:value-type="float" office:value="0.2844704" calcext:value-type="float">
            <text:p>0.2844704</text:p>
          </table:table-cell>
          <table:table-cell office:value-type="float" office:value="0.2843277" calcext:value-type="float">
            <text:p>0.2843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2108" calcext:value-type="float">
            <text:p>23.12108</text:p>
          </table:table-cell>
          <table:table-cell office:value-type="float" office:value="26.44213" calcext:value-type="float">
            <text:p>26.442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1999" calcext:value-type="float">
            <text:p>16021999</text:p>
          </table:table-cell>
          <table:table-cell office:value-type="float" office:value="0.7942703" calcext:value-type="float">
            <text:p>0.7942703</text:p>
          </table:table-cell>
          <table:table-cell office:value-type="float" office:value="133.8983" calcext:value-type="float">
            <text:p>133.8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24723" calcext:value-type="float">
            <text:p>36.24723</text:p>
          </table:table-cell>
          <table:table-cell office:value-type="float" office:value="0" calcext:value-type="float">
            <text:p>0</text:p>
          </table:table-cell>
          <table:table-cell office:value-type="float" office:value="0.0004167997" calcext:value-type="float">
            <text:p>0.0004167997</text:p>
          </table:table-cell>
          <table:table-cell office:value-type="float" office:value="0.00754329" calcext:value-type="float">
            <text:p>0.00754329</text:p>
          </table:table-cell>
          <table:table-cell office:value-type="float" office:value="1645.46" calcext:value-type="float">
            <text:p>1645.46</text:p>
          </table:table-cell>
          <table:table-cell office:value-type="float" office:value="1.047355" calcext:value-type="float">
            <text:p>1.047355</text:p>
          </table:table-cell>
          <table:table-cell office:value-type="float" office:value="0" calcext:value-type="float">
            <text:p>0</text:p>
          </table:table-cell>
          <table:table-cell office:value-type="float" office:value="0.3469933" calcext:value-type="float">
            <text:p>0.3469933</text:p>
          </table:table-cell>
          <table:table-cell office:value-type="float" office:value="0.3887223" calcext:value-type="float">
            <text:p>0.3887223</text:p>
          </table:table-cell>
          <table:table-cell office:value-type="float" office:value="0.2847162" calcext:value-type="float">
            <text:p>0.2847162</text:p>
          </table:table-cell>
          <table:table-cell office:value-type="float" office:value="0.2845774" calcext:value-type="float">
            <text:p>0.2845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2822" calcext:value-type="float">
            <text:p>23.12822</text:p>
          </table:table-cell>
          <table:table-cell office:value-type="float" office:value="26.44205" calcext:value-type="float">
            <text:p>26.442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1999" calcext:value-type="float">
            <text:p>17021999</text:p>
          </table:table-cell>
          <table:table-cell office:value-type="float" office:value="0.7938563" calcext:value-type="float">
            <text:p>0.7938563</text:p>
          </table:table-cell>
          <table:table-cell office:value-type="float" office:value="133.8975" calcext:value-type="float">
            <text:p>133.8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2896" calcext:value-type="float">
            <text:p>36.2896</text:p>
          </table:table-cell>
          <table:table-cell office:value-type="float" office:value="0" calcext:value-type="float">
            <text:p>0</text:p>
          </table:table-cell>
          <table:table-cell office:value-type="float" office:value="0.0004191103" calcext:value-type="float">
            <text:p>0.0004191103</text:p>
          </table:table-cell>
          <table:table-cell office:value-type="float" office:value="0.006674817" calcext:value-type="float">
            <text:p>0.006674817</text:p>
          </table:table-cell>
          <table:table-cell office:value-type="float" office:value="1645.419" calcext:value-type="float">
            <text:p>1645.419</text:p>
          </table:table-cell>
          <table:table-cell office:value-type="float" office:value="1.046214" calcext:value-type="float">
            <text:p>1.046214</text:p>
          </table:table-cell>
          <table:table-cell office:value-type="float" office:value="0" calcext:value-type="float">
            <text:p>0</text:p>
          </table:table-cell>
          <table:table-cell office:value-type="float" office:value="0.3427066" calcext:value-type="float">
            <text:p>0.3427066</text:p>
          </table:table-cell>
          <table:table-cell office:value-type="float" office:value="0.3884822" calcext:value-type="float">
            <text:p>0.3884822</text:p>
          </table:table-cell>
          <table:table-cell office:value-type="float" office:value="0.2849624" calcext:value-type="float">
            <text:p>0.2849624</text:p>
          </table:table-cell>
          <table:table-cell office:value-type="float" office:value="0.284827" calcext:value-type="float">
            <text:p>0.284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3471" calcext:value-type="float">
            <text:p>23.13471</text:p>
          </table:table-cell>
          <table:table-cell office:value-type="float" office:value="26.44232" calcext:value-type="float">
            <text:p>26.4423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1999" calcext:value-type="float">
            <text:p>18021999</text:p>
          </table:table-cell>
          <table:table-cell office:value-type="float" office:value="0.7934415" calcext:value-type="float">
            <text:p>0.7934415</text:p>
          </table:table-cell>
          <table:table-cell office:value-type="float" office:value="133.8966" calcext:value-type="float">
            <text:p>133.8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33198" calcext:value-type="float">
            <text:p>36.33198</text:p>
          </table:table-cell>
          <table:table-cell office:value-type="float" office:value="0" calcext:value-type="float">
            <text:p>0</text:p>
          </table:table-cell>
          <table:table-cell office:value-type="float" office:value="0.0004288794" calcext:value-type="float">
            <text:p>0.0004288794</text:p>
          </table:table-cell>
          <table:table-cell office:value-type="float" office:value="0.006980125" calcext:value-type="float">
            <text:p>0.006980125</text:p>
          </table:table-cell>
          <table:table-cell office:value-type="float" office:value="1645.379" calcext:value-type="float">
            <text:p>1645.379</text:p>
          </table:table-cell>
          <table:table-cell office:value-type="float" office:value="1.045075" calcext:value-type="float">
            <text:p>1.045075</text:p>
          </table:table-cell>
          <table:table-cell office:value-type="float" office:value="0" calcext:value-type="float">
            <text:p>0</text:p>
          </table:table-cell>
          <table:table-cell office:value-type="float" office:value="0.337382" calcext:value-type="float">
            <text:p>0.337382</text:p>
          </table:table-cell>
          <table:table-cell office:value-type="float" office:value="0.3874853" calcext:value-type="float">
            <text:p>0.3874853</text:p>
          </table:table-cell>
          <table:table-cell office:value-type="float" office:value="0.2852102" calcext:value-type="float">
            <text:p>0.2852102</text:p>
          </table:table-cell>
          <table:table-cell office:value-type="float" office:value="0.2850751" calcext:value-type="float">
            <text:p>0.2850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4047" calcext:value-type="float">
            <text:p>23.14047</text:p>
          </table:table-cell>
          <table:table-cell office:value-type="float" office:value="26.44257" calcext:value-type="float">
            <text:p>26.442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1999" calcext:value-type="float">
            <text:p>19021999</text:p>
          </table:table-cell>
          <table:table-cell office:value-type="float" office:value="0.7930239" calcext:value-type="float">
            <text:p>0.7930239</text:p>
          </table:table-cell>
          <table:table-cell office:value-type="float" office:value="133.8958" calcext:value-type="float">
            <text:p>133.8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37416" calcext:value-type="float">
            <text:p>36.37416</text:p>
          </table:table-cell>
          <table:table-cell office:value-type="float" office:value="0" calcext:value-type="float">
            <text:p>0</text:p>
          </table:table-cell>
          <table:table-cell office:value-type="float" office:value="0.0004383154" calcext:value-type="float">
            <text:p>0.0004383154</text:p>
          </table:table-cell>
          <table:table-cell office:value-type="float" office:value="0.007241587" calcext:value-type="float">
            <text:p>0.007241587</text:p>
          </table:table-cell>
          <table:table-cell office:value-type="float" office:value="1645.338" calcext:value-type="float">
            <text:p>1645.338</text:p>
          </table:table-cell>
          <table:table-cell office:value-type="float" office:value="1.043939" calcext:value-type="float">
            <text:p>1.043939</text:p>
          </table:table-cell>
          <table:table-cell office:value-type="float" office:value="0" calcext:value-type="float">
            <text:p>0</text:p>
          </table:table-cell>
          <table:table-cell office:value-type="float" office:value="0.3372706" calcext:value-type="float">
            <text:p>0.3372706</text:p>
          </table:table-cell>
          <table:table-cell office:value-type="float" office:value="0.3866137" calcext:value-type="float">
            <text:p>0.3866137</text:p>
          </table:table-cell>
          <table:table-cell office:value-type="float" office:value="0.2854597" calcext:value-type="float">
            <text:p>0.2854597</text:p>
          </table:table-cell>
          <table:table-cell office:value-type="float" office:value="0.2853227" calcext:value-type="float">
            <text:p>0.2853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4582" calcext:value-type="float">
            <text:p>23.14582</text:p>
          </table:table-cell>
          <table:table-cell office:value-type="float" office:value="26.44248" calcext:value-type="float">
            <text:p>26.442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1999" calcext:value-type="float">
            <text:p>20021999</text:p>
          </table:table-cell>
          <table:table-cell office:value-type="float" office:value="0.7926087" calcext:value-type="float">
            <text:p>0.7926087</text:p>
          </table:table-cell>
          <table:table-cell office:value-type="float" office:value="133.8949" calcext:value-type="float">
            <text:p>133.8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41626" calcext:value-type="float">
            <text:p>36.41626</text:p>
          </table:table-cell>
          <table:table-cell office:value-type="float" office:value="0" calcext:value-type="float">
            <text:p>0</text:p>
          </table:table-cell>
          <table:table-cell office:value-type="float" office:value="0.0004474878" calcext:value-type="float">
            <text:p>0.0004474878</text:p>
          </table:table-cell>
          <table:table-cell office:value-type="float" office:value="0.007458813" calcext:value-type="float">
            <text:p>0.007458813</text:p>
          </table:table-cell>
          <table:table-cell office:value-type="float" office:value="1645.298" calcext:value-type="float">
            <text:p>1645.298</text:p>
          </table:table-cell>
          <table:table-cell office:value-type="float" office:value="1.042808" calcext:value-type="float">
            <text:p>1.042808</text:p>
          </table:table-cell>
          <table:table-cell office:value-type="float" office:value="0" calcext:value-type="float">
            <text:p>0</text:p>
          </table:table-cell>
          <table:table-cell office:value-type="float" office:value="0.3419954" calcext:value-type="float">
            <text:p>0.3419954</text:p>
          </table:table-cell>
          <table:table-cell office:value-type="float" office:value="0.3870825" calcext:value-type="float">
            <text:p>0.3870825</text:p>
          </table:table-cell>
          <table:table-cell office:value-type="float" office:value="0.2857078" calcext:value-type="float">
            <text:p>0.2857078</text:p>
          </table:table-cell>
          <table:table-cell office:value-type="float" office:value="0.2855703" calcext:value-type="float">
            <text:p>0.2855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5165" calcext:value-type="float">
            <text:p>23.15165</text:p>
          </table:table-cell>
          <table:table-cell office:value-type="float" office:value="26.44239" calcext:value-type="float">
            <text:p>26.4423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1999" calcext:value-type="float">
            <text:p>21021999</text:p>
          </table:table-cell>
          <table:table-cell office:value-type="float" office:value="0.7921988" calcext:value-type="float">
            <text:p>0.7921988</text:p>
          </table:table-cell>
          <table:table-cell office:value-type="float" office:value="133.894" calcext:value-type="float">
            <text:p>133.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45824" calcext:value-type="float">
            <text:p>36.45824</text:p>
          </table:table-cell>
          <table:table-cell office:value-type="float" office:value="0" calcext:value-type="float">
            <text:p>0</text:p>
          </table:table-cell>
          <table:table-cell office:value-type="float" office:value="0.00045435" calcext:value-type="float">
            <text:p>0.00045435</text:p>
          </table:table-cell>
          <table:table-cell office:value-type="float" office:value="0.007294459" calcext:value-type="float">
            <text:p>0.007294459</text:p>
          </table:table-cell>
          <table:table-cell office:value-type="float" office:value="1645.257" calcext:value-type="float">
            <text:p>1645.257</text:p>
          </table:table-cell>
          <table:table-cell office:value-type="float" office:value="1.041679" calcext:value-type="float">
            <text:p>1.041679</text:p>
          </table:table-cell>
          <table:table-cell office:value-type="float" office:value="0" calcext:value-type="float">
            <text:p>0</text:p>
          </table:table-cell>
          <table:table-cell office:value-type="float" office:value="0.3442375" calcext:value-type="float">
            <text:p>0.3442375</text:p>
          </table:table-cell>
          <table:table-cell office:value-type="float" office:value="0.3880766" calcext:value-type="float">
            <text:p>0.3880766</text:p>
          </table:table-cell>
          <table:table-cell office:value-type="float" office:value="0.285953" calcext:value-type="float">
            <text:p>0.285953</text:p>
          </table:table-cell>
          <table:table-cell office:value-type="float" office:value="0.2858177" calcext:value-type="float">
            <text:p>0.2858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5793" calcext:value-type="float">
            <text:p>23.15793</text:p>
          </table:table-cell>
          <table:table-cell office:value-type="float" office:value="26.44259" calcext:value-type="float">
            <text:p>26.4425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1999" calcext:value-type="float">
            <text:p>22021999</text:p>
          </table:table-cell>
          <table:table-cell office:value-type="float" office:value="0.7917978" calcext:value-type="float">
            <text:p>0.7917978</text:p>
          </table:table-cell>
          <table:table-cell office:value-type="float" office:value="133.8932" calcext:value-type="float">
            <text:p>133.8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50026" calcext:value-type="float">
            <text:p>36.50026</text:p>
          </table:table-cell>
          <table:table-cell office:value-type="float" office:value="0" calcext:value-type="float">
            <text:p>0</text:p>
          </table:table-cell>
          <table:table-cell office:value-type="float" office:value="0.0004598423" calcext:value-type="float">
            <text:p>0.0004598423</text:p>
          </table:table-cell>
          <table:table-cell office:value-type="float" office:value="0.006924527" calcext:value-type="float">
            <text:p>0.006924527</text:p>
          </table:table-cell>
          <table:table-cell office:value-type="float" office:value="1645.217" calcext:value-type="float">
            <text:p>1645.217</text:p>
          </table:table-cell>
          <table:table-cell office:value-type="float" office:value="1.040557" calcext:value-type="float">
            <text:p>1.040557</text:p>
          </table:table-cell>
          <table:table-cell office:value-type="float" office:value="0" calcext:value-type="float">
            <text:p>0</text:p>
          </table:table-cell>
          <table:table-cell office:value-type="float" office:value="0.3472741" calcext:value-type="float">
            <text:p>0.3472741</text:p>
          </table:table-cell>
          <table:table-cell office:value-type="float" office:value="0.3906472" calcext:value-type="float">
            <text:p>0.3906472</text:p>
          </table:table-cell>
          <table:table-cell office:value-type="float" office:value="0.2861955" calcext:value-type="float">
            <text:p>0.2861955</text:p>
          </table:table-cell>
          <table:table-cell office:value-type="float" office:value="0.2860641" calcext:value-type="float">
            <text:p>0.2860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6432" calcext:value-type="float">
            <text:p>23.16432</text:p>
          </table:table-cell>
          <table:table-cell office:value-type="float" office:value="26.44336" calcext:value-type="float">
            <text:p>26.443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1999" calcext:value-type="float">
            <text:p>23021999</text:p>
          </table:table-cell>
          <table:table-cell office:value-type="float" office:value="0.7914081" calcext:value-type="float">
            <text:p>0.7914081</text:p>
          </table:table-cell>
          <table:table-cell office:value-type="float" office:value="133.8923" calcext:value-type="float">
            <text:p>133.8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54219" calcext:value-type="float">
            <text:p>36.54219</text:p>
          </table:table-cell>
          <table:table-cell office:value-type="float" office:value="0" calcext:value-type="float">
            <text:p>0</text:p>
          </table:table-cell>
          <table:table-cell office:value-type="float" office:value="0.0004692575" calcext:value-type="float">
            <text:p>0.0004692575</text:p>
          </table:table-cell>
          <table:table-cell office:value-type="float" office:value="0.00718731" calcext:value-type="float">
            <text:p>0.00718731</text:p>
          </table:table-cell>
          <table:table-cell office:value-type="float" office:value="1645.177" calcext:value-type="float">
            <text:p>1645.177</text:p>
          </table:table-cell>
          <table:table-cell office:value-type="float" office:value="1.03944" calcext:value-type="float">
            <text:p>1.03944</text:p>
          </table:table-cell>
          <table:table-cell office:value-type="float" office:value="0" calcext:value-type="float">
            <text:p>0</text:p>
          </table:table-cell>
          <table:table-cell office:value-type="float" office:value="0.347452" calcext:value-type="float">
            <text:p>0.347452</text:p>
          </table:table-cell>
          <table:table-cell office:value-type="float" office:value="0.3959252" calcext:value-type="float">
            <text:p>0.3959252</text:p>
          </table:table-cell>
          <table:table-cell office:value-type="float" office:value="0.2864359" calcext:value-type="float">
            <text:p>0.2864359</text:p>
          </table:table-cell>
          <table:table-cell office:value-type="float" office:value="0.2863102" calcext:value-type="float">
            <text:p>0.2863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707" calcext:value-type="float">
            <text:p>23.1707</text:p>
          </table:table-cell>
          <table:table-cell office:value-type="float" office:value="26.44514" calcext:value-type="float">
            <text:p>26.445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1999" calcext:value-type="float">
            <text:p>24021999</text:p>
          </table:table-cell>
          <table:table-cell office:value-type="float" office:value="0.7910272" calcext:value-type="float">
            <text:p>0.7910272</text:p>
          </table:table-cell>
          <table:table-cell office:value-type="float" office:value="133.8914" calcext:value-type="float">
            <text:p>133.8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58401" calcext:value-type="float">
            <text:p>36.58401</text:p>
          </table:table-cell>
          <table:table-cell office:value-type="float" office:value="0" calcext:value-type="float">
            <text:p>0</text:p>
          </table:table-cell>
          <table:table-cell office:value-type="float" office:value="0.0004771973" calcext:value-type="float">
            <text:p>0.0004771973</text:p>
          </table:table-cell>
          <table:table-cell office:value-type="float" office:value="0.007209359" calcext:value-type="float">
            <text:p>0.007209359</text:p>
          </table:table-cell>
          <table:table-cell office:value-type="float" office:value="1645.136" calcext:value-type="float">
            <text:p>1645.136</text:p>
          </table:table-cell>
          <table:table-cell office:value-type="float" office:value="1.038327" calcext:value-type="float">
            <text:p>1.038327</text:p>
          </table:table-cell>
          <table:table-cell office:value-type="float" office:value="0" calcext:value-type="float">
            <text:p>0</text:p>
          </table:table-cell>
          <table:table-cell office:value-type="float" office:value="0.3426943" calcext:value-type="float">
            <text:p>0.3426943</text:p>
          </table:table-cell>
          <table:table-cell office:value-type="float" office:value="0.4023038" calcext:value-type="float">
            <text:p>0.4023038</text:p>
          </table:table-cell>
          <table:table-cell office:value-type="float" office:value="0.2866769" calcext:value-type="float">
            <text:p>0.2866769</text:p>
          </table:table-cell>
          <table:table-cell office:value-type="float" office:value="0.2865559" calcext:value-type="float">
            <text:p>0.2865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7647" calcext:value-type="float">
            <text:p>23.17647</text:p>
          </table:table-cell>
          <table:table-cell office:value-type="float" office:value="26.44806" calcext:value-type="float">
            <text:p>26.448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1999" calcext:value-type="float">
            <text:p>25021999</text:p>
          </table:table-cell>
          <table:table-cell office:value-type="float" office:value="0.7906493" calcext:value-type="float">
            <text:p>0.7906493</text:p>
          </table:table-cell>
          <table:table-cell office:value-type="float" office:value="133.8906" calcext:value-type="float">
            <text:p>133.8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62584" calcext:value-type="float">
            <text:p>36.62584</text:p>
          </table:table-cell>
          <table:table-cell office:value-type="float" office:value="0" calcext:value-type="float">
            <text:p>0</text:p>
          </table:table-cell>
          <table:table-cell office:value-type="float" office:value="0.0004839396" calcext:value-type="float">
            <text:p>0.0004839396</text:p>
          </table:table-cell>
          <table:table-cell office:value-type="float" office:value="0.00703695" calcext:value-type="float">
            <text:p>0.00703695</text:p>
          </table:table-cell>
          <table:table-cell office:value-type="float" office:value="1645.096" calcext:value-type="float">
            <text:p>1645.096</text:p>
          </table:table-cell>
          <table:table-cell office:value-type="float" office:value="1.037218" calcext:value-type="float">
            <text:p>1.037218</text:p>
          </table:table-cell>
          <table:table-cell office:value-type="float" office:value="0" calcext:value-type="float">
            <text:p>0</text:p>
          </table:table-cell>
          <table:table-cell office:value-type="float" office:value="0.3374799" calcext:value-type="float">
            <text:p>0.3374799</text:p>
          </table:table-cell>
          <table:table-cell office:value-type="float" office:value="0.4061574" calcext:value-type="float">
            <text:p>0.4061574</text:p>
          </table:table-cell>
          <table:table-cell office:value-type="float" office:value="0.2869195" calcext:value-type="float">
            <text:p>0.2869195</text:p>
          </table:table-cell>
          <table:table-cell office:value-type="float" office:value="0.2868013" calcext:value-type="float">
            <text:p>0.2868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8146" calcext:value-type="float">
            <text:p>23.18146</text:p>
          </table:table-cell>
          <table:table-cell office:value-type="float" office:value="26.45151" calcext:value-type="float">
            <text:p>26.4515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1999" calcext:value-type="float">
            <text:p>26021999</text:p>
          </table:table-cell>
          <table:table-cell office:value-type="float" office:value="0.7902689" calcext:value-type="float">
            <text:p>0.7902689</text:p>
          </table:table-cell>
          <table:table-cell office:value-type="float" office:value="133.8897" calcext:value-type="float">
            <text:p>133.8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66749" calcext:value-type="float">
            <text:p>36.66749</text:p>
          </table:table-cell>
          <table:table-cell office:value-type="float" office:value="0" calcext:value-type="float">
            <text:p>0</text:p>
          </table:table-cell>
          <table:table-cell office:value-type="float" office:value="0.0004931408" calcext:value-type="float">
            <text:p>0.0004931408</text:p>
          </table:table-cell>
          <table:table-cell office:value-type="float" office:value="0.007271584" calcext:value-type="float">
            <text:p>0.007271584</text:p>
          </table:table-cell>
          <table:table-cell office:value-type="float" office:value="1645.056" calcext:value-type="float">
            <text:p>1645.056</text:p>
          </table:table-cell>
          <table:table-cell office:value-type="float" office:value="1.036103" calcext:value-type="float">
            <text:p>1.036103</text:p>
          </table:table-cell>
          <table:table-cell office:value-type="float" office:value="0" calcext:value-type="float">
            <text:p>0</text:p>
          </table:table-cell>
          <table:table-cell office:value-type="float" office:value="0.332607" calcext:value-type="float">
            <text:p>0.332607</text:p>
          </table:table-cell>
          <table:table-cell office:value-type="float" office:value="0.404583" calcext:value-type="float">
            <text:p>0.404583</text:p>
          </table:table-cell>
          <table:table-cell office:value-type="float" office:value="0.2871642" calcext:value-type="float">
            <text:p>0.2871642</text:p>
          </table:table-cell>
          <table:table-cell office:value-type="float" office:value="0.2870454" calcext:value-type="float">
            <text:p>0.2870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8581" calcext:value-type="float">
            <text:p>23.18581</text:p>
          </table:table-cell>
          <table:table-cell office:value-type="float" office:value="26.45452" calcext:value-type="float">
            <text:p>26.4545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1999" calcext:value-type="float">
            <text:p>27021999</text:p>
          </table:table-cell>
          <table:table-cell office:value-type="float" office:value="0.7898753" calcext:value-type="float">
            <text:p>0.7898753</text:p>
          </table:table-cell>
          <table:table-cell office:value-type="float" office:value="133.8889" calcext:value-type="float">
            <text:p>133.8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70904" calcext:value-type="float">
            <text:p>36.70904</text:p>
          </table:table-cell>
          <table:table-cell office:value-type="float" office:value="0" calcext:value-type="float">
            <text:p>0</text:p>
          </table:table-cell>
          <table:table-cell office:value-type="float" office:value="0.0004999496" calcext:value-type="float">
            <text:p>0.0004999496</text:p>
          </table:table-cell>
          <table:table-cell office:value-type="float" office:value="0.007106401" calcext:value-type="float">
            <text:p>0.007106401</text:p>
          </table:table-cell>
          <table:table-cell office:value-type="float" office:value="1645.015" calcext:value-type="float">
            <text:p>1645.015</text:p>
          </table:table-cell>
          <table:table-cell office:value-type="float" office:value="1.034985" calcext:value-type="float">
            <text:p>1.034985</text:p>
          </table:table-cell>
          <table:table-cell office:value-type="float" office:value="0" calcext:value-type="float">
            <text:p>0</text:p>
          </table:table-cell>
          <table:table-cell office:value-type="float" office:value="0.3246494" calcext:value-type="float">
            <text:p>0.3246494</text:p>
          </table:table-cell>
          <table:table-cell office:value-type="float" office:value="0.398465" calcext:value-type="float">
            <text:p>0.398465</text:p>
          </table:table-cell>
          <table:table-cell office:value-type="float" office:value="0.2874118" calcext:value-type="float">
            <text:p>0.2874118</text:p>
          </table:table-cell>
          <table:table-cell office:value-type="float" office:value="0.2872892" calcext:value-type="float">
            <text:p>0.2872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8939" calcext:value-type="float">
            <text:p>23.18939</text:p>
          </table:table-cell>
          <table:table-cell office:value-type="float" office:value="26.45622" calcext:value-type="float">
            <text:p>26.456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1999" calcext:value-type="float">
            <text:p>28021999</text:p>
          </table:table-cell>
          <table:table-cell office:value-type="float" office:value="0.7894688" calcext:value-type="float">
            <text:p>0.7894688</text:p>
          </table:table-cell>
          <table:table-cell office:value-type="float" office:value="133.888" calcext:value-type="float">
            <text:p>133.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75047" calcext:value-type="float">
            <text:p>36.75047</text:p>
          </table:table-cell>
          <table:table-cell office:value-type="float" office:value="0" calcext:value-type="float">
            <text:p>0</text:p>
          </table:table-cell>
          <table:table-cell office:value-type="float" office:value="0.0005082891" calcext:value-type="float">
            <text:p>0.0005082891</text:p>
          </table:table-cell>
          <table:table-cell office:value-type="float" office:value="0.007196998" calcext:value-type="float">
            <text:p>0.007196998</text:p>
          </table:table-cell>
          <table:table-cell office:value-type="float" office:value="1644.975" calcext:value-type="float">
            <text:p>1644.975</text:p>
          </table:table-cell>
          <table:table-cell office:value-type="float" office:value="1.033876" calcext:value-type="float">
            <text:p>1.033876</text:p>
          </table:table-cell>
          <table:table-cell office:value-type="float" office:value="0" calcext:value-type="float">
            <text:p>0</text:p>
          </table:table-cell>
          <table:table-cell office:value-type="float" office:value="0.3231988" calcext:value-type="float">
            <text:p>0.3231988</text:p>
          </table:table-cell>
          <table:table-cell office:value-type="float" office:value="0.394605" calcext:value-type="float">
            <text:p>0.394605</text:p>
          </table:table-cell>
          <table:table-cell office:value-type="float" office:value="0.287662" calcext:value-type="float">
            <text:p>0.287662</text:p>
          </table:table-cell>
          <table:table-cell office:value-type="float" office:value="0.2875327" calcext:value-type="float">
            <text:p>0.2875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9246" calcext:value-type="float">
            <text:p>23.19246</text:p>
          </table:table-cell>
          <table:table-cell office:value-type="float" office:value="26.45651" calcext:value-type="float">
            <text:p>26.456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1999" calcext:value-type="float">
            <text:p>1031999</text:p>
          </table:table-cell>
          <table:table-cell office:value-type="float" office:value="0.7891236" calcext:value-type="float">
            <text:p>0.7891236</text:p>
          </table:table-cell>
          <table:table-cell office:value-type="float" office:value="133.8871" calcext:value-type="float">
            <text:p>133.8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7913" calcext:value-type="float">
            <text:p>36.7913</text:p>
          </table:table-cell>
          <table:table-cell office:value-type="float" office:value="0" calcext:value-type="float">
            <text:p>0</text:p>
          </table:table-cell>
          <table:table-cell office:value-type="float" office:value="0.0005198899" calcext:value-type="float">
            <text:p>0.0005198899</text:p>
          </table:table-cell>
          <table:table-cell office:value-type="float" office:value="0.007303719" calcext:value-type="float">
            <text:p>0.007303719</text:p>
          </table:table-cell>
          <table:table-cell office:value-type="float" office:value="1644.934" calcext:value-type="float">
            <text:p>1644.934</text:p>
          </table:table-cell>
          <table:table-cell office:value-type="float" office:value="1.032986" calcext:value-type="float">
            <text:p>1.032986</text:p>
          </table:table-cell>
          <table:table-cell office:value-type="float" office:value="0" calcext:value-type="float">
            <text:p>0</text:p>
          </table:table-cell>
          <table:table-cell office:value-type="float" office:value="0.3219352" calcext:value-type="float">
            <text:p>0.3219352</text:p>
          </table:table-cell>
          <table:table-cell office:value-type="float" office:value="0.3927305" calcext:value-type="float">
            <text:p>0.3927305</text:p>
          </table:table-cell>
          <table:table-cell office:value-type="float" office:value="0.2879073" calcext:value-type="float">
            <text:p>0.2879073</text:p>
          </table:table-cell>
          <table:table-cell office:value-type="float" office:value="0.2877752" calcext:value-type="float">
            <text:p>0.2877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891" calcext:value-type="float">
            <text:p>23.1891</text:p>
          </table:table-cell>
          <table:table-cell office:value-type="float" office:value="26.45569" calcext:value-type="float">
            <text:p>26.455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1999" calcext:value-type="float">
            <text:p>2031999</text:p>
          </table:table-cell>
          <table:table-cell office:value-type="float" office:value="0.7887553" calcext:value-type="float">
            <text:p>0.7887553</text:p>
          </table:table-cell>
          <table:table-cell office:value-type="float" office:value="133.8863" calcext:value-type="float">
            <text:p>133.8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8323" calcext:value-type="float">
            <text:p>36.8323</text:p>
          </table:table-cell>
          <table:table-cell office:value-type="float" office:value="0" calcext:value-type="float">
            <text:p>0</text:p>
          </table:table-cell>
          <table:table-cell office:value-type="float" office:value="0.0005380943" calcext:value-type="float">
            <text:p>0.0005380943</text:p>
          </table:table-cell>
          <table:table-cell office:value-type="float" office:value="0.007533505" calcext:value-type="float">
            <text:p>0.007533505</text:p>
          </table:table-cell>
          <table:table-cell office:value-type="float" office:value="1644.894" calcext:value-type="float">
            <text:p>1644.894</text:p>
          </table:table-cell>
          <table:table-cell office:value-type="float" office:value="1.03202" calcext:value-type="float">
            <text:p>1.03202</text:p>
          </table:table-cell>
          <table:table-cell office:value-type="float" office:value="0" calcext:value-type="float">
            <text:p>0</text:p>
          </table:table-cell>
          <table:table-cell office:value-type="float" office:value="0.3492416" calcext:value-type="float">
            <text:p>0.3492416</text:p>
          </table:table-cell>
          <table:table-cell office:value-type="float" office:value="0.394271" calcext:value-type="float">
            <text:p>0.394271</text:p>
          </table:table-cell>
          <table:table-cell office:value-type="float" office:value="0.2881752" calcext:value-type="float">
            <text:p>0.2881752</text:p>
          </table:table-cell>
          <table:table-cell office:value-type="float" office:value="0.2880177" calcext:value-type="float">
            <text:p>0.2880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9831" calcext:value-type="float">
            <text:p>23.19831</text:p>
          </table:table-cell>
          <table:table-cell office:value-type="float" office:value="26.45439" calcext:value-type="float">
            <text:p>26.4543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1999" calcext:value-type="float">
            <text:p>3031999</text:p>
          </table:table-cell>
          <table:table-cell office:value-type="float" office:value="0.7883356" calcext:value-type="float">
            <text:p>0.7883356</text:p>
          </table:table-cell>
          <table:table-cell office:value-type="float" office:value="133.8855" calcext:value-type="float">
            <text:p>133.8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87349" calcext:value-type="float">
            <text:p>36.87349</text:p>
          </table:table-cell>
          <table:table-cell office:value-type="float" office:value="0" calcext:value-type="float">
            <text:p>0</text:p>
          </table:table-cell>
          <table:table-cell office:value-type="float" office:value="0.0005555689" calcext:value-type="float">
            <text:p>0.0005555689</text:p>
          </table:table-cell>
          <table:table-cell office:value-type="float" office:value="0.007796691" calcext:value-type="float">
            <text:p>0.007796691</text:p>
          </table:table-cell>
          <table:table-cell office:value-type="float" office:value="1644.853" calcext:value-type="float">
            <text:p>1644.853</text:p>
          </table:table-cell>
          <table:table-cell office:value-type="float" office:value="1.030939" calcext:value-type="float">
            <text:p>1.030939</text:p>
          </table:table-cell>
          <table:table-cell office:value-type="float" office:value="0" calcext:value-type="float">
            <text:p>0</text:p>
          </table:table-cell>
          <table:table-cell office:value-type="float" office:value="0.3433442" calcext:value-type="float">
            <text:p>0.3433442</text:p>
          </table:table-cell>
          <table:table-cell office:value-type="float" office:value="0.3929555" calcext:value-type="float">
            <text:p>0.3929555</text:p>
          </table:table-cell>
          <table:table-cell office:value-type="float" office:value="0.2884211" calcext:value-type="float">
            <text:p>0.2884211</text:p>
          </table:table-cell>
          <table:table-cell office:value-type="float" office:value="0.2882597" calcext:value-type="float">
            <text:p>0.2882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0598" calcext:value-type="float">
            <text:p>23.20598</text:p>
          </table:table-cell>
          <table:table-cell office:value-type="float" office:value="26.45296" calcext:value-type="float">
            <text:p>26.4529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1999" calcext:value-type="float">
            <text:p>4031999</text:p>
          </table:table-cell>
          <table:table-cell office:value-type="float" office:value="0.7879394" calcext:value-type="float">
            <text:p>0.7879394</text:p>
          </table:table-cell>
          <table:table-cell office:value-type="float" office:value="133.8846" calcext:value-type="float">
            <text:p>133.8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91459" calcext:value-type="float">
            <text:p>36.91459</text:p>
          </table:table-cell>
          <table:table-cell office:value-type="float" office:value="0" calcext:value-type="float">
            <text:p>0</text:p>
          </table:table-cell>
          <table:table-cell office:value-type="float" office:value="0.0005722603" calcext:value-type="float">
            <text:p>0.0005722603</text:p>
          </table:table-cell>
          <table:table-cell office:value-type="float" office:value="0.008072645" calcext:value-type="float">
            <text:p>0.008072645</text:p>
          </table:table-cell>
          <table:table-cell office:value-type="float" office:value="1644.813" calcext:value-type="float">
            <text:p>1644.813</text:p>
          </table:table-cell>
          <table:table-cell office:value-type="float" office:value="1.029956" calcext:value-type="float">
            <text:p>1.029956</text:p>
          </table:table-cell>
          <table:table-cell office:value-type="float" office:value="0" calcext:value-type="float">
            <text:p>0</text:p>
          </table:table-cell>
          <table:table-cell office:value-type="float" office:value="0.3414802" calcext:value-type="float">
            <text:p>0.3414802</text:p>
          </table:table-cell>
          <table:table-cell office:value-type="float" office:value="0.3921172" calcext:value-type="float">
            <text:p>0.3921172</text:p>
          </table:table-cell>
          <table:table-cell office:value-type="float" office:value="0.2886673" calcext:value-type="float">
            <text:p>0.2886673</text:p>
          </table:table-cell>
          <table:table-cell office:value-type="float" office:value="0.2885014" calcext:value-type="float">
            <text:p>0.2885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1164" calcext:value-type="float">
            <text:p>23.21164</text:p>
          </table:table-cell>
          <table:table-cell office:value-type="float" office:value="26.45137" calcext:value-type="float">
            <text:p>26.451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1999" calcext:value-type="float">
            <text:p>5031999</text:p>
          </table:table-cell>
          <table:table-cell office:value-type="float" office:value="0.7875143" calcext:value-type="float">
            <text:p>0.7875143</text:p>
          </table:table-cell>
          <table:table-cell office:value-type="float" office:value="133.8838" calcext:value-type="float">
            <text:p>133.8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95567" calcext:value-type="float">
            <text:p>36.95567</text:p>
          </table:table-cell>
          <table:table-cell office:value-type="float" office:value="0" calcext:value-type="float">
            <text:p>0</text:p>
          </table:table-cell>
          <table:table-cell office:value-type="float" office:value="0.0005867832" calcext:value-type="float">
            <text:p>0.0005867832</text:p>
          </table:table-cell>
          <table:table-cell office:value-type="float" office:value="0.008287756" calcext:value-type="float">
            <text:p>0.008287756</text:p>
          </table:table-cell>
          <table:table-cell office:value-type="float" office:value="1644.773" calcext:value-type="float">
            <text:p>1644.773</text:p>
          </table:table-cell>
          <table:table-cell office:value-type="float" office:value="1.028908" calcext:value-type="float">
            <text:p>1.028908</text:p>
          </table:table-cell>
          <table:table-cell office:value-type="float" office:value="0" calcext:value-type="float">
            <text:p>0</text:p>
          </table:table-cell>
          <table:table-cell office:value-type="float" office:value="0.3454313" calcext:value-type="float">
            <text:p>0.3454313</text:p>
          </table:table-cell>
          <table:table-cell office:value-type="float" office:value="0.3920385" calcext:value-type="float">
            <text:p>0.3920385</text:p>
          </table:table-cell>
          <table:table-cell office:value-type="float" office:value="0.2889161" calcext:value-type="float">
            <text:p>0.2889161</text:p>
          </table:table-cell>
          <table:table-cell office:value-type="float" office:value="0.2887423" calcext:value-type="float">
            <text:p>0.2887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194" calcext:value-type="float">
            <text:p>23.2194</text:p>
          </table:table-cell>
          <table:table-cell office:value-type="float" office:value="26.44969" calcext:value-type="float">
            <text:p>26.449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1999" calcext:value-type="float">
            <text:p>6031999</text:p>
          </table:table-cell>
          <table:table-cell office:value-type="float" office:value="0.7870889" calcext:value-type="float">
            <text:p>0.7870889</text:p>
          </table:table-cell>
          <table:table-cell office:value-type="float" office:value="133.8829" calcext:value-type="float">
            <text:p>133.8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99673" calcext:value-type="float">
            <text:p>36.99673</text:p>
          </table:table-cell>
          <table:table-cell office:value-type="float" office:value="0" calcext:value-type="float">
            <text:p>0</text:p>
          </table:table-cell>
          <table:table-cell office:value-type="float" office:value="0.0005981696" calcext:value-type="float">
            <text:p>0.0005981696</text:p>
          </table:table-cell>
          <table:table-cell office:value-type="float" office:value="0.008358086" calcext:value-type="float">
            <text:p>0.008358086</text:p>
          </table:table-cell>
          <table:table-cell office:value-type="float" office:value="1644.733" calcext:value-type="float">
            <text:p>1644.733</text:p>
          </table:table-cell>
          <table:table-cell office:value-type="float" office:value="1.027875" calcext:value-type="float">
            <text:p>1.027875</text:p>
          </table:table-cell>
          <table:table-cell office:value-type="float" office:value="0" calcext:value-type="float">
            <text:p>0</text:p>
          </table:table-cell>
          <table:table-cell office:value-type="float" office:value="0.3482156" calcext:value-type="float">
            <text:p>0.3482156</text:p>
          </table:table-cell>
          <table:table-cell office:value-type="float" office:value="0.392806" calcext:value-type="float">
            <text:p>0.392806</text:p>
          </table:table-cell>
          <table:table-cell office:value-type="float" office:value="0.2891639" calcext:value-type="float">
            <text:p>0.2891639</text:p>
          </table:table-cell>
          <table:table-cell office:value-type="float" office:value="0.2889827" calcext:value-type="float">
            <text:p>0.2889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2804" calcext:value-type="float">
            <text:p>23.22804</text:p>
          </table:table-cell>
          <table:table-cell office:value-type="float" office:value="26.44795" calcext:value-type="float">
            <text:p>26.4479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1999" calcext:value-type="float">
            <text:p>7031999</text:p>
          </table:table-cell>
          <table:table-cell office:value-type="float" office:value="0.7866641" calcext:value-type="float">
            <text:p>0.7866641</text:p>
          </table:table-cell>
          <table:table-cell office:value-type="float" office:value="133.8821" calcext:value-type="float">
            <text:p>133.8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03774" calcext:value-type="float">
            <text:p>37.03774</text:p>
          </table:table-cell>
          <table:table-cell office:value-type="float" office:value="0" calcext:value-type="float">
            <text:p>0</text:p>
          </table:table-cell>
          <table:table-cell office:value-type="float" office:value="0.0006087319" calcext:value-type="float">
            <text:p>0.0006087319</text:p>
          </table:table-cell>
          <table:table-cell office:value-type="float" office:value="0.008446855" calcext:value-type="float">
            <text:p>0.008446855</text:p>
          </table:table-cell>
          <table:table-cell office:value-type="float" office:value="1644.692" calcext:value-type="float">
            <text:p>1644.692</text:p>
          </table:table-cell>
          <table:table-cell office:value-type="float" office:value="1.026859" calcext:value-type="float">
            <text:p>1.026859</text:p>
          </table:table-cell>
          <table:table-cell office:value-type="float" office:value="0" calcext:value-type="float">
            <text:p>0</text:p>
          </table:table-cell>
          <table:table-cell office:value-type="float" office:value="0.3511465" calcext:value-type="float">
            <text:p>0.3511465</text:p>
          </table:table-cell>
          <table:table-cell office:value-type="float" office:value="0.3949867" calcext:value-type="float">
            <text:p>0.3949867</text:p>
          </table:table-cell>
          <table:table-cell office:value-type="float" office:value="0.2894109" calcext:value-type="float">
            <text:p>0.2894109</text:p>
          </table:table-cell>
          <table:table-cell office:value-type="float" office:value="0.289223" calcext:value-type="float">
            <text:p>0.289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3748" calcext:value-type="float">
            <text:p>23.23748</text:p>
          </table:table-cell>
          <table:table-cell office:value-type="float" office:value="26.44611" calcext:value-type="float">
            <text:p>26.446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1999" calcext:value-type="float">
            <text:p>8031999</text:p>
          </table:table-cell>
          <table:table-cell office:value-type="float" office:value="0.7862401" calcext:value-type="float">
            <text:p>0.7862401</text:p>
          </table:table-cell>
          <table:table-cell office:value-type="float" office:value="133.8813" calcext:value-type="float">
            <text:p>133.8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07866" calcext:value-type="float">
            <text:p>37.07866</text:p>
          </table:table-cell>
          <table:table-cell office:value-type="float" office:value="0" calcext:value-type="float">
            <text:p>0</text:p>
          </table:table-cell>
          <table:table-cell office:value-type="float" office:value="0.0006180629" calcext:value-type="float">
            <text:p>0.0006180629</text:p>
          </table:table-cell>
          <table:table-cell office:value-type="float" office:value="0.008474975" calcext:value-type="float">
            <text:p>0.008474975</text:p>
          </table:table-cell>
          <table:table-cell office:value-type="float" office:value="1644.652" calcext:value-type="float">
            <text:p>1644.652</text:p>
          </table:table-cell>
          <table:table-cell office:value-type="float" office:value="1.025861" calcext:value-type="float">
            <text:p>1.025861</text:p>
          </table:table-cell>
          <table:table-cell office:value-type="float" office:value="0" calcext:value-type="float">
            <text:p>0</text:p>
          </table:table-cell>
          <table:table-cell office:value-type="float" office:value="0.3536363" calcext:value-type="float">
            <text:p>0.3536363</text:p>
          </table:table-cell>
          <table:table-cell office:value-type="float" office:value="0.3974133" calcext:value-type="float">
            <text:p>0.3974133</text:p>
          </table:table-cell>
          <table:table-cell office:value-type="float" office:value="0.2896573" calcext:value-type="float">
            <text:p>0.2896573</text:p>
          </table:table-cell>
          <table:table-cell office:value-type="float" office:value="0.2894625" calcext:value-type="float">
            <text:p>0.2894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4769" calcext:value-type="float">
            <text:p>23.24769</text:p>
          </table:table-cell>
          <table:table-cell office:value-type="float" office:value="26.44431" calcext:value-type="float">
            <text:p>26.4443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1999" calcext:value-type="float">
            <text:p>9031999</text:p>
          </table:table-cell>
          <table:table-cell office:value-type="float" office:value="0.7858174" calcext:value-type="float">
            <text:p>0.7858174</text:p>
          </table:table-cell>
          <table:table-cell office:value-type="float" office:value="133.8805" calcext:value-type="float">
            <text:p>133.8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11947" calcext:value-type="float">
            <text:p>37.11947</text:p>
          </table:table-cell>
          <table:table-cell office:value-type="float" office:value="0" calcext:value-type="float">
            <text:p>0</text:p>
          </table:table-cell>
          <table:table-cell office:value-type="float" office:value="0.0006274474" calcext:value-type="float">
            <text:p>0.0006274474</text:p>
          </table:table-cell>
          <table:table-cell office:value-type="float" office:value="0.008545888" calcext:value-type="float">
            <text:p>0.008545888</text:p>
          </table:table-cell>
          <table:table-cell office:value-type="float" office:value="1644.612" calcext:value-type="float">
            <text:p>1644.612</text:p>
          </table:table-cell>
          <table:table-cell office:value-type="float" office:value="1.024876" calcext:value-type="float">
            <text:p>1.024876</text:p>
          </table:table-cell>
          <table:table-cell office:value-type="float" office:value="0" calcext:value-type="float">
            <text:p>0</text:p>
          </table:table-cell>
          <table:table-cell office:value-type="float" office:value="0.3567606" calcext:value-type="float">
            <text:p>0.3567606</text:p>
          </table:table-cell>
          <table:table-cell office:value-type="float" office:value="0.4001634" calcext:value-type="float">
            <text:p>0.4001634</text:p>
          </table:table-cell>
          <table:table-cell office:value-type="float" office:value="0.2899032" calcext:value-type="float">
            <text:p>0.2899032</text:p>
          </table:table-cell>
          <table:table-cell office:value-type="float" office:value="0.2897019" calcext:value-type="float">
            <text:p>0.2897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5872" calcext:value-type="float">
            <text:p>23.25872</text:p>
          </table:table-cell>
          <table:table-cell office:value-type="float" office:value="26.44253" calcext:value-type="float">
            <text:p>26.4425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1999" calcext:value-type="float">
            <text:p>10031999</text:p>
          </table:table-cell>
          <table:table-cell office:value-type="float" office:value="0.7853957" calcext:value-type="float">
            <text:p>0.7853957</text:p>
          </table:table-cell>
          <table:table-cell office:value-type="float" office:value="133.8797" calcext:value-type="float">
            <text:p>133.8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16021" calcext:value-type="float">
            <text:p>37.16021</text:p>
          </table:table-cell>
          <table:table-cell office:value-type="float" office:value="0" calcext:value-type="float">
            <text:p>0</text:p>
          </table:table-cell>
          <table:table-cell office:value-type="float" office:value="0.0006367206" calcext:value-type="float">
            <text:p>0.0006367206</text:p>
          </table:table-cell>
          <table:table-cell office:value-type="float" office:value="0.008610997" calcext:value-type="float">
            <text:p>0.008610997</text:p>
          </table:table-cell>
          <table:table-cell office:value-type="float" office:value="1644.571" calcext:value-type="float">
            <text:p>1644.571</text:p>
          </table:table-cell>
          <table:table-cell office:value-type="float" office:value="1.023903" calcext:value-type="float">
            <text:p>1.023903</text:p>
          </table:table-cell>
          <table:table-cell office:value-type="float" office:value="0" calcext:value-type="float">
            <text:p>0</text:p>
          </table:table-cell>
          <table:table-cell office:value-type="float" office:value="0.3592261" calcext:value-type="float">
            <text:p>0.3592261</text:p>
          </table:table-cell>
          <table:table-cell office:value-type="float" office:value="0.4006716" calcext:value-type="float">
            <text:p>0.4006716</text:p>
          </table:table-cell>
          <table:table-cell office:value-type="float" office:value="0.2901427" calcext:value-type="float">
            <text:p>0.2901427</text:p>
          </table:table-cell>
          <table:table-cell office:value-type="float" office:value="0.2899403" calcext:value-type="float">
            <text:p>0.2899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7055" calcext:value-type="float">
            <text:p>23.27055</text:p>
          </table:table-cell>
          <table:table-cell office:value-type="float" office:value="26.44082" calcext:value-type="float">
            <text:p>26.4408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1999" calcext:value-type="float">
            <text:p>11031999</text:p>
          </table:table-cell>
          <table:table-cell office:value-type="float" office:value="0.7849743" calcext:value-type="float">
            <text:p>0.7849743</text:p>
          </table:table-cell>
          <table:table-cell office:value-type="float" office:value="133.8789" calcext:value-type="float">
            <text:p>133.8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20092" calcext:value-type="float">
            <text:p>37.20092</text:p>
          </table:table-cell>
          <table:table-cell office:value-type="float" office:value="0" calcext:value-type="float">
            <text:p>0</text:p>
          </table:table-cell>
          <table:table-cell office:value-type="float" office:value="0.0006434917" calcext:value-type="float">
            <text:p>0.0006434917</text:p>
          </table:table-cell>
          <table:table-cell office:value-type="float" office:value="0.008158836" calcext:value-type="float">
            <text:p>0.008158836</text:p>
          </table:table-cell>
          <table:table-cell office:value-type="float" office:value="1644.531" calcext:value-type="float">
            <text:p>1644.531</text:p>
          </table:table-cell>
          <table:table-cell office:value-type="float" office:value="1.022929" calcext:value-type="float">
            <text:p>1.022929</text:p>
          </table:table-cell>
          <table:table-cell office:value-type="float" office:value="0" calcext:value-type="float">
            <text:p>0</text:p>
          </table:table-cell>
          <table:table-cell office:value-type="float" office:value="0.3589679" calcext:value-type="float">
            <text:p>0.3589679</text:p>
          </table:table-cell>
          <table:table-cell office:value-type="float" office:value="0.4005752" calcext:value-type="float">
            <text:p>0.4005752</text:p>
          </table:table-cell>
          <table:table-cell office:value-type="float" office:value="0.29038" calcext:value-type="float">
            <text:p>0.29038</text:p>
          </table:table-cell>
          <table:table-cell office:value-type="float" office:value="0.2901786" calcext:value-type="float">
            <text:p>0.2901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8253" calcext:value-type="float">
            <text:p>23.28253</text:p>
          </table:table-cell>
          <table:table-cell office:value-type="float" office:value="26.43908" calcext:value-type="float">
            <text:p>26.4390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1999" calcext:value-type="float">
            <text:p>12031999</text:p>
          </table:table-cell>
          <table:table-cell office:value-type="float" office:value="0.7845532" calcext:value-type="float">
            <text:p>0.7845532</text:p>
          </table:table-cell>
          <table:table-cell office:value-type="float" office:value="133.8781" calcext:value-type="float">
            <text:p>133.8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24163" calcext:value-type="float">
            <text:p>37.24163</text:p>
          </table:table-cell>
          <table:table-cell office:value-type="float" office:value="0" calcext:value-type="float">
            <text:p>0</text:p>
          </table:table-cell>
          <table:table-cell office:value-type="float" office:value="0.0006462574" calcext:value-type="float">
            <text:p>0.0006462574</text:p>
          </table:table-cell>
          <table:table-cell office:value-type="float" office:value="0.006816227" calcext:value-type="float">
            <text:p>0.006816227</text:p>
          </table:table-cell>
          <table:table-cell office:value-type="float" office:value="1644.49" calcext:value-type="float">
            <text:p>1644.49</text:p>
          </table:table-cell>
          <table:table-cell office:value-type="float" office:value="1.021956" calcext:value-type="float">
            <text:p>1.021956</text:p>
          </table:table-cell>
          <table:table-cell office:value-type="float" office:value="0" calcext:value-type="float">
            <text:p>0</text:p>
          </table:table-cell>
          <table:table-cell office:value-type="float" office:value="0.3580983" calcext:value-type="float">
            <text:p>0.3580983</text:p>
          </table:table-cell>
          <table:table-cell office:value-type="float" office:value="0.4004144" calcext:value-type="float">
            <text:p>0.4004144</text:p>
          </table:table-cell>
          <table:table-cell office:value-type="float" office:value="0.2906165" calcext:value-type="float">
            <text:p>0.2906165</text:p>
          </table:table-cell>
          <table:table-cell office:value-type="float" office:value="0.2904162" calcext:value-type="float">
            <text:p>0.2904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9429" calcext:value-type="float">
            <text:p>23.29429</text:p>
          </table:table-cell>
          <table:table-cell office:value-type="float" office:value="26.43736" calcext:value-type="float">
            <text:p>26.4373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1999" calcext:value-type="float">
            <text:p>13031999</text:p>
          </table:table-cell>
          <table:table-cell office:value-type="float" office:value="0.7841326" calcext:value-type="float">
            <text:p>0.7841326</text:p>
          </table:table-cell>
          <table:table-cell office:value-type="float" office:value="133.8773" calcext:value-type="float">
            <text:p>133.8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28243" calcext:value-type="float">
            <text:p>37.28243</text:p>
          </table:table-cell>
          <table:table-cell office:value-type="float" office:value="0" calcext:value-type="float">
            <text:p>0</text:p>
          </table:table-cell>
          <table:table-cell office:value-type="float" office:value="0.0006493481" calcext:value-type="float">
            <text:p>0.0006493481</text:p>
          </table:table-cell>
          <table:table-cell office:value-type="float" office:value="0.00558448" calcext:value-type="float">
            <text:p>0.00558448</text:p>
          </table:table-cell>
          <table:table-cell office:value-type="float" office:value="1644.452" calcext:value-type="float">
            <text:p>1644.452</text:p>
          </table:table-cell>
          <table:table-cell office:value-type="float" office:value="1.020983" calcext:value-type="float">
            <text:p>1.020983</text:p>
          </table:table-cell>
          <table:table-cell office:value-type="float" office:value="0" calcext:value-type="float">
            <text:p>0</text:p>
          </table:table-cell>
          <table:table-cell office:value-type="float" office:value="0.3572892" calcext:value-type="float">
            <text:p>0.3572892</text:p>
          </table:table-cell>
          <table:table-cell office:value-type="float" office:value="0.400279" calcext:value-type="float">
            <text:p>0.400279</text:p>
          </table:table-cell>
          <table:table-cell office:value-type="float" office:value="0.2908524" calcext:value-type="float">
            <text:p>0.2908524</text:p>
          </table:table-cell>
          <table:table-cell office:value-type="float" office:value="0.2906532" calcext:value-type="float">
            <text:p>0.2906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0583" calcext:value-type="float">
            <text:p>23.30583</text:p>
          </table:table-cell>
          <table:table-cell office:value-type="float" office:value="26.43563" calcext:value-type="float">
            <text:p>26.4356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1999" calcext:value-type="float">
            <text:p>14031999</text:p>
          </table:table-cell>
          <table:table-cell office:value-type="float" office:value="0.7837118" calcext:value-type="float">
            <text:p>0.7837118</text:p>
          </table:table-cell>
          <table:table-cell office:value-type="float" office:value="133.8765" calcext:value-type="float">
            <text:p>133.8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32331" calcext:value-type="float">
            <text:p>37.32331</text:p>
          </table:table-cell>
          <table:table-cell office:value-type="float" office:value="0" calcext:value-type="float">
            <text:p>0</text:p>
          </table:table-cell>
          <table:table-cell office:value-type="float" office:value="0.0006526796" calcext:value-type="float">
            <text:p>0.0006526796</text:p>
          </table:table-cell>
          <table:table-cell office:value-type="float" office:value="0.004442523" calcext:value-type="float">
            <text:p>0.004442523</text:p>
          </table:table-cell>
          <table:table-cell office:value-type="float" office:value="1644.414" calcext:value-type="float">
            <text:p>1644.414</text:p>
          </table:table-cell>
          <table:table-cell office:value-type="float" office:value="1.020009" calcext:value-type="float">
            <text:p>1.020009</text:p>
          </table:table-cell>
          <table:table-cell office:value-type="float" office:value="0" calcext:value-type="float">
            <text:p>0</text:p>
          </table:table-cell>
          <table:table-cell office:value-type="float" office:value="0.3565219" calcext:value-type="float">
            <text:p>0.3565219</text:p>
          </table:table-cell>
          <table:table-cell office:value-type="float" office:value="0.4001438" calcext:value-type="float">
            <text:p>0.4001438</text:p>
          </table:table-cell>
          <table:table-cell office:value-type="float" office:value="0.2910883" calcext:value-type="float">
            <text:p>0.2910883</text:p>
          </table:table-cell>
          <table:table-cell office:value-type="float" office:value="0.2908897" calcext:value-type="float">
            <text:p>0.2908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1718" calcext:value-type="float">
            <text:p>23.31718</text:p>
          </table:table-cell>
          <table:table-cell office:value-type="float" office:value="26.43386" calcext:value-type="float">
            <text:p>26.4338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1999" calcext:value-type="float">
            <text:p>15031999</text:p>
          </table:table-cell>
          <table:table-cell office:value-type="float" office:value="0.7832908" calcext:value-type="float">
            <text:p>0.7832908</text:p>
          </table:table-cell>
          <table:table-cell office:value-type="float" office:value="133.8757" calcext:value-type="float">
            <text:p>133.8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36422" calcext:value-type="float">
            <text:p>37.36422</text:p>
          </table:table-cell>
          <table:table-cell office:value-type="float" office:value="0" calcext:value-type="float">
            <text:p>0</text:p>
          </table:table-cell>
          <table:table-cell office:value-type="float" office:value="0.0006561991" calcext:value-type="float">
            <text:p>0.0006561991</text:p>
          </table:table-cell>
          <table:table-cell office:value-type="float" office:value="0.003374897" calcext:value-type="float">
            <text:p>0.003374897</text:p>
          </table:table-cell>
          <table:table-cell office:value-type="float" office:value="1644.375" calcext:value-type="float">
            <text:p>1644.375</text:p>
          </table:table-cell>
          <table:table-cell office:value-type="float" office:value="1.019035" calcext:value-type="float">
            <text:p>1.019035</text:p>
          </table:table-cell>
          <table:table-cell office:value-type="float" office:value="0" calcext:value-type="float">
            <text:p>0</text:p>
          </table:table-cell>
          <table:table-cell office:value-type="float" office:value="0.3557904" calcext:value-type="float">
            <text:p>0.3557904</text:p>
          </table:table-cell>
          <table:table-cell office:value-type="float" office:value="0.4000091" calcext:value-type="float">
            <text:p>0.4000091</text:p>
          </table:table-cell>
          <table:table-cell office:value-type="float" office:value="0.291324" calcext:value-type="float">
            <text:p>0.291324</text:p>
          </table:table-cell>
          <table:table-cell office:value-type="float" office:value="0.291126" calcext:value-type="float">
            <text:p>0.291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2834" calcext:value-type="float">
            <text:p>23.32834</text:p>
          </table:table-cell>
          <table:table-cell office:value-type="float" office:value="26.43226" calcext:value-type="float">
            <text:p>26.4322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1999" calcext:value-type="float">
            <text:p>16031999</text:p>
          </table:table-cell>
          <table:table-cell office:value-type="float" office:value="0.7828704" calcext:value-type="float">
            <text:p>0.7828704</text:p>
          </table:table-cell>
          <table:table-cell office:value-type="float" office:value="133.8749" calcext:value-type="float">
            <text:p>133.8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40525" calcext:value-type="float">
            <text:p>37.40525</text:p>
          </table:table-cell>
          <table:table-cell office:value-type="float" office:value="0" calcext:value-type="float">
            <text:p>0</text:p>
          </table:table-cell>
          <table:table-cell office:value-type="float" office:value="0.00065987" calcext:value-type="float">
            <text:p>0.00065987</text:p>
          </table:table-cell>
          <table:table-cell office:value-type="float" office:value="0.002369283" calcext:value-type="float">
            <text:p>0.002369283</text:p>
          </table:table-cell>
          <table:table-cell office:value-type="float" office:value="1644.336" calcext:value-type="float">
            <text:p>1644.336</text:p>
          </table:table-cell>
          <table:table-cell office:value-type="float" office:value="1.018062" calcext:value-type="float">
            <text:p>1.018062</text:p>
          </table:table-cell>
          <table:table-cell office:value-type="float" office:value="0" calcext:value-type="float">
            <text:p>0</text:p>
          </table:table-cell>
          <table:table-cell office:value-type="float" office:value="0.3550974" calcext:value-type="float">
            <text:p>0.3550974</text:p>
          </table:table-cell>
          <table:table-cell office:value-type="float" office:value="0.3998777" calcext:value-type="float">
            <text:p>0.3998777</text:p>
          </table:table-cell>
          <table:table-cell office:value-type="float" office:value="0.2915596" calcext:value-type="float">
            <text:p>0.2915596</text:p>
          </table:table-cell>
          <table:table-cell office:value-type="float" office:value="0.291362" calcext:value-type="float">
            <text:p>0.291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3934" calcext:value-type="float">
            <text:p>23.33934</text:p>
          </table:table-cell>
          <table:table-cell office:value-type="float" office:value="26.43065" calcext:value-type="float">
            <text:p>26.4306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1999" calcext:value-type="float">
            <text:p>17031999</text:p>
          </table:table-cell>
          <table:table-cell office:value-type="float" office:value="0.7824498" calcext:value-type="float">
            <text:p>0.7824498</text:p>
          </table:table-cell>
          <table:table-cell office:value-type="float" office:value="133.8741" calcext:value-type="float">
            <text:p>133.8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44626" calcext:value-type="float">
            <text:p>37.44626</text:p>
          </table:table-cell>
          <table:table-cell office:value-type="float" office:value="0" calcext:value-type="float">
            <text:p>0</text:p>
          </table:table-cell>
          <table:table-cell office:value-type="float" office:value="0.0006636669" calcext:value-type="float">
            <text:p>0.0006636669</text:p>
          </table:table-cell>
          <table:table-cell office:value-type="float" office:value="0.001415159" calcext:value-type="float">
            <text:p>0.001415159</text:p>
          </table:table-cell>
          <table:table-cell office:value-type="float" office:value="1644.296" calcext:value-type="float">
            <text:p>1644.296</text:p>
          </table:table-cell>
          <table:table-cell office:value-type="float" office:value="1.017091" calcext:value-type="float">
            <text:p>1.017091</text:p>
          </table:table-cell>
          <table:table-cell office:value-type="float" office:value="0" calcext:value-type="float">
            <text:p>0</text:p>
          </table:table-cell>
          <table:table-cell office:value-type="float" office:value="0.3544622" calcext:value-type="float">
            <text:p>0.3544622</text:p>
          </table:table-cell>
          <table:table-cell office:value-type="float" office:value="0.3997526" calcext:value-type="float">
            <text:p>0.3997526</text:p>
          </table:table-cell>
          <table:table-cell office:value-type="float" office:value="0.2917939" calcext:value-type="float">
            <text:p>0.2917939</text:p>
          </table:table-cell>
          <table:table-cell office:value-type="float" office:value="0.291597" calcext:value-type="float">
            <text:p>0.291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5018" calcext:value-type="float">
            <text:p>23.35018</text:p>
          </table:table-cell>
          <table:table-cell office:value-type="float" office:value="26.42905" calcext:value-type="float">
            <text:p>26.4290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1999" calcext:value-type="float">
            <text:p>18031999</text:p>
          </table:table-cell>
          <table:table-cell office:value-type="float" office:value="0.7820292" calcext:value-type="float">
            <text:p>0.7820292</text:p>
          </table:table-cell>
          <table:table-cell office:value-type="float" office:value="133.8733" calcext:value-type="float">
            <text:p>133.8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48734" calcext:value-type="float">
            <text:p>37.48734</text:p>
          </table:table-cell>
          <table:table-cell office:value-type="float" office:value="0" calcext:value-type="float">
            <text:p>0</text:p>
          </table:table-cell>
          <table:table-cell office:value-type="float" office:value="0.0006675653" calcext:value-type="float">
            <text:p>0.0006675653</text:p>
          </table:table-cell>
          <table:table-cell office:value-type="float" office:value="0.0005052158" calcext:value-type="float">
            <text:p>0.0005052158</text:p>
          </table:table-cell>
          <table:table-cell office:value-type="float" office:value="1644.257" calcext:value-type="float">
            <text:p>1644.257</text:p>
          </table:table-cell>
          <table:table-cell office:value-type="float" office:value="1.016118" calcext:value-type="float">
            <text:p>1.016118</text:p>
          </table:table-cell>
          <table:table-cell office:value-type="float" office:value="0" calcext:value-type="float">
            <text:p>0</text:p>
          </table:table-cell>
          <table:table-cell office:value-type="float" office:value="0.3539696" calcext:value-type="float">
            <text:p>0.3539696</text:p>
          </table:table-cell>
          <table:table-cell office:value-type="float" office:value="0.3996515" calcext:value-type="float">
            <text:p>0.3996515</text:p>
          </table:table-cell>
          <table:table-cell office:value-type="float" office:value="0.292028" calcext:value-type="float">
            <text:p>0.292028</text:p>
          </table:table-cell>
          <table:table-cell office:value-type="float" office:value="0.2918314" calcext:value-type="float">
            <text:p>0.2918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6085" calcext:value-type="float">
            <text:p>23.36085</text:p>
          </table:table-cell>
          <table:table-cell office:value-type="float" office:value="26.42742" calcext:value-type="float">
            <text:p>26.4274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1999" calcext:value-type="float">
            <text:p>19031999</text:p>
          </table:table-cell>
          <table:table-cell office:value-type="float" office:value="0.781609" calcext:value-type="float">
            <text:p>0.781609</text:p>
          </table:table-cell>
          <table:table-cell office:value-type="float" office:value="133.8725" calcext:value-type="float">
            <text:p>133.8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52845" calcext:value-type="float">
            <text:p>37.52845</text:p>
          </table:table-cell>
          <table:table-cell office:value-type="float" office:value="0" calcext:value-type="float">
            <text:p>0</text:p>
          </table:table-cell>
          <table:table-cell office:value-type="float" office:value="0.000671573" calcext:value-type="float">
            <text:p>0.000671573</text:p>
          </table:table-cell>
          <table:table-cell office:value-type="float" office:value="-0.0003589095" calcext:value-type="float">
            <text:p>-0.0003589095</text:p>
          </table:table-cell>
          <table:table-cell office:value-type="float" office:value="1644.217" calcext:value-type="float">
            <text:p>1644.217</text:p>
          </table:table-cell>
          <table:table-cell office:value-type="float" office:value="1.015146" calcext:value-type="float">
            <text:p>1.015146</text:p>
          </table:table-cell>
          <table:table-cell office:value-type="float" office:value="0" calcext:value-type="float">
            <text:p>0</text:p>
          </table:table-cell>
          <table:table-cell office:value-type="float" office:value="0.3535464" calcext:value-type="float">
            <text:p>0.3535464</text:p>
          </table:table-cell>
          <table:table-cell office:value-type="float" office:value="0.3995663" calcext:value-type="float">
            <text:p>0.3995663</text:p>
          </table:table-cell>
          <table:table-cell office:value-type="float" office:value="0.2922621" calcext:value-type="float">
            <text:p>0.2922621</text:p>
          </table:table-cell>
          <table:table-cell office:value-type="float" office:value="0.2920658" calcext:value-type="float">
            <text:p>0.2920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7145" calcext:value-type="float">
            <text:p>23.37145</text:p>
          </table:table-cell>
          <table:table-cell office:value-type="float" office:value="26.4258" calcext:value-type="float">
            <text:p>26.425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1999" calcext:value-type="float">
            <text:p>20031999</text:p>
          </table:table-cell>
          <table:table-cell office:value-type="float" office:value="0.7811892" calcext:value-type="float">
            <text:p>0.7811892</text:p>
          </table:table-cell>
          <table:table-cell office:value-type="float" office:value="133.8717" calcext:value-type="float">
            <text:p>133.8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56953" calcext:value-type="float">
            <text:p>37.56953</text:p>
          </table:table-cell>
          <table:table-cell office:value-type="float" office:value="0" calcext:value-type="float">
            <text:p>0</text:p>
          </table:table-cell>
          <table:table-cell office:value-type="float" office:value="0.0006757093" calcext:value-type="float">
            <text:p>0.0006757093</text:p>
          </table:table-cell>
          <table:table-cell office:value-type="float" office:value="-0.00117626" calcext:value-type="float">
            <text:p>-0.00117626</text:p>
          </table:table-cell>
          <table:table-cell office:value-type="float" office:value="1644.176" calcext:value-type="float">
            <text:p>1644.176</text:p>
          </table:table-cell>
          <table:table-cell office:value-type="float" office:value="1.01418" calcext:value-type="float">
            <text:p>1.01418</text:p>
          </table:table-cell>
          <table:table-cell office:value-type="float" office:value="0" calcext:value-type="float">
            <text:p>0</text:p>
          </table:table-cell>
          <table:table-cell office:value-type="float" office:value="0.3092227" calcext:value-type="float">
            <text:p>0.3092227</text:p>
          </table:table-cell>
          <table:table-cell office:value-type="float" office:value="0.3875698" calcext:value-type="float">
            <text:p>0.3875698</text:p>
          </table:table-cell>
          <table:table-cell office:value-type="float" office:value="0.2924677" calcext:value-type="float">
            <text:p>0.2924677</text:p>
          </table:table-cell>
          <table:table-cell office:value-type="float" office:value="0.2922999" calcext:value-type="float">
            <text:p>0.292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7672" calcext:value-type="float">
            <text:p>23.37672</text:p>
          </table:table-cell>
          <table:table-cell office:value-type="float" office:value="26.42364" calcext:value-type="float">
            <text:p>26.423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1999" calcext:value-type="float">
            <text:p>21031999</text:p>
          </table:table-cell>
          <table:table-cell office:value-type="float" office:value="0.7807697" calcext:value-type="float">
            <text:p>0.7807697</text:p>
          </table:table-cell>
          <table:table-cell office:value-type="float" office:value="133.8709" calcext:value-type="float">
            <text:p>133.8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106" calcext:value-type="float">
            <text:p>37.6106</text:p>
          </table:table-cell>
          <table:table-cell office:value-type="float" office:value="0" calcext:value-type="float">
            <text:p>0</text:p>
          </table:table-cell>
          <table:table-cell office:value-type="float" office:value="0.0006801556" calcext:value-type="float">
            <text:p>0.0006801556</text:p>
          </table:table-cell>
          <table:table-cell office:value-type="float" office:value="-0.00194718" calcext:value-type="float">
            <text:p>-0.00194718</text:p>
          </table:table-cell>
          <table:table-cell office:value-type="float" office:value="1644.136" calcext:value-type="float">
            <text:p>1644.136</text:p>
          </table:table-cell>
          <table:table-cell office:value-type="float" office:value="1.013221" calcext:value-type="float">
            <text:p>1.013221</text:p>
          </table:table-cell>
          <table:table-cell office:value-type="float" office:value="0" calcext:value-type="float">
            <text:p>0</text:p>
          </table:table-cell>
          <table:table-cell office:value-type="float" office:value="0.2534685" calcext:value-type="float">
            <text:p>0.2534685</text:p>
          </table:table-cell>
          <table:table-cell office:value-type="float" office:value="0.3754086" calcext:value-type="float">
            <text:p>0.3754086</text:p>
          </table:table-cell>
          <table:table-cell office:value-type="float" office:value="0.2926829" calcext:value-type="float">
            <text:p>0.2926829</text:p>
          </table:table-cell>
          <table:table-cell office:value-type="float" office:value="0.2925332" calcext:value-type="float">
            <text:p>0.2925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7872" calcext:value-type="float">
            <text:p>23.37872</text:p>
          </table:table-cell>
          <table:table-cell office:value-type="float" office:value="26.42094" calcext:value-type="float">
            <text:p>26.4209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1999" calcext:value-type="float">
            <text:p>22031999</text:p>
          </table:table-cell>
          <table:table-cell office:value-type="float" office:value="0.7803614" calcext:value-type="float">
            <text:p>0.7803614</text:p>
          </table:table-cell>
          <table:table-cell office:value-type="float" office:value="133.87" calcext:value-type="float">
            <text:p>133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5053" calcext:value-type="float">
            <text:p>37.65053</text:p>
          </table:table-cell>
          <table:table-cell office:value-type="float" office:value="0" calcext:value-type="float">
            <text:p>0</text:p>
          </table:table-cell>
          <table:table-cell office:value-type="float" office:value="0.0007038785" calcext:value-type="float">
            <text:p>0.0007038785</text:p>
          </table:table-cell>
          <table:table-cell office:value-type="float" office:value="-0.0009980288" calcext:value-type="float">
            <text:p>-0.0009980288</text:p>
          </table:table-cell>
          <table:table-cell office:value-type="float" office:value="1644.094" calcext:value-type="float">
            <text:p>1644.094</text:p>
          </table:table-cell>
          <table:table-cell office:value-type="float" office:value="1.012339" calcext:value-type="float">
            <text:p>1.012339</text:p>
          </table:table-cell>
          <table:table-cell office:value-type="float" office:value="0" calcext:value-type="float">
            <text:p>0</text:p>
          </table:table-cell>
          <table:table-cell office:value-type="float" office:value="0.1880575" calcext:value-type="float">
            <text:p>0.1880575</text:p>
          </table:table-cell>
          <table:table-cell office:value-type="float" office:value="0.317848" calcext:value-type="float">
            <text:p>0.317848</text:p>
          </table:table-cell>
          <table:table-cell office:value-type="float" office:value="0.2928784" calcext:value-type="float">
            <text:p>0.2928784</text:p>
          </table:table-cell>
          <table:table-cell office:value-type="float" office:value="0.2927656" calcext:value-type="float">
            <text:p>0.2927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4206" calcext:value-type="float">
            <text:p>23.34206</text:p>
          </table:table-cell>
          <table:table-cell office:value-type="float" office:value="26.40324" calcext:value-type="float">
            <text:p>26.403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1999" calcext:value-type="float">
            <text:p>23031999</text:p>
          </table:table-cell>
          <table:table-cell office:value-type="float" office:value="0.7799377" calcext:value-type="float">
            <text:p>0.7799377</text:p>
          </table:table-cell>
          <table:table-cell office:value-type="float" office:value="133.8692" calcext:value-type="float">
            <text:p>133.8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9091" calcext:value-type="float">
            <text:p>37.69091</text:p>
          </table:table-cell>
          <table:table-cell office:value-type="float" office:value="0" calcext:value-type="float">
            <text:p>0</text:p>
          </table:table-cell>
          <table:table-cell office:value-type="float" office:value="0.0007277058" calcext:value-type="float">
            <text:p>0.0007277058</text:p>
          </table:table-cell>
          <table:table-cell office:value-type="float" office:value="-0.001202612" calcext:value-type="float">
            <text:p>-0.001202612</text:p>
          </table:table-cell>
          <table:table-cell office:value-type="float" office:value="1644.054" calcext:value-type="float">
            <text:p>1644.054</text:p>
          </table:table-cell>
          <table:table-cell office:value-type="float" office:value="1.011386" calcext:value-type="float">
            <text:p>1.011386</text:p>
          </table:table-cell>
          <table:table-cell office:value-type="float" office:value="0" calcext:value-type="float">
            <text:p>0</text:p>
          </table:table-cell>
          <table:table-cell office:value-type="float" office:value="0.23411" calcext:value-type="float">
            <text:p>0.23411</text:p>
          </table:table-cell>
          <table:table-cell office:value-type="float" office:value="0.3490942" calcext:value-type="float">
            <text:p>0.3490942</text:p>
          </table:table-cell>
          <table:table-cell office:value-type="float" office:value="0.2931326" calcext:value-type="float">
            <text:p>0.2931326</text:p>
          </table:table-cell>
          <table:table-cell office:value-type="float" office:value="0.292998" calcext:value-type="float">
            <text:p>0.29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1875" calcext:value-type="float">
            <text:p>23.31875</text:p>
          </table:table-cell>
          <table:table-cell office:value-type="float" office:value="26.39014" calcext:value-type="float">
            <text:p>26.390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1999" calcext:value-type="float">
            <text:p>24031999</text:p>
          </table:table-cell>
          <table:table-cell office:value-type="float" office:value="0.7795128" calcext:value-type="float">
            <text:p>0.7795128</text:p>
          </table:table-cell>
          <table:table-cell office:value-type="float" office:value="133.8684" calcext:value-type="float">
            <text:p>133.8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73164" calcext:value-type="float">
            <text:p>37.73164</text:p>
          </table:table-cell>
          <table:table-cell office:value-type="float" office:value="0" calcext:value-type="float">
            <text:p>0</text:p>
          </table:table-cell>
          <table:table-cell office:value-type="float" office:value="0.0007497575" calcext:value-type="float">
            <text:p>0.0007497575</text:p>
          </table:table-cell>
          <table:table-cell office:value-type="float" office:value="-0.00144336" calcext:value-type="float">
            <text:p>-0.00144336</text:p>
          </table:table-cell>
          <table:table-cell office:value-type="float" office:value="1644.013" calcext:value-type="float">
            <text:p>1644.013</text:p>
          </table:table-cell>
          <table:table-cell office:value-type="float" office:value="1.01043" calcext:value-type="float">
            <text:p>1.01043</text:p>
          </table:table-cell>
          <table:table-cell office:value-type="float" office:value="0" calcext:value-type="float">
            <text:p>0</text:p>
          </table:table-cell>
          <table:table-cell office:value-type="float" office:value="0.2437395" calcext:value-type="float">
            <text:p>0.2437395</text:p>
          </table:table-cell>
          <table:table-cell office:value-type="float" office:value="0.3607017" calcext:value-type="float">
            <text:p>0.3607017</text:p>
          </table:table-cell>
          <table:table-cell office:value-type="float" office:value="0.2933689" calcext:value-type="float">
            <text:p>0.2933689</text:p>
          </table:table-cell>
          <table:table-cell office:value-type="float" office:value="0.2932302" calcext:value-type="float">
            <text:p>0.2932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0382" calcext:value-type="float">
            <text:p>23.30382</text:p>
          </table:table-cell>
          <table:table-cell office:value-type="float" office:value="26.38215" calcext:value-type="float">
            <text:p>26.3821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1999" calcext:value-type="float">
            <text:p>25031999</text:p>
          </table:table-cell>
          <table:table-cell office:value-type="float" office:value="0.7790861" calcext:value-type="float">
            <text:p>0.7790861</text:p>
          </table:table-cell>
          <table:table-cell office:value-type="float" office:value="133.8676" calcext:value-type="float">
            <text:p>133.8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77267" calcext:value-type="float">
            <text:p>37.77267</text:p>
          </table:table-cell>
          <table:table-cell office:value-type="float" office:value="0" calcext:value-type="float">
            <text:p>0</text:p>
          </table:table-cell>
          <table:table-cell office:value-type="float" office:value="0.0007688049" calcext:value-type="float">
            <text:p>0.0007688049</text:p>
          </table:table-cell>
          <table:table-cell office:value-type="float" office:value="-0.001730804" calcext:value-type="float">
            <text:p>-0.001730804</text:p>
          </table:table-cell>
          <table:table-cell office:value-type="float" office:value="1643.972" calcext:value-type="float">
            <text:p>1643.972</text:p>
          </table:table-cell>
          <table:table-cell office:value-type="float" office:value="1.009473" calcext:value-type="float">
            <text:p>1.009473</text:p>
          </table:table-cell>
          <table:table-cell office:value-type="float" office:value="0" calcext:value-type="float">
            <text:p>0</text:p>
          </table:table-cell>
          <table:table-cell office:value-type="float" office:value="0.2906142" calcext:value-type="float">
            <text:p>0.2906142</text:p>
          </table:table-cell>
          <table:table-cell office:value-type="float" office:value="0.3873226" calcext:value-type="float">
            <text:p>0.3873226</text:p>
          </table:table-cell>
          <table:table-cell office:value-type="float" office:value="0.2936241" calcext:value-type="float">
            <text:p>0.2936241</text:p>
          </table:table-cell>
          <table:table-cell office:value-type="float" office:value="0.2934614" calcext:value-type="float">
            <text:p>0.2934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9709" calcext:value-type="float">
            <text:p>23.29709</text:p>
          </table:table-cell>
          <table:table-cell office:value-type="float" office:value="26.37815" calcext:value-type="float">
            <text:p>26.378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1999" calcext:value-type="float">
            <text:p>26031999</text:p>
          </table:table-cell>
          <table:table-cell office:value-type="float" office:value="0.7786591" calcext:value-type="float">
            <text:p>0.7786591</text:p>
          </table:table-cell>
          <table:table-cell office:value-type="float" office:value="133.8667" calcext:value-type="float">
            <text:p>133.8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81347" calcext:value-type="float">
            <text:p>37.81347</text:p>
          </table:table-cell>
          <table:table-cell office:value-type="float" office:value="0" calcext:value-type="float">
            <text:p>0</text:p>
          </table:table-cell>
          <table:table-cell office:value-type="float" office:value="0.000786186" calcext:value-type="float">
            <text:p>0.000786186</text:p>
          </table:table-cell>
          <table:table-cell office:value-type="float" office:value="-0.00203264" calcext:value-type="float">
            <text:p>-0.00203264</text:p>
          </table:table-cell>
          <table:table-cell office:value-type="float" office:value="1643.931" calcext:value-type="float">
            <text:p>1643.931</text:p>
          </table:table-cell>
          <table:table-cell office:value-type="float" office:value="1.008507" calcext:value-type="float">
            <text:p>1.008507</text:p>
          </table:table-cell>
          <table:table-cell office:value-type="float" office:value="0" calcext:value-type="float">
            <text:p>0</text:p>
          </table:table-cell>
          <table:table-cell office:value-type="float" office:value="0.2242035" calcext:value-type="float">
            <text:p>0.2242035</text:p>
          </table:table-cell>
          <table:table-cell office:value-type="float" office:value="0.3467889" calcext:value-type="float">
            <text:p>0.3467889</text:p>
          </table:table-cell>
          <table:table-cell office:value-type="float" office:value="0.2938199" calcext:value-type="float">
            <text:p>0.2938199</text:p>
          </table:table-cell>
          <table:table-cell office:value-type="float" office:value="0.2936921" calcext:value-type="float">
            <text:p>0.2936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8262" calcext:value-type="float">
            <text:p>23.28262</text:p>
          </table:table-cell>
          <table:table-cell office:value-type="float" office:value="26.37141" calcext:value-type="float">
            <text:p>26.3714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1999" calcext:value-type="float">
            <text:p>27031999</text:p>
          </table:table-cell>
          <table:table-cell office:value-type="float" office:value="0.7782327" calcext:value-type="float">
            <text:p>0.7782327</text:p>
          </table:table-cell>
          <table:table-cell office:value-type="float" office:value="133.8659" calcext:value-type="float">
            <text:p>133.8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85387" calcext:value-type="float">
            <text:p>37.85387</text:p>
          </table:table-cell>
          <table:table-cell office:value-type="float" office:value="0" calcext:value-type="float">
            <text:p>0</text:p>
          </table:table-cell>
          <table:table-cell office:value-type="float" office:value="0.0008072702" calcext:value-type="float">
            <text:p>0.0008072702</text:p>
          </table:table-cell>
          <table:table-cell office:value-type="float" office:value="-0.002202355" calcext:value-type="float">
            <text:p>-0.002202355</text:p>
          </table:table-cell>
          <table:table-cell office:value-type="float" office:value="1643.892" calcext:value-type="float">
            <text:p>1643.892</text:p>
          </table:table-cell>
          <table:table-cell office:value-type="float" office:value="1.007544" calcext:value-type="float">
            <text:p>1.007544</text:p>
          </table:table-cell>
          <table:table-cell office:value-type="float" office:value="0" calcext:value-type="float">
            <text:p>0</text:p>
          </table:table-cell>
          <table:table-cell office:value-type="float" office:value="0.1947866" calcext:value-type="float">
            <text:p>0.1947866</text:p>
          </table:table-cell>
          <table:table-cell office:value-type="float" office:value="0.3138838" calcext:value-type="float">
            <text:p>0.3138838</text:p>
          </table:table-cell>
          <table:table-cell office:value-type="float" office:value="0.2940379" calcext:value-type="float">
            <text:p>0.2940379</text:p>
          </table:table-cell>
          <table:table-cell office:value-type="float" office:value="0.2939224" calcext:value-type="float">
            <text:p>0.2939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5468" calcext:value-type="float">
            <text:p>23.25468</text:p>
          </table:table-cell>
          <table:table-cell office:value-type="float" office:value="26.35559" calcext:value-type="float">
            <text:p>26.3555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1999" calcext:value-type="float">
            <text:p>28031999</text:p>
          </table:table-cell>
          <table:table-cell office:value-type="float" office:value="0.7778069" calcext:value-type="float">
            <text:p>0.7778069</text:p>
          </table:table-cell>
          <table:table-cell office:value-type="float" office:value="133.865" calcext:value-type="float">
            <text:p>133.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89406" calcext:value-type="float">
            <text:p>37.89406</text:p>
          </table:table-cell>
          <table:table-cell office:value-type="float" office:value="0" calcext:value-type="float">
            <text:p>0</text:p>
          </table:table-cell>
          <table:table-cell office:value-type="float" office:value="0.0008330756" calcext:value-type="float">
            <text:p>0.0008330756</text:p>
          </table:table-cell>
          <table:table-cell office:value-type="float" office:value="-0.002221942" calcext:value-type="float">
            <text:p>-0.002221942</text:p>
          </table:table-cell>
          <table:table-cell office:value-type="float" office:value="1643.852" calcext:value-type="float">
            <text:p>1643.852</text:p>
          </table:table-cell>
          <table:table-cell office:value-type="float" office:value="1.006581" calcext:value-type="float">
            <text:p>1.006581</text:p>
          </table:table-cell>
          <table:table-cell office:value-type="float" office:value="0" calcext:value-type="float">
            <text:p>0</text:p>
          </table:table-cell>
          <table:table-cell office:value-type="float" office:value="0.1762618" calcext:value-type="float">
            <text:p>0.1762618</text:p>
          </table:table-cell>
          <table:table-cell office:value-type="float" office:value="0.2912475" calcext:value-type="float">
            <text:p>0.2912475</text:p>
          </table:table-cell>
          <table:table-cell office:value-type="float" office:value="0.2942605" calcext:value-type="float">
            <text:p>0.2942605</text:p>
          </table:table-cell>
          <table:table-cell office:value-type="float" office:value="0.2941525" calcext:value-type="float">
            <text:p>0.2941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1948" calcext:value-type="float">
            <text:p>23.21948</text:p>
          </table:table-cell>
          <table:table-cell office:value-type="float" office:value="26.33244" calcext:value-type="float">
            <text:p>26.3324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1999" calcext:value-type="float">
            <text:p>29031999</text:p>
          </table:table-cell>
          <table:table-cell office:value-type="float" office:value="0.7773819" calcext:value-type="float">
            <text:p>0.7773819</text:p>
          </table:table-cell>
          <table:table-cell office:value-type="float" office:value="133.8642" calcext:value-type="float">
            <text:p>133.8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93417" calcext:value-type="float">
            <text:p>37.93417</text:p>
          </table:table-cell>
          <table:table-cell office:value-type="float" office:value="0" calcext:value-type="float">
            <text:p>0</text:p>
          </table:table-cell>
          <table:table-cell office:value-type="float" office:value="0.00086292" calcext:value-type="float">
            <text:p>0.00086292</text:p>
          </table:table-cell>
          <table:table-cell office:value-type="float" office:value="-0.002112536" calcext:value-type="float">
            <text:p>-0.002112536</text:p>
          </table:table-cell>
          <table:table-cell office:value-type="float" office:value="1643.812" calcext:value-type="float">
            <text:p>1643.812</text:p>
          </table:table-cell>
          <table:table-cell office:value-type="float" office:value="1.00562" calcext:value-type="float">
            <text:p>1.00562</text:p>
          </table:table-cell>
          <table:table-cell office:value-type="float" office:value="0" calcext:value-type="float">
            <text:p>0</text:p>
          </table:table-cell>
          <table:table-cell office:value-type="float" office:value="0.1772771" calcext:value-type="float">
            <text:p>0.1772771</text:p>
          </table:table-cell>
          <table:table-cell office:value-type="float" office:value="0.2895636" calcext:value-type="float">
            <text:p>0.2895636</text:p>
          </table:table-cell>
          <table:table-cell office:value-type="float" office:value="0.2944916" calcext:value-type="float">
            <text:p>0.2944916</text:p>
          </table:table-cell>
          <table:table-cell office:value-type="float" office:value="0.2943821" calcext:value-type="float">
            <text:p>0.2943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8132" calcext:value-type="float">
            <text:p>23.18132</text:p>
          </table:table-cell>
          <table:table-cell office:value-type="float" office:value="26.30587" calcext:value-type="float">
            <text:p>26.3058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1999" calcext:value-type="float">
            <text:p>30031999</text:p>
          </table:table-cell>
          <table:table-cell office:value-type="float" office:value="0.7769499" calcext:value-type="float">
            <text:p>0.7769499</text:p>
          </table:table-cell>
          <table:table-cell office:value-type="float" office:value="133.8634" calcext:value-type="float">
            <text:p>133.8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97442" calcext:value-type="float">
            <text:p>37.97442</text:p>
          </table:table-cell>
          <table:table-cell office:value-type="float" office:value="0" calcext:value-type="float">
            <text:p>0</text:p>
          </table:table-cell>
          <table:table-cell office:value-type="float" office:value="0.0008946813" calcext:value-type="float">
            <text:p>0.0008946813</text:p>
          </table:table-cell>
          <table:table-cell office:value-type="float" office:value="-0.00192651" calcext:value-type="float">
            <text:p>-0.00192651</text:p>
          </table:table-cell>
          <table:table-cell office:value-type="float" office:value="1643.771" calcext:value-type="float">
            <text:p>1643.771</text:p>
          </table:table-cell>
          <table:table-cell office:value-type="float" office:value="1.004655" calcext:value-type="float">
            <text:p>1.004655</text:p>
          </table:table-cell>
          <table:table-cell office:value-type="float" office:value="0" calcext:value-type="float">
            <text:p>0</text:p>
          </table:table-cell>
          <table:table-cell office:value-type="float" office:value="0.183336" calcext:value-type="float">
            <text:p>0.183336</text:p>
          </table:table-cell>
          <table:table-cell office:value-type="float" office:value="0.2971693" calcext:value-type="float">
            <text:p>0.2971693</text:p>
          </table:table-cell>
          <table:table-cell office:value-type="float" office:value="0.2947244" calcext:value-type="float">
            <text:p>0.2947244</text:p>
          </table:table-cell>
          <table:table-cell office:value-type="float" office:value="0.294611" calcext:value-type="float">
            <text:p>0.294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4507" calcext:value-type="float">
            <text:p>23.14507</text:p>
          </table:table-cell>
          <table:table-cell office:value-type="float" office:value="26.2806" calcext:value-type="float">
            <text:p>26.28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1999" calcext:value-type="float">
            <text:p>31031999</text:p>
          </table:table-cell>
          <table:table-cell office:value-type="float" office:value="0.7765113" calcext:value-type="float">
            <text:p>0.7765113</text:p>
          </table:table-cell>
          <table:table-cell office:value-type="float" office:value="133.8625" calcext:value-type="float">
            <text:p>133.8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01478" calcext:value-type="float">
            <text:p>38.01478</text:p>
          </table:table-cell>
          <table:table-cell office:value-type="float" office:value="0" calcext:value-type="float">
            <text:p>0</text:p>
          </table:table-cell>
          <table:table-cell office:value-type="float" office:value="0.00092721" calcext:value-type="float">
            <text:p>0.00092721</text:p>
          </table:table-cell>
          <table:table-cell office:value-type="float" office:value="-0.001693771" calcext:value-type="float">
            <text:p>-0.001693771</text:p>
          </table:table-cell>
          <table:table-cell office:value-type="float" office:value="1643.731" calcext:value-type="float">
            <text:p>1643.731</text:p>
          </table:table-cell>
          <table:table-cell office:value-type="float" office:value="1.003683" calcext:value-type="float">
            <text:p>1.003683</text:p>
          </table:table-cell>
          <table:table-cell office:value-type="float" office:value="0" calcext:value-type="float">
            <text:p>0</text:p>
          </table:table-cell>
          <table:table-cell office:value-type="float" office:value="0.1797658" calcext:value-type="float">
            <text:p>0.1797658</text:p>
          </table:table-cell>
          <table:table-cell office:value-type="float" office:value="0.2961266" calcext:value-type="float">
            <text:p>0.2961266</text:p>
          </table:table-cell>
          <table:table-cell office:value-type="float" office:value="0.2949514" calcext:value-type="float">
            <text:p>0.2949514</text:p>
          </table:table-cell>
          <table:table-cell office:value-type="float" office:value="0.2948397" calcext:value-type="float">
            <text:p>0.2948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0953" calcext:value-type="float">
            <text:p>23.10953</text:p>
          </table:table-cell>
          <table:table-cell office:value-type="float" office:value="26.25646" calcext:value-type="float">
            <text:p>26.2564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1999" calcext:value-type="float">
            <text:p>1041999</text:p>
          </table:table-cell>
          <table:table-cell office:value-type="float" office:value="0.7760714" calcext:value-type="float">
            <text:p>0.7760714</text:p>
          </table:table-cell>
          <table:table-cell office:value-type="float" office:value="133.8617" calcext:value-type="float">
            <text:p>133.8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05549" calcext:value-type="float">
            <text:p>38.05549</text:p>
          </table:table-cell>
          <table:table-cell office:value-type="float" office:value="0" calcext:value-type="float">
            <text:p>0</text:p>
          </table:table-cell>
          <table:table-cell office:value-type="float" office:value="0.0009593947" calcext:value-type="float">
            <text:p>0.0009593947</text:p>
          </table:table-cell>
          <table:table-cell office:value-type="float" office:value="-0.001397539" calcext:value-type="float">
            <text:p>-0.001397539</text:p>
          </table:table-cell>
          <table:table-cell office:value-type="float" office:value="1643.691" calcext:value-type="float">
            <text:p>1643.691</text:p>
          </table:table-cell>
          <table:table-cell office:value-type="float" office:value="1.002712" calcext:value-type="float">
            <text:p>1.002712</text:p>
          </table:table-cell>
          <table:table-cell office:value-type="float" office:value="0" calcext:value-type="float">
            <text:p>0</text:p>
          </table:table-cell>
          <table:table-cell office:value-type="float" office:value="0.2322399" calcext:value-type="float">
            <text:p>0.2322399</text:p>
          </table:table-cell>
          <table:table-cell office:value-type="float" office:value="0.347271" calcext:value-type="float">
            <text:p>0.347271</text:p>
          </table:table-cell>
          <table:table-cell office:value-type="float" office:value="0.295207" calcext:value-type="float">
            <text:p>0.295207</text:p>
          </table:table-cell>
          <table:table-cell office:value-type="float" office:value="0.2950676" calcext:value-type="float">
            <text:p>0.2950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08305" calcext:value-type="float">
            <text:p>23.08305</text:p>
          </table:table-cell>
          <table:table-cell office:value-type="float" office:value="26.23985" calcext:value-type="float">
            <text:p>26.2398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1999" calcext:value-type="float">
            <text:p>2041999</text:p>
          </table:table-cell>
          <table:table-cell office:value-type="float" office:value="0.7756306" calcext:value-type="float">
            <text:p>0.7756306</text:p>
          </table:table-cell>
          <table:table-cell office:value-type="float" office:value="133.8608" calcext:value-type="float">
            <text:p>133.8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09661" calcext:value-type="float">
            <text:p>38.09661</text:p>
          </table:table-cell>
          <table:table-cell office:value-type="float" office:value="0" calcext:value-type="float">
            <text:p>0</text:p>
          </table:table-cell>
          <table:table-cell office:value-type="float" office:value="0.0009876951" calcext:value-type="float">
            <text:p>0.0009876951</text:p>
          </table:table-cell>
          <table:table-cell office:value-type="float" office:value="-0.001186525" calcext:value-type="float">
            <text:p>-0.001186525</text:p>
          </table:table-cell>
          <table:table-cell office:value-type="float" office:value="1643.651" calcext:value-type="float">
            <text:p>1643.651</text:p>
          </table:table-cell>
          <table:table-cell office:value-type="float" office:value="1.001736" calcext:value-type="float">
            <text:p>1.001736</text:p>
          </table:table-cell>
          <table:table-cell office:value-type="float" office:value="0" calcext:value-type="float">
            <text:p>0</text:p>
          </table:table-cell>
          <table:table-cell office:value-type="float" office:value="0.2576476" calcext:value-type="float">
            <text:p>0.2576476</text:p>
          </table:table-cell>
          <table:table-cell office:value-type="float" office:value="0.3718264" calcext:value-type="float">
            <text:p>0.3718264</text:p>
          </table:table-cell>
          <table:table-cell office:value-type="float" office:value="0.2954469" calcext:value-type="float">
            <text:p>0.2954469</text:p>
          </table:table-cell>
          <table:table-cell office:value-type="float" office:value="0.2952951" calcext:value-type="float">
            <text:p>0.2952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06833" calcext:value-type="float">
            <text:p>23.06833</text:p>
          </table:table-cell>
          <table:table-cell office:value-type="float" office:value="26.23277" calcext:value-type="float">
            <text:p>26.2327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1999" calcext:value-type="float">
            <text:p>3041999</text:p>
          </table:table-cell>
          <table:table-cell office:value-type="float" office:value="0.7751879" calcext:value-type="float">
            <text:p>0.7751879</text:p>
          </table:table-cell>
          <table:table-cell office:value-type="float" office:value="133.86" calcext:value-type="float">
            <text:p>133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13765" calcext:value-type="float">
            <text:p>38.13765</text:p>
          </table:table-cell>
          <table:table-cell office:value-type="float" office:value="0" calcext:value-type="float">
            <text:p>0</text:p>
          </table:table-cell>
          <table:table-cell office:value-type="float" office:value="0.001012199" calcext:value-type="float">
            <text:p>0.001012199</text:p>
          </table:table-cell>
          <table:table-cell office:value-type="float" office:value="-0.001071633" calcext:value-type="float">
            <text:p>-0.001071633</text:p>
          </table:table-cell>
          <table:table-cell office:value-type="float" office:value="1643.611" calcext:value-type="float">
            <text:p>1643.611</text:p>
          </table:table-cell>
          <table:table-cell office:value-type="float" office:value="1.000755" calcext:value-type="float">
            <text:p>1.000755</text:p>
          </table:table-cell>
          <table:table-cell office:value-type="float" office:value="0" calcext:value-type="float">
            <text:p>0</text:p>
          </table:table-cell>
          <table:table-cell office:value-type="float" office:value="0.2229587" calcext:value-type="float">
            <text:p>0.2229587</text:p>
          </table:table-cell>
          <table:table-cell office:value-type="float" office:value="0.3513994" calcext:value-type="float">
            <text:p>0.3513994</text:p>
          </table:table-cell>
          <table:table-cell office:value-type="float" office:value="0.2956551" calcext:value-type="float">
            <text:p>0.2956551</text:p>
          </table:table-cell>
          <table:table-cell office:value-type="float" office:value="0.2955224" calcext:value-type="float">
            <text:p>0.295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05265" calcext:value-type="float">
            <text:p>23.05265</text:p>
          </table:table-cell>
          <table:table-cell office:value-type="float" office:value="26.22662" calcext:value-type="float">
            <text:p>26.2266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1999" calcext:value-type="float">
            <text:p>4041999</text:p>
          </table:table-cell>
          <table:table-cell office:value-type="float" office:value="0.7747433" calcext:value-type="float">
            <text:p>0.7747433</text:p>
          </table:table-cell>
          <table:table-cell office:value-type="float" office:value="133.8591" calcext:value-type="float">
            <text:p>133.8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17827" calcext:value-type="float">
            <text:p>38.17827</text:p>
          </table:table-cell>
          <table:table-cell office:value-type="float" office:value="0" calcext:value-type="float">
            <text:p>0</text:p>
          </table:table-cell>
          <table:table-cell office:value-type="float" office:value="0.001036749" calcext:value-type="float">
            <text:p>0.001036749</text:p>
          </table:table-cell>
          <table:table-cell office:value-type="float" office:value="-0.0005473525" calcext:value-type="float">
            <text:p>-0.0005473525</text:p>
          </table:table-cell>
          <table:table-cell office:value-type="float" office:value="1643.571" calcext:value-type="float">
            <text:p>1643.571</text:p>
          </table:table-cell>
          <table:table-cell office:value-type="float" office:value="0.9997687" calcext:value-type="float">
            <text:p>0.9997687</text:p>
          </table:table-cell>
          <table:table-cell office:value-type="float" office:value="0" calcext:value-type="float">
            <text:p>0</text:p>
          </table:table-cell>
          <table:table-cell office:value-type="float" office:value="0.1935669" calcext:value-type="float">
            <text:p>0.1935669</text:p>
          </table:table-cell>
          <table:table-cell office:value-type="float" office:value="0.3169111" calcext:value-type="float">
            <text:p>0.3169111</text:p>
          </table:table-cell>
          <table:table-cell office:value-type="float" office:value="0.2958673" calcext:value-type="float">
            <text:p>0.2958673</text:p>
          </table:table-cell>
          <table:table-cell office:value-type="float" office:value="0.2957491" calcext:value-type="float">
            <text:p>0.2957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02427" calcext:value-type="float">
            <text:p>23.02427</text:p>
          </table:table-cell>
          <table:table-cell office:value-type="float" office:value="26.21206" calcext:value-type="float">
            <text:p>26.2120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1999" calcext:value-type="float">
            <text:p>5041999</text:p>
          </table:table-cell>
          <table:table-cell office:value-type="float" office:value="0.7742986" calcext:value-type="float">
            <text:p>0.7742986</text:p>
          </table:table-cell>
          <table:table-cell office:value-type="float" office:value="133.8582" calcext:value-type="float">
            <text:p>133.8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1856" calcext:value-type="float">
            <text:p>38.21856</text:p>
          </table:table-cell>
          <table:table-cell office:value-type="float" office:value="0" calcext:value-type="float">
            <text:p>0</text:p>
          </table:table-cell>
          <table:table-cell office:value-type="float" office:value="0.001063517" calcext:value-type="float">
            <text:p>0.001063517</text:p>
          </table:table-cell>
          <table:table-cell office:value-type="float" office:value="0.0001036865" calcext:value-type="float">
            <text:p>0.0001036865</text:p>
          </table:table-cell>
          <table:table-cell office:value-type="float" office:value="1643.53" calcext:value-type="float">
            <text:p>1643.53</text:p>
          </table:table-cell>
          <table:table-cell office:value-type="float" office:value="0.9987815" calcext:value-type="float">
            <text:p>0.9987815</text:p>
          </table:table-cell>
          <table:table-cell office:value-type="float" office:value="0" calcext:value-type="float">
            <text:p>0</text:p>
          </table:table-cell>
          <table:table-cell office:value-type="float" office:value="0.1736463" calcext:value-type="float">
            <text:p>0.1736463</text:p>
          </table:table-cell>
          <table:table-cell office:value-type="float" office:value="0.2934467" calcext:value-type="float">
            <text:p>0.2934467</text:p>
          </table:table-cell>
          <table:table-cell office:value-type="float" office:value="0.2960848" calcext:value-type="float">
            <text:p>0.2960848</text:p>
          </table:table-cell>
          <table:table-cell office:value-type="float" office:value="0.2959756" calcext:value-type="float">
            <text:p>0.2959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9011" calcext:value-type="float">
            <text:p>22.99011</text:p>
          </table:table-cell>
          <table:table-cell office:value-type="float" office:value="26.19101" calcext:value-type="float">
            <text:p>26.191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1999" calcext:value-type="float">
            <text:p>6041999</text:p>
          </table:table-cell>
          <table:table-cell office:value-type="float" office:value="0.7738525" calcext:value-type="float">
            <text:p>0.7738525</text:p>
          </table:table-cell>
          <table:table-cell office:value-type="float" office:value="133.8574" calcext:value-type="float">
            <text:p>133.8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5806" calcext:value-type="float">
            <text:p>38.25806</text:p>
          </table:table-cell>
          <table:table-cell office:value-type="float" office:value="0" calcext:value-type="float">
            <text:p>0</text:p>
          </table:table-cell>
          <table:table-cell office:value-type="float" office:value="0.001094257" calcext:value-type="float">
            <text:p>0.001094257</text:p>
          </table:table-cell>
          <table:table-cell office:value-type="float" office:value="0.0008473165" calcext:value-type="float">
            <text:p>0.0008473165</text:p>
          </table:table-cell>
          <table:table-cell office:value-type="float" office:value="1643.49" calcext:value-type="float">
            <text:p>1643.49</text:p>
          </table:table-cell>
          <table:table-cell office:value-type="float" office:value="0.9977812" calcext:value-type="float">
            <text:p>0.9977812</text:p>
          </table:table-cell>
          <table:table-cell office:value-type="float" office:value="0" calcext:value-type="float">
            <text:p>0</text:p>
          </table:table-cell>
          <table:table-cell office:value-type="float" office:value="0.07792652" calcext:value-type="float">
            <text:p>0.07792652</text:p>
          </table:table-cell>
          <table:table-cell office:value-type="float" office:value="0.1746573" calcext:value-type="float">
            <text:p>0.1746573</text:p>
          </table:table-cell>
          <table:table-cell office:value-type="float" office:value="0.2962637" calcext:value-type="float">
            <text:p>0.2962637</text:p>
          </table:table-cell>
          <table:table-cell office:value-type="float" office:value="0.2962011" calcext:value-type="float">
            <text:p>0.296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4165" calcext:value-type="float">
            <text:p>22.94165</text:p>
          </table:table-cell>
          <table:table-cell office:value-type="float" office:value="26.15512" calcext:value-type="float">
            <text:p>26.1551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1999" calcext:value-type="float">
            <text:p>7041999</text:p>
          </table:table-cell>
          <table:table-cell office:value-type="float" office:value="0.7734129" calcext:value-type="float">
            <text:p>0.7734129</text:p>
          </table:table-cell>
          <table:table-cell office:value-type="float" office:value="133.8566" calcext:value-type="float">
            <text:p>133.8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9706" calcext:value-type="float">
            <text:p>38.29706</text:p>
          </table:table-cell>
          <table:table-cell office:value-type="float" office:value="0" calcext:value-type="float">
            <text:p>0</text:p>
          </table:table-cell>
          <table:table-cell office:value-type="float" office:value="0.001132968" calcext:value-type="float">
            <text:p>0.001132968</text:p>
          </table:table-cell>
          <table:table-cell office:value-type="float" office:value="0.001781548" calcext:value-type="float">
            <text:p>0.001781548</text:p>
          </table:table-cell>
          <table:table-cell office:value-type="float" office:value="1643.449" calcext:value-type="float">
            <text:p>1643.449</text:p>
          </table:table-cell>
          <table:table-cell office:value-type="float" office:value="0.9967912" calcext:value-type="float">
            <text:p>0.9967912</text:p>
          </table:table-cell>
          <table:table-cell office:value-type="float" office:value="0" calcext:value-type="float">
            <text:p>0</text:p>
          </table:table-cell>
          <table:table-cell office:value-type="float" office:value="0.1533" calcext:value-type="float">
            <text:p>0.1533</text:p>
          </table:table-cell>
          <table:table-cell office:value-type="float" office:value="0.2608232" calcext:value-type="float">
            <text:p>0.2608232</text:p>
          </table:table-cell>
          <table:table-cell office:value-type="float" office:value="0.2965292" calcext:value-type="float">
            <text:p>0.2965292</text:p>
          </table:table-cell>
          <table:table-cell office:value-type="float" office:value="0.2964265" calcext:value-type="float">
            <text:p>0.2964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8418" calcext:value-type="float">
            <text:p>22.88418</text:p>
          </table:table-cell>
          <table:table-cell office:value-type="float" office:value="26.10825" calcext:value-type="float">
            <text:p>26.1082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1999" calcext:value-type="float">
            <text:p>8041999</text:p>
          </table:table-cell>
          <table:table-cell office:value-type="float" office:value="0.7729747" calcext:value-type="float">
            <text:p>0.7729747</text:p>
          </table:table-cell>
          <table:table-cell office:value-type="float" office:value="133.8557" calcext:value-type="float">
            <text:p>133.8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3582" calcext:value-type="float">
            <text:p>38.33582</text:p>
          </table:table-cell>
          <table:table-cell office:value-type="float" office:value="0" calcext:value-type="float">
            <text:p>0</text:p>
          </table:table-cell>
          <table:table-cell office:value-type="float" office:value="0.001173337" calcext:value-type="float">
            <text:p>0.001173337</text:p>
          </table:table-cell>
          <table:table-cell office:value-type="float" office:value="0.002773511" calcext:value-type="float">
            <text:p>0.002773511</text:p>
          </table:table-cell>
          <table:table-cell office:value-type="float" office:value="1643.407" calcext:value-type="float">
            <text:p>1643.407</text:p>
          </table:table-cell>
          <table:table-cell office:value-type="float" office:value="0.9957936" calcext:value-type="float">
            <text:p>0.9957936</text:p>
          </table:table-cell>
          <table:table-cell office:value-type="float" office:value="0" calcext:value-type="float">
            <text:p>0</text:p>
          </table:table-cell>
          <table:table-cell office:value-type="float" office:value="0.1504407" calcext:value-type="float">
            <text:p>0.1504407</text:p>
          </table:table-cell>
          <table:table-cell office:value-type="float" office:value="0.2499878" calcext:value-type="float">
            <text:p>0.2499878</text:p>
          </table:table-cell>
          <table:table-cell office:value-type="float" office:value="0.2967542" calcext:value-type="float">
            <text:p>0.2967542</text:p>
          </table:table-cell>
          <table:table-cell office:value-type="float" office:value="0.2966514" calcext:value-type="float">
            <text:p>0.2966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2042" calcext:value-type="float">
            <text:p>22.82042</text:p>
          </table:table-cell>
          <table:table-cell office:value-type="float" office:value="26.05546" calcext:value-type="float">
            <text:p>26.0554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1999" calcext:value-type="float">
            <text:p>9041999</text:p>
          </table:table-cell>
          <table:table-cell office:value-type="float" office:value="0.7725433" calcext:value-type="float">
            <text:p>0.7725433</text:p>
          </table:table-cell>
          <table:table-cell office:value-type="float" office:value="133.8549" calcext:value-type="float">
            <text:p>133.8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7568" calcext:value-type="float">
            <text:p>38.37568</text:p>
          </table:table-cell>
          <table:table-cell office:value-type="float" office:value="0" calcext:value-type="float">
            <text:p>0</text:p>
          </table:table-cell>
          <table:table-cell office:value-type="float" office:value="0.001214058" calcext:value-type="float">
            <text:p>0.001214058</text:p>
          </table:table-cell>
          <table:table-cell office:value-type="float" office:value="0.003824714" calcext:value-type="float">
            <text:p>0.003824714</text:p>
          </table:table-cell>
          <table:table-cell office:value-type="float" office:value="1643.367" calcext:value-type="float">
            <text:p>1643.367</text:p>
          </table:table-cell>
          <table:table-cell office:value-type="float" office:value="0.9948168" calcext:value-type="float">
            <text:p>0.9948168</text:p>
          </table:table-cell>
          <table:table-cell office:value-type="float" office:value="0" calcext:value-type="float">
            <text:p>0</text:p>
          </table:table-cell>
          <table:table-cell office:value-type="float" office:value="0.1786343" calcext:value-type="float">
            <text:p>0.1786343</text:p>
          </table:table-cell>
          <table:table-cell office:value-type="float" office:value="0.2967355" calcext:value-type="float">
            <text:p>0.2967355</text:p>
          </table:table-cell>
          <table:table-cell office:value-type="float" office:value="0.2969949" calcext:value-type="float">
            <text:p>0.2969949</text:p>
          </table:table-cell>
          <table:table-cell office:value-type="float" office:value="0.296876" calcext:value-type="float">
            <text:p>0.29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77985" calcext:value-type="float">
            <text:p>22.77985</text:p>
          </table:table-cell>
          <table:table-cell office:value-type="float" office:value="26.02548" calcext:value-type="float">
            <text:p>26.025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1999" calcext:value-type="float">
            <text:p>10041999</text:p>
          </table:table-cell>
          <table:table-cell office:value-type="float" office:value="0.7721146" calcext:value-type="float">
            <text:p>0.7721146</text:p>
          </table:table-cell>
          <table:table-cell office:value-type="float" office:value="133.854" calcext:value-type="float">
            <text:p>133.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41606" calcext:value-type="float">
            <text:p>38.41606</text:p>
          </table:table-cell>
          <table:table-cell office:value-type="float" office:value="0" calcext:value-type="float">
            <text:p>0</text:p>
          </table:table-cell>
          <table:table-cell office:value-type="float" office:value="0.001253635" calcext:value-type="float">
            <text:p>0.001253635</text:p>
          </table:table-cell>
          <table:table-cell office:value-type="float" office:value="0.00488147" calcext:value-type="float">
            <text:p>0.00488147</text:p>
          </table:table-cell>
          <table:table-cell office:value-type="float" office:value="1643.326" calcext:value-type="float">
            <text:p>1643.326</text:p>
          </table:table-cell>
          <table:table-cell office:value-type="float" office:value="0.9938455" calcext:value-type="float">
            <text:p>0.9938455</text:p>
          </table:table-cell>
          <table:table-cell office:value-type="float" office:value="0" calcext:value-type="float">
            <text:p>0</text:p>
          </table:table-cell>
          <table:table-cell office:value-type="float" office:value="0.2004547" calcext:value-type="float">
            <text:p>0.2004547</text:p>
          </table:table-cell>
          <table:table-cell office:value-type="float" office:value="0.3256353" calcext:value-type="float">
            <text:p>0.3256353</text:p>
          </table:table-cell>
          <table:table-cell office:value-type="float" office:value="0.2972309" calcext:value-type="float">
            <text:p>0.2972309</text:p>
          </table:table-cell>
          <table:table-cell office:value-type="float" office:value="0.2970996" calcext:value-type="float">
            <text:p>0.2970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75034" calcext:value-type="float">
            <text:p>22.75034</text:p>
          </table:table-cell>
          <table:table-cell office:value-type="float" office:value="26.00732" calcext:value-type="float">
            <text:p>26.0073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1999" calcext:value-type="float">
            <text:p>11041999</text:p>
          </table:table-cell>
          <table:table-cell office:value-type="float" office:value="0.7716857" calcext:value-type="float">
            <text:p>0.7716857</text:p>
          </table:table-cell>
          <table:table-cell office:value-type="float" office:value="133.8531" calcext:value-type="float">
            <text:p>133.8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45647" calcext:value-type="float">
            <text:p>38.45647</text:p>
          </table:table-cell>
          <table:table-cell office:value-type="float" office:value="0" calcext:value-type="float">
            <text:p>0</text:p>
          </table:table-cell>
          <table:table-cell office:value-type="float" office:value="0.001291402" calcext:value-type="float">
            <text:p>0.001291402</text:p>
          </table:table-cell>
          <table:table-cell office:value-type="float" office:value="0.005911792" calcext:value-type="float">
            <text:p>0.005911792</text:p>
          </table:table-cell>
          <table:table-cell office:value-type="float" office:value="1643.286" calcext:value-type="float">
            <text:p>1643.286</text:p>
          </table:table-cell>
          <table:table-cell office:value-type="float" office:value="0.9928722" calcext:value-type="float">
            <text:p>0.9928722</text:p>
          </table:table-cell>
          <table:table-cell office:value-type="float" office:value="0" calcext:value-type="float">
            <text:p>0</text:p>
          </table:table-cell>
          <table:table-cell office:value-type="float" office:value="0.2001623" calcext:value-type="float">
            <text:p>0.2001623</text:p>
          </table:table-cell>
          <table:table-cell office:value-type="float" office:value="0.3265398" calcext:value-type="float">
            <text:p>0.3265398</text:p>
          </table:table-cell>
          <table:table-cell office:value-type="float" office:value="0.2974519" calcext:value-type="float">
            <text:p>0.2974519</text:p>
          </table:table-cell>
          <table:table-cell office:value-type="float" office:value="0.297323" calcext:value-type="float">
            <text:p>0.297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72252" calcext:value-type="float">
            <text:p>22.72252</text:p>
          </table:table-cell>
          <table:table-cell office:value-type="float" office:value="25.99238" calcext:value-type="float">
            <text:p>25.9923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1999" calcext:value-type="float">
            <text:p>12041999</text:p>
          </table:table-cell>
          <table:table-cell office:value-type="float" office:value="0.7712541" calcext:value-type="float">
            <text:p>0.7712541</text:p>
          </table:table-cell>
          <table:table-cell office:value-type="float" office:value="133.8523" calcext:value-type="float">
            <text:p>133.8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4966" calcext:value-type="float">
            <text:p>38.4966</text:p>
          </table:table-cell>
          <table:table-cell office:value-type="float" office:value="0" calcext:value-type="float">
            <text:p>0</text:p>
          </table:table-cell>
          <table:table-cell office:value-type="float" office:value="0.001327888" calcext:value-type="float">
            <text:p>0.001327888</text:p>
          </table:table-cell>
          <table:table-cell office:value-type="float" office:value="0.006916047" calcext:value-type="float">
            <text:p>0.006916047</text:p>
          </table:table-cell>
          <table:table-cell office:value-type="float" office:value="1643.245" calcext:value-type="float">
            <text:p>1643.245</text:p>
          </table:table-cell>
          <table:table-cell office:value-type="float" office:value="0.991892" calcext:value-type="float">
            <text:p>0.991892</text:p>
          </table:table-cell>
          <table:table-cell office:value-type="float" office:value="0" calcext:value-type="float">
            <text:p>0</text:p>
          </table:table-cell>
          <table:table-cell office:value-type="float" office:value="0.1730848" calcext:value-type="float">
            <text:p>0.1730848</text:p>
          </table:table-cell>
          <table:table-cell office:value-type="float" office:value="0.2917512" calcext:value-type="float">
            <text:p>0.2917512</text:p>
          </table:table-cell>
          <table:table-cell office:value-type="float" office:value="0.2976589" calcext:value-type="float">
            <text:p>0.2976589</text:p>
          </table:table-cell>
          <table:table-cell office:value-type="float" office:value="0.2975463" calcext:value-type="float">
            <text:p>0.2975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88" calcext:value-type="float">
            <text:p>22.688</text:p>
          </table:table-cell>
          <table:table-cell office:value-type="float" office:value="25.97145" calcext:value-type="float">
            <text:p>25.9714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1999" calcext:value-type="float">
            <text:p>13041999</text:p>
          </table:table-cell>
          <table:table-cell office:value-type="float" office:value="0.7708163" calcext:value-type="float">
            <text:p>0.7708163</text:p>
          </table:table-cell>
          <table:table-cell office:value-type="float" office:value="133.8514" calcext:value-type="float">
            <text:p>133.8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3651" calcext:value-type="float">
            <text:p>38.53651</text:p>
          </table:table-cell>
          <table:table-cell office:value-type="float" office:value="0" calcext:value-type="float">
            <text:p>0</text:p>
          </table:table-cell>
          <table:table-cell office:value-type="float" office:value="0.001364408" calcext:value-type="float">
            <text:p>0.001364408</text:p>
          </table:table-cell>
          <table:table-cell office:value-type="float" office:value="0.007924395" calcext:value-type="float">
            <text:p>0.007924395</text:p>
          </table:table-cell>
          <table:table-cell office:value-type="float" office:value="1643.204" calcext:value-type="float">
            <text:p>1643.204</text:p>
          </table:table-cell>
          <table:table-cell office:value-type="float" office:value="0.9909069" calcext:value-type="float">
            <text:p>0.9909069</text:p>
          </table:table-cell>
          <table:table-cell office:value-type="float" office:value="0" calcext:value-type="float">
            <text:p>0</text:p>
          </table:table-cell>
          <table:table-cell office:value-type="float" office:value="0.1716572" calcext:value-type="float">
            <text:p>0.1716572</text:p>
          </table:table-cell>
          <table:table-cell office:value-type="float" office:value="0.2872111" calcext:value-type="float">
            <text:p>0.2872111</text:p>
          </table:table-cell>
          <table:table-cell office:value-type="float" office:value="0.2978813" calcext:value-type="float">
            <text:p>0.2978813</text:p>
          </table:table-cell>
          <table:table-cell office:value-type="float" office:value="0.2977691" calcext:value-type="float">
            <text:p>0.2977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5032" calcext:value-type="float">
            <text:p>22.65032</text:p>
          </table:table-cell>
          <table:table-cell office:value-type="float" office:value="25.94591" calcext:value-type="float">
            <text:p>25.9459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1999" calcext:value-type="float">
            <text:p>14041999</text:p>
          </table:table-cell>
          <table:table-cell office:value-type="float" office:value="0.7703769" calcext:value-type="float">
            <text:p>0.7703769</text:p>
          </table:table-cell>
          <table:table-cell office:value-type="float" office:value="133.8506" calcext:value-type="float">
            <text:p>133.8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7617" calcext:value-type="float">
            <text:p>38.57617</text:p>
          </table:table-cell>
          <table:table-cell office:value-type="float" office:value="0" calcext:value-type="float">
            <text:p>0</text:p>
          </table:table-cell>
          <table:table-cell office:value-type="float" office:value="0.001401301" calcext:value-type="float">
            <text:p>0.001401301</text:p>
          </table:table-cell>
          <table:table-cell office:value-type="float" office:value="0.008946353" calcext:value-type="float">
            <text:p>0.008946353</text:p>
          </table:table-cell>
          <table:table-cell office:value-type="float" office:value="1643.164" calcext:value-type="float">
            <text:p>1643.164</text:p>
          </table:table-cell>
          <table:table-cell office:value-type="float" office:value="0.9899189" calcext:value-type="float">
            <text:p>0.9899189</text:p>
          </table:table-cell>
          <table:table-cell office:value-type="float" office:value="0" calcext:value-type="float">
            <text:p>0</text:p>
          </table:table-cell>
          <table:table-cell office:value-type="float" office:value="0.1622209" calcext:value-type="float">
            <text:p>0.1622209</text:p>
          </table:table-cell>
          <table:table-cell office:value-type="float" office:value="0.2734526" calcext:value-type="float">
            <text:p>0.2734526</text:p>
          </table:table-cell>
          <table:table-cell office:value-type="float" office:value="0.298099" calcext:value-type="float">
            <text:p>0.298099</text:p>
          </table:table-cell>
          <table:table-cell office:value-type="float" office:value="0.2979908" calcext:value-type="float">
            <text:p>0.2979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0938" calcext:value-type="float">
            <text:p>22.60938</text:p>
          </table:table-cell>
          <table:table-cell office:value-type="float" office:value="25.91679" calcext:value-type="float">
            <text:p>25.9167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1999" calcext:value-type="float">
            <text:p>15041999</text:p>
          </table:table-cell>
          <table:table-cell office:value-type="float" office:value="0.7699391" calcext:value-type="float">
            <text:p>0.7699391</text:p>
          </table:table-cell>
          <table:table-cell office:value-type="float" office:value="133.8497" calcext:value-type="float">
            <text:p>133.8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61566" calcext:value-type="float">
            <text:p>38.61566</text:p>
          </table:table-cell>
          <table:table-cell office:value-type="float" office:value="0" calcext:value-type="float">
            <text:p>0</text:p>
          </table:table-cell>
          <table:table-cell office:value-type="float" office:value="0.001438976" calcext:value-type="float">
            <text:p>0.001438976</text:p>
          </table:table-cell>
          <table:table-cell office:value-type="float" office:value="0.009992037" calcext:value-type="float">
            <text:p>0.009992037</text:p>
          </table:table-cell>
          <table:table-cell office:value-type="float" office:value="1643.123" calcext:value-type="float">
            <text:p>1643.123</text:p>
          </table:table-cell>
          <table:table-cell office:value-type="float" office:value="0.9889297" calcext:value-type="float">
            <text:p>0.9889297</text:p>
          </table:table-cell>
          <table:table-cell office:value-type="float" office:value="0" calcext:value-type="float">
            <text:p>0</text:p>
          </table:table-cell>
          <table:table-cell office:value-type="float" office:value="0.1592099" calcext:value-type="float">
            <text:p>0.1592099</text:p>
          </table:table-cell>
          <table:table-cell office:value-type="float" office:value="0.2691056" calcext:value-type="float">
            <text:p>0.2691056</text:p>
          </table:table-cell>
          <table:table-cell office:value-type="float" office:value="0.2983193" calcext:value-type="float">
            <text:p>0.2983193</text:p>
          </table:table-cell>
          <table:table-cell office:value-type="float" office:value="0.2982124" calcext:value-type="float">
            <text:p>0.2982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6667" calcext:value-type="float">
            <text:p>22.56667</text:p>
          </table:table-cell>
          <table:table-cell office:value-type="float" office:value="25.88536" calcext:value-type="float">
            <text:p>25.8853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1999" calcext:value-type="float">
            <text:p>16041999</text:p>
          </table:table-cell>
          <table:table-cell office:value-type="float" office:value="0.7695032" calcext:value-type="float">
            <text:p>0.7695032</text:p>
          </table:table-cell>
          <table:table-cell office:value-type="float" office:value="133.8489" calcext:value-type="float">
            <text:p>133.8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65495" calcext:value-type="float">
            <text:p>38.65495</text:p>
          </table:table-cell>
          <table:table-cell office:value-type="float" office:value="0" calcext:value-type="float">
            <text:p>0</text:p>
          </table:table-cell>
          <table:table-cell office:value-type="float" office:value="0.001477379" calcext:value-type="float">
            <text:p>0.001477379</text:p>
          </table:table-cell>
          <table:table-cell office:value-type="float" office:value="0.01106114" calcext:value-type="float">
            <text:p>0.01106114</text:p>
          </table:table-cell>
          <table:table-cell office:value-type="float" office:value="1643.082" calcext:value-type="float">
            <text:p>1643.082</text:p>
          </table:table-cell>
          <table:table-cell office:value-type="float" office:value="0.9879411" calcext:value-type="float">
            <text:p>0.9879411</text:p>
          </table:table-cell>
          <table:table-cell office:value-type="float" office:value="0" calcext:value-type="float">
            <text:p>0</text:p>
          </table:table-cell>
          <table:table-cell office:value-type="float" office:value="0.1093754" calcext:value-type="float">
            <text:p>0.1093754</text:p>
          </table:table-cell>
          <table:table-cell office:value-type="float" office:value="0.2313577" calcext:value-type="float">
            <text:p>0.2313577</text:p>
          </table:table-cell>
          <table:table-cell office:value-type="float" office:value="0.2985176" calcext:value-type="float">
            <text:p>0.2985176</text:p>
          </table:table-cell>
          <table:table-cell office:value-type="float" office:value="0.2984336" calcext:value-type="float">
            <text:p>0.2984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2123" calcext:value-type="float">
            <text:p>22.52123</text:p>
          </table:table-cell>
          <table:table-cell office:value-type="float" office:value="25.85198" calcext:value-type="float">
            <text:p>25.8519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1999" calcext:value-type="float">
            <text:p>17041999</text:p>
          </table:table-cell>
          <table:table-cell office:value-type="float" office:value="0.7690716" calcext:value-type="float">
            <text:p>0.7690716</text:p>
          </table:table-cell>
          <table:table-cell office:value-type="float" office:value="133.848" calcext:value-type="float">
            <text:p>133.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69405" calcext:value-type="float">
            <text:p>38.69405</text:p>
          </table:table-cell>
          <table:table-cell office:value-type="float" office:value="0" calcext:value-type="float">
            <text:p>0</text:p>
          </table:table-cell>
          <table:table-cell office:value-type="float" office:value="0.001517417" calcext:value-type="float">
            <text:p>0.001517417</text:p>
          </table:table-cell>
          <table:table-cell office:value-type="float" office:value="0.01217427" calcext:value-type="float">
            <text:p>0.01217427</text:p>
          </table:table-cell>
          <table:table-cell office:value-type="float" office:value="1643.041" calcext:value-type="float">
            <text:p>1643.041</text:p>
          </table:table-cell>
          <table:table-cell office:value-type="float" office:value="0.9869569" calcext:value-type="float">
            <text:p>0.9869569</text:p>
          </table:table-cell>
          <table:table-cell office:value-type="float" office:value="0" calcext:value-type="float">
            <text:p>0</text:p>
          </table:table-cell>
          <table:table-cell office:value-type="float" office:value="0.1727115" calcext:value-type="float">
            <text:p>0.1727115</text:p>
          </table:table-cell>
          <table:table-cell office:value-type="float" office:value="0.2898661" calcext:value-type="float">
            <text:p>0.2898661</text:p>
          </table:table-cell>
          <table:table-cell office:value-type="float" office:value="0.2987707" calcext:value-type="float">
            <text:p>0.2987707</text:p>
          </table:table-cell>
          <table:table-cell office:value-type="float" office:value="0.2986549" calcext:value-type="float">
            <text:p>0.2986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47072" calcext:value-type="float">
            <text:p>22.47072</text:p>
          </table:table-cell>
          <table:table-cell office:value-type="float" office:value="25.81473" calcext:value-type="float">
            <text:p>25.8147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1999" calcext:value-type="float">
            <text:p>18041999</text:p>
          </table:table-cell>
          <table:table-cell office:value-type="float" office:value="0.7686421" calcext:value-type="float">
            <text:p>0.7686421</text:p>
          </table:table-cell>
          <table:table-cell office:value-type="float" office:value="133.8472" calcext:value-type="float">
            <text:p>133.8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3332" calcext:value-type="float">
            <text:p>38.73332</text:p>
          </table:table-cell>
          <table:table-cell office:value-type="float" office:value="0" calcext:value-type="float">
            <text:p>0</text:p>
          </table:table-cell>
          <table:table-cell office:value-type="float" office:value="0.001556932" calcext:value-type="float">
            <text:p>0.001556932</text:p>
          </table:table-cell>
          <table:table-cell office:value-type="float" office:value="0.01329301" calcext:value-type="float">
            <text:p>0.01329301</text:p>
          </table:table-cell>
          <table:table-cell office:value-type="float" office:value="1643" calcext:value-type="float">
            <text:p>1643</text:p>
          </table:table-cell>
          <table:table-cell office:value-type="float" office:value="0.9859747" calcext:value-type="float">
            <text:p>0.9859747</text:p>
          </table:table-cell>
          <table:table-cell office:value-type="float" office:value="0" calcext:value-type="float">
            <text:p>0</text:p>
          </table:table-cell>
          <table:table-cell office:value-type="float" office:value="0.1499659" calcext:value-type="float">
            <text:p>0.1499659</text:p>
          </table:table-cell>
          <table:table-cell office:value-type="float" office:value="0.2598969" calcext:value-type="float">
            <text:p>0.2598969</text:p>
          </table:table-cell>
          <table:table-cell office:value-type="float" office:value="0.2989787" calcext:value-type="float">
            <text:p>0.2989787</text:p>
          </table:table-cell>
          <table:table-cell office:value-type="float" office:value="0.2988754" calcext:value-type="float">
            <text:p>0.2988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42583" calcext:value-type="float">
            <text:p>22.42583</text:p>
          </table:table-cell>
          <table:table-cell office:value-type="float" office:value="25.78274" calcext:value-type="float">
            <text:p>25.7827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1999" calcext:value-type="float">
            <text:p>19041999</text:p>
          </table:table-cell>
          <table:table-cell office:value-type="float" office:value="0.768216" calcext:value-type="float">
            <text:p>0.768216</text:p>
          </table:table-cell>
          <table:table-cell office:value-type="float" office:value="133.8464" calcext:value-type="float">
            <text:p>133.8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7258" calcext:value-type="float">
            <text:p>38.77258</text:p>
          </table:table-cell>
          <table:table-cell office:value-type="float" office:value="0" calcext:value-type="float">
            <text:p>0</text:p>
          </table:table-cell>
          <table:table-cell office:value-type="float" office:value="0.00159673" calcext:value-type="float">
            <text:p>0.00159673</text:p>
          </table:table-cell>
          <table:table-cell office:value-type="float" office:value="0.01442952" calcext:value-type="float">
            <text:p>0.01442952</text:p>
          </table:table-cell>
          <table:table-cell office:value-type="float" office:value="1642.959" calcext:value-type="float">
            <text:p>1642.959</text:p>
          </table:table-cell>
          <table:table-cell office:value-type="float" office:value="0.984999" calcext:value-type="float">
            <text:p>0.984999</text:p>
          </table:table-cell>
          <table:table-cell office:value-type="float" office:value="0" calcext:value-type="float">
            <text:p>0</text:p>
          </table:table-cell>
          <table:table-cell office:value-type="float" office:value="0.1579873" calcext:value-type="float">
            <text:p>0.1579873</text:p>
          </table:table-cell>
          <table:table-cell office:value-type="float" office:value="0.2728018" calcext:value-type="float">
            <text:p>0.2728018</text:p>
          </table:table-cell>
          <table:table-cell office:value-type="float" office:value="0.2992032" calcext:value-type="float">
            <text:p>0.2992032</text:p>
          </table:table-cell>
          <table:table-cell office:value-type="float" office:value="0.2990948" calcext:value-type="float">
            <text:p>0.2990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8289" calcext:value-type="float">
            <text:p>22.38289</text:p>
          </table:table-cell>
          <table:table-cell office:value-type="float" office:value="25.75145" calcext:value-type="float">
            <text:p>25.7514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1999" calcext:value-type="float">
            <text:p>20041999</text:p>
          </table:table-cell>
          <table:table-cell office:value-type="float" office:value="0.7677868" calcext:value-type="float">
            <text:p>0.7677868</text:p>
          </table:table-cell>
          <table:table-cell office:value-type="float" office:value="133.8455" calcext:value-type="float">
            <text:p>133.8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1159" calcext:value-type="float">
            <text:p>38.81159</text:p>
          </table:table-cell>
          <table:table-cell office:value-type="float" office:value="0" calcext:value-type="float">
            <text:p>0</text:p>
          </table:table-cell>
          <table:table-cell office:value-type="float" office:value="0.001636681" calcext:value-type="float">
            <text:p>0.001636681</text:p>
          </table:table-cell>
          <table:table-cell office:value-type="float" office:value="0.01557993" calcext:value-type="float">
            <text:p>0.01557993</text:p>
          </table:table-cell>
          <table:table-cell office:value-type="float" office:value="1642.918" calcext:value-type="float">
            <text:p>1642.918</text:p>
          </table:table-cell>
          <table:table-cell office:value-type="float" office:value="0.9840196" calcext:value-type="float">
            <text:p>0.9840196</text:p>
          </table:table-cell>
          <table:table-cell office:value-type="float" office:value="0" calcext:value-type="float">
            <text:p>0</text:p>
          </table:table-cell>
          <table:table-cell office:value-type="float" office:value="0.145299" calcext:value-type="float">
            <text:p>0.145299</text:p>
          </table:table-cell>
          <table:table-cell office:value-type="float" office:value="0.252891" calcext:value-type="float">
            <text:p>0.252891</text:p>
          </table:table-cell>
          <table:table-cell office:value-type="float" office:value="0.2994159" calcext:value-type="float">
            <text:p>0.2994159</text:p>
          </table:table-cell>
          <table:table-cell office:value-type="float" office:value="0.2993143" calcext:value-type="float">
            <text:p>0.2993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3673" calcext:value-type="float">
            <text:p>22.33673</text:p>
          </table:table-cell>
          <table:table-cell office:value-type="float" office:value="25.71655" calcext:value-type="float">
            <text:p>25.7165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1999" calcext:value-type="float">
            <text:p>21041999</text:p>
          </table:table-cell>
          <table:table-cell office:value-type="float" office:value="0.7673551" calcext:value-type="float">
            <text:p>0.7673551</text:p>
          </table:table-cell>
          <table:table-cell office:value-type="float" office:value="133.8447" calcext:value-type="float">
            <text:p>133.8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5041" calcext:value-type="float">
            <text:p>38.85041</text:p>
          </table:table-cell>
          <table:table-cell office:value-type="float" office:value="0" calcext:value-type="float">
            <text:p>0</text:p>
          </table:table-cell>
          <table:table-cell office:value-type="float" office:value="0.001677457" calcext:value-type="float">
            <text:p>0.001677457</text:p>
          </table:table-cell>
          <table:table-cell office:value-type="float" office:value="0.01676042" calcext:value-type="float">
            <text:p>0.01676042</text:p>
          </table:table-cell>
          <table:table-cell office:value-type="float" office:value="1642.877" calcext:value-type="float">
            <text:p>1642.877</text:p>
          </table:table-cell>
          <table:table-cell office:value-type="float" office:value="0.9830378" calcext:value-type="float">
            <text:p>0.9830378</text:p>
          </table:table-cell>
          <table:table-cell office:value-type="float" office:value="0" calcext:value-type="float">
            <text:p>0</text:p>
          </table:table-cell>
          <table:table-cell office:value-type="float" office:value="0.1438234" calcext:value-type="float">
            <text:p>0.1438234</text:p>
          </table:table-cell>
          <table:table-cell office:value-type="float" office:value="0.2523215" calcext:value-type="float">
            <text:p>0.2523215</text:p>
          </table:table-cell>
          <table:table-cell office:value-type="float" office:value="0.2996347" calcext:value-type="float">
            <text:p>0.2996347</text:p>
          </table:table-cell>
          <table:table-cell office:value-type="float" office:value="0.2995335" calcext:value-type="float">
            <text:p>0.2995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28732" calcext:value-type="float">
            <text:p>22.28732</text:p>
          </table:table-cell>
          <table:table-cell office:value-type="float" office:value="25.67827" calcext:value-type="float">
            <text:p>25.6782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1999" calcext:value-type="float">
            <text:p>22041999</text:p>
          </table:table-cell>
          <table:table-cell office:value-type="float" office:value="0.7669259" calcext:value-type="float">
            <text:p>0.7669259</text:p>
          </table:table-cell>
          <table:table-cell office:value-type="float" office:value="133.8438" calcext:value-type="float">
            <text:p>133.8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8909" calcext:value-type="float">
            <text:p>38.88909</text:p>
          </table:table-cell>
          <table:table-cell office:value-type="float" office:value="0" calcext:value-type="float">
            <text:p>0</text:p>
          </table:table-cell>
          <table:table-cell office:value-type="float" office:value="0.001718786" calcext:value-type="float">
            <text:p>0.001718786</text:p>
          </table:table-cell>
          <table:table-cell office:value-type="float" office:value="0.01797042" calcext:value-type="float">
            <text:p>0.01797042</text:p>
          </table:table-cell>
          <table:table-cell office:value-type="float" office:value="1642.836" calcext:value-type="float">
            <text:p>1642.836</text:p>
          </table:table-cell>
          <table:table-cell office:value-type="float" office:value="0.9820576" calcext:value-type="float">
            <text:p>0.9820576</text:p>
          </table:table-cell>
          <table:table-cell office:value-type="float" office:value="0" calcext:value-type="float">
            <text:p>0</text:p>
          </table:table-cell>
          <table:table-cell office:value-type="float" office:value="0.1418352" calcext:value-type="float">
            <text:p>0.1418352</text:p>
          </table:table-cell>
          <table:table-cell office:value-type="float" office:value="0.2440474" calcext:value-type="float">
            <text:p>0.2440474</text:p>
          </table:table-cell>
          <table:table-cell office:value-type="float" office:value="0.2998525" calcext:value-type="float">
            <text:p>0.2998525</text:p>
          </table:table-cell>
          <table:table-cell office:value-type="float" office:value="0.2997524" calcext:value-type="float">
            <text:p>0.2997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23603" calcext:value-type="float">
            <text:p>22.23603</text:p>
          </table:table-cell>
          <table:table-cell office:value-type="float" office:value="25.63757" calcext:value-type="float">
            <text:p>25.6375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1999" calcext:value-type="float">
            <text:p>23041999</text:p>
          </table:table-cell>
          <table:table-cell office:value-type="float" office:value="0.7664867" calcext:value-type="float">
            <text:p>0.7664867</text:p>
          </table:table-cell>
          <table:table-cell office:value-type="float" office:value="133.843" calcext:value-type="float">
            <text:p>133.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92836" calcext:value-type="float">
            <text:p>38.92836</text:p>
          </table:table-cell>
          <table:table-cell office:value-type="float" office:value="0" calcext:value-type="float">
            <text:p>0</text:p>
          </table:table-cell>
          <table:table-cell office:value-type="float" office:value="0.001760027" calcext:value-type="float">
            <text:p>0.001760027</text:p>
          </table:table-cell>
          <table:table-cell office:value-type="float" office:value="0.01921103" calcext:value-type="float">
            <text:p>0.01921103</text:p>
          </table:table-cell>
          <table:table-cell office:value-type="float" office:value="1642.794" calcext:value-type="float">
            <text:p>1642.794</text:p>
          </table:table-cell>
          <table:table-cell office:value-type="float" office:value="0.9810889" calcext:value-type="float">
            <text:p>0.9810889</text:p>
          </table:table-cell>
          <table:table-cell office:value-type="float" office:value="0" calcext:value-type="float">
            <text:p>0</text:p>
          </table:table-cell>
          <table:table-cell office:value-type="float" office:value="0.1961614" calcext:value-type="float">
            <text:p>0.1961614</text:p>
          </table:table-cell>
          <table:table-cell office:value-type="float" office:value="0.3074278" calcext:value-type="float">
            <text:p>0.3074278</text:p>
          </table:table-cell>
          <table:table-cell office:value-type="float" office:value="0.3001031" calcext:value-type="float">
            <text:p>0.3001031</text:p>
          </table:table-cell>
          <table:table-cell office:value-type="float" office:value="0.2999704" calcext:value-type="float">
            <text:p>0.2999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199" calcext:value-type="float">
            <text:p>22.199</text:p>
          </table:table-cell>
          <table:table-cell office:value-type="float" office:value="25.60985" calcext:value-type="float">
            <text:p>25.6098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1999" calcext:value-type="float">
            <text:p>24041999</text:p>
          </table:table-cell>
          <table:table-cell office:value-type="float" office:value="0.7659513" calcext:value-type="float">
            <text:p>0.7659513</text:p>
          </table:table-cell>
          <table:table-cell office:value-type="float" office:value="133.8419" calcext:value-type="float">
            <text:p>133.8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96785" calcext:value-type="float">
            <text:p>38.96785</text:p>
          </table:table-cell>
          <table:table-cell office:value-type="float" office:value="0" calcext:value-type="float">
            <text:p>0</text:p>
          </table:table-cell>
          <table:table-cell office:value-type="float" office:value="0.001800012" calcext:value-type="float">
            <text:p>0.001800012</text:p>
          </table:table-cell>
          <table:table-cell office:value-type="float" office:value="0.02044798" calcext:value-type="float">
            <text:p>0.02044798</text:p>
          </table:table-cell>
          <table:table-cell office:value-type="float" office:value="1642.753" calcext:value-type="float">
            <text:p>1642.753</text:p>
          </table:table-cell>
          <table:table-cell office:value-type="float" office:value="0.9801448" calcext:value-type="float">
            <text:p>0.9801448</text:p>
          </table:table-cell>
          <table:table-cell office:value-type="float" office:value="0" calcext:value-type="float">
            <text:p>0</text:p>
          </table:table-cell>
          <table:table-cell office:value-type="float" office:value="0.1964977" calcext:value-type="float">
            <text:p>0.1964977</text:p>
          </table:table-cell>
          <table:table-cell office:value-type="float" office:value="0.3062704" calcext:value-type="float">
            <text:p>0.3062704</text:p>
          </table:table-cell>
          <table:table-cell office:value-type="float" office:value="0.300318" calcext:value-type="float">
            <text:p>0.300318</text:p>
          </table:table-cell>
          <table:table-cell office:value-type="float" office:value="0.3001878" calcext:value-type="float">
            <text:p>0.3001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17138" calcext:value-type="float">
            <text:p>22.17138</text:p>
          </table:table-cell>
          <table:table-cell office:value-type="float" office:value="25.58971" calcext:value-type="float">
            <text:p>25.5897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1999" calcext:value-type="float">
            <text:p>25041999</text:p>
          </table:table-cell>
          <table:table-cell office:value-type="float" office:value="0.7651376" calcext:value-type="float">
            <text:p>0.7651376</text:p>
          </table:table-cell>
          <table:table-cell office:value-type="float" office:value="133.8403" calcext:value-type="float">
            <text:p>133.8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00736" calcext:value-type="float">
            <text:p>39.00736</text:p>
          </table:table-cell>
          <table:table-cell office:value-type="float" office:value="0" calcext:value-type="float">
            <text:p>0</text:p>
          </table:table-cell>
          <table:table-cell office:value-type="float" office:value="0.001840473" calcext:value-type="float">
            <text:p>0.001840473</text:p>
          </table:table-cell>
          <table:table-cell office:value-type="float" office:value="0.02169145" calcext:value-type="float">
            <text:p>0.02169145</text:p>
          </table:table-cell>
          <table:table-cell office:value-type="float" office:value="1642.712" calcext:value-type="float">
            <text:p>1642.712</text:p>
          </table:table-cell>
          <table:table-cell office:value-type="float" office:value="0.9793283" calcext:value-type="float">
            <text:p>0.9793283</text:p>
          </table:table-cell>
          <table:table-cell office:value-type="float" office:value="0" calcext:value-type="float">
            <text:p>0</text:p>
          </table:table-cell>
          <table:table-cell office:value-type="float" office:value="0.1843159" calcext:value-type="float">
            <text:p>0.1843159</text:p>
          </table:table-cell>
          <table:table-cell office:value-type="float" office:value="0.299057" calcext:value-type="float">
            <text:p>0.299057</text:p>
          </table:table-cell>
          <table:table-cell office:value-type="float" office:value="0.3005236" calcext:value-type="float">
            <text:p>0.3005236</text:p>
          </table:table-cell>
          <table:table-cell office:value-type="float" office:value="0.3004051" calcext:value-type="float">
            <text:p>0.3004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1423" calcext:value-type="float">
            <text:p>22.1423</text:p>
          </table:table-cell>
          <table:table-cell office:value-type="float" office:value="25.56785" calcext:value-type="float">
            <text:p>25.5678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1999" calcext:value-type="float">
            <text:p>26041999</text:p>
          </table:table-cell>
          <table:table-cell office:value-type="float" office:value="0.7639487" calcext:value-type="float">
            <text:p>0.7639487</text:p>
          </table:table-cell>
          <table:table-cell office:value-type="float" office:value="133.8375" calcext:value-type="float">
            <text:p>133.8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04809" calcext:value-type="float">
            <text:p>39.04809</text:p>
          </table:table-cell>
          <table:table-cell office:value-type="float" office:value="0" calcext:value-type="float">
            <text:p>0</text:p>
          </table:table-cell>
          <table:table-cell office:value-type="float" office:value="0.0018798" calcext:value-type="float">
            <text:p>0.0018798</text:p>
          </table:table-cell>
          <table:table-cell office:value-type="float" office:value="0.0229188" calcext:value-type="float">
            <text:p>0.0229188</text:p>
          </table:table-cell>
          <table:table-cell office:value-type="float" office:value="1642.671" calcext:value-type="float">
            <text:p>1642.671</text:p>
          </table:table-cell>
          <table:table-cell office:value-type="float" office:value="0.978767" calcext:value-type="float">
            <text:p>0.978767</text:p>
          </table:table-cell>
          <table:table-cell office:value-type="float" office:value="0" calcext:value-type="float">
            <text:p>0</text:p>
          </table:table-cell>
          <table:table-cell office:value-type="float" office:value="0.4117028" calcext:value-type="float">
            <text:p>0.4117028</text:p>
          </table:table-cell>
          <table:table-cell office:value-type="float" office:value="0.4283674" calcext:value-type="float">
            <text:p>0.4283674</text:p>
          </table:table-cell>
          <table:table-cell office:value-type="float" office:value="0.3009043" calcext:value-type="float">
            <text:p>0.3009043</text:p>
          </table:table-cell>
          <table:table-cell office:value-type="float" office:value="0.300622" calcext:value-type="float">
            <text:p>0.300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14748" calcext:value-type="float">
            <text:p>22.14748</text:p>
          </table:table-cell>
          <table:table-cell office:value-type="float" office:value="25.5618" calcext:value-type="float">
            <text:p>25.561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1999" calcext:value-type="float">
            <text:p>27041999</text:p>
          </table:table-cell>
          <table:table-cell office:value-type="float" office:value="0.7626295" calcext:value-type="float">
            <text:p>0.7626295</text:p>
          </table:table-cell>
          <table:table-cell office:value-type="float" office:value="133.8345" calcext:value-type="float">
            <text:p>133.8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08987" calcext:value-type="float">
            <text:p>39.08987</text:p>
          </table:table-cell>
          <table:table-cell office:value-type="float" office:value="0" calcext:value-type="float">
            <text:p>0</text:p>
          </table:table-cell>
          <table:table-cell office:value-type="float" office:value="0.001908073" calcext:value-type="float">
            <text:p>0.001908073</text:p>
          </table:table-cell>
          <table:table-cell office:value-type="float" office:value="0.02388015" calcext:value-type="float">
            <text:p>0.02388015</text:p>
          </table:table-cell>
          <table:table-cell office:value-type="float" office:value="1642.631" calcext:value-type="float">
            <text:p>1642.631</text:p>
          </table:table-cell>
          <table:table-cell office:value-type="float" office:value="0.9780281" calcext:value-type="float">
            <text:p>0.9780281</text:p>
          </table:table-cell>
          <table:table-cell office:value-type="float" office:value="0" calcext:value-type="float">
            <text:p>0</text:p>
          </table:table-cell>
          <table:table-cell office:value-type="float" office:value="0.6510629" calcext:value-type="float">
            <text:p>0.6510629</text:p>
          </table:table-cell>
          <table:table-cell office:value-type="float" office:value="0.4971325" calcext:value-type="float">
            <text:p>0.4971325</text:p>
          </table:table-cell>
          <table:table-cell office:value-type="float" office:value="0.3012679" calcext:value-type="float">
            <text:p>0.3012679</text:p>
          </table:table-cell>
          <table:table-cell office:value-type="float" office:value="0.3008384" calcext:value-type="float">
            <text:p>0.3008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20635" calcext:value-type="float">
            <text:p>22.20635</text:p>
          </table:table-cell>
          <table:table-cell office:value-type="float" office:value="25.57181" calcext:value-type="float">
            <text:p>25.5718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1999" calcext:value-type="float">
            <text:p>28041999</text:p>
          </table:table-cell>
          <table:table-cell office:value-type="float" office:value="0.7608504" calcext:value-type="float">
            <text:p>0.7608504</text:p>
          </table:table-cell>
          <table:table-cell office:value-type="float" office:value="133.8306" calcext:value-type="float">
            <text:p>133.8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13224" calcext:value-type="float">
            <text:p>39.13224</text:p>
          </table:table-cell>
          <table:table-cell office:value-type="float" office:value="0" calcext:value-type="float">
            <text:p>0</text:p>
          </table:table-cell>
          <table:table-cell office:value-type="float" office:value="0.001926205" calcext:value-type="float">
            <text:p>0.001926205</text:p>
          </table:table-cell>
          <table:table-cell office:value-type="float" office:value="0.02453853" calcext:value-type="float">
            <text:p>0.02453853</text:p>
          </table:table-cell>
          <table:table-cell office:value-type="float" office:value="1642.592" calcext:value-type="float">
            <text:p>1642.592</text:p>
          </table:table-cell>
          <table:table-cell office:value-type="float" office:value="0.9760723" calcext:value-type="float">
            <text:p>0.9760723</text:p>
          </table:table-cell>
          <table:table-cell office:value-type="float" office:value="0" calcext:value-type="float">
            <text:p>0</text:p>
          </table:table-cell>
          <table:table-cell office:value-type="float" office:value="1.574894" calcext:value-type="float">
            <text:p>1.574894</text:p>
          </table:table-cell>
          <table:table-cell office:value-type="float" office:value="0.4745443" calcext:value-type="float">
            <text:p>0.4745443</text:p>
          </table:table-cell>
          <table:table-cell office:value-type="float" office:value="0.3014172" calcext:value-type="float">
            <text:p>0.3014172</text:p>
          </table:table-cell>
          <table:table-cell office:value-type="float" office:value="0.3010542" calcext:value-type="float">
            <text:p>0.3010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28633" calcext:value-type="float">
            <text:p>22.28633</text:p>
          </table:table-cell>
          <table:table-cell office:value-type="float" office:value="25.58829" calcext:value-type="float">
            <text:p>25.5882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1999" calcext:value-type="float">
            <text:p>29041999</text:p>
          </table:table-cell>
          <table:table-cell office:value-type="float" office:value="0.7578989" calcext:value-type="float">
            <text:p>0.7578989</text:p>
          </table:table-cell>
          <table:table-cell office:value-type="float" office:value="133.8249" calcext:value-type="float">
            <text:p>133.8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17526" calcext:value-type="float">
            <text:p>39.17526</text:p>
          </table:table-cell>
          <table:table-cell office:value-type="float" office:value="0" calcext:value-type="float">
            <text:p>0</text:p>
          </table:table-cell>
          <table:table-cell office:value-type="float" office:value="0.001942306" calcext:value-type="float">
            <text:p>0.001942306</text:p>
          </table:table-cell>
          <table:table-cell office:value-type="float" office:value="0.02510037" calcext:value-type="float">
            <text:p>0.02510037</text:p>
          </table:table-cell>
          <table:table-cell office:value-type="float" office:value="1642.554" calcext:value-type="float">
            <text:p>1642.554</text:p>
          </table:table-cell>
          <table:table-cell office:value-type="float" office:value="0.9709587" calcext:value-type="float">
            <text:p>0.9709587</text:p>
          </table:table-cell>
          <table:table-cell office:value-type="float" office:value="0" calcext:value-type="float">
            <text:p>0</text:p>
          </table:table-cell>
          <table:table-cell office:value-type="float" office:value="1.548513" calcext:value-type="float">
            <text:p>1.548513</text:p>
          </table:table-cell>
          <table:table-cell office:value-type="float" office:value="0.509227" calcext:value-type="float">
            <text:p>0.509227</text:p>
          </table:table-cell>
          <table:table-cell office:value-type="float" office:value="0.3015061" calcext:value-type="float">
            <text:p>0.3015061</text:p>
          </table:table-cell>
          <table:table-cell office:value-type="float" office:value="0.3012695" calcext:value-type="float">
            <text:p>0.3012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6171" calcext:value-type="float">
            <text:p>22.36171</text:p>
          </table:table-cell>
          <table:table-cell office:value-type="float" office:value="25.61418" calcext:value-type="float">
            <text:p>25.614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1999" calcext:value-type="float">
            <text:p>30041999</text:p>
          </table:table-cell>
          <table:table-cell office:value-type="float" office:value="0.7547358" calcext:value-type="float">
            <text:p>0.7547358</text:p>
          </table:table-cell>
          <table:table-cell office:value-type="float" office:value="133.8179" calcext:value-type="float">
            <text:p>133.8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21916" calcext:value-type="float">
            <text:p>39.21916</text:p>
          </table:table-cell>
          <table:table-cell office:value-type="float" office:value="0" calcext:value-type="float">
            <text:p>0</text:p>
          </table:table-cell>
          <table:table-cell office:value-type="float" office:value="0.00195625" calcext:value-type="float">
            <text:p>0.00195625</text:p>
          </table:table-cell>
          <table:table-cell office:value-type="float" office:value="0.02558023" calcext:value-type="float">
            <text:p>0.02558023</text:p>
          </table:table-cell>
          <table:table-cell office:value-type="float" office:value="1642.516" calcext:value-type="float">
            <text:p>1642.516</text:p>
          </table:table-cell>
          <table:table-cell office:value-type="float" office:value="0.9664039" calcext:value-type="float">
            <text:p>0.9664039</text:p>
          </table:table-cell>
          <table:table-cell office:value-type="float" office:value="0" calcext:value-type="float">
            <text:p>0</text:p>
          </table:table-cell>
          <table:table-cell office:value-type="float" office:value="1.302499" calcext:value-type="float">
            <text:p>1.302499</text:p>
          </table:table-cell>
          <table:table-cell office:value-type="float" office:value="0.5259665" calcext:value-type="float">
            <text:p>0.5259665</text:p>
          </table:table-cell>
          <table:table-cell office:value-type="float" office:value="0.3016514" calcext:value-type="float">
            <text:p>0.3016514</text:p>
          </table:table-cell>
          <table:table-cell office:value-type="float" office:value="0.3014847" calcext:value-type="float">
            <text:p>0.3014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43281" calcext:value-type="float">
            <text:p>22.43281</text:p>
          </table:table-cell>
          <table:table-cell office:value-type="float" office:value="25.64802" calcext:value-type="float">
            <text:p>25.6480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1999" calcext:value-type="float">
            <text:p>1051999</text:p>
          </table:table-cell>
          <table:table-cell office:value-type="float" office:value="0.751261" calcext:value-type="float">
            <text:p>0.751261</text:p>
          </table:table-cell>
          <table:table-cell office:value-type="float" office:value="133.8102" calcext:value-type="float">
            <text:p>133.8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26366" calcext:value-type="float">
            <text:p>39.26366</text:p>
          </table:table-cell>
          <table:table-cell office:value-type="float" office:value="0" calcext:value-type="float">
            <text:p>0</text:p>
          </table:table-cell>
          <table:table-cell office:value-type="float" office:value="0.001968178" calcext:value-type="float">
            <text:p>0.001968178</text:p>
          </table:table-cell>
          <table:table-cell office:value-type="float" office:value="0.0259821" calcext:value-type="float">
            <text:p>0.0259821</text:p>
          </table:table-cell>
          <table:table-cell office:value-type="float" office:value="1642.479" calcext:value-type="float">
            <text:p>1642.479</text:p>
          </table:table-cell>
          <table:table-cell office:value-type="float" office:value="0.961868" calcext:value-type="float">
            <text:p>0.961868</text:p>
          </table:table-cell>
          <table:table-cell office:value-type="float" office:value="0" calcext:value-type="float">
            <text:p>0</text:p>
          </table:table-cell>
          <table:table-cell office:value-type="float" office:value="1.235866" calcext:value-type="float">
            <text:p>1.235866</text:p>
          </table:table-cell>
          <table:table-cell office:value-type="float" office:value="0.5437491" calcext:value-type="float">
            <text:p>0.5437491</text:p>
          </table:table-cell>
          <table:table-cell office:value-type="float" office:value="0.3018392" calcext:value-type="float">
            <text:p>0.3018392</text:p>
          </table:table-cell>
          <table:table-cell office:value-type="float" office:value="0.3016991" calcext:value-type="float">
            <text:p>0.3016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49823" calcext:value-type="float">
            <text:p>22.49823</text:p>
          </table:table-cell>
          <table:table-cell office:value-type="float" office:value="25.6858" calcext:value-type="float">
            <text:p>25.685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1999" calcext:value-type="float">
            <text:p>2051999</text:p>
          </table:table-cell>
          <table:table-cell office:value-type="float" office:value="0.7475485" calcext:value-type="float">
            <text:p>0.7475485</text:p>
          </table:table-cell>
          <table:table-cell office:value-type="float" office:value="133.8014" calcext:value-type="float">
            <text:p>133.8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30868" calcext:value-type="float">
            <text:p>39.30868</text:p>
          </table:table-cell>
          <table:table-cell office:value-type="float" office:value="0" calcext:value-type="float">
            <text:p>0</text:p>
          </table:table-cell>
          <table:table-cell office:value-type="float" office:value="0.001978553" calcext:value-type="float">
            <text:p>0.001978553</text:p>
          </table:table-cell>
          <table:table-cell office:value-type="float" office:value="0.02631946" calcext:value-type="float">
            <text:p>0.02631946</text:p>
          </table:table-cell>
          <table:table-cell office:value-type="float" office:value="1642.442" calcext:value-type="float">
            <text:p>1642.442</text:p>
          </table:table-cell>
          <table:table-cell office:value-type="float" office:value="0.9578253" calcext:value-type="float">
            <text:p>0.9578253</text:p>
          </table:table-cell>
          <table:table-cell office:value-type="float" office:value="0" calcext:value-type="float">
            <text:p>0</text:p>
          </table:table-cell>
          <table:table-cell office:value-type="float" office:value="1.13043" calcext:value-type="float">
            <text:p>1.13043</text:p>
          </table:table-cell>
          <table:table-cell office:value-type="float" office:value="0.5565875" calcext:value-type="float">
            <text:p>0.5565875</text:p>
          </table:table-cell>
          <table:table-cell office:value-type="float" office:value="0.3020409" calcext:value-type="float">
            <text:p>0.3020409</text:p>
          </table:table-cell>
          <table:table-cell office:value-type="float" office:value="0.3019135" calcext:value-type="float">
            <text:p>0.3019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5699" calcext:value-type="float">
            <text:p>22.55699</text:p>
          </table:table-cell>
          <table:table-cell office:value-type="float" office:value="25.72775" calcext:value-type="float">
            <text:p>25.7277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1999" calcext:value-type="float">
            <text:p>3051999</text:p>
          </table:table-cell>
          <table:table-cell office:value-type="float" office:value="0.7435644" calcext:value-type="float">
            <text:p>0.7435644</text:p>
          </table:table-cell>
          <table:table-cell office:value-type="float" office:value="133.7917" calcext:value-type="float">
            <text:p>133.7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35432" calcext:value-type="float">
            <text:p>39.35432</text:p>
          </table:table-cell>
          <table:table-cell office:value-type="float" office:value="0" calcext:value-type="float">
            <text:p>0</text:p>
          </table:table-cell>
          <table:table-cell office:value-type="float" office:value="0.001987671" calcext:value-type="float">
            <text:p>0.001987671</text:p>
          </table:table-cell>
          <table:table-cell office:value-type="float" office:value="0.02660177" calcext:value-type="float">
            <text:p>0.02660177</text:p>
          </table:table-cell>
          <table:table-cell office:value-type="float" office:value="1642.406" calcext:value-type="float">
            <text:p>1642.406</text:p>
          </table:table-cell>
          <table:table-cell office:value-type="float" office:value="0.9542789" calcext:value-type="float">
            <text:p>0.9542789</text:p>
          </table:table-cell>
          <table:table-cell office:value-type="float" office:value="0" calcext:value-type="float">
            <text:p>0</text:p>
          </table:table-cell>
          <table:table-cell office:value-type="float" office:value="0.963551" calcext:value-type="float">
            <text:p>0.963551</text:p>
          </table:table-cell>
          <table:table-cell office:value-type="float" office:value="0.5696394" calcext:value-type="float">
            <text:p>0.5696394</text:p>
          </table:table-cell>
          <table:table-cell office:value-type="float" office:value="0.3022457" calcext:value-type="float">
            <text:p>0.3022457</text:p>
          </table:table-cell>
          <table:table-cell office:value-type="float" office:value="0.3021272" calcext:value-type="float">
            <text:p>0.3021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0802" calcext:value-type="float">
            <text:p>22.60802</text:p>
          </table:table-cell>
          <table:table-cell office:value-type="float" office:value="25.77395" calcext:value-type="float">
            <text:p>25.7739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1999" calcext:value-type="float">
            <text:p>4051999</text:p>
          </table:table-cell>
          <table:table-cell office:value-type="float" office:value="0.739859" calcext:value-type="float">
            <text:p>0.739859</text:p>
          </table:table-cell>
          <table:table-cell office:value-type="float" office:value="133.7816" calcext:value-type="float">
            <text:p>133.7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0031" calcext:value-type="float">
            <text:p>39.40031</text:p>
          </table:table-cell>
          <table:table-cell office:value-type="float" office:value="0" calcext:value-type="float">
            <text:p>0</text:p>
          </table:table-cell>
          <table:table-cell office:value-type="float" office:value="0.001995439" calcext:value-type="float">
            <text:p>0.001995439</text:p>
          </table:table-cell>
          <table:table-cell office:value-type="float" office:value="0.02683584" calcext:value-type="float">
            <text:p>0.02683584</text:p>
          </table:table-cell>
          <table:table-cell office:value-type="float" office:value="1642.37" calcext:value-type="float">
            <text:p>1642.37</text:p>
          </table:table-cell>
          <table:table-cell office:value-type="float" office:value="0.9518083" calcext:value-type="float">
            <text:p>0.9518083</text:p>
          </table:table-cell>
          <table:table-cell office:value-type="float" office:value="0" calcext:value-type="float">
            <text:p>0</text:p>
          </table:table-cell>
          <table:table-cell office:value-type="float" office:value="0.7611217" calcext:value-type="float">
            <text:p>0.7611217</text:p>
          </table:table-cell>
          <table:table-cell office:value-type="float" office:value="0.5627774" calcext:value-type="float">
            <text:p>0.5627774</text:p>
          </table:table-cell>
          <table:table-cell office:value-type="float" office:value="0.3024487" calcext:value-type="float">
            <text:p>0.3024487</text:p>
          </table:table-cell>
          <table:table-cell office:value-type="float" office:value="0.3023406" calcext:value-type="float">
            <text:p>0.3023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4796" calcext:value-type="float">
            <text:p>22.64796</text:p>
          </table:table-cell>
          <table:table-cell office:value-type="float" office:value="25.82124" calcext:value-type="float">
            <text:p>25.82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1999" calcext:value-type="float">
            <text:p>5051999</text:p>
          </table:table-cell>
          <table:table-cell office:value-type="float" office:value="0.7359643" calcext:value-type="float">
            <text:p>0.7359643</text:p>
          </table:table-cell>
          <table:table-cell office:value-type="float" office:value="133.7704" calcext:value-type="float">
            <text:p>133.7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4657" calcext:value-type="float">
            <text:p>39.44657</text:p>
          </table:table-cell>
          <table:table-cell office:value-type="float" office:value="0" calcext:value-type="float">
            <text:p>0</text:p>
          </table:table-cell>
          <table:table-cell office:value-type="float" office:value="0.002002592" calcext:value-type="float">
            <text:p>0.002002592</text:p>
          </table:table-cell>
          <table:table-cell office:value-type="float" office:value="0.02703171" calcext:value-type="float">
            <text:p>0.02703171</text:p>
          </table:table-cell>
          <table:table-cell office:value-type="float" office:value="1642.335" calcext:value-type="float">
            <text:p>1642.335</text:p>
          </table:table-cell>
          <table:table-cell office:value-type="float" office:value="0.9498336" calcext:value-type="float">
            <text:p>0.9498336</text:p>
          </table:table-cell>
          <table:table-cell office:value-type="float" office:value="0" calcext:value-type="float">
            <text:p>0</text:p>
          </table:table-cell>
          <table:table-cell office:value-type="float" office:value="0.6446844" calcext:value-type="float">
            <text:p>0.6446844</text:p>
          </table:table-cell>
          <table:table-cell office:value-type="float" office:value="0.5609403" calcext:value-type="float">
            <text:p>0.5609403</text:p>
          </table:table-cell>
          <table:table-cell office:value-type="float" office:value="0.3026577" calcext:value-type="float">
            <text:p>0.3026577</text:p>
          </table:table-cell>
          <table:table-cell office:value-type="float" office:value="0.3025533" calcext:value-type="float">
            <text:p>0.3025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8089" calcext:value-type="float">
            <text:p>22.68089</text:p>
          </table:table-cell>
          <table:table-cell office:value-type="float" office:value="25.86989" calcext:value-type="float">
            <text:p>25.8698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1999" calcext:value-type="float">
            <text:p>6051999</text:p>
          </table:table-cell>
          <table:table-cell office:value-type="float" office:value="0.7320632" calcext:value-type="float">
            <text:p>0.7320632</text:p>
          </table:table-cell>
          <table:table-cell office:value-type="float" office:value="133.7587" calcext:value-type="float">
            <text:p>133.7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9326" calcext:value-type="float">
            <text:p>39.49326</text:p>
          </table:table-cell>
          <table:table-cell office:value-type="float" office:value="0" calcext:value-type="float">
            <text:p>0</text:p>
          </table:table-cell>
          <table:table-cell office:value-type="float" office:value="0.002009245" calcext:value-type="float">
            <text:p>0.002009245</text:p>
          </table:table-cell>
          <table:table-cell office:value-type="float" office:value="0.02719645" calcext:value-type="float">
            <text:p>0.02719645</text:p>
          </table:table-cell>
          <table:table-cell office:value-type="float" office:value="1642.3" calcext:value-type="float">
            <text:p>1642.3</text:p>
          </table:table-cell>
          <table:table-cell office:value-type="float" office:value="0.9483854" calcext:value-type="float">
            <text:p>0.9483854</text:p>
          </table:table-cell>
          <table:table-cell office:value-type="float" office:value="0" calcext:value-type="float">
            <text:p>0</text:p>
          </table:table-cell>
          <table:table-cell office:value-type="float" office:value="0.6167698" calcext:value-type="float">
            <text:p>0.6167698</text:p>
          </table:table-cell>
          <table:table-cell office:value-type="float" office:value="0.5451795" calcext:value-type="float">
            <text:p>0.5451795</text:p>
          </table:table-cell>
          <table:table-cell office:value-type="float" office:value="0.3028639" calcext:value-type="float">
            <text:p>0.3028639</text:p>
          </table:table-cell>
          <table:table-cell office:value-type="float" office:value="0.3027655" calcext:value-type="float">
            <text:p>0.3027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70936" calcext:value-type="float">
            <text:p>22.70936</text:p>
          </table:table-cell>
          <table:table-cell office:value-type="float" office:value="25.91511" calcext:value-type="float">
            <text:p>25.9151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1999" calcext:value-type="float">
            <text:p>7051999</text:p>
          </table:table-cell>
          <table:table-cell office:value-type="float" office:value="0.728728" calcext:value-type="float">
            <text:p>0.728728</text:p>
          </table:table-cell>
          <table:table-cell office:value-type="float" office:value="133.7482" calcext:value-type="float">
            <text:p>133.7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4013" calcext:value-type="float">
            <text:p>39.54013</text:p>
          </table:table-cell>
          <table:table-cell office:value-type="float" office:value="0" calcext:value-type="float">
            <text:p>0</text:p>
          </table:table-cell>
          <table:table-cell office:value-type="float" office:value="0.002015084" calcext:value-type="float">
            <text:p>0.002015084</text:p>
          </table:table-cell>
          <table:table-cell office:value-type="float" office:value="0.02732931" calcext:value-type="float">
            <text:p>0.02732931</text:p>
          </table:table-cell>
          <table:table-cell office:value-type="float" office:value="1642.264" calcext:value-type="float">
            <text:p>1642.264</text:p>
          </table:table-cell>
          <table:table-cell office:value-type="float" office:value="0.9473839" calcext:value-type="float">
            <text:p>0.9473839</text:p>
          </table:table-cell>
          <table:table-cell office:value-type="float" office:value="0" calcext:value-type="float">
            <text:p>0</text:p>
          </table:table-cell>
          <table:table-cell office:value-type="float" office:value="0.6659329" calcext:value-type="float">
            <text:p>0.6659329</text:p>
          </table:table-cell>
          <table:table-cell office:value-type="float" office:value="0.5513014" calcext:value-type="float">
            <text:p>0.5513014</text:p>
          </table:table-cell>
          <table:table-cell office:value-type="float" office:value="0.3031893" calcext:value-type="float">
            <text:p>0.3031893</text:p>
          </table:table-cell>
          <table:table-cell office:value-type="float" office:value="0.3029776" calcext:value-type="float">
            <text:p>0.3029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8165" calcext:value-type="float">
            <text:p>23.8165</text:p>
          </table:table-cell>
          <table:table-cell office:value-type="float" office:value="25.74387" calcext:value-type="float">
            <text:p>25.7438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1999" calcext:value-type="float">
            <text:p>8051999</text:p>
          </table:table-cell>
          <table:table-cell office:value-type="float" office:value="0.7261299" calcext:value-type="float">
            <text:p>0.7261299</text:p>
          </table:table-cell>
          <table:table-cell office:value-type="float" office:value="133.7395" calcext:value-type="float">
            <text:p>133.7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8613" calcext:value-type="float">
            <text:p>39.58613</text:p>
          </table:table-cell>
          <table:table-cell office:value-type="float" office:value="0" calcext:value-type="float">
            <text:p>0</text:p>
          </table:table-cell>
          <table:table-cell office:value-type="float" office:value="0.002020461" calcext:value-type="float">
            <text:p>0.002020461</text:p>
          </table:table-cell>
          <table:table-cell office:value-type="float" office:value="0.0274532" calcext:value-type="float">
            <text:p>0.0274532</text:p>
          </table:table-cell>
          <table:table-cell office:value-type="float" office:value="1642.227" calcext:value-type="float">
            <text:p>1642.227</text:p>
          </table:table-cell>
          <table:table-cell office:value-type="float" office:value="0.9470497" calcext:value-type="float">
            <text:p>0.9470497</text:p>
          </table:table-cell>
          <table:table-cell office:value-type="float" office:value="0" calcext:value-type="float">
            <text:p>0</text:p>
          </table:table-cell>
          <table:table-cell office:value-type="float" office:value="0.4003933" calcext:value-type="float">
            <text:p>0.4003933</text:p>
          </table:table-cell>
          <table:table-cell office:value-type="float" office:value="0.479061" calcext:value-type="float">
            <text:p>0.479061</text:p>
          </table:table-cell>
          <table:table-cell office:value-type="float" office:value="0.3034409" calcext:value-type="float">
            <text:p>0.3034409</text:p>
          </table:table-cell>
          <table:table-cell office:value-type="float" office:value="0.3031893" calcext:value-type="float">
            <text:p>0.3031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84541" calcext:value-type="float">
            <text:p>23.84541</text:p>
          </table:table-cell>
          <table:table-cell office:value-type="float" office:value="25.77691" calcext:value-type="float">
            <text:p>25.7769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1999" calcext:value-type="float">
            <text:p>9051999</text:p>
          </table:table-cell>
          <table:table-cell office:value-type="float" office:value="0.7241651" calcext:value-type="float">
            <text:p>0.7241651</text:p>
          </table:table-cell>
          <table:table-cell office:value-type="float" office:value="133.7326" calcext:value-type="float">
            <text:p>133.7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63094" calcext:value-type="float">
            <text:p>39.63094</text:p>
          </table:table-cell>
          <table:table-cell office:value-type="float" office:value="0" calcext:value-type="float">
            <text:p>0</text:p>
          </table:table-cell>
          <table:table-cell office:value-type="float" office:value="0.002041954" calcext:value-type="float">
            <text:p>0.002041954</text:p>
          </table:table-cell>
          <table:table-cell office:value-type="float" office:value="0.02795668" calcext:value-type="float">
            <text:p>0.02795668</text:p>
          </table:table-cell>
          <table:table-cell office:value-type="float" office:value="1642.19" calcext:value-type="float">
            <text:p>1642.19</text:p>
          </table:table-cell>
          <table:table-cell office:value-type="float" office:value="0.9464146" calcext:value-type="float">
            <text:p>0.9464146</text:p>
          </table:table-cell>
          <table:table-cell office:value-type="float" office:value="0" calcext:value-type="float">
            <text:p>0</text:p>
          </table:table-cell>
          <table:table-cell office:value-type="float" office:value="0.432449" calcext:value-type="float">
            <text:p>0.432449</text:p>
          </table:table-cell>
          <table:table-cell office:value-type="float" office:value="0.4899482" calcext:value-type="float">
            <text:p>0.4899482</text:p>
          </table:table-cell>
          <table:table-cell office:value-type="float" office:value="0.3036693" calcext:value-type="float">
            <text:p>0.3036693</text:p>
          </table:table-cell>
          <table:table-cell office:value-type="float" office:value="0.3034008" calcext:value-type="float">
            <text:p>0.3034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8741" calcext:value-type="float">
            <text:p>23.8741</text:p>
          </table:table-cell>
          <table:table-cell office:value-type="float" office:value="25.79833" calcext:value-type="float">
            <text:p>25.7983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1999" calcext:value-type="float">
            <text:p>10051999</text:p>
          </table:table-cell>
          <table:table-cell office:value-type="float" office:value="0.7223714" calcext:value-type="float">
            <text:p>0.7223714</text:p>
          </table:table-cell>
          <table:table-cell office:value-type="float" office:value="133.7265" calcext:value-type="float">
            <text:p>133.7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67467" calcext:value-type="float">
            <text:p>39.67467</text:p>
          </table:table-cell>
          <table:table-cell office:value-type="float" office:value="0" calcext:value-type="float">
            <text:p>0</text:p>
          </table:table-cell>
          <table:table-cell office:value-type="float" office:value="0.002052523" calcext:value-type="float">
            <text:p>0.002052523</text:p>
          </table:table-cell>
          <table:table-cell office:value-type="float" office:value="0.02818449" calcext:value-type="float">
            <text:p>0.02818449</text:p>
          </table:table-cell>
          <table:table-cell office:value-type="float" office:value="1642.152" calcext:value-type="float">
            <text:p>1642.152</text:p>
          </table:table-cell>
          <table:table-cell office:value-type="float" office:value="0.9454609" calcext:value-type="float">
            <text:p>0.9454609</text:p>
          </table:table-cell>
          <table:table-cell office:value-type="float" office:value="0" calcext:value-type="float">
            <text:p>0</text:p>
          </table:table-cell>
          <table:table-cell office:value-type="float" office:value="1.152525" calcext:value-type="float">
            <text:p>1.152525</text:p>
          </table:table-cell>
          <table:table-cell office:value-type="float" office:value="0.4793002" calcext:value-type="float">
            <text:p>0.4793002</text:p>
          </table:table-cell>
          <table:table-cell office:value-type="float" office:value="0.3038911" calcext:value-type="float">
            <text:p>0.3038911</text:p>
          </table:table-cell>
          <table:table-cell office:value-type="float" office:value="0.3036115" calcext:value-type="float">
            <text:p>0.3036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92294" calcext:value-type="float">
            <text:p>23.92294</text:p>
          </table:table-cell>
          <table:table-cell office:value-type="float" office:value="25.81859" calcext:value-type="float">
            <text:p>25.8185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1999" calcext:value-type="float">
            <text:p>11051999</text:p>
          </table:table-cell>
          <table:table-cell office:value-type="float" office:value="0.7202769" calcext:value-type="float">
            <text:p>0.7202769</text:p>
          </table:table-cell>
          <table:table-cell office:value-type="float" office:value="133.7198" calcext:value-type="float">
            <text:p>133.7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71796" calcext:value-type="float">
            <text:p>39.71796</text:p>
          </table:table-cell>
          <table:table-cell office:value-type="float" office:value="0" calcext:value-type="float">
            <text:p>0</text:p>
          </table:table-cell>
          <table:table-cell office:value-type="float" office:value="0.002059046" calcext:value-type="float">
            <text:p>0.002059046</text:p>
          </table:table-cell>
          <table:table-cell office:value-type="float" office:value="0.02828369" calcext:value-type="float">
            <text:p>0.02828369</text:p>
          </table:table-cell>
          <table:table-cell office:value-type="float" office:value="1642.115" calcext:value-type="float">
            <text:p>1642.115</text:p>
          </table:table-cell>
          <table:table-cell office:value-type="float" office:value="0.9434832" calcext:value-type="float">
            <text:p>0.9434832</text:p>
          </table:table-cell>
          <table:table-cell office:value-type="float" office:value="0" calcext:value-type="float">
            <text:p>0</text:p>
          </table:table-cell>
          <table:table-cell office:value-type="float" office:value="0.820646" calcext:value-type="float">
            <text:p>0.820646</text:p>
          </table:table-cell>
          <table:table-cell office:value-type="float" office:value="0.4748069" calcext:value-type="float">
            <text:p>0.4748069</text:p>
          </table:table-cell>
          <table:table-cell office:value-type="float" office:value="0.3039927" calcext:value-type="float">
            <text:p>0.3039927</text:p>
          </table:table-cell>
          <table:table-cell office:value-type="float" office:value="0.3038215" calcext:value-type="float">
            <text:p>0.3038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96119" calcext:value-type="float">
            <text:p>23.96119</text:p>
          </table:table-cell>
          <table:table-cell office:value-type="float" office:value="25.8426" calcext:value-type="float">
            <text:p>25.842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1999" calcext:value-type="float">
            <text:p>12051999</text:p>
          </table:table-cell>
          <table:table-cell office:value-type="float" office:value="0.7179198" calcext:value-type="float">
            <text:p>0.7179198</text:p>
          </table:table-cell>
          <table:table-cell office:value-type="float" office:value="133.7123" calcext:value-type="float">
            <text:p>133.7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76152" calcext:value-type="float">
            <text:p>39.76152</text:p>
          </table:table-cell>
          <table:table-cell office:value-type="float" office:value="0" calcext:value-type="float">
            <text:p>0</text:p>
          </table:table-cell>
          <table:table-cell office:value-type="float" office:value="0.002064659" calcext:value-type="float">
            <text:p>0.002064659</text:p>
          </table:table-cell>
          <table:table-cell office:value-type="float" office:value="0.02835126" calcext:value-type="float">
            <text:p>0.02835126</text:p>
          </table:table-cell>
          <table:table-cell office:value-type="float" office:value="1642.077" calcext:value-type="float">
            <text:p>1642.077</text:p>
          </table:table-cell>
          <table:table-cell office:value-type="float" office:value="0.9414873" calcext:value-type="float">
            <text:p>0.9414873</text:p>
          </table:table-cell>
          <table:table-cell office:value-type="float" office:value="0" calcext:value-type="float">
            <text:p>0</text:p>
          </table:table-cell>
          <table:table-cell office:value-type="float" office:value="0.7092687" calcext:value-type="float">
            <text:p>0.7092687</text:p>
          </table:table-cell>
          <table:table-cell office:value-type="float" office:value="0.4850261" calcext:value-type="float">
            <text:p>0.4850261</text:p>
          </table:table-cell>
          <table:table-cell office:value-type="float" office:value="0.3041434" calcext:value-type="float">
            <text:p>0.3041434</text:p>
          </table:table-cell>
          <table:table-cell office:value-type="float" office:value="0.3040316" calcext:value-type="float">
            <text:p>0.3040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98978" calcext:value-type="float">
            <text:p>23.98978</text:p>
          </table:table-cell>
          <table:table-cell office:value-type="float" office:value="25.87058" calcext:value-type="float">
            <text:p>25.8705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1999" calcext:value-type="float">
            <text:p>13051999</text:p>
          </table:table-cell>
          <table:table-cell office:value-type="float" office:value="0.715481" calcext:value-type="float">
            <text:p>0.715481</text:p>
          </table:table-cell>
          <table:table-cell office:value-type="float" office:value="133.7043" calcext:value-type="float">
            <text:p>133.7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0525" calcext:value-type="float">
            <text:p>39.80525</text:p>
          </table:table-cell>
          <table:table-cell office:value-type="float" office:value="0" calcext:value-type="float">
            <text:p>0</text:p>
          </table:table-cell>
          <table:table-cell office:value-type="float" office:value="0.002069807" calcext:value-type="float">
            <text:p>0.002069807</text:p>
          </table:table-cell>
          <table:table-cell office:value-type="float" office:value="0.02839988" calcext:value-type="float">
            <text:p>0.02839988</text:p>
          </table:table-cell>
          <table:table-cell office:value-type="float" office:value="1642.04" calcext:value-type="float">
            <text:p>1642.04</text:p>
          </table:table-cell>
          <table:table-cell office:value-type="float" office:value="0.9395571" calcext:value-type="float">
            <text:p>0.9395571</text:p>
          </table:table-cell>
          <table:table-cell office:value-type="float" office:value="0" calcext:value-type="float">
            <text:p>0</text:p>
          </table:table-cell>
          <table:table-cell office:value-type="float" office:value="0.6511486" calcext:value-type="float">
            <text:p>0.6511486</text:p>
          </table:table-cell>
          <table:table-cell office:value-type="float" office:value="0.4921182" calcext:value-type="float">
            <text:p>0.4921182</text:p>
          </table:table-cell>
          <table:table-cell office:value-type="float" office:value="0.3043371" calcext:value-type="float">
            <text:p>0.3043371</text:p>
          </table:table-cell>
          <table:table-cell office:value-type="float" office:value="0.3042413" calcext:value-type="float">
            <text:p>0.3042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01466" calcext:value-type="float">
            <text:p>24.01466</text:p>
          </table:table-cell>
          <table:table-cell office:value-type="float" office:value="25.90047" calcext:value-type="float">
            <text:p>25.9004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1999" calcext:value-type="float">
            <text:p>14051999</text:p>
          </table:table-cell>
          <table:table-cell office:value-type="float" office:value="0.7125876" calcext:value-type="float">
            <text:p>0.7125876</text:p>
          </table:table-cell>
          <table:table-cell office:value-type="float" office:value="133.6953" calcext:value-type="float">
            <text:p>133.69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08495" calcext:value-type="float">
            <text:p>40.08495</text:p>
          </table:table-cell>
          <table:table-cell office:value-type="float" office:value="0" calcext:value-type="float">
            <text:p>0</text:p>
          </table:table-cell>
          <table:table-cell office:value-type="float" office:value="0.002074725" calcext:value-type="float">
            <text:p>0.002074725</text:p>
          </table:table-cell>
          <table:table-cell office:value-type="float" office:value="0.02845397" calcext:value-type="float">
            <text:p>0.02845397</text:p>
          </table:table-cell>
          <table:table-cell office:value-type="float" office:value="1646.092" calcext:value-type="float">
            <text:p>1646.092</text:p>
          </table:table-cell>
          <table:table-cell office:value-type="float" office:value="0.9374085" calcext:value-type="float">
            <text:p>0.9374085</text:p>
          </table:table-cell>
          <table:table-cell office:value-type="float" office:value="0" calcext:value-type="float">
            <text:p>0</text:p>
          </table:table-cell>
          <table:table-cell office:value-type="float" office:value="0.7411945" calcext:value-type="float">
            <text:p>0.7411945</text:p>
          </table:table-cell>
          <table:table-cell office:value-type="float" office:value="0.8766612" calcext:value-type="float">
            <text:p>0.8766612</text:p>
          </table:table-cell>
          <table:table-cell office:value-type="float" office:value="0.3044876" calcext:value-type="float">
            <text:p>0.3044876</text:p>
          </table:table-cell>
          <table:table-cell office:value-type="float" office:value="0.3044507" calcext:value-type="float">
            <text:p>0.3044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04167" calcext:value-type="float">
            <text:p>24.04167</text:p>
          </table:table-cell>
          <table:table-cell office:value-type="float" office:value="25.95602" calcext:value-type="float">
            <text:p>25.9560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1999" calcext:value-type="float">
            <text:p>15051999</text:p>
          </table:table-cell>
          <table:table-cell office:value-type="float" office:value="0.7093906" calcext:value-type="float">
            <text:p>0.7093906</text:p>
          </table:table-cell>
          <table:table-cell office:value-type="float" office:value="133.6849" calcext:value-type="float">
            <text:p>133.68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17839" calcext:value-type="float">
            <text:p>40.17839</text:p>
          </table:table-cell>
          <table:table-cell office:value-type="float" office:value="0" calcext:value-type="float">
            <text:p>0</text:p>
          </table:table-cell>
          <table:table-cell office:value-type="float" office:value="0.002079643" calcext:value-type="float">
            <text:p>0.002079643</text:p>
          </table:table-cell>
          <table:table-cell office:value-type="float" office:value="0.02851656" calcext:value-type="float">
            <text:p>0.02851656</text:p>
          </table:table-cell>
          <table:table-cell office:value-type="float" office:value="1644.933" calcext:value-type="float">
            <text:p>1644.933</text:p>
          </table:table-cell>
          <table:table-cell office:value-type="float" office:value="0.935542" calcext:value-type="float">
            <text:p>0.935542</text:p>
          </table:table-cell>
          <table:table-cell office:value-type="float" office:value="0" calcext:value-type="float">
            <text:p>0</text:p>
          </table:table-cell>
          <table:table-cell office:value-type="float" office:value="0.8696758" calcext:value-type="float">
            <text:p>0.8696758</text:p>
          </table:table-cell>
          <table:table-cell office:value-type="float" office:value="1.975291" calcext:value-type="float">
            <text:p>1.975291</text:p>
          </table:table-cell>
          <table:table-cell office:value-type="float" office:value="0.304718" calcext:value-type="float">
            <text:p>0.304718</text:p>
          </table:table-cell>
          <table:table-cell office:value-type="float" office:value="0.304659" calcext:value-type="float">
            <text:p>0.304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07579" calcext:value-type="float">
            <text:p>24.07579</text:p>
          </table:table-cell>
          <table:table-cell office:value-type="float" office:value="26.23774" calcext:value-type="float">
            <text:p>26.2377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1999" calcext:value-type="float">
            <text:p>16051999</text:p>
          </table:table-cell>
          <table:table-cell office:value-type="float" office:value="0.7057449" calcext:value-type="float">
            <text:p>0.7057449</text:p>
          </table:table-cell>
          <table:table-cell office:value-type="float" office:value="133.6736" calcext:value-type="float">
            <text:p>133.673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28059" calcext:value-type="float">
            <text:p>40.28059</text:p>
          </table:table-cell>
          <table:table-cell office:value-type="float" office:value="0" calcext:value-type="float">
            <text:p>0</text:p>
          </table:table-cell>
          <table:table-cell office:value-type="float" office:value="0.002084546" calcext:value-type="float">
            <text:p>0.002084546</text:p>
          </table:table-cell>
          <table:table-cell office:value-type="float" office:value="0.02857231" calcext:value-type="float">
            <text:p>0.02857231</text:p>
          </table:table-cell>
          <table:table-cell office:value-type="float" office:value="1644.881" calcext:value-type="float">
            <text:p>1644.881</text:p>
          </table:table-cell>
          <table:table-cell office:value-type="float" office:value="0.9333777" calcext:value-type="float">
            <text:p>0.9333777</text:p>
          </table:table-cell>
          <table:table-cell office:value-type="float" office:value="0" calcext:value-type="float">
            <text:p>0</text:p>
          </table:table-cell>
          <table:table-cell office:value-type="float" office:value="0.9660099" calcext:value-type="float">
            <text:p>0.9660099</text:p>
          </table:table-cell>
          <table:table-cell office:value-type="float" office:value="2.576864" calcext:value-type="float">
            <text:p>2.576864</text:p>
          </table:table-cell>
          <table:table-cell office:value-type="float" office:value="0.3049583" calcext:value-type="float">
            <text:p>0.3049583</text:p>
          </table:table-cell>
          <table:table-cell office:value-type="float" office:value="0.304867" calcext:value-type="float">
            <text:p>0.304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11741" calcext:value-type="float">
            <text:p>24.11741</text:p>
          </table:table-cell>
          <table:table-cell office:value-type="float" office:value="26.77553" calcext:value-type="float">
            <text:p>26.7755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1999" calcext:value-type="float">
            <text:p>17051999</text:p>
          </table:table-cell>
          <table:table-cell office:value-type="float" office:value="0.7020035" calcext:value-type="float">
            <text:p>0.7020035</text:p>
          </table:table-cell>
          <table:table-cell office:value-type="float" office:value="133.6613" calcext:value-type="float">
            <text:p>133.66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38826" calcext:value-type="float">
            <text:p>40.38826</text:p>
          </table:table-cell>
          <table:table-cell office:value-type="float" office:value="0" calcext:value-type="float">
            <text:p>0</text:p>
          </table:table-cell>
          <table:table-cell office:value-type="float" office:value="0.002089469" calcext:value-type="float">
            <text:p>0.002089469</text:p>
          </table:table-cell>
          <table:table-cell office:value-type="float" office:value="0.02862195" calcext:value-type="float">
            <text:p>0.02862195</text:p>
          </table:table-cell>
          <table:table-cell office:value-type="float" office:value="1645.432" calcext:value-type="float">
            <text:p>1645.432</text:p>
          </table:table-cell>
          <table:table-cell office:value-type="float" office:value="0.9316767" calcext:value-type="float">
            <text:p>0.9316767</text:p>
          </table:table-cell>
          <table:table-cell office:value-type="float" office:value="0" calcext:value-type="float">
            <text:p>0</text:p>
          </table:table-cell>
          <table:table-cell office:value-type="float" office:value="0.8973674" calcext:value-type="float">
            <text:p>0.8973674</text:p>
          </table:table-cell>
          <table:table-cell office:value-type="float" office:value="2.18688" calcext:value-type="float">
            <text:p>2.18688</text:p>
          </table:table-cell>
          <table:table-cell office:value-type="float" office:value="0.3051996" calcext:value-type="float">
            <text:p>0.3051996</text:p>
          </table:table-cell>
          <table:table-cell office:value-type="float" office:value="0.3050749" calcext:value-type="float">
            <text:p>0.3050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16023" calcext:value-type="float">
            <text:p>24.16023</text:p>
          </table:table-cell>
          <table:table-cell office:value-type="float" office:value="27.3212" calcext:value-type="float">
            <text:p>27.321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1999" calcext:value-type="float">
            <text:p>18051999</text:p>
          </table:table-cell>
          <table:table-cell office:value-type="float" office:value="0.6979603" calcext:value-type="float">
            <text:p>0.6979603</text:p>
          </table:table-cell>
          <table:table-cell office:value-type="float" office:value="133.6481" calcext:value-type="float">
            <text:p>133.64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51461" calcext:value-type="float">
            <text:p>40.51461</text:p>
          </table:table-cell>
          <table:table-cell office:value-type="float" office:value="0" calcext:value-type="float">
            <text:p>0</text:p>
          </table:table-cell>
          <table:table-cell office:value-type="float" office:value="0.00209438" calcext:value-type="float">
            <text:p>0.00209438</text:p>
          </table:table-cell>
          <table:table-cell office:value-type="float" office:value="0.02866624" calcext:value-type="float">
            <text:p>0.02866624</text:p>
          </table:table-cell>
          <table:table-cell office:value-type="float" office:value="1645.834" calcext:value-type="float">
            <text:p>1645.834</text:p>
          </table:table-cell>
          <table:table-cell office:value-type="float" office:value="0.9297833" calcext:value-type="float">
            <text:p>0.9297833</text:p>
          </table:table-cell>
          <table:table-cell office:value-type="float" office:value="0" calcext:value-type="float">
            <text:p>0</text:p>
          </table:table-cell>
          <table:table-cell office:value-type="float" office:value="4.458342" calcext:value-type="float">
            <text:p>4.458342</text:p>
          </table:table-cell>
          <table:table-cell office:value-type="float" office:value="3.535643" calcext:value-type="float">
            <text:p>3.535643</text:p>
          </table:table-cell>
          <table:table-cell office:value-type="float" office:value="0.3057519" calcext:value-type="float">
            <text:p>0.3057519</text:p>
          </table:table-cell>
          <table:table-cell office:value-type="float" office:value="0.3052828" calcext:value-type="float">
            <text:p>0.3052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00423" calcext:value-type="float">
            <text:p>25.00423</text:p>
          </table:table-cell>
          <table:table-cell office:value-type="float" office:value="28.23605" calcext:value-type="float">
            <text:p>28.2360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1999" calcext:value-type="float">
            <text:p>19051999</text:p>
          </table:table-cell>
          <table:table-cell office:value-type="float" office:value="0.6950967" calcext:value-type="float">
            <text:p>0.6950967</text:p>
          </table:table-cell>
          <table:table-cell office:value-type="float" office:value="133.6368" calcext:value-type="float">
            <text:p>133.63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61967" calcext:value-type="float">
            <text:p>40.61967</text:p>
          </table:table-cell>
          <table:table-cell office:value-type="float" office:value="0" calcext:value-type="float">
            <text:p>0</text:p>
          </table:table-cell>
          <table:table-cell office:value-type="float" office:value="0.002099177" calcext:value-type="float">
            <text:p>0.002099177</text:p>
          </table:table-cell>
          <table:table-cell office:value-type="float" office:value="0.02870448" calcext:value-type="float">
            <text:p>0.02870448</text:p>
          </table:table-cell>
          <table:table-cell office:value-type="float" office:value="1646.03" calcext:value-type="float">
            <text:p>1646.03</text:p>
          </table:table-cell>
          <table:table-cell office:value-type="float" office:value="0.9293607" calcext:value-type="float">
            <text:p>0.9293607</text:p>
          </table:table-cell>
          <table:table-cell office:value-type="float" office:value="0" calcext:value-type="float">
            <text:p>0</text:p>
          </table:table-cell>
          <table:table-cell office:value-type="float" office:value="1.072292" calcext:value-type="float">
            <text:p>1.072292</text:p>
          </table:table-cell>
          <table:table-cell office:value-type="float" office:value="2.719818" calcext:value-type="float">
            <text:p>2.719818</text:p>
          </table:table-cell>
          <table:table-cell office:value-type="float" office:value="0.3064396" calcext:value-type="float">
            <text:p>0.3064396</text:p>
          </table:table-cell>
          <table:table-cell office:value-type="float" office:value="0.3054895" calcext:value-type="float">
            <text:p>0.3054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7205" calcext:value-type="float">
            <text:p>25.17205</text:p>
          </table:table-cell>
          <table:table-cell office:value-type="float" office:value="28.71318" calcext:value-type="float">
            <text:p>28.7131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1999" calcext:value-type="float">
            <text:p>20051999</text:p>
          </table:table-cell>
          <table:table-cell office:value-type="float" office:value="0.6927328" calcext:value-type="float">
            <text:p>0.6927328</text:p>
          </table:table-cell>
          <table:table-cell office:value-type="float" office:value="133.628" calcext:value-type="float">
            <text:p>133.6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7081" calcext:value-type="float">
            <text:p>40.7081</text:p>
          </table:table-cell>
          <table:table-cell office:value-type="float" office:value="0" calcext:value-type="float">
            <text:p>0</text:p>
          </table:table-cell>
          <table:table-cell office:value-type="float" office:value="0.002103778" calcext:value-type="float">
            <text:p>0.002103778</text:p>
          </table:table-cell>
          <table:table-cell office:value-type="float" office:value="0.02873066" calcext:value-type="float">
            <text:p>0.02873066</text:p>
          </table:table-cell>
          <table:table-cell office:value-type="float" office:value="1646.098" calcext:value-type="float">
            <text:p>1646.098</text:p>
          </table:table-cell>
          <table:table-cell office:value-type="float" office:value="0.9281895" calcext:value-type="float">
            <text:p>0.9281895</text:p>
          </table:table-cell>
          <table:table-cell office:value-type="float" office:value="0" calcext:value-type="float">
            <text:p>0</text:p>
          </table:table-cell>
          <table:table-cell office:value-type="float" office:value="2.253155" calcext:value-type="float">
            <text:p>2.253155</text:p>
          </table:table-cell>
          <table:table-cell office:value-type="float" office:value="1.630667" calcext:value-type="float">
            <text:p>1.630667</text:p>
          </table:table-cell>
          <table:table-cell office:value-type="float" office:value="0.3069871" calcext:value-type="float">
            <text:p>0.3069871</text:p>
          </table:table-cell>
          <table:table-cell office:value-type="float" office:value="0.3056958" calcext:value-type="float">
            <text:p>0.3056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32715" calcext:value-type="float">
            <text:p>25.32715</text:p>
          </table:table-cell>
          <table:table-cell office:value-type="float" office:value="29.1529" calcext:value-type="float">
            <text:p>29.152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1999" calcext:value-type="float">
            <text:p>21051999</text:p>
          </table:table-cell>
          <table:table-cell office:value-type="float" office:value="0.6900556" calcext:value-type="float">
            <text:p>0.6900556</text:p>
          </table:table-cell>
          <table:table-cell office:value-type="float" office:value="133.6181" calcext:value-type="float">
            <text:p>133.61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78225" calcext:value-type="float">
            <text:p>40.78225</text:p>
          </table:table-cell>
          <table:table-cell office:value-type="float" office:value="0" calcext:value-type="float">
            <text:p>0</text:p>
          </table:table-cell>
          <table:table-cell office:value-type="float" office:value="0.002108293" calcext:value-type="float">
            <text:p>0.002108293</text:p>
          </table:table-cell>
          <table:table-cell office:value-type="float" office:value="0.02874393" calcext:value-type="float">
            <text:p>0.02874393</text:p>
          </table:table-cell>
          <table:table-cell office:value-type="float" office:value="1646.098" calcext:value-type="float">
            <text:p>1646.098</text:p>
          </table:table-cell>
          <table:table-cell office:value-type="float" office:value="0.9266479" calcext:value-type="float">
            <text:p>0.9266479</text:p>
          </table:table-cell>
          <table:table-cell office:value-type="float" office:value="0" calcext:value-type="float">
            <text:p>0</text:p>
          </table:table-cell>
          <table:table-cell office:value-type="float" office:value="1.718852" calcext:value-type="float">
            <text:p>1.718852</text:p>
          </table:table-cell>
          <table:table-cell office:value-type="float" office:value="0.989399" calcext:value-type="float">
            <text:p>0.989399</text:p>
          </table:table-cell>
          <table:table-cell office:value-type="float" office:value="0.3072696" calcext:value-type="float">
            <text:p>0.3072696</text:p>
          </table:table-cell>
          <table:table-cell office:value-type="float" office:value="0.3059017" calcext:value-type="float">
            <text:p>0.3059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02453" calcext:value-type="float">
            <text:p>26.02453</text:p>
          </table:table-cell>
          <table:table-cell office:value-type="float" office:value="29.56993" calcext:value-type="float">
            <text:p>29.5699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1999" calcext:value-type="float">
            <text:p>22051999</text:p>
          </table:table-cell>
          <table:table-cell office:value-type="float" office:value="0.6874374" calcext:value-type="float">
            <text:p>0.6874374</text:p>
          </table:table-cell>
          <table:table-cell office:value-type="float" office:value="133.6081" calcext:value-type="float">
            <text:p>133.60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83612" calcext:value-type="float">
            <text:p>40.83612</text:p>
          </table:table-cell>
          <table:table-cell office:value-type="float" office:value="0" calcext:value-type="float">
            <text:p>0</text:p>
          </table:table-cell>
          <table:table-cell office:value-type="float" office:value="0.002112764" calcext:value-type="float">
            <text:p>0.002112764</text:p>
          </table:table-cell>
          <table:table-cell office:value-type="float" office:value="0.028753" calcext:value-type="float">
            <text:p>0.028753</text:p>
          </table:table-cell>
          <table:table-cell office:value-type="float" office:value="1646.072" calcext:value-type="float">
            <text:p>1646.072</text:p>
          </table:table-cell>
          <table:table-cell office:value-type="float" office:value="0.9253044" calcext:value-type="float">
            <text:p>0.9253044</text:p>
          </table:table-cell>
          <table:table-cell office:value-type="float" office:value="0" calcext:value-type="float">
            <text:p>0</text:p>
          </table:table-cell>
          <table:table-cell office:value-type="float" office:value="1.071562" calcext:value-type="float">
            <text:p>1.071562</text:p>
          </table:table-cell>
          <table:table-cell office:value-type="float" office:value="0.7126364" calcext:value-type="float">
            <text:p>0.7126364</text:p>
          </table:table-cell>
          <table:table-cell office:value-type="float" office:value="0.3072904" calcext:value-type="float">
            <text:p>0.3072904</text:p>
          </table:table-cell>
          <table:table-cell office:value-type="float" office:value="0.3061076" calcext:value-type="float">
            <text:p>0.3061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06347" calcext:value-type="float">
            <text:p>26.06347</text:p>
          </table:table-cell>
          <table:table-cell office:value-type="float" office:value="29.65626" calcext:value-type="float">
            <text:p>29.6562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1999" calcext:value-type="float">
            <text:p>23051999</text:p>
          </table:table-cell>
          <table:table-cell office:value-type="float" office:value="0.6846142" calcext:value-type="float">
            <text:p>0.6846142</text:p>
          </table:table-cell>
          <table:table-cell office:value-type="float" office:value="133.5975" calcext:value-type="float">
            <text:p>133.59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88322" calcext:value-type="float">
            <text:p>40.88322</text:p>
          </table:table-cell>
          <table:table-cell office:value-type="float" office:value="0" calcext:value-type="float">
            <text:p>0</text:p>
          </table:table-cell>
          <table:table-cell office:value-type="float" office:value="0.00211719" calcext:value-type="float">
            <text:p>0.00211719</text:p>
          </table:table-cell>
          <table:table-cell office:value-type="float" office:value="0.02875827" calcext:value-type="float">
            <text:p>0.02875827</text:p>
          </table:table-cell>
          <table:table-cell office:value-type="float" office:value="1646.039" calcext:value-type="float">
            <text:p>1646.039</text:p>
          </table:table-cell>
          <table:table-cell office:value-type="float" office:value="0.9238037" calcext:value-type="float">
            <text:p>0.9238037</text:p>
          </table:table-cell>
          <table:table-cell office:value-type="float" office:value="0" calcext:value-type="float">
            <text:p>0</text:p>
          </table:table-cell>
          <table:table-cell office:value-type="float" office:value="0.9175835" calcext:value-type="float">
            <text:p>0.9175835</text:p>
          </table:table-cell>
          <table:table-cell office:value-type="float" office:value="0.6696075" calcext:value-type="float">
            <text:p>0.6696075</text:p>
          </table:table-cell>
          <table:table-cell office:value-type="float" office:value="0.3073492" calcext:value-type="float">
            <text:p>0.3073492</text:p>
          </table:table-cell>
          <table:table-cell office:value-type="float" office:value="0.3063133" calcext:value-type="float">
            <text:p>0.3063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08875" calcext:value-type="float">
            <text:p>26.08875</text:p>
          </table:table-cell>
          <table:table-cell office:value-type="float" office:value="29.71422" calcext:value-type="float">
            <text:p>29.7142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1999" calcext:value-type="float">
            <text:p>24051999</text:p>
          </table:table-cell>
          <table:table-cell office:value-type="float" office:value="0.682386" calcext:value-type="float">
            <text:p>0.682386</text:p>
          </table:table-cell>
          <table:table-cell office:value-type="float" office:value="133.5883" calcext:value-type="float">
            <text:p>133.588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9281" calcext:value-type="float">
            <text:p>40.9281</text:p>
          </table:table-cell>
          <table:table-cell office:value-type="float" office:value="0" calcext:value-type="float">
            <text:p>0</text:p>
          </table:table-cell>
          <table:table-cell office:value-type="float" office:value="0.002123835" calcext:value-type="float">
            <text:p>0.002123835</text:p>
          </table:table-cell>
          <table:table-cell office:value-type="float" office:value="0.02893442" calcext:value-type="float">
            <text:p>0.02893442</text:p>
          </table:table-cell>
          <table:table-cell office:value-type="float" office:value="1646.004" calcext:value-type="float">
            <text:p>1646.004</text:p>
          </table:table-cell>
          <table:table-cell office:value-type="float" office:value="0.9229969" calcext:value-type="float">
            <text:p>0.9229969</text:p>
          </table:table-cell>
          <table:table-cell office:value-type="float" office:value="0" calcext:value-type="float">
            <text:p>0</text:p>
          </table:table-cell>
          <table:table-cell office:value-type="float" office:value="0.3955007" calcext:value-type="float">
            <text:p>0.3955007</text:p>
          </table:table-cell>
          <table:table-cell office:value-type="float" office:value="0.4940227" calcext:value-type="float">
            <text:p>0.4940227</text:p>
          </table:table-cell>
          <table:table-cell office:value-type="float" office:value="0.3068576" calcext:value-type="float">
            <text:p>0.3068576</text:p>
          </table:table-cell>
          <table:table-cell office:value-type="float" office:value="0.306518" calcext:value-type="float">
            <text:p>0.306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09856" calcext:value-type="float">
            <text:p>26.09856</text:p>
          </table:table-cell>
          <table:table-cell office:value-type="float" office:value="29.75341" calcext:value-type="float">
            <text:p>29.7534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1999" calcext:value-type="float">
            <text:p>25051999</text:p>
          </table:table-cell>
          <table:table-cell office:value-type="float" office:value="0.6806318" calcext:value-type="float">
            <text:p>0.6806318</text:p>
          </table:table-cell>
          <table:table-cell office:value-type="float" office:value="133.5812" calcext:value-type="float">
            <text:p>133.58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97271" calcext:value-type="float">
            <text:p>40.97271</text:p>
          </table:table-cell>
          <table:table-cell office:value-type="float" office:value="0" calcext:value-type="float">
            <text:p>0</text:p>
          </table:table-cell>
          <table:table-cell office:value-type="float" office:value="0.002160792" calcext:value-type="float">
            <text:p>0.002160792</text:p>
          </table:table-cell>
          <table:table-cell office:value-type="float" office:value="0.03077617" calcext:value-type="float">
            <text:p>0.03077617</text:p>
          </table:table-cell>
          <table:table-cell office:value-type="float" office:value="1645.969" calcext:value-type="float">
            <text:p>1645.969</text:p>
          </table:table-cell>
          <table:table-cell office:value-type="float" office:value="0.9220914" calcext:value-type="float">
            <text:p>0.9220914</text:p>
          </table:table-cell>
          <table:table-cell office:value-type="float" office:value="0" calcext:value-type="float">
            <text:p>0</text:p>
          </table:table-cell>
          <table:table-cell office:value-type="float" office:value="0.5159069" calcext:value-type="float">
            <text:p>0.5159069</text:p>
          </table:table-cell>
          <table:table-cell office:value-type="float" office:value="0.5562086" calcext:value-type="float">
            <text:p>0.5562086</text:p>
          </table:table-cell>
          <table:table-cell office:value-type="float" office:value="0.3074234" calcext:value-type="float">
            <text:p>0.3074234</text:p>
          </table:table-cell>
          <table:table-cell office:value-type="float" office:value="0.3067222" calcext:value-type="float">
            <text:p>0.3067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12973" calcext:value-type="float">
            <text:p>26.12973</text:p>
          </table:table-cell>
          <table:table-cell office:value-type="float" office:value="29.77688" calcext:value-type="float">
            <text:p>29.7768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1999" calcext:value-type="float">
            <text:p>26051999</text:p>
          </table:table-cell>
          <table:table-cell office:value-type="float" office:value="0.6789827" calcext:value-type="float">
            <text:p>0.6789827</text:p>
          </table:table-cell>
          <table:table-cell office:value-type="float" office:value="133.5746" calcext:value-type="float">
            <text:p>133.57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01566" calcext:value-type="float">
            <text:p>41.01566</text:p>
          </table:table-cell>
          <table:table-cell office:value-type="float" office:value="0" calcext:value-type="float">
            <text:p>0</text:p>
          </table:table-cell>
          <table:table-cell office:value-type="float" office:value="0.002187859" calcext:value-type="float">
            <text:p>0.002187859</text:p>
          </table:table-cell>
          <table:table-cell office:value-type="float" office:value="0.03204993" calcext:value-type="float">
            <text:p>0.03204993</text:p>
          </table:table-cell>
          <table:table-cell office:value-type="float" office:value="1645.933" calcext:value-type="float">
            <text:p>1645.933</text:p>
          </table:table-cell>
          <table:table-cell office:value-type="float" office:value="0.9210654" calcext:value-type="float">
            <text:p>0.9210654</text:p>
          </table:table-cell>
          <table:table-cell office:value-type="float" office:value="0" calcext:value-type="float">
            <text:p>0</text:p>
          </table:table-cell>
          <table:table-cell office:value-type="float" office:value="0.7418637" calcext:value-type="float">
            <text:p>0.7418637</text:p>
          </table:table-cell>
          <table:table-cell office:value-type="float" office:value="0.5965857" calcext:value-type="float">
            <text:p>0.5965857</text:p>
          </table:table-cell>
          <table:table-cell office:value-type="float" office:value="0.3083272" calcext:value-type="float">
            <text:p>0.3083272</text:p>
          </table:table-cell>
          <table:table-cell office:value-type="float" office:value="0.3069263" calcext:value-type="float">
            <text:p>0.3069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17821" calcext:value-type="float">
            <text:p>26.17821</text:p>
          </table:table-cell>
          <table:table-cell office:value-type="float" office:value="29.80779" calcext:value-type="float">
            <text:p>29.8077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1999" calcext:value-type="float">
            <text:p>27051999</text:p>
          </table:table-cell>
          <table:table-cell office:value-type="float" office:value="0.6771971" calcext:value-type="float">
            <text:p>0.6771971</text:p>
          </table:table-cell>
          <table:table-cell office:value-type="float" office:value="133.5676" calcext:value-type="float">
            <text:p>133.567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05791" calcext:value-type="float">
            <text:p>41.05791</text:p>
          </table:table-cell>
          <table:table-cell office:value-type="float" office:value="0" calcext:value-type="float">
            <text:p>0</text:p>
          </table:table-cell>
          <table:table-cell office:value-type="float" office:value="0.002201531" calcext:value-type="float">
            <text:p>0.002201531</text:p>
          </table:table-cell>
          <table:table-cell office:value-type="float" office:value="0.03253645" calcext:value-type="float">
            <text:p>0.03253645</text:p>
          </table:table-cell>
          <table:table-cell office:value-type="float" office:value="1645.896" calcext:value-type="float">
            <text:p>1645.896</text:p>
          </table:table-cell>
          <table:table-cell office:value-type="float" office:value="0.9199476" calcext:value-type="float">
            <text:p>0.9199476</text:p>
          </table:table-cell>
          <table:table-cell office:value-type="float" office:value="0" calcext:value-type="float">
            <text:p>0</text:p>
          </table:table-cell>
          <table:table-cell office:value-type="float" office:value="1.819678" calcext:value-type="float">
            <text:p>1.819678</text:p>
          </table:table-cell>
          <table:table-cell office:value-type="float" office:value="0.6103323" calcext:value-type="float">
            <text:p>0.6103323</text:p>
          </table:table-cell>
          <table:table-cell office:value-type="float" office:value="0.308896" calcext:value-type="float">
            <text:p>0.308896</text:p>
          </table:table-cell>
          <table:table-cell office:value-type="float" office:value="0.30713" calcext:value-type="float">
            <text:p>0.30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5321" calcext:value-type="float">
            <text:p>26.25321</text:p>
          </table:table-cell>
          <table:table-cell office:value-type="float" office:value="29.84446" calcext:value-type="float">
            <text:p>29.8444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1999" calcext:value-type="float">
            <text:p>28051999</text:p>
          </table:table-cell>
          <table:table-cell office:value-type="float" office:value="0.6744967" calcext:value-type="float">
            <text:p>0.6744967</text:p>
          </table:table-cell>
          <table:table-cell office:value-type="float" office:value="133.5583" calcext:value-type="float">
            <text:p>133.558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10038" calcext:value-type="float">
            <text:p>41.10038</text:p>
          </table:table-cell>
          <table:table-cell office:value-type="float" office:value="0" calcext:value-type="float">
            <text:p>0</text:p>
          </table:table-cell>
          <table:table-cell office:value-type="float" office:value="0.002211423" calcext:value-type="float">
            <text:p>0.002211423</text:p>
          </table:table-cell>
          <table:table-cell office:value-type="float" office:value="0.03276565" calcext:value-type="float">
            <text:p>0.03276565</text:p>
          </table:table-cell>
          <table:table-cell office:value-type="float" office:value="1645.86" calcext:value-type="float">
            <text:p>1645.86</text:p>
          </table:table-cell>
          <table:table-cell office:value-type="float" office:value="0.9177719" calcext:value-type="float">
            <text:p>0.9177719</text:p>
          </table:table-cell>
          <table:table-cell office:value-type="float" office:value="0" calcext:value-type="float">
            <text:p>0</text:p>
          </table:table-cell>
          <table:table-cell office:value-type="float" office:value="1.270377" calcext:value-type="float">
            <text:p>1.270377</text:p>
          </table:table-cell>
          <table:table-cell office:value-type="float" office:value="0.6621225" calcext:value-type="float">
            <text:p>0.6621225</text:p>
          </table:table-cell>
          <table:table-cell office:value-type="float" office:value="0.3087375" calcext:value-type="float">
            <text:p>0.3087375</text:p>
          </table:table-cell>
          <table:table-cell office:value-type="float" office:value="0.3073334" calcext:value-type="float">
            <text:p>0.3073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3011" calcext:value-type="float">
            <text:p>26.3011</text:p>
          </table:table-cell>
          <table:table-cell office:value-type="float" office:value="29.89028" calcext:value-type="float">
            <text:p>29.8902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1999" calcext:value-type="float">
            <text:p>29051999</text:p>
          </table:table-cell>
          <table:table-cell office:value-type="float" office:value="0.6710092" calcext:value-type="float">
            <text:p>0.6710092</text:p>
          </table:table-cell>
          <table:table-cell office:value-type="float" office:value="133.5462" calcext:value-type="float">
            <text:p>133.546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14459" calcext:value-type="float">
            <text:p>41.14459</text:p>
          </table:table-cell>
          <table:table-cell office:value-type="float" office:value="0" calcext:value-type="float">
            <text:p>0</text:p>
          </table:table-cell>
          <table:table-cell office:value-type="float" office:value="0.002220173" calcext:value-type="float">
            <text:p>0.002220173</text:p>
          </table:table-cell>
          <table:table-cell office:value-type="float" office:value="0.03292117" calcext:value-type="float">
            <text:p>0.03292117</text:p>
          </table:table-cell>
          <table:table-cell office:value-type="float" office:value="1645.824" calcext:value-type="float">
            <text:p>1645.824</text:p>
          </table:table-cell>
          <table:table-cell office:value-type="float" office:value="0.9155509" calcext:value-type="float">
            <text:p>0.9155509</text:p>
          </table:table-cell>
          <table:table-cell office:value-type="float" office:value="0" calcext:value-type="float">
            <text:p>0</text:p>
          </table:table-cell>
          <table:table-cell office:value-type="float" office:value="1.101751" calcext:value-type="float">
            <text:p>1.101751</text:p>
          </table:table-cell>
          <table:table-cell office:value-type="float" office:value="0.6990976" calcext:value-type="float">
            <text:p>0.6990976</text:p>
          </table:table-cell>
          <table:table-cell office:value-type="float" office:value="0.3086337" calcext:value-type="float">
            <text:p>0.3086337</text:p>
          </table:table-cell>
          <table:table-cell office:value-type="float" office:value="0.3075362" calcext:value-type="float">
            <text:p>0.3075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33528" calcext:value-type="float">
            <text:p>26.33528</text:p>
          </table:table-cell>
          <table:table-cell office:value-type="float" office:value="29.94818" calcext:value-type="float">
            <text:p>29.948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1999" calcext:value-type="float">
            <text:p>30051999</text:p>
          </table:table-cell>
          <table:table-cell office:value-type="float" office:value="0.6668401" calcext:value-type="float">
            <text:p>0.6668401</text:p>
          </table:table-cell>
          <table:table-cell office:value-type="float" office:value="133.532" calcext:value-type="float">
            <text:p>133.5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19048" calcext:value-type="float">
            <text:p>41.19048</text:p>
          </table:table-cell>
          <table:table-cell office:value-type="float" office:value="0" calcext:value-type="float">
            <text:p>0</text:p>
          </table:table-cell>
          <table:table-cell office:value-type="float" office:value="0.002227152" calcext:value-type="float">
            <text:p>0.002227152</text:p>
          </table:table-cell>
          <table:table-cell office:value-type="float" office:value="0.03301473" calcext:value-type="float">
            <text:p>0.03301473</text:p>
          </table:table-cell>
          <table:table-cell office:value-type="float" office:value="1645.79" calcext:value-type="float">
            <text:p>1645.79</text:p>
          </table:table-cell>
          <table:table-cell office:value-type="float" office:value="0.9125634" calcext:value-type="float">
            <text:p>0.9125634</text:p>
          </table:table-cell>
          <table:table-cell office:value-type="float" office:value="0" calcext:value-type="float">
            <text:p>0</text:p>
          </table:table-cell>
          <table:table-cell office:value-type="float" office:value="0.9879283" calcext:value-type="float">
            <text:p>0.9879283</text:p>
          </table:table-cell>
          <table:table-cell office:value-type="float" office:value="0.7347677" calcext:value-type="float">
            <text:p>0.7347677</text:p>
          </table:table-cell>
          <table:table-cell office:value-type="float" office:value="0.3086074" calcext:value-type="float">
            <text:p>0.3086074</text:p>
          </table:table-cell>
          <table:table-cell office:value-type="float" office:value="0.3077383" calcext:value-type="float">
            <text:p>0.3077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36732" calcext:value-type="float">
            <text:p>26.36732</text:p>
          </table:table-cell>
          <table:table-cell office:value-type="float" office:value="30.01507" calcext:value-type="float">
            <text:p>30.0150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1999" calcext:value-type="float">
            <text:p>31051999</text:p>
          </table:table-cell>
          <table:table-cell office:value-type="float" office:value="0.6625064" calcext:value-type="float">
            <text:p>0.6625064</text:p>
          </table:table-cell>
          <table:table-cell office:value-type="float" office:value="133.5163" calcext:value-type="float">
            <text:p>133.51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23788" calcext:value-type="float">
            <text:p>41.23788</text:p>
          </table:table-cell>
          <table:table-cell office:value-type="float" office:value="0" calcext:value-type="float">
            <text:p>0</text:p>
          </table:table-cell>
          <table:table-cell office:value-type="float" office:value="0.002232911" calcext:value-type="float">
            <text:p>0.002232911</text:p>
          </table:table-cell>
          <table:table-cell office:value-type="float" office:value="0.03307133" calcext:value-type="float">
            <text:p>0.03307133</text:p>
          </table:table-cell>
          <table:table-cell office:value-type="float" office:value="1645.757" calcext:value-type="float">
            <text:p>1645.757</text:p>
          </table:table-cell>
          <table:table-cell office:value-type="float" office:value="0.9099766" calcext:value-type="float">
            <text:p>0.9099766</text:p>
          </table:table-cell>
          <table:table-cell office:value-type="float" office:value="0" calcext:value-type="float">
            <text:p>0</text:p>
          </table:table-cell>
          <table:table-cell office:value-type="float" office:value="0.9116896" calcext:value-type="float">
            <text:p>0.9116896</text:p>
          </table:table-cell>
          <table:table-cell office:value-type="float" office:value="0.7447227" calcext:value-type="float">
            <text:p>0.7447227</text:p>
          </table:table-cell>
          <table:table-cell office:value-type="float" office:value="0.3086426" calcext:value-type="float">
            <text:p>0.3086426</text:p>
          </table:table-cell>
          <table:table-cell office:value-type="float" office:value="0.3079404" calcext:value-type="float">
            <text:p>0.3079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39738" calcext:value-type="float">
            <text:p>26.39738</text:p>
          </table:table-cell>
          <table:table-cell office:value-type="float" office:value="30.08816" calcext:value-type="float">
            <text:p>30.0881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1999" calcext:value-type="float">
            <text:p>1061999</text:p>
          </table:table-cell>
          <table:table-cell office:value-type="float" office:value="0.6595591" calcext:value-type="float">
            <text:p>0.6595591</text:p>
          </table:table-cell>
          <table:table-cell office:value-type="float" office:value="133.5034" calcext:value-type="float">
            <text:p>133.50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28476" calcext:value-type="float">
            <text:p>41.28476</text:p>
          </table:table-cell>
          <table:table-cell office:value-type="float" office:value="0" calcext:value-type="float">
            <text:p>0</text:p>
          </table:table-cell>
          <table:table-cell office:value-type="float" office:value="0.00224712" calcext:value-type="float">
            <text:p>0.00224712</text:p>
          </table:table-cell>
          <table:table-cell office:value-type="float" office:value="0.03339961" calcext:value-type="float">
            <text:p>0.03339961</text:p>
          </table:table-cell>
          <table:table-cell office:value-type="float" office:value="1645.723" calcext:value-type="float">
            <text:p>1645.723</text:p>
          </table:table-cell>
          <table:table-cell office:value-type="float" office:value="0.9098603" calcext:value-type="float">
            <text:p>0.9098603</text:p>
          </table:table-cell>
          <table:table-cell office:value-type="float" office:value="0" calcext:value-type="float">
            <text:p>0</text:p>
          </table:table-cell>
          <table:table-cell office:value-type="float" office:value="0.5444316" calcext:value-type="float">
            <text:p>0.5444316</text:p>
          </table:table-cell>
          <table:table-cell office:value-type="float" office:value="0.6168861" calcext:value-type="float">
            <text:p>0.6168861</text:p>
          </table:table-cell>
          <table:table-cell office:value-type="float" office:value="0.3087446" calcext:value-type="float">
            <text:p>0.3087446</text:p>
          </table:table-cell>
          <table:table-cell office:value-type="float" office:value="0.3081421" calcext:value-type="float">
            <text:p>0.3081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41843" calcext:value-type="float">
            <text:p>26.41843</text:p>
          </table:table-cell>
          <table:table-cell office:value-type="float" office:value="30.14328" calcext:value-type="float">
            <text:p>30.1432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1999" calcext:value-type="float">
            <text:p>2061999</text:p>
          </table:table-cell>
          <table:table-cell office:value-type="float" office:value="0.6568965" calcext:value-type="float">
            <text:p>0.6568965</text:p>
          </table:table-cell>
          <table:table-cell office:value-type="float" office:value="133.4924" calcext:value-type="float">
            <text:p>133.49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32985" calcext:value-type="float">
            <text:p>41.32985</text:p>
          </table:table-cell>
          <table:table-cell office:value-type="float" office:value="0" calcext:value-type="float">
            <text:p>0</text:p>
          </table:table-cell>
          <table:table-cell office:value-type="float" office:value="0.002262336" calcext:value-type="float">
            <text:p>0.002262336</text:p>
          </table:table-cell>
          <table:table-cell office:value-type="float" office:value="0.03383537" calcext:value-type="float">
            <text:p>0.03383537</text:p>
          </table:table-cell>
          <table:table-cell office:value-type="float" office:value="1645.687" calcext:value-type="float">
            <text:p>1645.687</text:p>
          </table:table-cell>
          <table:table-cell office:value-type="float" office:value="0.9093288" calcext:value-type="float">
            <text:p>0.9093288</text:p>
          </table:table-cell>
          <table:table-cell office:value-type="float" office:value="0" calcext:value-type="float">
            <text:p>0</text:p>
          </table:table-cell>
          <table:table-cell office:value-type="float" office:value="0.4136305" calcext:value-type="float">
            <text:p>0.4136305</text:p>
          </table:table-cell>
          <table:table-cell office:value-type="float" office:value="0.5173256" calcext:value-type="float">
            <text:p>0.5173256</text:p>
          </table:table-cell>
          <table:table-cell office:value-type="float" office:value="0.3087137" calcext:value-type="float">
            <text:p>0.3087137</text:p>
          </table:table-cell>
          <table:table-cell office:value-type="float" office:value="0.3083432" calcext:value-type="float">
            <text:p>0.3083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46413" calcext:value-type="float">
            <text:p>26.46413</text:p>
          </table:table-cell>
          <table:table-cell office:value-type="float" office:value="30.18744" calcext:value-type="float">
            <text:p>30.1874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1999" calcext:value-type="float">
            <text:p>3061999</text:p>
          </table:table-cell>
          <table:table-cell office:value-type="float" office:value="0.654448" calcext:value-type="float">
            <text:p>0.654448</text:p>
          </table:table-cell>
          <table:table-cell office:value-type="float" office:value="133.4819" calcext:value-type="float">
            <text:p>133.48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37427" calcext:value-type="float">
            <text:p>41.37427</text:p>
          </table:table-cell>
          <table:table-cell office:value-type="float" office:value="0" calcext:value-type="float">
            <text:p>0</text:p>
          </table:table-cell>
          <table:table-cell office:value-type="float" office:value="0.002313882" calcext:value-type="float">
            <text:p>0.002313882</text:p>
          </table:table-cell>
          <table:table-cell office:value-type="float" office:value="0.03557911" calcext:value-type="float">
            <text:p>0.03557911</text:p>
          </table:table-cell>
          <table:table-cell office:value-type="float" office:value="1645.652" calcext:value-type="float">
            <text:p>1645.652</text:p>
          </table:table-cell>
          <table:table-cell office:value-type="float" office:value="0.908852" calcext:value-type="float">
            <text:p>0.908852</text:p>
          </table:table-cell>
          <table:table-cell office:value-type="float" office:value="0" calcext:value-type="float">
            <text:p>0</text:p>
          </table:table-cell>
          <table:table-cell office:value-type="float" office:value="0.7091333" calcext:value-type="float">
            <text:p>0.7091333</text:p>
          </table:table-cell>
          <table:table-cell office:value-type="float" office:value="0.6055694" calcext:value-type="float">
            <text:p>0.6055694</text:p>
          </table:table-cell>
          <table:table-cell office:value-type="float" office:value="0.3091626" calcext:value-type="float">
            <text:p>0.3091626</text:p>
          </table:table-cell>
          <table:table-cell office:value-type="float" office:value="0.3085441" calcext:value-type="float">
            <text:p>0.3085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0662" calcext:value-type="float">
            <text:p>26.50662</text:p>
          </table:table-cell>
          <table:table-cell office:value-type="float" office:value="30.2118" calcext:value-type="float">
            <text:p>30.211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1999" calcext:value-type="float">
            <text:p>4061999</text:p>
          </table:table-cell>
          <table:table-cell office:value-type="float" office:value="0.6520268" calcext:value-type="float">
            <text:p>0.6520268</text:p>
          </table:table-cell>
          <table:table-cell office:value-type="float" office:value="133.4719" calcext:value-type="float">
            <text:p>133.47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41853" calcext:value-type="float">
            <text:p>41.41853</text:p>
          </table:table-cell>
          <table:table-cell office:value-type="float" office:value="0" calcext:value-type="float">
            <text:p>0</text:p>
          </table:table-cell>
          <table:table-cell office:value-type="float" office:value="0.002345241" calcext:value-type="float">
            <text:p>0.002345241</text:p>
          </table:table-cell>
          <table:table-cell office:value-type="float" office:value="0.03660304" calcext:value-type="float">
            <text:p>0.03660304</text:p>
          </table:table-cell>
          <table:table-cell office:value-type="float" office:value="1645.616" calcext:value-type="float">
            <text:p>1645.616</text:p>
          </table:table-cell>
          <table:table-cell office:value-type="float" office:value="0.9076694" calcext:value-type="float">
            <text:p>0.9076694</text:p>
          </table:table-cell>
          <table:table-cell office:value-type="float" office:value="0" calcext:value-type="float">
            <text:p>0</text:p>
          </table:table-cell>
          <table:table-cell office:value-type="float" office:value="1.543853" calcext:value-type="float">
            <text:p>1.543853</text:p>
          </table:table-cell>
          <table:table-cell office:value-type="float" office:value="0.6588577" calcext:value-type="float">
            <text:p>0.6588577</text:p>
          </table:table-cell>
          <table:table-cell office:value-type="float" office:value="0.3094045" calcext:value-type="float">
            <text:p>0.3094045</text:p>
          </table:table-cell>
          <table:table-cell office:value-type="float" office:value="0.3087442" calcext:value-type="float">
            <text:p>0.3087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9258" calcext:value-type="float">
            <text:p>26.59258</text:p>
          </table:table-cell>
          <table:table-cell office:value-type="float" office:value="30.25682" calcext:value-type="float">
            <text:p>30.2568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1999" calcext:value-type="float">
            <text:p>5061999</text:p>
          </table:table-cell>
          <table:table-cell office:value-type="float" office:value="0.6489478" calcext:value-type="float">
            <text:p>0.6489478</text:p>
          </table:table-cell>
          <table:table-cell office:value-type="float" office:value="133.4598" calcext:value-type="float">
            <text:p>133.45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4628" calcext:value-type="float">
            <text:p>41.4628</text:p>
          </table:table-cell>
          <table:table-cell office:value-type="float" office:value="0" calcext:value-type="float">
            <text:p>0</text:p>
          </table:table-cell>
          <table:table-cell office:value-type="float" office:value="0.002368492" calcext:value-type="float">
            <text:p>0.002368492</text:p>
          </table:table-cell>
          <table:table-cell office:value-type="float" office:value="0.03717846" calcext:value-type="float">
            <text:p>0.03717846</text:p>
          </table:table-cell>
          <table:table-cell office:value-type="float" office:value="1645.581" calcext:value-type="float">
            <text:p>1645.581</text:p>
          </table:table-cell>
          <table:table-cell office:value-type="float" office:value="0.9058537" calcext:value-type="float">
            <text:p>0.9058537</text:p>
          </table:table-cell>
          <table:table-cell office:value-type="float" office:value="0" calcext:value-type="float">
            <text:p>0</text:p>
          </table:table-cell>
          <table:table-cell office:value-type="float" office:value="0.9147709" calcext:value-type="float">
            <text:p>0.9147709</text:p>
          </table:table-cell>
          <table:table-cell office:value-type="float" office:value="0.6854736" calcext:value-type="float">
            <text:p>0.6854736</text:p>
          </table:table-cell>
          <table:table-cell office:value-type="float" office:value="0.30944" calcext:value-type="float">
            <text:p>0.30944</text:p>
          </table:table-cell>
          <table:table-cell office:value-type="float" office:value="0.3089442" calcext:value-type="float">
            <text:p>0.3089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3383" calcext:value-type="float">
            <text:p>26.63383</text:p>
          </table:table-cell>
          <table:table-cell office:value-type="float" office:value="30.31294" calcext:value-type="float">
            <text:p>30.3129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1999" calcext:value-type="float">
            <text:p>6061999</text:p>
          </table:table-cell>
          <table:table-cell office:value-type="float" office:value="0.6454964" calcext:value-type="float">
            <text:p>0.6454964</text:p>
          </table:table-cell>
          <table:table-cell office:value-type="float" office:value="133.4459" calcext:value-type="float">
            <text:p>133.44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50817" calcext:value-type="float">
            <text:p>41.50817</text:p>
          </table:table-cell>
          <table:table-cell office:value-type="float" office:value="0" calcext:value-type="float">
            <text:p>0</text:p>
          </table:table-cell>
          <table:table-cell office:value-type="float" office:value="0.002385164" calcext:value-type="float">
            <text:p>0.002385164</text:p>
          </table:table-cell>
          <table:table-cell office:value-type="float" office:value="0.03751947" calcext:value-type="float">
            <text:p>0.03751947</text:p>
          </table:table-cell>
          <table:table-cell office:value-type="float" office:value="1645.546" calcext:value-type="float">
            <text:p>1645.546</text:p>
          </table:table-cell>
          <table:table-cell office:value-type="float" office:value="0.9043825" calcext:value-type="float">
            <text:p>0.9043825</text:p>
          </table:table-cell>
          <table:table-cell office:value-type="float" office:value="0" calcext:value-type="float">
            <text:p>0</text:p>
          </table:table-cell>
          <table:table-cell office:value-type="float" office:value="0.71383" calcext:value-type="float">
            <text:p>0.71383</text:p>
          </table:table-cell>
          <table:table-cell office:value-type="float" office:value="0.7072883" calcext:value-type="float">
            <text:p>0.7072883</text:p>
          </table:table-cell>
          <table:table-cell office:value-type="float" office:value="0.3095252" calcext:value-type="float">
            <text:p>0.3095252</text:p>
          </table:table-cell>
          <table:table-cell office:value-type="float" office:value="0.3091439" calcext:value-type="float">
            <text:p>0.3091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6052" calcext:value-type="float">
            <text:p>26.66052</text:p>
          </table:table-cell>
          <table:table-cell office:value-type="float" office:value="30.3746" calcext:value-type="float">
            <text:p>30.374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1999" calcext:value-type="float">
            <text:p>7061999</text:p>
          </table:table-cell>
          <table:table-cell office:value-type="float" office:value="0.6407112" calcext:value-type="float">
            <text:p>0.6407112</text:p>
          </table:table-cell>
          <table:table-cell office:value-type="float" office:value="133.429" calcext:value-type="float">
            <text:p>133.4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55539" calcext:value-type="float">
            <text:p>41.55539</text:p>
          </table:table-cell>
          <table:table-cell office:value-type="float" office:value="0" calcext:value-type="float">
            <text:p>0</text:p>
          </table:table-cell>
          <table:table-cell office:value-type="float" office:value="0.00239769" calcext:value-type="float">
            <text:p>0.00239769</text:p>
          </table:table-cell>
          <table:table-cell office:value-type="float" office:value="0.0377239" calcext:value-type="float">
            <text:p>0.0377239</text:p>
          </table:table-cell>
          <table:table-cell office:value-type="float" office:value="1645.513" calcext:value-type="float">
            <text:p>1645.513</text:p>
          </table:table-cell>
          <table:table-cell office:value-type="float" office:value="0.8994349" calcext:value-type="float">
            <text:p>0.8994349</text:p>
          </table:table-cell>
          <table:table-cell office:value-type="float" office:value="0" calcext:value-type="float">
            <text:p>0</text:p>
          </table:table-cell>
          <table:table-cell office:value-type="float" office:value="0.7632908" calcext:value-type="float">
            <text:p>0.7632908</text:p>
          </table:table-cell>
          <table:table-cell office:value-type="float" office:value="0.7697552" calcext:value-type="float">
            <text:p>0.7697552</text:p>
          </table:table-cell>
          <table:table-cell office:value-type="float" office:value="0.3096344" calcext:value-type="float">
            <text:p>0.3096344</text:p>
          </table:table-cell>
          <table:table-cell office:value-type="float" office:value="0.3093428" calcext:value-type="float">
            <text:p>0.3093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9044" calcext:value-type="float">
            <text:p>26.69044</text:p>
          </table:table-cell>
          <table:table-cell office:value-type="float" office:value="30.45009" calcext:value-type="float">
            <text:p>30.4500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1999" calcext:value-type="float">
            <text:p>8061999</text:p>
          </table:table-cell>
          <table:table-cell office:value-type="float" office:value="0.6365057" calcext:value-type="float">
            <text:p>0.6365057</text:p>
          </table:table-cell>
          <table:table-cell office:value-type="float" office:value="133.4116" calcext:value-type="float">
            <text:p>133.41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60381" calcext:value-type="float">
            <text:p>41.60381</text:p>
          </table:table-cell>
          <table:table-cell office:value-type="float" office:value="0" calcext:value-type="float">
            <text:p>0</text:p>
          </table:table-cell>
          <table:table-cell office:value-type="float" office:value="0.002406085" calcext:value-type="float">
            <text:p>0.002406085</text:p>
          </table:table-cell>
          <table:table-cell office:value-type="float" office:value="0.03783603" calcext:value-type="float">
            <text:p>0.03783603</text:p>
          </table:table-cell>
          <table:table-cell office:value-type="float" office:value="1645.48" calcext:value-type="float">
            <text:p>1645.48</text:p>
          </table:table-cell>
          <table:table-cell office:value-type="float" office:value="0.897533" calcext:value-type="float">
            <text:p>0.897533</text:p>
          </table:table-cell>
          <table:table-cell office:value-type="float" office:value="0" calcext:value-type="float">
            <text:p>0</text:p>
          </table:table-cell>
          <table:table-cell office:value-type="float" office:value="0.6645033" calcext:value-type="float">
            <text:p>0.6645033</text:p>
          </table:table-cell>
          <table:table-cell office:value-type="float" office:value="0.7436023" calcext:value-type="float">
            <text:p>0.7436023</text:p>
          </table:table-cell>
          <table:table-cell office:value-type="float" office:value="0.309764" calcext:value-type="float">
            <text:p>0.309764</text:p>
          </table:table-cell>
          <table:table-cell office:value-type="float" office:value="0.3095416" calcext:value-type="float">
            <text:p>0.3095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71709" calcext:value-type="float">
            <text:p>26.71709</text:p>
          </table:table-cell>
          <table:table-cell office:value-type="float" office:value="30.52672" calcext:value-type="float">
            <text:p>30.5267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1999" calcext:value-type="float">
            <text:p>9061999</text:p>
          </table:table-cell>
          <table:table-cell office:value-type="float" office:value="0.6335492" calcext:value-type="float">
            <text:p>0.6335492</text:p>
          </table:table-cell>
          <table:table-cell office:value-type="float" office:value="133.3974" calcext:value-type="float">
            <text:p>133.397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65132" calcext:value-type="float">
            <text:p>41.65132</text:p>
          </table:table-cell>
          <table:table-cell office:value-type="float" office:value="0" calcext:value-type="float">
            <text:p>0</text:p>
          </table:table-cell>
          <table:table-cell office:value-type="float" office:value="0.002411842" calcext:value-type="float">
            <text:p>0.002411842</text:p>
          </table:table-cell>
          <table:table-cell office:value-type="float" office:value="0.03789175" calcext:value-type="float">
            <text:p>0.03789175</text:p>
          </table:table-cell>
          <table:table-cell office:value-type="float" office:value="1645.447" calcext:value-type="float">
            <text:p>1645.447</text:p>
          </table:table-cell>
          <table:table-cell office:value-type="float" office:value="0.8972062" calcext:value-type="float">
            <text:p>0.8972062</text:p>
          </table:table-cell>
          <table:table-cell office:value-type="float" office:value="0" calcext:value-type="float">
            <text:p>0</text:p>
          </table:table-cell>
          <table:table-cell office:value-type="float" office:value="0.6034008" calcext:value-type="float">
            <text:p>0.6034008</text:p>
          </table:table-cell>
          <table:table-cell office:value-type="float" office:value="0.6720687" calcext:value-type="float">
            <text:p>0.6720687</text:p>
          </table:table-cell>
          <table:table-cell office:value-type="float" office:value="0.3099276" calcext:value-type="float">
            <text:p>0.3099276</text:p>
          </table:table-cell>
          <table:table-cell office:value-type="float" office:value="0.3097399" calcext:value-type="float">
            <text:p>0.3097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73912" calcext:value-type="float">
            <text:p>26.73912</text:p>
          </table:table-cell>
          <table:table-cell office:value-type="float" office:value="30.59069" calcext:value-type="float">
            <text:p>30.5906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1999" calcext:value-type="float">
            <text:p>10061999</text:p>
          </table:table-cell>
          <table:table-cell office:value-type="float" office:value="0.630628" calcext:value-type="float">
            <text:p>0.630628</text:p>
          </table:table-cell>
          <table:table-cell office:value-type="float" office:value="133.384" calcext:value-type="float">
            <text:p>133.3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69685" calcext:value-type="float">
            <text:p>41.69685</text:p>
          </table:table-cell>
          <table:table-cell office:value-type="float" office:value="0" calcext:value-type="float">
            <text:p>0</text:p>
          </table:table-cell>
          <table:table-cell office:value-type="float" office:value="0.002416875" calcext:value-type="float">
            <text:p>0.002416875</text:p>
          </table:table-cell>
          <table:table-cell office:value-type="float" office:value="0.0379269" calcext:value-type="float">
            <text:p>0.0379269</text:p>
          </table:table-cell>
          <table:table-cell office:value-type="float" office:value="1645.412" calcext:value-type="float">
            <text:p>1645.412</text:p>
          </table:table-cell>
          <table:table-cell office:value-type="float" office:value="0.896293" calcext:value-type="float">
            <text:p>0.896293</text:p>
          </table:table-cell>
          <table:table-cell office:value-type="float" office:value="0" calcext:value-type="float">
            <text:p>0</text:p>
          </table:table-cell>
          <table:table-cell office:value-type="float" office:value="0.5534989" calcext:value-type="float">
            <text:p>0.5534989</text:p>
          </table:table-cell>
          <table:table-cell office:value-type="float" office:value="0.6775572" calcext:value-type="float">
            <text:p>0.6775572</text:p>
          </table:table-cell>
          <table:table-cell office:value-type="float" office:value="0.3100837" calcext:value-type="float">
            <text:p>0.3100837</text:p>
          </table:table-cell>
          <table:table-cell office:value-type="float" office:value="0.3099379" calcext:value-type="float">
            <text:p>0.3099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75771" calcext:value-type="float">
            <text:p>26.75771</text:p>
          </table:table-cell>
          <table:table-cell office:value-type="float" office:value="30.64583" calcext:value-type="float">
            <text:p>30.6458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1999" calcext:value-type="float">
            <text:p>11061999</text:p>
          </table:table-cell>
          <table:table-cell office:value-type="float" office:value="0.6267604" calcext:value-type="float">
            <text:p>0.6267604</text:p>
          </table:table-cell>
          <table:table-cell office:value-type="float" office:value="133.3681" calcext:value-type="float">
            <text:p>133.36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74308" calcext:value-type="float">
            <text:p>41.74308</text:p>
          </table:table-cell>
          <table:table-cell office:value-type="float" office:value="0" calcext:value-type="float">
            <text:p>0</text:p>
          </table:table-cell>
          <table:table-cell office:value-type="float" office:value="0.002421899" calcext:value-type="float">
            <text:p>0.002421899</text:p>
          </table:table-cell>
          <table:table-cell office:value-type="float" office:value="0.0379575" calcext:value-type="float">
            <text:p>0.0379575</text:p>
          </table:table-cell>
          <table:table-cell office:value-type="float" office:value="1645.379" calcext:value-type="float">
            <text:p>1645.379</text:p>
          </table:table-cell>
          <table:table-cell office:value-type="float" office:value="0.893645" calcext:value-type="float">
            <text:p>0.893645</text:p>
          </table:table-cell>
          <table:table-cell office:value-type="float" office:value="0" calcext:value-type="float">
            <text:p>0</text:p>
          </table:table-cell>
          <table:table-cell office:value-type="float" office:value="0.5671744" calcext:value-type="float">
            <text:p>0.5671744</text:p>
          </table:table-cell>
          <table:table-cell office:value-type="float" office:value="0.7216347" calcext:value-type="float">
            <text:p>0.7216347</text:p>
          </table:table-cell>
          <table:table-cell office:value-type="float" office:value="0.3102449" calcext:value-type="float">
            <text:p>0.3102449</text:p>
          </table:table-cell>
          <table:table-cell office:value-type="float" office:value="0.3101352" calcext:value-type="float">
            <text:p>0.3101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77805" calcext:value-type="float">
            <text:p>26.77805</text:p>
          </table:table-cell>
          <table:table-cell office:value-type="float" office:value="30.70869" calcext:value-type="float">
            <text:p>30.7086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1999" calcext:value-type="float">
            <text:p>12061999</text:p>
          </table:table-cell>
          <table:table-cell office:value-type="float" office:value="0.6223721" calcext:value-type="float">
            <text:p>0.6223721</text:p>
          </table:table-cell>
          <table:table-cell office:value-type="float" office:value="133.3504" calcext:value-type="float">
            <text:p>133.35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79087" calcext:value-type="float">
            <text:p>41.79087</text:p>
          </table:table-cell>
          <table:table-cell office:value-type="float" office:value="0" calcext:value-type="float">
            <text:p>0</text:p>
          </table:table-cell>
          <table:table-cell office:value-type="float" office:value="0.002426957" calcext:value-type="float">
            <text:p>0.002426957</text:p>
          </table:table-cell>
          <table:table-cell office:value-type="float" office:value="0.03798614" calcext:value-type="float">
            <text:p>0.03798614</text:p>
          </table:table-cell>
          <table:table-cell office:value-type="float" office:value="1645.347" calcext:value-type="float">
            <text:p>1645.347</text:p>
          </table:table-cell>
          <table:table-cell office:value-type="float" office:value="0.8890526" calcext:value-type="float">
            <text:p>0.8890526</text:p>
          </table:table-cell>
          <table:table-cell office:value-type="float" office:value="0" calcext:value-type="float">
            <text:p>0</text:p>
          </table:table-cell>
          <table:table-cell office:value-type="float" office:value="0.5937392" calcext:value-type="float">
            <text:p>0.5937392</text:p>
          </table:table-cell>
          <table:table-cell office:value-type="float" office:value="0.7538707" calcext:value-type="float">
            <text:p>0.7538707</text:p>
          </table:table-cell>
          <table:table-cell office:value-type="float" office:value="0.3104138" calcext:value-type="float">
            <text:p>0.3104138</text:p>
          </table:table-cell>
          <table:table-cell office:value-type="float" office:value="0.3103322" calcext:value-type="float">
            <text:p>0.3103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80049" calcext:value-type="float">
            <text:p>26.80049</text:p>
          </table:table-cell>
          <table:table-cell office:value-type="float" office:value="30.78172" calcext:value-type="float">
            <text:p>30.7817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1999" calcext:value-type="float">
            <text:p>13061999</text:p>
          </table:table-cell>
          <table:table-cell office:value-type="float" office:value="0.6179997" calcext:value-type="float">
            <text:p>0.6179997</text:p>
          </table:table-cell>
          <table:table-cell office:value-type="float" office:value="133.3321" calcext:value-type="float">
            <text:p>133.33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83924" calcext:value-type="float">
            <text:p>41.83924</text:p>
          </table:table-cell>
          <table:table-cell office:value-type="float" office:value="0" calcext:value-type="float">
            <text:p>0</text:p>
          </table:table-cell>
          <table:table-cell office:value-type="float" office:value="0.002431973" calcext:value-type="float">
            <text:p>0.002431973</text:p>
          </table:table-cell>
          <table:table-cell office:value-type="float" office:value="0.03801302" calcext:value-type="float">
            <text:p>0.03801302</text:p>
          </table:table-cell>
          <table:table-cell office:value-type="float" office:value="1645.316" calcext:value-type="float">
            <text:p>1645.316</text:p>
          </table:table-cell>
          <table:table-cell office:value-type="float" office:value="0.8840129" calcext:value-type="float">
            <text:p>0.8840129</text:p>
          </table:table-cell>
          <table:table-cell office:value-type="float" office:value="0" calcext:value-type="float">
            <text:p>0</text:p>
          </table:table-cell>
          <table:table-cell office:value-type="float" office:value="0.5614094" calcext:value-type="float">
            <text:p>0.5614094</text:p>
          </table:table-cell>
          <table:table-cell office:value-type="float" office:value="0.7571247" calcext:value-type="float">
            <text:p>0.7571247</text:p>
          </table:table-cell>
          <table:table-cell office:value-type="float" office:value="0.3105916" calcext:value-type="float">
            <text:p>0.3105916</text:p>
          </table:table-cell>
          <table:table-cell office:value-type="float" office:value="0.310529" calcext:value-type="float">
            <text:p>0.310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82162" calcext:value-type="float">
            <text:p>26.82162</text:p>
          </table:table-cell>
          <table:table-cell office:value-type="float" office:value="30.85727" calcext:value-type="float">
            <text:p>30.8572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1999" calcext:value-type="float">
            <text:p>14061999</text:p>
          </table:table-cell>
          <table:table-cell office:value-type="float" office:value="0.6145552" calcext:value-type="float">
            <text:p>0.6145552</text:p>
          </table:table-cell>
          <table:table-cell office:value-type="float" office:value="133.3149" calcext:value-type="float">
            <text:p>133.31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88748" calcext:value-type="float">
            <text:p>41.88748</text:p>
          </table:table-cell>
          <table:table-cell office:value-type="float" office:value="0" calcext:value-type="float">
            <text:p>0</text:p>
          </table:table-cell>
          <table:table-cell office:value-type="float" office:value="0.002436937" calcext:value-type="float">
            <text:p>0.002436937</text:p>
          </table:table-cell>
          <table:table-cell office:value-type="float" office:value="0.0380392" calcext:value-type="float">
            <text:p>0.0380392</text:p>
          </table:table-cell>
          <table:table-cell office:value-type="float" office:value="1645.287" calcext:value-type="float">
            <text:p>1645.287</text:p>
          </table:table-cell>
          <table:table-cell office:value-type="float" office:value="0.8839203" calcext:value-type="float">
            <text:p>0.8839203</text:p>
          </table:table-cell>
          <table:table-cell office:value-type="float" office:value="0" calcext:value-type="float">
            <text:p>0</text:p>
          </table:table-cell>
          <table:table-cell office:value-type="float" office:value="0.4212432" calcext:value-type="float">
            <text:p>0.4212432</text:p>
          </table:table-cell>
          <table:table-cell office:value-type="float" office:value="0.6077774" calcext:value-type="float">
            <text:p>0.6077774</text:p>
          </table:table-cell>
          <table:table-cell office:value-type="float" office:value="0.3108008" calcext:value-type="float">
            <text:p>0.3108008</text:p>
          </table:table-cell>
          <table:table-cell office:value-type="float" office:value="0.3107255" calcext:value-type="float">
            <text:p>0.3107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83542" calcext:value-type="float">
            <text:p>26.83542</text:p>
          </table:table-cell>
          <table:table-cell office:value-type="float" office:value="30.9223" calcext:value-type="float">
            <text:p>30.922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1999" calcext:value-type="float">
            <text:p>15061999</text:p>
          </table:table-cell>
          <table:table-cell office:value-type="float" office:value="0.6123921" calcext:value-type="float">
            <text:p>0.6123921</text:p>
          </table:table-cell>
          <table:table-cell office:value-type="float" office:value="133.303" calcext:value-type="float">
            <text:p>133.30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93342" calcext:value-type="float">
            <text:p>41.93342</text:p>
          </table:table-cell>
          <table:table-cell office:value-type="float" office:value="0" calcext:value-type="float">
            <text:p>0</text:p>
          </table:table-cell>
          <table:table-cell office:value-type="float" office:value="0.002450159" calcext:value-type="float">
            <text:p>0.002450159</text:p>
          </table:table-cell>
          <table:table-cell office:value-type="float" office:value="0.03834908" calcext:value-type="float">
            <text:p>0.03834908</text:p>
          </table:table-cell>
          <table:table-cell office:value-type="float" office:value="1645.258" calcext:value-type="float">
            <text:p>1645.258</text:p>
          </table:table-cell>
          <table:table-cell office:value-type="float" office:value="0.8833651" calcext:value-type="float">
            <text:p>0.8833651</text:p>
          </table:table-cell>
          <table:table-cell office:value-type="float" office:value="0" calcext:value-type="float">
            <text:p>0</text:p>
          </table:table-cell>
          <table:table-cell office:value-type="float" office:value="1.223076" calcext:value-type="float">
            <text:p>1.223076</text:p>
          </table:table-cell>
          <table:table-cell office:value-type="float" office:value="0.6254894" calcext:value-type="float">
            <text:p>0.6254894</text:p>
          </table:table-cell>
          <table:table-cell office:value-type="float" office:value="0.3110145" calcext:value-type="float">
            <text:p>0.3110145</text:p>
          </table:table-cell>
          <table:table-cell office:value-type="float" office:value="0.3109217" calcext:value-type="float">
            <text:p>0.3109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88852" calcext:value-type="float">
            <text:p>26.88852</text:p>
          </table:table-cell>
          <table:table-cell office:value-type="float" office:value="30.96303" calcext:value-type="float">
            <text:p>30.9630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1999" calcext:value-type="float">
            <text:p>16061999</text:p>
          </table:table-cell>
          <table:table-cell office:value-type="float" office:value="0.6105281" calcext:value-type="float">
            <text:p>0.6105281</text:p>
          </table:table-cell>
          <table:table-cell office:value-type="float" office:value="133.2929" calcext:value-type="float">
            <text:p>133.29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97668" calcext:value-type="float">
            <text:p>41.97668</text:p>
          </table:table-cell>
          <table:table-cell office:value-type="float" office:value="0.000002104954" calcext:value-type="float">
            <text:p>2.104954E-06</text:p>
          </table:table-cell>
          <table:table-cell office:value-type="float" office:value="0.00248258" calcext:value-type="float">
            <text:p>0.00248258</text:p>
          </table:table-cell>
          <table:table-cell office:value-type="float" office:value="0.03945316" calcext:value-type="float">
            <text:p>0.03945316</text:p>
          </table:table-cell>
          <table:table-cell office:value-type="float" office:value="1645.227" calcext:value-type="float">
            <text:p>1645.227</text:p>
          </table:table-cell>
          <table:table-cell office:value-type="float" office:value="0.8827618" calcext:value-type="float">
            <text:p>0.8827618</text:p>
          </table:table-cell>
          <table:table-cell office:value-type="float" office:value="0" calcext:value-type="float">
            <text:p>0</text:p>
          </table:table-cell>
          <table:table-cell office:value-type="float" office:value="0.6601818" calcext:value-type="float">
            <text:p>0.6601818</text:p>
          </table:table-cell>
          <table:table-cell office:value-type="float" office:value="0.5419489" calcext:value-type="float">
            <text:p>0.5419489</text:p>
          </table:table-cell>
          <table:table-cell office:value-type="float" office:value="0.3112604" calcext:value-type="float">
            <text:p>0.3112604</text:p>
          </table:table-cell>
          <table:table-cell office:value-type="float" office:value="0.3111169" calcext:value-type="float">
            <text:p>0.3111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93563" calcext:value-type="float">
            <text:p>26.93563</text:p>
          </table:table-cell>
          <table:table-cell office:value-type="float" office:value="30.98701" calcext:value-type="float">
            <text:p>30.9870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1999" calcext:value-type="float">
            <text:p>17061999</text:p>
          </table:table-cell>
          <table:table-cell office:value-type="float" office:value="0.6086617" calcext:value-type="float">
            <text:p>0.6086617</text:p>
          </table:table-cell>
          <table:table-cell office:value-type="float" office:value="133.2832" calcext:value-type="float">
            <text:p>133.28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0192" calcext:value-type="float">
            <text:p>42.0192</text:p>
          </table:table-cell>
          <table:table-cell office:value-type="float" office:value="0.000002104954" calcext:value-type="float">
            <text:p>2.104954E-06</text:p>
          </table:table-cell>
          <table:table-cell office:value-type="float" office:value="0.002505409" calcext:value-type="float">
            <text:p>0.002505409</text:p>
          </table:table-cell>
          <table:table-cell office:value-type="float" office:value="0.04013152" calcext:value-type="float">
            <text:p>0.04013152</text:p>
          </table:table-cell>
          <table:table-cell office:value-type="float" office:value="1645.197" calcext:value-type="float">
            <text:p>1645.197</text:p>
          </table:table-cell>
          <table:table-cell office:value-type="float" office:value="0.8818215" calcext:value-type="float">
            <text:p>0.8818215</text:p>
          </table:table-cell>
          <table:table-cell office:value-type="float" office:value="0" calcext:value-type="float">
            <text:p>0</text:p>
          </table:table-cell>
          <table:table-cell office:value-type="float" office:value="1.157856" calcext:value-type="float">
            <text:p>1.157856</text:p>
          </table:table-cell>
          <table:table-cell office:value-type="float" office:value="0.5344259" calcext:value-type="float">
            <text:p>0.5344259</text:p>
          </table:table-cell>
          <table:table-cell office:value-type="float" office:value="0.3114389" calcext:value-type="float">
            <text:p>0.3114389</text:p>
          </table:table-cell>
          <table:table-cell office:value-type="float" office:value="0.3113118" calcext:value-type="float">
            <text:p>0.3113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00817" calcext:value-type="float">
            <text:p>27.00817</text:p>
          </table:table-cell>
          <table:table-cell office:value-type="float" office:value="31.00591" calcext:value-type="float">
            <text:p>31.0059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1999" calcext:value-type="float">
            <text:p>18061999</text:p>
          </table:table-cell>
          <table:table-cell office:value-type="float" office:value="0.6065279" calcext:value-type="float">
            <text:p>0.6065279</text:p>
          </table:table-cell>
          <table:table-cell office:value-type="float" office:value="133.2723" calcext:value-type="float">
            <text:p>133.27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06112" calcext:value-type="float">
            <text:p>42.06112</text:p>
          </table:table-cell>
          <table:table-cell office:value-type="float" office:value="0.000002104954" calcext:value-type="float">
            <text:p>2.104954E-06</text:p>
          </table:table-cell>
          <table:table-cell office:value-type="float" office:value="0.002520869" calcext:value-type="float">
            <text:p>0.002520869</text:p>
          </table:table-cell>
          <table:table-cell office:value-type="float" office:value="0.04050252" calcext:value-type="float">
            <text:p>0.04050252</text:p>
          </table:table-cell>
          <table:table-cell office:value-type="float" office:value="1645.167" calcext:value-type="float">
            <text:p>1645.167</text:p>
          </table:table-cell>
          <table:table-cell office:value-type="float" office:value="0.8807476" calcext:value-type="float">
            <text:p>0.8807476</text:p>
          </table:table-cell>
          <table:table-cell office:value-type="float" office:value="0" calcext:value-type="float">
            <text:p>0</text:p>
          </table:table-cell>
          <table:table-cell office:value-type="float" office:value="0.6206513" calcext:value-type="float">
            <text:p>0.6206513</text:p>
          </table:table-cell>
          <table:table-cell office:value-type="float" office:value="0.5376765" calcext:value-type="float">
            <text:p>0.5376765</text:p>
          </table:table-cell>
          <table:table-cell office:value-type="float" office:value="0.3115985" calcext:value-type="float">
            <text:p>0.3115985</text:p>
          </table:table-cell>
          <table:table-cell office:value-type="float" office:value="0.3115065" calcext:value-type="float">
            <text:p>0.3115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03866" calcext:value-type="float">
            <text:p>27.03866</text:p>
          </table:table-cell>
          <table:table-cell office:value-type="float" office:value="31.02711" calcext:value-type="float">
            <text:p>31.027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1999" calcext:value-type="float">
            <text:p>19061999</text:p>
          </table:table-cell>
          <table:table-cell office:value-type="float" office:value="0.603996" calcext:value-type="float">
            <text:p>0.603996</text:p>
          </table:table-cell>
          <table:table-cell office:value-type="float" office:value="133.2598" calcext:value-type="float">
            <text:p>133.25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10358" calcext:value-type="float">
            <text:p>42.10358</text:p>
          </table:table-cell>
          <table:table-cell office:value-type="float" office:value="0.000002104954" calcext:value-type="float">
            <text:p>2.104954E-06</text:p>
          </table:table-cell>
          <table:table-cell office:value-type="float" office:value="0.002532278" calcext:value-type="float">
            <text:p>0.002532278</text:p>
          </table:table-cell>
          <table:table-cell office:value-type="float" office:value="0.04071778" calcext:value-type="float">
            <text:p>0.04071778</text:p>
          </table:table-cell>
          <table:table-cell office:value-type="float" office:value="1645.138" calcext:value-type="float">
            <text:p>1645.138</text:p>
          </table:table-cell>
          <table:table-cell office:value-type="float" office:value="0.8796484" calcext:value-type="float">
            <text:p>0.8796484</text:p>
          </table:table-cell>
          <table:table-cell office:value-type="float" office:value="0" calcext:value-type="float">
            <text:p>0</text:p>
          </table:table-cell>
          <table:table-cell office:value-type="float" office:value="0.5352744" calcext:value-type="float">
            <text:p>0.5352744</text:p>
          </table:table-cell>
          <table:table-cell office:value-type="float" office:value="0.561439" calcext:value-type="float">
            <text:p>0.561439</text:p>
          </table:table-cell>
          <table:table-cell office:value-type="float" office:value="0.3117676" calcext:value-type="float">
            <text:p>0.3117676</text:p>
          </table:table-cell>
          <table:table-cell office:value-type="float" office:value="0.3117011" calcext:value-type="float">
            <text:p>0.3117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05712" calcext:value-type="float">
            <text:p>27.05712</text:p>
          </table:table-cell>
          <table:table-cell office:value-type="float" office:value="31.05159" calcext:value-type="float">
            <text:p>31.0515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1999" calcext:value-type="float">
            <text:p>20061999</text:p>
          </table:table-cell>
          <table:table-cell office:value-type="float" office:value="0.6015351" calcext:value-type="float">
            <text:p>0.6015351</text:p>
          </table:table-cell>
          <table:table-cell office:value-type="float" office:value="133.2471" calcext:value-type="float">
            <text:p>133.24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14663" calcext:value-type="float">
            <text:p>42.14663</text:p>
          </table:table-cell>
          <table:table-cell office:value-type="float" office:value="0.000002104954" calcext:value-type="float">
            <text:p>2.104954E-06</text:p>
          </table:table-cell>
          <table:table-cell office:value-type="float" office:value="0.002571898" calcext:value-type="float">
            <text:p>0.002571898</text:p>
          </table:table-cell>
          <table:table-cell office:value-type="float" office:value="0.04176584" calcext:value-type="float">
            <text:p>0.04176584</text:p>
          </table:table-cell>
          <table:table-cell office:value-type="float" office:value="1645.109" calcext:value-type="float">
            <text:p>1645.109</text:p>
          </table:table-cell>
          <table:table-cell office:value-type="float" office:value="0.8793152" calcext:value-type="float">
            <text:p>0.8793152</text:p>
          </table:table-cell>
          <table:table-cell office:value-type="float" office:value="0" calcext:value-type="float">
            <text:p>0</text:p>
          </table:table-cell>
          <table:table-cell office:value-type="float" office:value="0.4832856" calcext:value-type="float">
            <text:p>0.4832856</text:p>
          </table:table-cell>
          <table:table-cell office:value-type="float" office:value="0.5040343" calcext:value-type="float">
            <text:p>0.5040343</text:p>
          </table:table-cell>
          <table:table-cell office:value-type="float" office:value="0.3119848" calcext:value-type="float">
            <text:p>0.3119848</text:p>
          </table:table-cell>
          <table:table-cell office:value-type="float" office:value="0.3118955" calcext:value-type="float">
            <text:p>0.3118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0733" calcext:value-type="float">
            <text:p>27.0733</text:p>
          </table:table-cell>
          <table:table-cell office:value-type="float" office:value="31.06811" calcext:value-type="float">
            <text:p>31.0681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1999" calcext:value-type="float">
            <text:p>21061999</text:p>
          </table:table-cell>
          <table:table-cell office:value-type="float" office:value="0.5992308" calcext:value-type="float">
            <text:p>0.5992308</text:p>
          </table:table-cell>
          <table:table-cell office:value-type="float" office:value="133.2354" calcext:value-type="float">
            <text:p>133.235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19021" calcext:value-type="float">
            <text:p>42.19021</text:p>
          </table:table-cell>
          <table:table-cell office:value-type="float" office:value="0.000002104954" calcext:value-type="float">
            <text:p>2.104954E-06</text:p>
          </table:table-cell>
          <table:table-cell office:value-type="float" office:value="0.002618885" calcext:value-type="float">
            <text:p>0.002618885</text:p>
          </table:table-cell>
          <table:table-cell office:value-type="float" office:value="0.04311986" calcext:value-type="float">
            <text:p>0.04311986</text:p>
          </table:table-cell>
          <table:table-cell office:value-type="float" office:value="1645.08" calcext:value-type="float">
            <text:p>1645.08</text:p>
          </table:table-cell>
          <table:table-cell office:value-type="float" office:value="0.8786193" calcext:value-type="float">
            <text:p>0.8786193</text:p>
          </table:table-cell>
          <table:table-cell office:value-type="float" office:value="0" calcext:value-type="float">
            <text:p>0</text:p>
          </table:table-cell>
          <table:table-cell office:value-type="float" office:value="1.571245" calcext:value-type="float">
            <text:p>1.571245</text:p>
          </table:table-cell>
          <table:table-cell office:value-type="float" office:value="0.5647569" calcext:value-type="float">
            <text:p>0.5647569</text:p>
          </table:table-cell>
          <table:table-cell office:value-type="float" office:value="0.3122069" calcext:value-type="float">
            <text:p>0.3122069</text:p>
          </table:table-cell>
          <table:table-cell office:value-type="float" office:value="0.3120891" calcext:value-type="float">
            <text:p>0.3120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14615" calcext:value-type="float">
            <text:p>27.14615</text:p>
          </table:table-cell>
          <table:table-cell office:value-type="float" office:value="31.08765" calcext:value-type="float">
            <text:p>31.0876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1999" calcext:value-type="float">
            <text:p>22061999</text:p>
          </table:table-cell>
          <table:table-cell office:value-type="float" office:value="0.5961515" calcext:value-type="float">
            <text:p>0.5961515</text:p>
          </table:table-cell>
          <table:table-cell office:value-type="float" office:value="133.2211" calcext:value-type="float">
            <text:p>133.22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23384" calcext:value-type="float">
            <text:p>42.23384</text:p>
          </table:table-cell>
          <table:table-cell office:value-type="float" office:value="0.000002104954" calcext:value-type="float">
            <text:p>2.104954E-06</text:p>
          </table:table-cell>
          <table:table-cell office:value-type="float" office:value="0.002655793" calcext:value-type="float">
            <text:p>0.002655793</text:p>
          </table:table-cell>
          <table:table-cell office:value-type="float" office:value="0.0439431" calcext:value-type="float">
            <text:p>0.0439431</text:p>
          </table:table-cell>
          <table:table-cell office:value-type="float" office:value="1645.051" calcext:value-type="float">
            <text:p>1645.051</text:p>
          </table:table-cell>
          <table:table-cell office:value-type="float" office:value="0.8768334" calcext:value-type="float">
            <text:p>0.8768334</text:p>
          </table:table-cell>
          <table:table-cell office:value-type="float" office:value="0" calcext:value-type="float">
            <text:p>0</text:p>
          </table:table-cell>
          <table:table-cell office:value-type="float" office:value="0.814119" calcext:value-type="float">
            <text:p>0.814119</text:p>
          </table:table-cell>
          <table:table-cell office:value-type="float" office:value="0.6037328" calcext:value-type="float">
            <text:p>0.6037328</text:p>
          </table:table-cell>
          <table:table-cell office:value-type="float" office:value="0.3123647" calcext:value-type="float">
            <text:p>0.3123647</text:p>
          </table:table-cell>
          <table:table-cell office:value-type="float" office:value="0.3122819" calcext:value-type="float">
            <text:p>0.3122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19001" calcext:value-type="float">
            <text:p>27.19001</text:p>
          </table:table-cell>
          <table:table-cell office:value-type="float" office:value="31.12088" calcext:value-type="float">
            <text:p>31.1208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1999" calcext:value-type="float">
            <text:p>23061999</text:p>
          </table:table-cell>
          <table:table-cell office:value-type="float" office:value="0.5928817" calcext:value-type="float">
            <text:p>0.5928817</text:p>
          </table:table-cell>
          <table:table-cell office:value-type="float" office:value="133.2052" calcext:value-type="float">
            <text:p>133.20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27873" calcext:value-type="float">
            <text:p>42.27873</text:p>
          </table:table-cell>
          <table:table-cell office:value-type="float" office:value="0.000002104954" calcext:value-type="float">
            <text:p>2.104954E-06</text:p>
          </table:table-cell>
          <table:table-cell office:value-type="float" office:value="0.002681353" calcext:value-type="float">
            <text:p>0.002681353</text:p>
          </table:table-cell>
          <table:table-cell office:value-type="float" office:value="0.04444493" calcext:value-type="float">
            <text:p>0.04444493</text:p>
          </table:table-cell>
          <table:table-cell office:value-type="float" office:value="1645.023" calcext:value-type="float">
            <text:p>1645.023</text:p>
          </table:table-cell>
          <table:table-cell office:value-type="float" office:value="0.8754541" calcext:value-type="float">
            <text:p>0.8754541</text:p>
          </table:table-cell>
          <table:table-cell office:value-type="float" office:value="0" calcext:value-type="float">
            <text:p>0</text:p>
          </table:table-cell>
          <table:table-cell office:value-type="float" office:value="0.5954042" calcext:value-type="float">
            <text:p>0.5954042</text:p>
          </table:table-cell>
          <table:table-cell office:value-type="float" office:value="0.6102097" calcext:value-type="float">
            <text:p>0.6102097</text:p>
          </table:table-cell>
          <table:table-cell office:value-type="float" office:value="0.3125358" calcext:value-type="float">
            <text:p>0.3125358</text:p>
          </table:table-cell>
          <table:table-cell office:value-type="float" office:value="0.3124746" calcext:value-type="float">
            <text:p>0.3124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1391" calcext:value-type="float">
            <text:p>27.21391</text:p>
          </table:table-cell>
          <table:table-cell office:value-type="float" office:value="31.16025" calcext:value-type="float">
            <text:p>31.160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1999" calcext:value-type="float">
            <text:p>24061999</text:p>
          </table:table-cell>
          <table:table-cell office:value-type="float" office:value="0.5893531" calcext:value-type="float">
            <text:p>0.5893531</text:p>
          </table:table-cell>
          <table:table-cell office:value-type="float" office:value="133.1883" calcext:value-type="float">
            <text:p>133.188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3243" calcext:value-type="float">
            <text:p>42.3243</text:p>
          </table:table-cell>
          <table:table-cell office:value-type="float" office:value="0.000002104954" calcext:value-type="float">
            <text:p>2.104954E-06</text:p>
          </table:table-cell>
          <table:table-cell office:value-type="float" office:value="0.00269795" calcext:value-type="float">
            <text:p>0.00269795</text:p>
          </table:table-cell>
          <table:table-cell office:value-type="float" office:value="0.04474129" calcext:value-type="float">
            <text:p>0.04474129</text:p>
          </table:table-cell>
          <table:table-cell office:value-type="float" office:value="1644.996" calcext:value-type="float">
            <text:p>1644.996</text:p>
          </table:table-cell>
          <table:table-cell office:value-type="float" office:value="0.8731049" calcext:value-type="float">
            <text:p>0.8731049</text:p>
          </table:table-cell>
          <table:table-cell office:value-type="float" office:value="0" calcext:value-type="float">
            <text:p>0</text:p>
          </table:table-cell>
          <table:table-cell office:value-type="float" office:value="0.5442029" calcext:value-type="float">
            <text:p>0.5442029</text:p>
          </table:table-cell>
          <table:table-cell office:value-type="float" office:value="0.6226665" calcext:value-type="float">
            <text:p>0.6226665</text:p>
          </table:table-cell>
          <table:table-cell office:value-type="float" office:value="0.3127201" calcext:value-type="float">
            <text:p>0.3127201</text:p>
          </table:table-cell>
          <table:table-cell office:value-type="float" office:value="0.3126673" calcext:value-type="float">
            <text:p>0.3126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3337" calcext:value-type="float">
            <text:p>27.23337</text:p>
          </table:table-cell>
          <table:table-cell office:value-type="float" office:value="31.20195" calcext:value-type="float">
            <text:p>31.2019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1999" calcext:value-type="float">
            <text:p>25061999</text:p>
          </table:table-cell>
          <table:table-cell office:value-type="float" office:value="0.5865048" calcext:value-type="float">
            <text:p>0.5865048</text:p>
          </table:table-cell>
          <table:table-cell office:value-type="float" office:value="133.1727" calcext:value-type="float">
            <text:p>133.17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36996" calcext:value-type="float">
            <text:p>42.36996</text:p>
          </table:table-cell>
          <table:table-cell office:value-type="float" office:value="0.000002104954" calcext:value-type="float">
            <text:p>2.104954E-06</text:p>
          </table:table-cell>
          <table:table-cell office:value-type="float" office:value="0.002720796" calcext:value-type="float">
            <text:p>0.002720796</text:p>
          </table:table-cell>
          <table:table-cell office:value-type="float" office:value="0.04519005" calcext:value-type="float">
            <text:p>0.04519005</text:p>
          </table:table-cell>
          <table:table-cell office:value-type="float" office:value="1644.968" calcext:value-type="float">
            <text:p>1644.968</text:p>
          </table:table-cell>
          <table:table-cell office:value-type="float" office:value="0.8729554" calcext:value-type="float">
            <text:p>0.8729554</text:p>
          </table:table-cell>
          <table:table-cell office:value-type="float" office:value="0" calcext:value-type="float">
            <text:p>0</text:p>
          </table:table-cell>
          <table:table-cell office:value-type="float" office:value="1.277395" calcext:value-type="float">
            <text:p>1.277395</text:p>
          </table:table-cell>
          <table:table-cell office:value-type="float" office:value="0.5658038" calcext:value-type="float">
            <text:p>0.5658038</text:p>
          </table:table-cell>
          <table:table-cell office:value-type="float" office:value="0.3129553" calcext:value-type="float">
            <text:p>0.3129553</text:p>
          </table:table-cell>
          <table:table-cell office:value-type="float" office:value="0.3128598" calcext:value-type="float">
            <text:p>0.3128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7099" calcext:value-type="float">
            <text:p>27.27099</text:p>
          </table:table-cell>
          <table:table-cell office:value-type="float" office:value="31.2326" calcext:value-type="float">
            <text:p>31.232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1999" calcext:value-type="float">
            <text:p>26061999</text:p>
          </table:table-cell>
          <table:table-cell office:value-type="float" office:value="0.5829578" calcext:value-type="float">
            <text:p>0.5829578</text:p>
          </table:table-cell>
          <table:table-cell office:value-type="float" office:value="133.1561" calcext:value-type="float">
            <text:p>133.156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41533" calcext:value-type="float">
            <text:p>42.41533</text:p>
          </table:table-cell>
          <table:table-cell office:value-type="float" office:value="0.000002104954" calcext:value-type="float">
            <text:p>2.104954E-06</text:p>
          </table:table-cell>
          <table:table-cell office:value-type="float" office:value="0.00274014" calcext:value-type="float">
            <text:p>0.00274014</text:p>
          </table:table-cell>
          <table:table-cell office:value-type="float" office:value="0.04553502" calcext:value-type="float">
            <text:p>0.04553502</text:p>
          </table:table-cell>
          <table:table-cell office:value-type="float" office:value="1644.94" calcext:value-type="float">
            <text:p>1644.94</text:p>
          </table:table-cell>
          <table:table-cell office:value-type="float" office:value="0.8695695" calcext:value-type="float">
            <text:p>0.8695695</text:p>
          </table:table-cell>
          <table:table-cell office:value-type="float" office:value="0" calcext:value-type="float">
            <text:p>0</text:p>
          </table:table-cell>
          <table:table-cell office:value-type="float" office:value="0.7235464" calcext:value-type="float">
            <text:p>0.7235464</text:p>
          </table:table-cell>
          <table:table-cell office:value-type="float" office:value="0.6317022" calcext:value-type="float">
            <text:p>0.6317022</text:p>
          </table:table-cell>
          <table:table-cell office:value-type="float" office:value="0.3131218" calcext:value-type="float">
            <text:p>0.3131218</text:p>
          </table:table-cell>
          <table:table-cell office:value-type="float" office:value="0.3130512" calcext:value-type="float">
            <text:p>0.3130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1235" calcext:value-type="float">
            <text:p>27.31235</text:p>
          </table:table-cell>
          <table:table-cell office:value-type="float" office:value="31.27012" calcext:value-type="float">
            <text:p>31.2701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1999" calcext:value-type="float">
            <text:p>27061999</text:p>
          </table:table-cell>
          <table:table-cell office:value-type="float" office:value="0.5794222" calcext:value-type="float">
            <text:p>0.5794222</text:p>
          </table:table-cell>
          <table:table-cell office:value-type="float" office:value="133.1381" calcext:value-type="float">
            <text:p>133.13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46151" calcext:value-type="float">
            <text:p>42.46151</text:p>
          </table:table-cell>
          <table:table-cell office:value-type="float" office:value="0.000002104954" calcext:value-type="float">
            <text:p>2.104954E-06</text:p>
          </table:table-cell>
          <table:table-cell office:value-type="float" office:value="0.002754624" calcext:value-type="float">
            <text:p>0.002754624</text:p>
          </table:table-cell>
          <table:table-cell office:value-type="float" office:value="0.04577462" calcext:value-type="float">
            <text:p>0.04577462</text:p>
          </table:table-cell>
          <table:table-cell office:value-type="float" office:value="1644.913" calcext:value-type="float">
            <text:p>1644.913</text:p>
          </table:table-cell>
          <table:table-cell office:value-type="float" office:value="0.8672367" calcext:value-type="float">
            <text:p>0.8672367</text:p>
          </table:table-cell>
          <table:table-cell office:value-type="float" office:value="0" calcext:value-type="float">
            <text:p>0</text:p>
          </table:table-cell>
          <table:table-cell office:value-type="float" office:value="0.3717118" calcext:value-type="float">
            <text:p>0.3717118</text:p>
          </table:table-cell>
          <table:table-cell office:value-type="float" office:value="0.5486003" calcext:value-type="float">
            <text:p>0.5486003</text:p>
          </table:table-cell>
          <table:table-cell office:value-type="float" office:value="0.3133304" calcext:value-type="float">
            <text:p>0.3133304</text:p>
          </table:table-cell>
          <table:table-cell office:value-type="float" office:value="0.313242" calcext:value-type="float">
            <text:p>0.313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3031" calcext:value-type="float">
            <text:p>27.33031</text:p>
          </table:table-cell>
          <table:table-cell office:value-type="float" office:value="31.31355" calcext:value-type="float">
            <text:p>31.3135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1999" calcext:value-type="float">
            <text:p>28061999</text:p>
          </table:table-cell>
          <table:table-cell office:value-type="float" office:value="0.5766059" calcext:value-type="float">
            <text:p>0.5766059</text:p>
          </table:table-cell>
          <table:table-cell office:value-type="float" office:value="133.1222" calcext:value-type="float">
            <text:p>133.12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50702" calcext:value-type="float">
            <text:p>42.50702</text:p>
          </table:table-cell>
          <table:table-cell office:value-type="float" office:value="0.000002104954" calcext:value-type="float">
            <text:p>2.104954E-06</text:p>
          </table:table-cell>
          <table:table-cell office:value-type="float" office:value="0.00281014" calcext:value-type="float">
            <text:p>0.00281014</text:p>
          </table:table-cell>
          <table:table-cell office:value-type="float" office:value="0.04702216" calcext:value-type="float">
            <text:p>0.04702216</text:p>
          </table:table-cell>
          <table:table-cell office:value-type="float" office:value="1644.886" calcext:value-type="float">
            <text:p>1644.886</text:p>
          </table:table-cell>
          <table:table-cell office:value-type="float" office:value="0.8673967" calcext:value-type="float">
            <text:p>0.8673967</text:p>
          </table:table-cell>
          <table:table-cell office:value-type="float" office:value="0" calcext:value-type="float">
            <text:p>0</text:p>
          </table:table-cell>
          <table:table-cell office:value-type="float" office:value="0.6999231" calcext:value-type="float">
            <text:p>0.6999231</text:p>
          </table:table-cell>
          <table:table-cell office:value-type="float" office:value="0.5628667" calcext:value-type="float">
            <text:p>0.5628667</text:p>
          </table:table-cell>
          <table:table-cell office:value-type="float" office:value="0.313563" calcext:value-type="float">
            <text:p>0.313563</text:p>
          </table:table-cell>
          <table:table-cell office:value-type="float" office:value="0.3134327" calcext:value-type="float">
            <text:p>0.3134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636" calcext:value-type="float">
            <text:p>27.3636</text:p>
          </table:table-cell>
          <table:table-cell office:value-type="float" office:value="31.32844" calcext:value-type="float">
            <text:p>31.3284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1999" calcext:value-type="float">
            <text:p>29061999</text:p>
          </table:table-cell>
          <table:table-cell office:value-type="float" office:value="0.5740579" calcext:value-type="float">
            <text:p>0.5740579</text:p>
          </table:table-cell>
          <table:table-cell office:value-type="float" office:value="133.1077" calcext:value-type="float">
            <text:p>133.107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55199" calcext:value-type="float">
            <text:p>42.55199</text:p>
          </table:table-cell>
          <table:table-cell office:value-type="float" office:value="0.000002104954" calcext:value-type="float">
            <text:p>2.104954E-06</text:p>
          </table:table-cell>
          <table:table-cell office:value-type="float" office:value="0.002844175" calcext:value-type="float">
            <text:p>0.002844175</text:p>
          </table:table-cell>
          <table:table-cell office:value-type="float" office:value="0.04777396" calcext:value-type="float">
            <text:p>0.04777396</text:p>
          </table:table-cell>
          <table:table-cell office:value-type="float" office:value="1644.861" calcext:value-type="float">
            <text:p>1644.861</text:p>
          </table:table-cell>
          <table:table-cell office:value-type="float" office:value="0.8671752" calcext:value-type="float">
            <text:p>0.8671752</text:p>
          </table:table-cell>
          <table:table-cell office:value-type="float" office:value="0" calcext:value-type="float">
            <text:p>0</text:p>
          </table:table-cell>
          <table:table-cell office:value-type="float" office:value="1.014745" calcext:value-type="float">
            <text:p>1.014745</text:p>
          </table:table-cell>
          <table:table-cell office:value-type="float" office:value="0.580867" calcext:value-type="float">
            <text:p>0.580867</text:p>
          </table:table-cell>
          <table:table-cell office:value-type="float" office:value="0.3137726" calcext:value-type="float">
            <text:p>0.3137726</text:p>
          </table:table-cell>
          <table:table-cell office:value-type="float" office:value="0.3136233" calcext:value-type="float">
            <text:p>0.3136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3239" calcext:value-type="float">
            <text:p>27.43239</text:p>
          </table:table-cell>
          <table:table-cell office:value-type="float" office:value="31.35743" calcext:value-type="float">
            <text:p>31.3574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1999" calcext:value-type="float">
            <text:p>30061999</text:p>
          </table:table-cell>
          <table:table-cell office:value-type="float" office:value="0.5716936" calcext:value-type="float">
            <text:p>0.5716936</text:p>
          </table:table-cell>
          <table:table-cell office:value-type="float" office:value="133.0941" calcext:value-type="float">
            <text:p>133.09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59576" calcext:value-type="float">
            <text:p>42.59576</text:p>
          </table:table-cell>
          <table:table-cell office:value-type="float" office:value="0.000002104954" calcext:value-type="float">
            <text:p>2.104954E-06</text:p>
          </table:table-cell>
          <table:table-cell office:value-type="float" office:value="0.002862539" calcext:value-type="float">
            <text:p>0.002862539</text:p>
          </table:table-cell>
          <table:table-cell office:value-type="float" office:value="0.04816028" calcext:value-type="float">
            <text:p>0.04816028</text:p>
          </table:table-cell>
          <table:table-cell office:value-type="float" office:value="1644.837" calcext:value-type="float">
            <text:p>1644.837</text:p>
          </table:table-cell>
          <table:table-cell office:value-type="float" office:value="0.8662209" calcext:value-type="float">
            <text:p>0.8662209</text:p>
          </table:table-cell>
          <table:table-cell office:value-type="float" office:value="0" calcext:value-type="float">
            <text:p>0</text:p>
          </table:table-cell>
          <table:table-cell office:value-type="float" office:value="0.8239533" calcext:value-type="float">
            <text:p>0.8239533</text:p>
          </table:table-cell>
          <table:table-cell office:value-type="float" office:value="0.577861" calcext:value-type="float">
            <text:p>0.577861</text:p>
          </table:table-cell>
          <table:table-cell office:value-type="float" office:value="0.31392" calcext:value-type="float">
            <text:p>0.31392</text:p>
          </table:table-cell>
          <table:table-cell office:value-type="float" office:value="0.3138126" calcext:value-type="float">
            <text:p>0.3138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8647" calcext:value-type="float">
            <text:p>27.48647</text:p>
          </table:table-cell>
          <table:table-cell office:value-type="float" office:value="31.3864" calcext:value-type="float">
            <text:p>31.386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1999" calcext:value-type="float">
            <text:p>1071999</text:p>
          </table:table-cell>
          <table:table-cell office:value-type="float" office:value="0.5688426" calcext:value-type="float">
            <text:p>0.5688426</text:p>
          </table:table-cell>
          <table:table-cell office:value-type="float" office:value="133.0789" calcext:value-type="float">
            <text:p>133.07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6392" calcext:value-type="float">
            <text:p>42.6392</text:p>
          </table:table-cell>
          <table:table-cell office:value-type="float" office:value="0.000005842436" calcext:value-type="float">
            <text:p>5.842436E-06</text:p>
          </table:table-cell>
          <table:table-cell office:value-type="float" office:value="0.00288348" calcext:value-type="float">
            <text:p>0.00288348</text:p>
          </table:table-cell>
          <table:table-cell office:value-type="float" office:value="0.0487339" calcext:value-type="float">
            <text:p>0.0487339</text:p>
          </table:table-cell>
          <table:table-cell office:value-type="float" office:value="1644.813" calcext:value-type="float">
            <text:p>1644.813</text:p>
          </table:table-cell>
          <table:table-cell office:value-type="float" office:value="0.8648484" calcext:value-type="float">
            <text:p>0.8648484</text:p>
          </table:table-cell>
          <table:table-cell office:value-type="float" office:value="0" calcext:value-type="float">
            <text:p>0</text:p>
          </table:table-cell>
          <table:table-cell office:value-type="float" office:value="0.3222072" calcext:value-type="float">
            <text:p>0.3222072</text:p>
          </table:table-cell>
          <table:table-cell office:value-type="float" office:value="0.4801107" calcext:value-type="float">
            <text:p>0.4801107</text:p>
          </table:table-cell>
          <table:table-cell office:value-type="float" office:value="0.3140949" calcext:value-type="float">
            <text:p>0.3140949</text:p>
          </table:table-cell>
          <table:table-cell office:value-type="float" office:value="0.314001" calcext:value-type="float">
            <text:p>0.31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50836" calcext:value-type="float">
            <text:p>27.50836</text:p>
          </table:table-cell>
          <table:table-cell office:value-type="float" office:value="31.41422" calcext:value-type="float">
            <text:p>31.4142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1999" calcext:value-type="float">
            <text:p>2071999</text:p>
          </table:table-cell>
          <table:table-cell office:value-type="float" office:value="0.5661333" calcext:value-type="float">
            <text:p>0.5661333</text:p>
          </table:table-cell>
          <table:table-cell office:value-type="float" office:value="133.0635" calcext:value-type="float">
            <text:p>133.06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68368" calcext:value-type="float">
            <text:p>42.68368</text:p>
          </table:table-cell>
          <table:table-cell office:value-type="float" office:value="0.000005842436" calcext:value-type="float">
            <text:p>5.842436E-06</text:p>
          </table:table-cell>
          <table:table-cell office:value-type="float" office:value="0.002956384" calcext:value-type="float">
            <text:p>0.002956384</text:p>
          </table:table-cell>
          <table:table-cell office:value-type="float" office:value="0.05036851" calcext:value-type="float">
            <text:p>0.05036851</text:p>
          </table:table-cell>
          <table:table-cell office:value-type="float" office:value="1644.79" calcext:value-type="float">
            <text:p>1644.79</text:p>
          </table:table-cell>
          <table:table-cell office:value-type="float" office:value="0.8646341" calcext:value-type="float">
            <text:p>0.8646341</text:p>
          </table:table-cell>
          <table:table-cell office:value-type="float" office:value="0" calcext:value-type="float">
            <text:p>0</text:p>
          </table:table-cell>
          <table:table-cell office:value-type="float" office:value="1.131217" calcext:value-type="float">
            <text:p>1.131217</text:p>
          </table:table-cell>
          <table:table-cell office:value-type="float" office:value="0.5677054" calcext:value-type="float">
            <text:p>0.5677054</text:p>
          </table:table-cell>
          <table:table-cell office:value-type="float" office:value="0.3142852" calcext:value-type="float">
            <text:p>0.3142852</text:p>
          </table:table-cell>
          <table:table-cell office:value-type="float" office:value="0.3141884" calcext:value-type="float">
            <text:p>0.3141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55697" calcext:value-type="float">
            <text:p>27.55697</text:p>
          </table:table-cell>
          <table:table-cell office:value-type="float" office:value="31.43263" calcext:value-type="float">
            <text:p>31.4326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1999" calcext:value-type="float">
            <text:p>3071999</text:p>
          </table:table-cell>
          <table:table-cell office:value-type="float" office:value="0.5631654" calcext:value-type="float">
            <text:p>0.5631654</text:p>
          </table:table-cell>
          <table:table-cell office:value-type="float" office:value="133.0473" calcext:value-type="float">
            <text:p>133.047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72817" calcext:value-type="float">
            <text:p>42.72817</text:p>
          </table:table-cell>
          <table:table-cell office:value-type="float" office:value="0.000005842436" calcext:value-type="float">
            <text:p>5.842436E-06</text:p>
          </table:table-cell>
          <table:table-cell office:value-type="float" office:value="0.003013748" calcext:value-type="float">
            <text:p>0.003013748</text:p>
          </table:table-cell>
          <table:table-cell office:value-type="float" office:value="0.0515724" calcext:value-type="float">
            <text:p>0.0515724</text:p>
          </table:table-cell>
          <table:table-cell office:value-type="float" office:value="1644.766" calcext:value-type="float">
            <text:p>1644.766</text:p>
          </table:table-cell>
          <table:table-cell office:value-type="float" office:value="0.8630322" calcext:value-type="float">
            <text:p>0.8630322</text:p>
          </table:table-cell>
          <table:table-cell office:value-type="float" office:value="0" calcext:value-type="float">
            <text:p>0</text:p>
          </table:table-cell>
          <table:table-cell office:value-type="float" office:value="0.5655107" calcext:value-type="float">
            <text:p>0.5655107</text:p>
          </table:table-cell>
          <table:table-cell office:value-type="float" office:value="0.5959824" calcext:value-type="float">
            <text:p>0.5959824</text:p>
          </table:table-cell>
          <table:table-cell office:value-type="float" office:value="0.3144511" calcext:value-type="float">
            <text:p>0.3144511</text:p>
          </table:table-cell>
          <table:table-cell office:value-type="float" office:value="0.3143753" calcext:value-type="float">
            <text:p>0.3143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59131" calcext:value-type="float">
            <text:p>27.59131</text:p>
          </table:table-cell>
          <table:table-cell office:value-type="float" office:value="31.46678" calcext:value-type="float">
            <text:p>31.4667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1999" calcext:value-type="float">
            <text:p>4071999</text:p>
          </table:table-cell>
          <table:table-cell office:value-type="float" office:value="0.5599789" calcext:value-type="float">
            <text:p>0.5599789</text:p>
          </table:table-cell>
          <table:table-cell office:value-type="float" office:value="133.0301" calcext:value-type="float">
            <text:p>133.03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77313" calcext:value-type="float">
            <text:p>42.77313</text:p>
          </table:table-cell>
          <table:table-cell office:value-type="float" office:value="0.000005842436" calcext:value-type="float">
            <text:p>5.842436E-06</text:p>
          </table:table-cell>
          <table:table-cell office:value-type="float" office:value="0.003053361" calcext:value-type="float">
            <text:p>0.003053361</text:p>
          </table:table-cell>
          <table:table-cell office:value-type="float" office:value="0.05235079" calcext:value-type="float">
            <text:p>0.05235079</text:p>
          </table:table-cell>
          <table:table-cell office:value-type="float" office:value="1644.744" calcext:value-type="float">
            <text:p>1644.744</text:p>
          </table:table-cell>
          <table:table-cell office:value-type="float" office:value="0.861311" calcext:value-type="float">
            <text:p>0.861311</text:p>
          </table:table-cell>
          <table:table-cell office:value-type="float" office:value="0" calcext:value-type="float">
            <text:p>0</text:p>
          </table:table-cell>
          <table:table-cell office:value-type="float" office:value="0.6679676" calcext:value-type="float">
            <text:p>0.6679676</text:p>
          </table:table-cell>
          <table:table-cell office:value-type="float" office:value="0.6191627" calcext:value-type="float">
            <text:p>0.6191627</text:p>
          </table:table-cell>
          <table:table-cell office:value-type="float" office:value="0.3146282" calcext:value-type="float">
            <text:p>0.3146282</text:p>
          </table:table-cell>
          <table:table-cell office:value-type="float" office:value="0.3145617" calcext:value-type="float">
            <text:p>0.3145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2169" calcext:value-type="float">
            <text:p>27.62169</text:p>
          </table:table-cell>
          <table:table-cell office:value-type="float" office:value="31.50542" calcext:value-type="float">
            <text:p>31.5054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1999" calcext:value-type="float">
            <text:p>5071999</text:p>
          </table:table-cell>
          <table:table-cell office:value-type="float" office:value="0.5560614" calcext:value-type="float">
            <text:p>0.5560614</text:p>
          </table:table-cell>
          <table:table-cell office:value-type="float" office:value="133.0107" calcext:value-type="float">
            <text:p>133.01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81921" calcext:value-type="float">
            <text:p>42.81921</text:p>
          </table:table-cell>
          <table:table-cell office:value-type="float" office:value="0.000005842436" calcext:value-type="float">
            <text:p>5.842436E-06</text:p>
          </table:table-cell>
          <table:table-cell office:value-type="float" office:value="0.003087239" calcext:value-type="float">
            <text:p>0.003087239</text:p>
          </table:table-cell>
          <table:table-cell office:value-type="float" office:value="0.0529926" calcext:value-type="float">
            <text:p>0.0529926</text:p>
          </table:table-cell>
          <table:table-cell office:value-type="float" office:value="1644.721" calcext:value-type="float">
            <text:p>1644.721</text:p>
          </table:table-cell>
          <table:table-cell office:value-type="float" office:value="0.8564342" calcext:value-type="float">
            <text:p>0.8564342</text:p>
          </table:table-cell>
          <table:table-cell office:value-type="float" office:value="0" calcext:value-type="float">
            <text:p>0</text:p>
          </table:table-cell>
          <table:table-cell office:value-type="float" office:value="0.4437767" calcext:value-type="float">
            <text:p>0.4437767</text:p>
          </table:table-cell>
          <table:table-cell office:value-type="float" office:value="0.5384722" calcext:value-type="float">
            <text:p>0.5384722</text:p>
          </table:table-cell>
          <table:table-cell office:value-type="float" office:value="0.3148465" calcext:value-type="float">
            <text:p>0.3148465</text:p>
          </table:table-cell>
          <table:table-cell office:value-type="float" office:value="0.3147475" calcext:value-type="float">
            <text:p>0.3147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4672" calcext:value-type="float">
            <text:p>27.64672</text:p>
          </table:table-cell>
          <table:table-cell office:value-type="float" office:value="31.5491" calcext:value-type="float">
            <text:p>31.549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1999" calcext:value-type="float">
            <text:p>6071999</text:p>
          </table:table-cell>
          <table:table-cell office:value-type="float" office:value="0.5532462" calcext:value-type="float">
            <text:p>0.5532462</text:p>
          </table:table-cell>
          <table:table-cell office:value-type="float" office:value="132.9936" calcext:value-type="float">
            <text:p>132.993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86528" calcext:value-type="float">
            <text:p>42.86528</text:p>
          </table:table-cell>
          <table:table-cell office:value-type="float" office:value="0.000005842436" calcext:value-type="float">
            <text:p>5.842436E-06</text:p>
          </table:table-cell>
          <table:table-cell office:value-type="float" office:value="0.003156044" calcext:value-type="float">
            <text:p>0.003156044</text:p>
          </table:table-cell>
          <table:table-cell office:value-type="float" office:value="0.05445451" calcext:value-type="float">
            <text:p>0.05445451</text:p>
          </table:table-cell>
          <table:table-cell office:value-type="float" office:value="1644.699" calcext:value-type="float">
            <text:p>1644.699</text:p>
          </table:table-cell>
          <table:table-cell office:value-type="float" office:value="0.8564961" calcext:value-type="float">
            <text:p>0.8564961</text:p>
          </table:table-cell>
          <table:table-cell office:value-type="float" office:value="0" calcext:value-type="float">
            <text:p>0</text:p>
          </table:table-cell>
          <table:table-cell office:value-type="float" office:value="1.427681" calcext:value-type="float">
            <text:p>1.427681</text:p>
          </table:table-cell>
          <table:table-cell office:value-type="float" office:value="0.5655587" calcext:value-type="float">
            <text:p>0.5655587</text:p>
          </table:table-cell>
          <table:table-cell office:value-type="float" office:value="0.3150375" calcext:value-type="float">
            <text:p>0.3150375</text:p>
          </table:table-cell>
          <table:table-cell office:value-type="float" office:value="0.3149332" calcext:value-type="float">
            <text:p>0.3149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9473" calcext:value-type="float">
            <text:p>27.69473</text:p>
          </table:table-cell>
          <table:table-cell office:value-type="float" office:value="31.57109" calcext:value-type="float">
            <text:p>31.5710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1999" calcext:value-type="float">
            <text:p>7071999</text:p>
          </table:table-cell>
          <table:table-cell office:value-type="float" office:value="0.5505415" calcext:value-type="float">
            <text:p>0.5505415</text:p>
          </table:table-cell>
          <table:table-cell office:value-type="float" office:value="132.9769" calcext:value-type="float">
            <text:p>132.976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91021" calcext:value-type="float">
            <text:p>42.91021</text:p>
          </table:table-cell>
          <table:table-cell office:value-type="float" office:value="0.000005842436" calcext:value-type="float">
            <text:p>5.842436E-06</text:p>
          </table:table-cell>
          <table:table-cell office:value-type="float" office:value="0.003213538" calcext:value-type="float">
            <text:p>0.003213538</text:p>
          </table:table-cell>
          <table:table-cell office:value-type="float" office:value="0.05571153" calcext:value-type="float">
            <text:p>0.05571153</text:p>
          </table:table-cell>
          <table:table-cell office:value-type="float" office:value="1644.676" calcext:value-type="float">
            <text:p>1644.676</text:p>
          </table:table-cell>
          <table:table-cell office:value-type="float" office:value="0.8556347" calcext:value-type="float">
            <text:p>0.8556347</text:p>
          </table:table-cell>
          <table:table-cell office:value-type="float" office:value="0" calcext:value-type="float">
            <text:p>0</text:p>
          </table:table-cell>
          <table:table-cell office:value-type="float" office:value="0.4560138" calcext:value-type="float">
            <text:p>0.4560138</text:p>
          </table:table-cell>
          <table:table-cell office:value-type="float" office:value="0.5083324" calcext:value-type="float">
            <text:p>0.5083324</text:p>
          </table:table-cell>
          <table:table-cell office:value-type="float" office:value="0.3152204" calcext:value-type="float">
            <text:p>0.3152204</text:p>
          </table:table-cell>
          <table:table-cell office:value-type="float" office:value="0.3151186" calcext:value-type="float">
            <text:p>0.3151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2579" calcext:value-type="float">
            <text:p>27.72579</text:p>
          </table:table-cell>
          <table:table-cell office:value-type="float" office:value="31.59719" calcext:value-type="float">
            <text:p>31.5971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1999" calcext:value-type="float">
            <text:p>8071999</text:p>
          </table:table-cell>
          <table:table-cell office:value-type="float" office:value="0.548426" calcext:value-type="float">
            <text:p>0.548426</text:p>
          </table:table-cell>
          <table:table-cell office:value-type="float" office:value="132.9632" calcext:value-type="float">
            <text:p>132.96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95407" calcext:value-type="float">
            <text:p>42.95407</text:p>
          </table:table-cell>
          <table:table-cell office:value-type="float" office:value="0.000005842436" calcext:value-type="float">
            <text:p>5.842436E-06</text:p>
          </table:table-cell>
          <table:table-cell office:value-type="float" office:value="0.003262556" calcext:value-type="float">
            <text:p>0.003262556</text:p>
          </table:table-cell>
          <table:table-cell office:value-type="float" office:value="0.05697748" calcext:value-type="float">
            <text:p>0.05697748</text:p>
          </table:table-cell>
          <table:table-cell office:value-type="float" office:value="1644.653" calcext:value-type="float">
            <text:p>1644.653</text:p>
          </table:table-cell>
          <table:table-cell office:value-type="float" office:value="0.8550411" calcext:value-type="float">
            <text:p>0.8550411</text:p>
          </table:table-cell>
          <table:table-cell office:value-type="float" office:value="0" calcext:value-type="float">
            <text:p>0</text:p>
          </table:table-cell>
          <table:table-cell office:value-type="float" office:value="0.6577748" calcext:value-type="float">
            <text:p>0.6577748</text:p>
          </table:table-cell>
          <table:table-cell office:value-type="float" office:value="0.5528277" calcext:value-type="float">
            <text:p>0.5528277</text:p>
          </table:table-cell>
          <table:table-cell office:value-type="float" office:value="0.3154212" calcext:value-type="float">
            <text:p>0.3154212</text:p>
          </table:table-cell>
          <table:table-cell office:value-type="float" office:value="0.3153035" calcext:value-type="float">
            <text:p>0.3153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7736" calcext:value-type="float">
            <text:p>27.77736</text:p>
          </table:table-cell>
          <table:table-cell office:value-type="float" office:value="31.61583" calcext:value-type="float">
            <text:p>31.6158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1999" calcext:value-type="float">
            <text:p>9071999</text:p>
          </table:table-cell>
          <table:table-cell office:value-type="float" office:value="0.5467293" calcext:value-type="float">
            <text:p>0.5467293</text:p>
          </table:table-cell>
          <table:table-cell office:value-type="float" office:value="132.9514" calcext:value-type="float">
            <text:p>132.95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99595" calcext:value-type="float">
            <text:p>42.99595</text:p>
          </table:table-cell>
          <table:table-cell office:value-type="float" office:value="0.000005842436" calcext:value-type="float">
            <text:p>5.842436E-06</text:p>
          </table:table-cell>
          <table:table-cell office:value-type="float" office:value="0.00329739" calcext:value-type="float">
            <text:p>0.00329739</text:p>
          </table:table-cell>
          <table:table-cell office:value-type="float" office:value="0.05808971" calcext:value-type="float">
            <text:p>0.05808971</text:p>
          </table:table-cell>
          <table:table-cell office:value-type="float" office:value="1644.628" calcext:value-type="float">
            <text:p>1644.628</text:p>
          </table:table-cell>
          <table:table-cell office:value-type="float" office:value="0.8543808" calcext:value-type="float">
            <text:p>0.8543808</text:p>
          </table:table-cell>
          <table:table-cell office:value-type="float" office:value="0" calcext:value-type="float">
            <text:p>0</text:p>
          </table:table-cell>
          <table:table-cell office:value-type="float" office:value="0.3881288" calcext:value-type="float">
            <text:p>0.3881288</text:p>
          </table:table-cell>
          <table:table-cell office:value-type="float" office:value="0.4635039" calcext:value-type="float">
            <text:p>0.4635039</text:p>
          </table:table-cell>
          <table:table-cell office:value-type="float" office:value="0.3155847" calcext:value-type="float">
            <text:p>0.3155847</text:p>
          </table:table-cell>
          <table:table-cell office:value-type="float" office:value="0.3154882" calcext:value-type="float">
            <text:p>0.3154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80442" calcext:value-type="float">
            <text:p>27.80442</text:p>
          </table:table-cell>
          <table:table-cell office:value-type="float" office:value="31.6296" calcext:value-type="float">
            <text:p>31.629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1999" calcext:value-type="float">
            <text:p>10071999</text:p>
          </table:table-cell>
          <table:table-cell office:value-type="float" office:value="0.5451097" calcext:value-type="float">
            <text:p>0.5451097</text:p>
          </table:table-cell>
          <table:table-cell office:value-type="float" office:value="132.9406" calcext:value-type="float">
            <text:p>132.94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.03691" calcext:value-type="float">
            <text:p>43.03691</text:p>
          </table:table-cell>
          <table:table-cell office:value-type="float" office:value="0.000005842436" calcext:value-type="float">
            <text:p>5.842436E-06</text:p>
          </table:table-cell>
          <table:table-cell office:value-type="float" office:value="0.003348182" calcext:value-type="float">
            <text:p>0.003348182</text:p>
          </table:table-cell>
          <table:table-cell office:value-type="float" office:value="0.05971292" calcext:value-type="float">
            <text:p>0.05971292</text:p>
          </table:table-cell>
          <table:table-cell office:value-type="float" office:value="1644.603" calcext:value-type="float">
            <text:p>1644.603</text:p>
          </table:table-cell>
          <table:table-cell office:value-type="float" office:value="0.8536502" calcext:value-type="float">
            <text:p>0.8536502</text:p>
          </table:table-cell>
          <table:table-cell office:value-type="float" office:value="0" calcext:value-type="float">
            <text:p>0</text:p>
          </table:table-cell>
          <table:table-cell office:value-type="float" office:value="0.889441" calcext:value-type="float">
            <text:p>0.889441</text:p>
          </table:table-cell>
          <table:table-cell office:value-type="float" office:value="0.5021657" calcext:value-type="float">
            <text:p>0.5021657</text:p>
          </table:table-cell>
          <table:table-cell office:value-type="float" office:value="0.3157805" calcext:value-type="float">
            <text:p>0.3157805</text:p>
          </table:table-cell>
          <table:table-cell office:value-type="float" office:value="0.315672" calcext:value-type="float">
            <text:p>0.315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84041" calcext:value-type="float">
            <text:p>27.84041</text:p>
          </table:table-cell>
          <table:table-cell office:value-type="float" office:value="31.6359" calcext:value-type="float">
            <text:p>31.635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1999" calcext:value-type="float">
            <text:p>11071999</text:p>
          </table:table-cell>
          <table:table-cell office:value-type="float" office:value="0.5429282" calcext:value-type="float">
            <text:p>0.5429282</text:p>
          </table:table-cell>
          <table:table-cell office:value-type="float" office:value="132.9277" calcext:value-type="float">
            <text:p>132.927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.07793" calcext:value-type="float">
            <text:p>43.07793</text:p>
          </table:table-cell>
          <table:table-cell office:value-type="float" office:value="0.000005842436" calcext:value-type="float">
            <text:p>5.842436E-06</text:p>
          </table:table-cell>
          <table:table-cell office:value-type="float" office:value="0.003393481" calcext:value-type="float">
            <text:p>0.003393481</text:p>
          </table:table-cell>
          <table:table-cell office:value-type="float" office:value="0.06086517" calcext:value-type="float">
            <text:p>0.06086517</text:p>
          </table:table-cell>
          <table:table-cell office:value-type="float" office:value="1644.579" calcext:value-type="float">
            <text:p>1644.579</text:p>
          </table:table-cell>
          <table:table-cell office:value-type="float" office:value="0.8521379" calcext:value-type="float">
            <text:p>0.8521379</text:p>
          </table:table-cell>
          <table:table-cell office:value-type="float" office:value="0" calcext:value-type="float">
            <text:p>0</text:p>
          </table:table-cell>
          <table:table-cell office:value-type="float" office:value="0.7100577" calcext:value-type="float">
            <text:p>0.7100577</text:p>
          </table:table-cell>
          <table:table-cell office:value-type="float" office:value="0.5592288" calcext:value-type="float">
            <text:p>0.5592288</text:p>
          </table:table-cell>
          <table:table-cell office:value-type="float" office:value="0.3159352" calcext:value-type="float">
            <text:p>0.3159352</text:p>
          </table:table-cell>
          <table:table-cell office:value-type="float" office:value="0.3158555" calcext:value-type="float">
            <text:p>0.3158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88247" calcext:value-type="float">
            <text:p>27.88247</text:p>
          </table:table-cell>
          <table:table-cell office:value-type="float" office:value="31.65519" calcext:value-type="float">
            <text:p>31.6551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1999" calcext:value-type="float">
            <text:p>12071999</text:p>
          </table:table-cell>
          <table:table-cell office:value-type="float" office:value="0.5403116" calcext:value-type="float">
            <text:p>0.5403116</text:p>
          </table:table-cell>
          <table:table-cell office:value-type="float" office:value="132.9125" calcext:value-type="float">
            <text:p>132.9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.12025" calcext:value-type="float">
            <text:p>43.12025</text:p>
          </table:table-cell>
          <table:table-cell office:value-type="float" office:value="0.000005842436" calcext:value-type="float">
            <text:p>5.842436E-06</text:p>
          </table:table-cell>
          <table:table-cell office:value-type="float" office:value="0.003429853" calcext:value-type="float">
            <text:p>0.003429853</text:p>
          </table:table-cell>
          <table:table-cell office:value-type="float" office:value="0.06164274" calcext:value-type="float">
            <text:p>0.06164274</text:p>
          </table:table-cell>
          <table:table-cell office:value-type="float" office:value="1644.554" calcext:value-type="float">
            <text:p>1644.554</text:p>
          </table:table-cell>
          <table:table-cell office:value-type="float" office:value="0.8503559" calcext:value-type="float">
            <text:p>0.8503559</text:p>
          </table:table-cell>
          <table:table-cell office:value-type="float" office:value="0" calcext:value-type="float">
            <text:p>0</text:p>
          </table:table-cell>
          <table:table-cell office:value-type="float" office:value="0.5710712" calcext:value-type="float">
            <text:p>0.5710712</text:p>
          </table:table-cell>
          <table:table-cell office:value-type="float" office:value="0.5871952" calcext:value-type="float">
            <text:p>0.5871952</text:p>
          </table:table-cell>
          <table:table-cell office:value-type="float" office:value="0.3161021" calcext:value-type="float">
            <text:p>0.3161021</text:p>
          </table:table-cell>
          <table:table-cell office:value-type="float" office:value="0.3160391" calcext:value-type="float">
            <text:p>0.3160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90595" calcext:value-type="float">
            <text:p>27.90595</text:p>
          </table:table-cell>
          <table:table-cell office:value-type="float" office:value="31.6858" calcext:value-type="float">
            <text:p>31.685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1999" calcext:value-type="float">
            <text:p>13071999</text:p>
          </table:table-cell>
          <table:table-cell office:value-type="float" office:value="0.5376027" calcext:value-type="float">
            <text:p>0.5376027</text:p>
          </table:table-cell>
          <table:table-cell office:value-type="float" office:value="132.8962" calcext:value-type="float">
            <text:p>132.896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.16356" calcext:value-type="float">
            <text:p>43.16356</text:p>
          </table:table-cell>
          <table:table-cell office:value-type="float" office:value="0.000005842436" calcext:value-type="float">
            <text:p>5.842436E-06</text:p>
          </table:table-cell>
          <table:table-cell office:value-type="float" office:value="0.003454423" calcext:value-type="float">
            <text:p>0.003454423</text:p>
          </table:table-cell>
          <table:table-cell office:value-type="float" office:value="0.062133" calcext:value-type="float">
            <text:p>0.062133</text:p>
          </table:table-cell>
          <table:table-cell office:value-type="float" office:value="1644.531" calcext:value-type="float">
            <text:p>1644.531</text:p>
          </table:table-cell>
          <table:table-cell office:value-type="float" office:value="0.8486544" calcext:value-type="float">
            <text:p>0.8486544</text:p>
          </table:table-cell>
          <table:table-cell office:value-type="float" office:value="0" calcext:value-type="float">
            <text:p>0</text:p>
          </table:table-cell>
          <table:table-cell office:value-type="float" office:value="0.5360934" calcext:value-type="float">
            <text:p>0.5360934</text:p>
          </table:table-cell>
          <table:table-cell office:value-type="float" office:value="0.5981895" calcext:value-type="float">
            <text:p>0.5981895</text:p>
          </table:table-cell>
          <table:table-cell office:value-type="float" office:value="0.3162809" calcext:value-type="float">
            <text:p>0.3162809</text:p>
          </table:table-cell>
          <table:table-cell office:value-type="float" office:value="0.3162221" calcext:value-type="float">
            <text:p>0.3162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92486" calcext:value-type="float">
            <text:p>27.92486</text:p>
          </table:table-cell>
          <table:table-cell office:value-type="float" office:value="31.72038" calcext:value-type="float">
            <text:p>31.7203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1999" calcext:value-type="float">
            <text:p>14071999</text:p>
          </table:table-cell>
          <table:table-cell office:value-type="float" office:value="0.534671" calcext:value-type="float">
            <text:p>0.534671</text:p>
          </table:table-cell>
          <table:table-cell office:value-type="float" office:value="132.879" calcext:value-type="float">
            <text:p>132.87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.2076" calcext:value-type="float">
            <text:p>43.2076</text:p>
          </table:table-cell>
          <table:table-cell office:value-type="float" office:value="0.000005842436" calcext:value-type="float">
            <text:p>5.842436E-06</text:p>
          </table:table-cell>
          <table:table-cell office:value-type="float" office:value="0.003470982" calcext:value-type="float">
            <text:p>0.003470982</text:p>
          </table:table-cell>
          <table:table-cell office:value-type="float" office:value="0.06243642" calcext:value-type="float">
            <text:p>0.06243642</text:p>
          </table:table-cell>
          <table:table-cell office:value-type="float" office:value="1644.508" calcext:value-type="float">
            <text:p>1644.508</text:p>
          </table:table-cell>
          <table:table-cell office:value-type="float" office:value="0.8461898" calcext:value-type="float">
            <text:p>0.8461898</text:p>
          </table:table-cell>
          <table:table-cell office:value-type="float" office:value="0" calcext:value-type="float">
            <text:p>0</text:p>
          </table:table-cell>
          <table:table-cell office:value-type="float" office:value="0.5245044" calcext:value-type="float">
            <text:p>0.5245044</text:p>
          </table:table-cell>
          <table:table-cell office:value-type="float" office:value="0.6138446" calcext:value-type="float">
            <text:p>0.6138446</text:p>
          </table:table-cell>
          <table:table-cell office:value-type="float" office:value="0.3164628" calcext:value-type="float">
            <text:p>0.3164628</text:p>
          </table:table-cell>
          <table:table-cell office:value-type="float" office:value="0.3164048" calcext:value-type="float">
            <text:p>0.3164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94295" calcext:value-type="float">
            <text:p>27.94295</text:p>
          </table:table-cell>
          <table:table-cell office:value-type="float" office:value="31.75826" calcext:value-type="float">
            <text:p>31.7582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1999" calcext:value-type="float">
            <text:p>15071999</text:p>
          </table:table-cell>
          <table:table-cell office:value-type="float" office:value="0.5318824" calcext:value-type="float">
            <text:p>0.5318824</text:p>
          </table:table-cell>
          <table:table-cell office:value-type="float" office:value="132.8613" calcext:value-type="float">
            <text:p>132.86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.25212" calcext:value-type="float">
            <text:p>43.25212</text:p>
          </table:table-cell>
          <table:table-cell office:value-type="float" office:value="0.000005842436" calcext:value-type="float">
            <text:p>5.842436E-06</text:p>
          </table:table-cell>
          <table:table-cell office:value-type="float" office:value="0.003482764" calcext:value-type="float">
            <text:p>0.003482764</text:p>
          </table:table-cell>
          <table:table-cell office:value-type="float" office:value="0.06263186" calcext:value-type="float">
            <text:p>0.06263186</text:p>
          </table:table-cell>
          <table:table-cell office:value-type="float" office:value="1644.486" calcext:value-type="float">
            <text:p>1644.486</text:p>
          </table:table-cell>
          <table:table-cell office:value-type="float" office:value="0.8448751" calcext:value-type="float">
            <text:p>0.8448751</text:p>
          </table:table-cell>
          <table:table-cell office:value-type="float" office:value="0" calcext:value-type="float">
            <text:p>0</text:p>
          </table:table-cell>
          <table:table-cell office:value-type="float" office:value="0.4841313" calcext:value-type="float">
            <text:p>0.4841313</text:p>
          </table:table-cell>
          <table:table-cell office:value-type="float" office:value="0.6081192" calcext:value-type="float">
            <text:p>0.6081192</text:p>
          </table:table-cell>
          <table:table-cell office:value-type="float" office:value="0.3166453" calcext:value-type="float">
            <text:p>0.3166453</text:p>
          </table:table-cell>
          <table:table-cell office:value-type="float" office:value="0.3165872" calcext:value-type="float">
            <text:p>0.3165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95917" calcext:value-type="float">
            <text:p>27.95917</text:p>
          </table:table-cell>
          <table:table-cell office:value-type="float" office:value="31.79713" calcext:value-type="float">
            <text:p>31.7971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1999" calcext:value-type="float">
            <text:p>16071999</text:p>
          </table:table-cell>
          <table:table-cell office:value-type="float" office:value="0.5287902" calcext:value-type="float">
            <text:p>0.5287902</text:p>
          </table:table-cell>
          <table:table-cell office:value-type="float" office:value="132.8429" calcext:value-type="float">
            <text:p>132.84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.29685" calcext:value-type="float">
            <text:p>43.29685</text:p>
          </table:table-cell>
          <table:table-cell office:value-type="float" office:value="0.000005842436" calcext:value-type="float">
            <text:p>5.842436E-06</text:p>
          </table:table-cell>
          <table:table-cell office:value-type="float" office:value="0.003490915" calcext:value-type="float">
            <text:p>0.003490915</text:p>
          </table:table-cell>
          <table:table-cell office:value-type="float" office:value="0.06274835" calcext:value-type="float">
            <text:p>0.06274835</text:p>
          </table:table-cell>
          <table:table-cell office:value-type="float" office:value="1644.463" calcext:value-type="float">
            <text:p>1644.463</text:p>
          </table:table-cell>
          <table:table-cell office:value-type="float" office:value="0.8419213" calcext:value-type="float">
            <text:p>0.8419213</text:p>
          </table:table-cell>
          <table:table-cell office:value-type="float" office:value="0" calcext:value-type="float">
            <text:p>0</text:p>
          </table:table-cell>
          <table:table-cell office:value-type="float" office:value="0.5153117" calcext:value-type="float">
            <text:p>0.5153117</text:p>
          </table:table-cell>
          <table:table-cell office:value-type="float" office:value="0.6269879" calcext:value-type="float">
            <text:p>0.6269879</text:p>
          </table:table-cell>
          <table:table-cell office:value-type="float" office:value="0.3168276" calcext:value-type="float">
            <text:p>0.3168276</text:p>
          </table:table-cell>
          <table:table-cell office:value-type="float" office:value="0.3167687" calcext:value-type="float">
            <text:p>0.3167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97602" calcext:value-type="float">
            <text:p>27.97602</text:p>
          </table:table-cell>
          <table:table-cell office:value-type="float" office:value="31.83751" calcext:value-type="float">
            <text:p>31.8375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1999" calcext:value-type="float">
            <text:p>17071999</text:p>
          </table:table-cell>
          <table:table-cell office:value-type="float" office:value="0.5257169" calcext:value-type="float">
            <text:p>0.5257169</text:p>
          </table:table-cell>
          <table:table-cell office:value-type="float" office:value="132.8238" calcext:value-type="float">
            <text:p>132.823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.34183" calcext:value-type="float">
            <text:p>43.34183</text:p>
          </table:table-cell>
          <table:table-cell office:value-type="float" office:value="0.000008040524" calcext:value-type="float">
            <text:p>8.040524E-06</text:p>
          </table:table-cell>
          <table:table-cell office:value-type="float" office:value="0.00352276" calcext:value-type="float">
            <text:p>0.00352276</text:p>
          </table:table-cell>
          <table:table-cell office:value-type="float" office:value="0.06347048" calcext:value-type="float">
            <text:p>0.06347048</text:p>
          </table:table-cell>
          <table:table-cell office:value-type="float" office:value="1644.441" calcext:value-type="float">
            <text:p>1644.441</text:p>
          </table:table-cell>
          <table:table-cell office:value-type="float" office:value="0.8400148" calcext:value-type="float">
            <text:p>0.8400148</text:p>
          </table:table-cell>
          <table:table-cell office:value-type="float" office:value="0" calcext:value-type="float">
            <text:p>0</text:p>
          </table:table-cell>
          <table:table-cell office:value-type="float" office:value="0.3872392" calcext:value-type="float">
            <text:p>0.3872392</text:p>
          </table:table-cell>
          <table:table-cell office:value-type="float" office:value="0.4836094" calcext:value-type="float">
            <text:p>0.4836094</text:p>
          </table:table-cell>
          <table:table-cell office:value-type="float" office:value="0.3170443" calcext:value-type="float">
            <text:p>0.3170443</text:p>
          </table:table-cell>
          <table:table-cell office:value-type="float" office:value="0.3169501" calcext:value-type="float">
            <text:p>0.3169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98536" calcext:value-type="float">
            <text:p>27.98536</text:p>
          </table:table-cell>
          <table:table-cell office:value-type="float" office:value="31.86775" calcext:value-type="float">
            <text:p>31.8677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1999" calcext:value-type="float">
            <text:p>18071999</text:p>
          </table:table-cell>
          <table:table-cell office:value-type="float" office:value="0.5231695" calcext:value-type="float">
            <text:p>0.5231695</text:p>
          </table:table-cell>
          <table:table-cell office:value-type="float" office:value="132.8064" calcext:value-type="float">
            <text:p>132.80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.38704" calcext:value-type="float">
            <text:p>43.38704</text:p>
          </table:table-cell>
          <table:table-cell office:value-type="float" office:value="0.000008040524" calcext:value-type="float">
            <text:p>8.040524E-06</text:p>
          </table:table-cell>
          <table:table-cell office:value-type="float" office:value="0.003607717" calcext:value-type="float">
            <text:p>0.003607717</text:p>
          </table:table-cell>
          <table:table-cell office:value-type="float" office:value="0.06525565" calcext:value-type="float">
            <text:p>0.06525565</text:p>
          </table:table-cell>
          <table:table-cell office:value-type="float" office:value="1644.419" calcext:value-type="float">
            <text:p>1644.419</text:p>
          </table:table-cell>
          <table:table-cell office:value-type="float" office:value="0.8398055" calcext:value-type="float">
            <text:p>0.8398055</text:p>
          </table:table-cell>
          <table:table-cell office:value-type="float" office:value="0" calcext:value-type="float">
            <text:p>0</text:p>
          </table:table-cell>
          <table:table-cell office:value-type="float" office:value="1.038831" calcext:value-type="float">
            <text:p>1.038831</text:p>
          </table:table-cell>
          <table:table-cell office:value-type="float" office:value="0.5769843" calcext:value-type="float">
            <text:p>0.5769843</text:p>
          </table:table-cell>
          <table:table-cell office:value-type="float" office:value="0.3172303" calcext:value-type="float">
            <text:p>0.3172303</text:p>
          </table:table-cell>
          <table:table-cell office:value-type="float" office:value="0.3171315" calcext:value-type="float">
            <text:p>0.3171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03473" calcext:value-type="float">
            <text:p>28.03473</text:p>
          </table:table-cell>
          <table:table-cell office:value-type="float" office:value="31.88835" calcext:value-type="float">
            <text:p>31.888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1999" calcext:value-type="float">
            <text:p>19071999</text:p>
          </table:table-cell>
          <table:table-cell office:value-type="float" office:value="0.5209174" calcext:value-type="float">
            <text:p>0.5209174</text:p>
          </table:table-cell>
          <table:table-cell office:value-type="float" office:value="132.7901" calcext:value-type="float">
            <text:p>132.79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.43111" calcext:value-type="float">
            <text:p>43.43111</text:p>
          </table:table-cell>
          <table:table-cell office:value-type="float" office:value="0.000008040524" calcext:value-type="float">
            <text:p>8.040524E-06</text:p>
          </table:table-cell>
          <table:table-cell office:value-type="float" office:value="0.003665916" calcext:value-type="float">
            <text:p>0.003665916</text:p>
          </table:table-cell>
          <table:table-cell office:value-type="float" office:value="0.06649434" calcext:value-type="float">
            <text:p>0.06649434</text:p>
          </table:table-cell>
          <table:table-cell office:value-type="float" office:value="1644.396" calcext:value-type="float">
            <text:p>1644.396</text:p>
          </table:table-cell>
          <table:table-cell office:value-type="float" office:value="0.8392797" calcext:value-type="float">
            <text:p>0.8392797</text:p>
          </table:table-cell>
          <table:table-cell office:value-type="float" office:value="0" calcext:value-type="float">
            <text:p>0</text:p>
          </table:table-cell>
          <table:table-cell office:value-type="float" office:value="0.668506" calcext:value-type="float">
            <text:p>0.668506</text:p>
          </table:table-cell>
          <table:table-cell office:value-type="float" office:value="0.5737506" calcext:value-type="float">
            <text:p>0.5737506</text:p>
          </table:table-cell>
          <table:table-cell office:value-type="float" office:value="0.3173932" calcext:value-type="float">
            <text:p>0.3173932</text:p>
          </table:table-cell>
          <table:table-cell office:value-type="float" office:value="0.3173125" calcext:value-type="float">
            <text:p>0.3173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06823" calcext:value-type="float">
            <text:p>28.06823</text:p>
          </table:table-cell>
          <table:table-cell office:value-type="float" office:value="31.9202" calcext:value-type="float">
            <text:p>31.9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1999" calcext:value-type="float">
            <text:p>20071999</text:p>
          </table:table-cell>
          <table:table-cell office:value-type="float" office:value="0.518498" calcext:value-type="float">
            <text:p>0.518498</text:p>
          </table:table-cell>
          <table:table-cell office:value-type="float" office:value="132.7737" calcext:value-type="float">
            <text:p>132.77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.4743" calcext:value-type="float">
            <text:p>43.4743</text:p>
          </table:table-cell>
          <table:table-cell office:value-type="float" office:value="0.000008040524" calcext:value-type="float">
            <text:p>8.040524E-06</text:p>
          </table:table-cell>
          <table:table-cell office:value-type="float" office:value="0.003705039" calcext:value-type="float">
            <text:p>0.003705039</text:p>
          </table:table-cell>
          <table:table-cell office:value-type="float" office:value="0.06729508" calcext:value-type="float">
            <text:p>0.06729508</text:p>
          </table:table-cell>
          <table:table-cell office:value-type="float" office:value="1644.373" calcext:value-type="float">
            <text:p>1644.373</text:p>
          </table:table-cell>
          <table:table-cell office:value-type="float" office:value="0.8379971" calcext:value-type="float">
            <text:p>0.8379971</text:p>
          </table:table-cell>
          <table:table-cell office:value-type="float" office:value="0" calcext:value-type="float">
            <text:p>0</text:p>
          </table:table-cell>
          <table:table-cell office:value-type="float" office:value="0.5278486" calcext:value-type="float">
            <text:p>0.5278486</text:p>
          </table:table-cell>
          <table:table-cell office:value-type="float" office:value="0.5862568" calcext:value-type="float">
            <text:p>0.5862568</text:p>
          </table:table-cell>
          <table:table-cell office:value-type="float" office:value="0.3175564" calcext:value-type="float">
            <text:p>0.3175564</text:p>
          </table:table-cell>
          <table:table-cell office:value-type="float" office:value="0.3174926" calcext:value-type="float">
            <text:p>0.3174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08886" calcext:value-type="float">
            <text:p>28.08886</text:p>
          </table:table-cell>
          <table:table-cell office:value-type="float" office:value="31.95193" calcext:value-type="float">
            <text:p>31.9519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1999" calcext:value-type="float">
            <text:p>21071999</text:p>
          </table:table-cell>
          <table:table-cell office:value-type="float" office:value="0.5157931" calcext:value-type="float">
            <text:p>0.5157931</text:p>
          </table:table-cell>
          <table:table-cell office:value-type="float" office:value="132.7562" calcext:value-type="float">
            <text:p>132.756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.51788" calcext:value-type="float">
            <text:p>43.51788</text:p>
          </table:table-cell>
          <table:table-cell office:value-type="float" office:value="0.000008040524" calcext:value-type="float">
            <text:p>8.040524E-06</text:p>
          </table:table-cell>
          <table:table-cell office:value-type="float" office:value="0.003731246" calcext:value-type="float">
            <text:p>0.003731246</text:p>
          </table:table-cell>
          <table:table-cell office:value-type="float" office:value="0.06779137" calcext:value-type="float">
            <text:p>0.06779137</text:p>
          </table:table-cell>
          <table:table-cell office:value-type="float" office:value="1644.351" calcext:value-type="float">
            <text:p>1644.351</text:p>
          </table:table-cell>
          <table:table-cell office:value-type="float" office:value="0.8356559" calcext:value-type="float">
            <text:p>0.8356559</text:p>
          </table:table-cell>
          <table:table-cell office:value-type="float" office:value="0" calcext:value-type="float">
            <text:p>0</text:p>
          </table:table-cell>
          <table:table-cell office:value-type="float" office:value="0.5204713" calcext:value-type="float">
            <text:p>0.5204713</text:p>
          </table:table-cell>
          <table:table-cell office:value-type="float" office:value="0.6051577" calcext:value-type="float">
            <text:p>0.6051577</text:p>
          </table:table-cell>
          <table:table-cell office:value-type="float" office:value="0.3177321" calcext:value-type="float">
            <text:p>0.3177321</text:p>
          </table:table-cell>
          <table:table-cell office:value-type="float" office:value="0.3176723" calcext:value-type="float">
            <text:p>0.3176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10564" calcext:value-type="float">
            <text:p>28.10564</text:p>
          </table:table-cell>
          <table:table-cell office:value-type="float" office:value="31.98722" calcext:value-type="float">
            <text:p>31.9872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1999" calcext:value-type="float">
            <text:p>22071999</text:p>
          </table:table-cell>
          <table:table-cell office:value-type="float" office:value="0.512938" calcext:value-type="float">
            <text:p>0.512938</text:p>
          </table:table-cell>
          <table:table-cell office:value-type="float" office:value="132.7378" calcext:value-type="float">
            <text:p>132.737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.5621" calcext:value-type="float">
            <text:p>43.5621</text:p>
          </table:table-cell>
          <table:table-cell office:value-type="float" office:value="0.000008040524" calcext:value-type="float">
            <text:p>8.040524E-06</text:p>
          </table:table-cell>
          <table:table-cell office:value-type="float" office:value="0.003748792" calcext:value-type="float">
            <text:p>0.003748792</text:p>
          </table:table-cell>
          <table:table-cell office:value-type="float" office:value="0.06809774" calcext:value-type="float">
            <text:p>0.06809774</text:p>
          </table:table-cell>
          <table:table-cell office:value-type="float" office:value="1644.328" calcext:value-type="float">
            <text:p>1644.328</text:p>
          </table:table-cell>
          <table:table-cell office:value-type="float" office:value="0.8327958" calcext:value-type="float">
            <text:p>0.8327958</text:p>
          </table:table-cell>
          <table:table-cell office:value-type="float" office:value="0" calcext:value-type="float">
            <text:p>0</text:p>
          </table:table-cell>
          <table:table-cell office:value-type="float" office:value="0.4943512" calcext:value-type="float">
            <text:p>0.4943512</text:p>
          </table:table-cell>
          <table:table-cell office:value-type="float" office:value="0.6193604" calcext:value-type="float">
            <text:p>0.6193604</text:p>
          </table:table-cell>
          <table:table-cell office:value-type="float" office:value="0.3179109" calcext:value-type="float">
            <text:p>0.3179109</text:p>
          </table:table-cell>
          <table:table-cell office:value-type="float" office:value="0.3178518" calcext:value-type="float">
            <text:p>0.3178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12129" calcext:value-type="float">
            <text:p>28.12129</text:p>
          </table:table-cell>
          <table:table-cell office:value-type="float" office:value="32.02612" calcext:value-type="float">
            <text:p>32.0261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1999" calcext:value-type="float">
            <text:p>23071999</text:p>
          </table:table-cell>
          <table:table-cell office:value-type="float" office:value="0.5105249" calcext:value-type="float">
            <text:p>0.5105249</text:p>
          </table:table-cell>
          <table:table-cell office:value-type="float" office:value="132.7201" calcext:value-type="float">
            <text:p>132.72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.60632" calcext:value-type="float">
            <text:p>43.60632</text:p>
          </table:table-cell>
          <table:table-cell office:value-type="float" office:value="0.000008040524" calcext:value-type="float">
            <text:p>8.040524E-06</text:p>
          </table:table-cell>
          <table:table-cell office:value-type="float" office:value="0.003795679" calcext:value-type="float">
            <text:p>0.003795679</text:p>
          </table:table-cell>
          <table:table-cell office:value-type="float" office:value="0.06902139" calcext:value-type="float">
            <text:p>0.06902139</text:p>
          </table:table-cell>
          <table:table-cell office:value-type="float" office:value="1644.306" calcext:value-type="float">
            <text:p>1644.306</text:p>
          </table:table-cell>
          <table:table-cell office:value-type="float" office:value="0.832659" calcext:value-type="float">
            <text:p>0.832659</text:p>
          </table:table-cell>
          <table:table-cell office:value-type="float" office:value="0" calcext:value-type="float">
            <text:p>0</text:p>
          </table:table-cell>
          <table:table-cell office:value-type="float" office:value="0.4951365" calcext:value-type="float">
            <text:p>0.4951365</text:p>
          </table:table-cell>
          <table:table-cell office:value-type="float" office:value="0.5635627" calcext:value-type="float">
            <text:p>0.5635627</text:p>
          </table:table-cell>
          <table:table-cell office:value-type="float" office:value="0.3181893" calcext:value-type="float">
            <text:p>0.3181893</text:p>
          </table:table-cell>
          <table:table-cell office:value-type="float" office:value="0.3180312" calcext:value-type="float">
            <text:p>0.3180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15813" calcext:value-type="float">
            <text:p>28.15813</text:p>
          </table:table-cell>
          <table:table-cell office:value-type="float" office:value="32.04798" calcext:value-type="float">
            <text:p>32.0479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1999" calcext:value-type="float">
            <text:p>24071999</text:p>
          </table:table-cell>
          <table:table-cell office:value-type="float" office:value="0.5083628" calcext:value-type="float">
            <text:p>0.5083628</text:p>
          </table:table-cell>
          <table:table-cell office:value-type="float" office:value="132.704" calcext:value-type="float">
            <text:p>132.7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.64985" calcext:value-type="float">
            <text:p>43.64985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3866725" calcext:value-type="float">
            <text:p>0.003866725</text:p>
          </table:table-cell>
          <table:table-cell office:value-type="float" office:value="0.07082122" calcext:value-type="float">
            <text:p>0.07082122</text:p>
          </table:table-cell>
          <table:table-cell office:value-type="float" office:value="1644.283" calcext:value-type="float">
            <text:p>1644.283</text:p>
          </table:table-cell>
          <table:table-cell office:value-type="float" office:value="0.8325644" calcext:value-type="float">
            <text:p>0.8325644</text:p>
          </table:table-cell>
          <table:table-cell office:value-type="float" office:value="0" calcext:value-type="float">
            <text:p>0</text:p>
          </table:table-cell>
          <table:table-cell office:value-type="float" office:value="0.5005927" calcext:value-type="float">
            <text:p>0.5005927</text:p>
          </table:table-cell>
          <table:table-cell office:value-type="float" office:value="0.6378943" calcext:value-type="float">
            <text:p>0.6378943</text:p>
          </table:table-cell>
          <table:table-cell office:value-type="float" office:value="0.3183994" calcext:value-type="float">
            <text:p>0.3183994</text:p>
          </table:table-cell>
          <table:table-cell office:value-type="float" office:value="0.3182105" calcext:value-type="float">
            <text:p>0.3182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20386" calcext:value-type="float">
            <text:p>28.20386</text:p>
          </table:table-cell>
          <table:table-cell office:value-type="float" office:value="32.0655" calcext:value-type="float">
            <text:p>32.065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1999" calcext:value-type="float">
            <text:p>25071999</text:p>
          </table:table-cell>
          <table:table-cell office:value-type="float" office:value="0.5063006" calcext:value-type="float">
            <text:p>0.5063006</text:p>
          </table:table-cell>
          <table:table-cell office:value-type="float" office:value="132.6886" calcext:value-type="float">
            <text:p>132.68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.69384" calcext:value-type="float">
            <text:p>43.69384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3953473" calcext:value-type="float">
            <text:p>0.003953473</text:p>
          </table:table-cell>
          <table:table-cell office:value-type="float" office:value="0.07308176" calcext:value-type="float">
            <text:p>0.07308176</text:p>
          </table:table-cell>
          <table:table-cell office:value-type="float" office:value="1644.261" calcext:value-type="float">
            <text:p>1644.261</text:p>
          </table:table-cell>
          <table:table-cell office:value-type="float" office:value="0.8323771" calcext:value-type="float">
            <text:p>0.8323771</text:p>
          </table:table-cell>
          <table:table-cell office:value-type="float" office:value="0" calcext:value-type="float">
            <text:p>0</text:p>
          </table:table-cell>
          <table:table-cell office:value-type="float" office:value="1.111775" calcext:value-type="float">
            <text:p>1.111775</text:p>
          </table:table-cell>
          <table:table-cell office:value-type="float" office:value="0.5680393" calcext:value-type="float">
            <text:p>0.5680393</text:p>
          </table:table-cell>
          <table:table-cell office:value-type="float" office:value="0.318498" calcext:value-type="float">
            <text:p>0.318498</text:p>
          </table:table-cell>
          <table:table-cell office:value-type="float" office:value="0.3183894" calcext:value-type="float">
            <text:p>0.3183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25283" calcext:value-type="float">
            <text:p>28.25283</text:p>
          </table:table-cell>
          <table:table-cell office:value-type="float" office:value="32.08751" calcext:value-type="float">
            <text:p>32.0875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1999" calcext:value-type="float">
            <text:p>26071999</text:p>
          </table:table-cell>
          <table:table-cell office:value-type="float" office:value="0.5040959" calcext:value-type="float">
            <text:p>0.5040959</text:p>
          </table:table-cell>
          <table:table-cell office:value-type="float" office:value="132.6724" calcext:value-type="float">
            <text:p>132.67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.73675" calcext:value-type="float">
            <text:p>43.73675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4034796" calcext:value-type="float">
            <text:p>0.004034796</text:p>
          </table:table-cell>
          <table:table-cell office:value-type="float" office:value="0.07484473" calcext:value-type="float">
            <text:p>0.07484473</text:p>
          </table:table-cell>
          <table:table-cell office:value-type="float" office:value="1644.238" calcext:value-type="float">
            <text:p>1644.238</text:p>
          </table:table-cell>
          <table:table-cell office:value-type="float" office:value="0.831612" calcext:value-type="float">
            <text:p>0.831612</text:p>
          </table:table-cell>
          <table:table-cell office:value-type="float" office:value="0" calcext:value-type="float">
            <text:p>0</text:p>
          </table:table-cell>
          <table:table-cell office:value-type="float" office:value="0.6091431" calcext:value-type="float">
            <text:p>0.6091431</text:p>
          </table:table-cell>
          <table:table-cell office:value-type="float" office:value="0.5788561" calcext:value-type="float">
            <text:p>0.5788561</text:p>
          </table:table-cell>
          <table:table-cell office:value-type="float" office:value="0.3186435" calcext:value-type="float">
            <text:p>0.3186435</text:p>
          </table:table-cell>
          <table:table-cell office:value-type="float" office:value="0.3185672" calcext:value-type="float">
            <text:p>0.3185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28602" calcext:value-type="float">
            <text:p>28.28602</text:p>
          </table:table-cell>
          <table:table-cell office:value-type="float" office:value="32.11961" calcext:value-type="float">
            <text:p>32.1196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1999" calcext:value-type="float">
            <text:p>27071999</text:p>
          </table:table-cell>
          <table:table-cell office:value-type="float" office:value="0.501259" calcext:value-type="float">
            <text:p>0.501259</text:p>
          </table:table-cell>
          <table:table-cell office:value-type="float" office:value="132.6541" calcext:value-type="float">
            <text:p>132.65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.78001" calcext:value-type="float">
            <text:p>43.78001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4107891" calcext:value-type="float">
            <text:p>0.004107891</text:p>
          </table:table-cell>
          <table:table-cell office:value-type="float" office:value="0.07627594" calcext:value-type="float">
            <text:p>0.07627594</text:p>
          </table:table-cell>
          <table:table-cell office:value-type="float" office:value="1644.216" calcext:value-type="float">
            <text:p>1644.216</text:p>
          </table:table-cell>
          <table:table-cell office:value-type="float" office:value="0.828328" calcext:value-type="float">
            <text:p>0.828328</text:p>
          </table:table-cell>
          <table:table-cell office:value-type="float" office:value="0" calcext:value-type="float">
            <text:p>0</text:p>
          </table:table-cell>
          <table:table-cell office:value-type="float" office:value="0.5455538" calcext:value-type="float">
            <text:p>0.5455538</text:p>
          </table:table-cell>
          <table:table-cell office:value-type="float" office:value="0.6123085" calcext:value-type="float">
            <text:p>0.6123085</text:p>
          </table:table-cell>
          <table:table-cell office:value-type="float" office:value="0.3188093" calcext:value-type="float">
            <text:p>0.3188093</text:p>
          </table:table-cell>
          <table:table-cell office:value-type="float" office:value="0.3187447" calcext:value-type="float">
            <text:p>0.3187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30711" calcext:value-type="float">
            <text:p>28.30711</text:p>
          </table:table-cell>
          <table:table-cell office:value-type="float" office:value="32.15807" calcext:value-type="float">
            <text:p>32.1580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1999" calcext:value-type="float">
            <text:p>28071999</text:p>
          </table:table-cell>
          <table:table-cell office:value-type="float" office:value="0.4987822" calcext:value-type="float">
            <text:p>0.4987822</text:p>
          </table:table-cell>
          <table:table-cell office:value-type="float" office:value="132.6359" calcext:value-type="float">
            <text:p>132.63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.82385" calcext:value-type="float">
            <text:p>43.82385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4161365" calcext:value-type="float">
            <text:p>0.004161365</text:p>
          </table:table-cell>
          <table:table-cell office:value-type="float" office:value="0.07732879" calcext:value-type="float">
            <text:p>0.07732879</text:p>
          </table:table-cell>
          <table:table-cell office:value-type="float" office:value="1644.194" calcext:value-type="float">
            <text:p>1644.194</text:p>
          </table:table-cell>
          <table:table-cell office:value-type="float" office:value="0.8270599" calcext:value-type="float">
            <text:p>0.8270599</text:p>
          </table:table-cell>
          <table:table-cell office:value-type="float" office:value="0" calcext:value-type="float">
            <text:p>0</text:p>
          </table:table-cell>
          <table:table-cell office:value-type="float" office:value="0.4843692" calcext:value-type="float">
            <text:p>0.4843692</text:p>
          </table:table-cell>
          <table:table-cell office:value-type="float" office:value="0.5965219" calcext:value-type="float">
            <text:p>0.5965219</text:p>
          </table:table-cell>
          <table:table-cell office:value-type="float" office:value="0.3189838" calcext:value-type="float">
            <text:p>0.3189838</text:p>
          </table:table-cell>
          <table:table-cell office:value-type="float" office:value="0.3189223" calcext:value-type="float">
            <text:p>0.3189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3238" calcext:value-type="float">
            <text:p>28.3238</text:p>
          </table:table-cell>
          <table:table-cell office:value-type="float" office:value="32.19665" calcext:value-type="float">
            <text:p>32.1966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1999" calcext:value-type="float">
            <text:p>29071999</text:p>
          </table:table-cell>
          <table:table-cell office:value-type="float" office:value="0.4962989" calcext:value-type="float">
            <text:p>0.4962989</text:p>
          </table:table-cell>
          <table:table-cell office:value-type="float" office:value="132.6178" calcext:value-type="float">
            <text:p>132.617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.86743" calcext:value-type="float">
            <text:p>43.86743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419642" calcext:value-type="float">
            <text:p>0.00419642</text:p>
          </table:table-cell>
          <table:table-cell office:value-type="float" office:value="0.07801912" calcext:value-type="float">
            <text:p>0.07801912</text:p>
          </table:table-cell>
          <table:table-cell office:value-type="float" office:value="1644.172" calcext:value-type="float">
            <text:p>1644.172</text:p>
          </table:table-cell>
          <table:table-cell office:value-type="float" office:value="0.8254563" calcext:value-type="float">
            <text:p>0.8254563</text:p>
          </table:table-cell>
          <table:table-cell office:value-type="float" office:value="0" calcext:value-type="float">
            <text:p>0</text:p>
          </table:table-cell>
          <table:table-cell office:value-type="float" office:value="0.4701901" calcext:value-type="float">
            <text:p>0.4701901</text:p>
          </table:table-cell>
          <table:table-cell office:value-type="float" office:value="0.6010897" calcext:value-type="float">
            <text:p>0.6010897</text:p>
          </table:table-cell>
          <table:table-cell office:value-type="float" office:value="0.3191605" calcext:value-type="float">
            <text:p>0.3191605</text:p>
          </table:table-cell>
          <table:table-cell office:value-type="float" office:value="0.3190995" calcext:value-type="float">
            <text:p>0.3190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33869" calcext:value-type="float">
            <text:p>28.33869</text:p>
          </table:table-cell>
          <table:table-cell office:value-type="float" office:value="32.23248" calcext:value-type="float">
            <text:p>32.2324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1999" calcext:value-type="float">
            <text:p>30071999</text:p>
          </table:table-cell>
          <table:table-cell office:value-type="float" office:value="0.493529" calcext:value-type="float">
            <text:p>0.493529</text:p>
          </table:table-cell>
          <table:table-cell office:value-type="float" office:value="132.5986" calcext:value-type="float">
            <text:p>132.59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.91143" calcext:value-type="float">
            <text:p>43.91143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4220112" calcext:value-type="float">
            <text:p>0.004220112</text:p>
          </table:table-cell>
          <table:table-cell office:value-type="float" office:value="0.07846483" calcext:value-type="float">
            <text:p>0.07846483</text:p>
          </table:table-cell>
          <table:table-cell office:value-type="float" office:value="1644.149" calcext:value-type="float">
            <text:p>1644.149</text:p>
          </table:table-cell>
          <table:table-cell office:value-type="float" office:value="0.8223726" calcext:value-type="float">
            <text:p>0.8223726</text:p>
          </table:table-cell>
          <table:table-cell office:value-type="float" office:value="0" calcext:value-type="float">
            <text:p>0</text:p>
          </table:table-cell>
          <table:table-cell office:value-type="float" office:value="0.4860704" calcext:value-type="float">
            <text:p>0.4860704</text:p>
          </table:table-cell>
          <table:table-cell office:value-type="float" office:value="0.6194938" calcext:value-type="float">
            <text:p>0.6194938</text:p>
          </table:table-cell>
          <table:table-cell office:value-type="float" office:value="0.3193376" calcext:value-type="float">
            <text:p>0.3193376</text:p>
          </table:table-cell>
          <table:table-cell office:value-type="float" office:value="0.3192767" calcext:value-type="float">
            <text:p>0.3192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35423" calcext:value-type="float">
            <text:p>28.35423</text:p>
          </table:table-cell>
          <table:table-cell office:value-type="float" office:value="32.27143" calcext:value-type="float">
            <text:p>32.2714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1999" calcext:value-type="float">
            <text:p>31071999</text:p>
          </table:table-cell>
          <table:table-cell office:value-type="float" office:value="0.4911281" calcext:value-type="float">
            <text:p>0.4911281</text:p>
          </table:table-cell>
          <table:table-cell office:value-type="float" office:value="132.5798" calcext:value-type="float">
            <text:p>132.57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.9557" calcext:value-type="float">
            <text:p>43.9557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4236115" calcext:value-type="float">
            <text:p>0.004236115</text:p>
          </table:table-cell>
          <table:table-cell office:value-type="float" office:value="0.07875916" calcext:value-type="float">
            <text:p>0.07875916</text:p>
          </table:table-cell>
          <table:table-cell office:value-type="float" office:value="1644.128" calcext:value-type="float">
            <text:p>1644.128</text:p>
          </table:table-cell>
          <table:table-cell office:value-type="float" office:value="0.8217033" calcext:value-type="float">
            <text:p>0.8217033</text:p>
          </table:table-cell>
          <table:table-cell office:value-type="float" office:value="0" calcext:value-type="float">
            <text:p>0</text:p>
          </table:table-cell>
          <table:table-cell office:value-type="float" office:value="0.5065458" calcext:value-type="float">
            <text:p>0.5065458</text:p>
          </table:table-cell>
          <table:table-cell office:value-type="float" office:value="0.60095" calcext:value-type="float">
            <text:p>0.60095</text:p>
          </table:table-cell>
          <table:table-cell office:value-type="float" office:value="0.3195318" calcext:value-type="float">
            <text:p>0.3195318</text:p>
          </table:table-cell>
          <table:table-cell office:value-type="float" office:value="0.3194532" calcext:value-type="float">
            <text:p>0.3194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36822" calcext:value-type="float">
            <text:p>28.36822</text:p>
          </table:table-cell>
          <table:table-cell office:value-type="float" office:value="32.31012" calcext:value-type="float">
            <text:p>32.3101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1999" calcext:value-type="float">
            <text:p>1081999</text:p>
          </table:table-cell>
          <table:table-cell office:value-type="float" office:value="0.4886332" calcext:value-type="float">
            <text:p>0.4886332</text:p>
          </table:table-cell>
          <table:table-cell office:value-type="float" office:value="132.5614" calcext:value-type="float">
            <text:p>132.56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.99953" calcext:value-type="float">
            <text:p>43.99953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424708" calcext:value-type="float">
            <text:p>0.00424708</text:p>
          </table:table-cell>
          <table:table-cell office:value-type="float" office:value="0.07895404" calcext:value-type="float">
            <text:p>0.07895404</text:p>
          </table:table-cell>
          <table:table-cell office:value-type="float" office:value="1644.106" calcext:value-type="float">
            <text:p>1644.106</text:p>
          </table:table-cell>
          <table:table-cell office:value-type="float" office:value="0.8197412" calcext:value-type="float">
            <text:p>0.8197412</text:p>
          </table:table-cell>
          <table:table-cell office:value-type="float" office:value="0" calcext:value-type="float">
            <text:p>0</text:p>
          </table:table-cell>
          <table:table-cell office:value-type="float" office:value="0.6068932" calcext:value-type="float">
            <text:p>0.6068932</text:p>
          </table:table-cell>
          <table:table-cell office:value-type="float" office:value="0.6097147" calcext:value-type="float">
            <text:p>0.6097147</text:p>
          </table:table-cell>
          <table:table-cell office:value-type="float" office:value="0.3196976" calcext:value-type="float">
            <text:p>0.3196976</text:p>
          </table:table-cell>
          <table:table-cell office:value-type="float" office:value="0.3196288" calcext:value-type="float">
            <text:p>0.3196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39428" calcext:value-type="float">
            <text:p>28.39428</text:p>
          </table:table-cell>
          <table:table-cell office:value-type="float" office:value="32.34658" calcext:value-type="float">
            <text:p>32.3465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1999" calcext:value-type="float">
            <text:p>2081999</text:p>
          </table:table-cell>
          <table:table-cell office:value-type="float" office:value="0.486615" calcext:value-type="float">
            <text:p>0.486615</text:p>
          </table:table-cell>
          <table:table-cell office:value-type="float" office:value="132.5444" calcext:value-type="float">
            <text:p>132.54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04279" calcext:value-type="float">
            <text:p>44.04279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4254886" calcext:value-type="float">
            <text:p>0.004254886</text:p>
          </table:table-cell>
          <table:table-cell office:value-type="float" office:value="0.07907919" calcext:value-type="float">
            <text:p>0.07907919</text:p>
          </table:table-cell>
          <table:table-cell office:value-type="float" office:value="1644.083" calcext:value-type="float">
            <text:p>1644.083</text:p>
          </table:table-cell>
          <table:table-cell office:value-type="float" office:value="0.8193032" calcext:value-type="float">
            <text:p>0.8193032</text:p>
          </table:table-cell>
          <table:table-cell office:value-type="float" office:value="0" calcext:value-type="float">
            <text:p>0</text:p>
          </table:table-cell>
          <table:table-cell office:value-type="float" office:value="0.4619727" calcext:value-type="float">
            <text:p>0.4619727</text:p>
          </table:table-cell>
          <table:table-cell office:value-type="float" office:value="0.578517" calcext:value-type="float">
            <text:p>0.578517</text:p>
          </table:table-cell>
          <table:table-cell office:value-type="float" office:value="0.3198659" calcext:value-type="float">
            <text:p>0.3198659</text:p>
          </table:table-cell>
          <table:table-cell office:value-type="float" office:value="0.3198043" calcext:value-type="float">
            <text:p>0.3198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0936" calcext:value-type="float">
            <text:p>28.40936</text:p>
          </table:table-cell>
          <table:table-cell office:value-type="float" office:value="32.38013" calcext:value-type="float">
            <text:p>32.3801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1999" calcext:value-type="float">
            <text:p>3081999</text:p>
          </table:table-cell>
          <table:table-cell office:value-type="float" office:value="0.4847263" calcext:value-type="float">
            <text:p>0.4847263</text:p>
          </table:table-cell>
          <table:table-cell office:value-type="float" office:value="132.5284" calcext:value-type="float">
            <text:p>132.52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08493" calcext:value-type="float">
            <text:p>44.08493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4261027" calcext:value-type="float">
            <text:p>0.004261027</text:p>
          </table:table-cell>
          <table:table-cell office:value-type="float" office:value="0.0791624" calcext:value-type="float">
            <text:p>0.0791624</text:p>
          </table:table-cell>
          <table:table-cell office:value-type="float" office:value="1644.061" calcext:value-type="float">
            <text:p>1644.061</text:p>
          </table:table-cell>
          <table:table-cell office:value-type="float" office:value="0.8186455" calcext:value-type="float">
            <text:p>0.8186455</text:p>
          </table:table-cell>
          <table:table-cell office:value-type="float" office:value="0" calcext:value-type="float">
            <text:p>0</text:p>
          </table:table-cell>
          <table:table-cell office:value-type="float" office:value="0.3787775" calcext:value-type="float">
            <text:p>0.3787775</text:p>
          </table:table-cell>
          <table:table-cell office:value-type="float" office:value="0.5731276" calcext:value-type="float">
            <text:p>0.5731276</text:p>
          </table:table-cell>
          <table:table-cell office:value-type="float" office:value="0.320067" calcext:value-type="float">
            <text:p>0.320067</text:p>
          </table:table-cell>
          <table:table-cell office:value-type="float" office:value="0.3199797" calcext:value-type="float">
            <text:p>0.3199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2021" calcext:value-type="float">
            <text:p>28.42021</text:p>
          </table:table-cell>
          <table:table-cell office:value-type="float" office:value="32.4086" calcext:value-type="float">
            <text:p>32.408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1999" calcext:value-type="float">
            <text:p>4081999</text:p>
          </table:table-cell>
          <table:table-cell office:value-type="float" office:value="0.483148" calcext:value-type="float">
            <text:p>0.483148</text:p>
          </table:table-cell>
          <table:table-cell office:value-type="float" office:value="132.5145" calcext:value-type="float">
            <text:p>132.51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12624" calcext:value-type="float">
            <text:p>44.12624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4266701" calcext:value-type="float">
            <text:p>0.004266701</text:p>
          </table:table-cell>
          <table:table-cell office:value-type="float" office:value="0.07923198" calcext:value-type="float">
            <text:p>0.07923198</text:p>
          </table:table-cell>
          <table:table-cell office:value-type="float" office:value="1644.038" calcext:value-type="float">
            <text:p>1644.038</text:p>
          </table:table-cell>
          <table:table-cell office:value-type="float" office:value="0.8180538" calcext:value-type="float">
            <text:p>0.8180538</text:p>
          </table:table-cell>
          <table:table-cell office:value-type="float" office:value="0" calcext:value-type="float">
            <text:p>0</text:p>
          </table:table-cell>
          <table:table-cell office:value-type="float" office:value="0.5415565" calcext:value-type="float">
            <text:p>0.5415565</text:p>
          </table:table-cell>
          <table:table-cell office:value-type="float" office:value="0.5585729" calcext:value-type="float">
            <text:p>0.5585729</text:p>
          </table:table-cell>
          <table:table-cell office:value-type="float" office:value="0.3202821" calcext:value-type="float">
            <text:p>0.3202821</text:p>
          </table:table-cell>
          <table:table-cell office:value-type="float" office:value="0.3201548" calcext:value-type="float">
            <text:p>0.3201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4316" calcext:value-type="float">
            <text:p>28.44316</text:p>
          </table:table-cell>
          <table:table-cell office:value-type="float" office:value="32.43225" calcext:value-type="float">
            <text:p>32.4322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1999" calcext:value-type="float">
            <text:p>5081999</text:p>
          </table:table-cell>
          <table:table-cell office:value-type="float" office:value="0.4815395" calcext:value-type="float">
            <text:p>0.4815395</text:p>
          </table:table-cell>
          <table:table-cell office:value-type="float" office:value="132.5009" calcext:value-type="float">
            <text:p>132.50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16672" calcext:value-type="float">
            <text:p>44.16672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4271767" calcext:value-type="float">
            <text:p>0.004271767</text:p>
          </table:table-cell>
          <table:table-cell office:value-type="float" office:value="0.07928196" calcext:value-type="float">
            <text:p>0.07928196</text:p>
          </table:table-cell>
          <table:table-cell office:value-type="float" office:value="1644.015" calcext:value-type="float">
            <text:p>1644.015</text:p>
          </table:table-cell>
          <table:table-cell office:value-type="float" office:value="0.8172212" calcext:value-type="float">
            <text:p>0.8172212</text:p>
          </table:table-cell>
          <table:table-cell office:value-type="float" office:value="0" calcext:value-type="float">
            <text:p>0</text:p>
          </table:table-cell>
          <table:table-cell office:value-type="float" office:value="0.8997698" calcext:value-type="float">
            <text:p>0.8997698</text:p>
          </table:table-cell>
          <table:table-cell office:value-type="float" office:value="0.5709579" calcext:value-type="float">
            <text:p>0.5709579</text:p>
          </table:table-cell>
          <table:table-cell office:value-type="float" office:value="0.3204406" calcext:value-type="float">
            <text:p>0.3204406</text:p>
          </table:table-cell>
          <table:table-cell office:value-type="float" office:value="0.3203294" calcext:value-type="float">
            <text:p>0.3203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9139" calcext:value-type="float">
            <text:p>28.49139</text:p>
          </table:table-cell>
          <table:table-cell office:value-type="float" office:value="32.45476" calcext:value-type="float">
            <text:p>32.4547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1999" calcext:value-type="float">
            <text:p>6081999</text:p>
          </table:table-cell>
          <table:table-cell office:value-type="float" office:value="0.4801935" calcext:value-type="float">
            <text:p>0.4801935</text:p>
          </table:table-cell>
          <table:table-cell office:value-type="float" office:value="132.4886" calcext:value-type="float">
            <text:p>132.48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20642" calcext:value-type="float">
            <text:p>44.20642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4276633" calcext:value-type="float">
            <text:p>0.004276633</text:p>
          </table:table-cell>
          <table:table-cell office:value-type="float" office:value="0.07932197" calcext:value-type="float">
            <text:p>0.07932197</text:p>
          </table:table-cell>
          <table:table-cell office:value-type="float" office:value="1643.991" calcext:value-type="float">
            <text:p>1643.991</text:p>
          </table:table-cell>
          <table:table-cell office:value-type="float" office:value="0.8164447" calcext:value-type="float">
            <text:p>0.8164447</text:p>
          </table:table-cell>
          <table:table-cell office:value-type="float" office:value="0" calcext:value-type="float">
            <text:p>0</text:p>
          </table:table-cell>
          <table:table-cell office:value-type="float" office:value="0.5162621" calcext:value-type="float">
            <text:p>0.5162621</text:p>
          </table:table-cell>
          <table:table-cell office:value-type="float" office:value="0.5194089" calcext:value-type="float">
            <text:p>0.5194089</text:p>
          </table:table-cell>
          <table:table-cell office:value-type="float" office:value="0.3206366" calcext:value-type="float">
            <text:p>0.3206366</text:p>
          </table:table-cell>
          <table:table-cell office:value-type="float" office:value="0.3205034" calcext:value-type="float">
            <text:p>0.3205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1193" calcext:value-type="float">
            <text:p>28.51193</text:p>
          </table:table-cell>
          <table:table-cell office:value-type="float" office:value="32.47147" calcext:value-type="float">
            <text:p>32.4714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1999" calcext:value-type="float">
            <text:p>7081999</text:p>
          </table:table-cell>
          <table:table-cell office:value-type="float" office:value="0.478793" calcext:value-type="float">
            <text:p>0.478793</text:p>
          </table:table-cell>
          <table:table-cell office:value-type="float" office:value="132.4767" calcext:value-type="float">
            <text:p>132.47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24565" calcext:value-type="float">
            <text:p>44.24565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429133" calcext:value-type="float">
            <text:p>0.00429133</text:p>
          </table:table-cell>
          <table:table-cell office:value-type="float" office:value="0.0796251" calcext:value-type="float">
            <text:p>0.0796251</text:p>
          </table:table-cell>
          <table:table-cell office:value-type="float" office:value="1643.967" calcext:value-type="float">
            <text:p>1643.967</text:p>
          </table:table-cell>
          <table:table-cell office:value-type="float" office:value="0.8155157" calcext:value-type="float">
            <text:p>0.8155157</text:p>
          </table:table-cell>
          <table:table-cell office:value-type="float" office:value="0" calcext:value-type="float">
            <text:p>0</text:p>
          </table:table-cell>
          <table:table-cell office:value-type="float" office:value="0.7146859" calcext:value-type="float">
            <text:p>0.7146859</text:p>
          </table:table-cell>
          <table:table-cell office:value-type="float" office:value="0.5490997" calcext:value-type="float">
            <text:p>0.5490997</text:p>
          </table:table-cell>
          <table:table-cell office:value-type="float" office:value="0.3208014" calcext:value-type="float">
            <text:p>0.3208014</text:p>
          </table:table-cell>
          <table:table-cell office:value-type="float" office:value="0.3206771" calcext:value-type="float">
            <text:p>0.3206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6242" calcext:value-type="float">
            <text:p>28.56242</text:p>
          </table:table-cell>
          <table:table-cell office:value-type="float" office:value="32.48648" calcext:value-type="float">
            <text:p>32.4864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1999" calcext:value-type="float">
            <text:p>8081999</text:p>
          </table:table-cell>
          <table:table-cell office:value-type="float" office:value="0.477505" calcext:value-type="float">
            <text:p>0.477505</text:p>
          </table:table-cell>
          <table:table-cell office:value-type="float" office:value="132.4652" calcext:value-type="float">
            <text:p>132.46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28375" calcext:value-type="float">
            <text:p>44.28375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4333346" calcext:value-type="float">
            <text:p>0.004333346</text:p>
          </table:table-cell>
          <table:table-cell office:value-type="float" office:value="0.08083604" calcext:value-type="float">
            <text:p>0.08083604</text:p>
          </table:table-cell>
          <table:table-cell office:value-type="float" office:value="1643.942" calcext:value-type="float">
            <text:p>1643.942</text:p>
          </table:table-cell>
          <table:table-cell office:value-type="float" office:value="0.8148794" calcext:value-type="float">
            <text:p>0.8148794</text:p>
          </table:table-cell>
          <table:table-cell office:value-type="float" office:value="0" calcext:value-type="float">
            <text:p>0</text:p>
          </table:table-cell>
          <table:table-cell office:value-type="float" office:value="0.5356513" calcext:value-type="float">
            <text:p>0.5356513</text:p>
          </table:table-cell>
          <table:table-cell office:value-type="float" office:value="0.4988824" calcext:value-type="float">
            <text:p>0.4988824</text:p>
          </table:table-cell>
          <table:table-cell office:value-type="float" office:value="0.3210035" calcext:value-type="float">
            <text:p>0.3210035</text:p>
          </table:table-cell>
          <table:table-cell office:value-type="float" office:value="0.3208503" calcext:value-type="float">
            <text:p>0.3208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6787" calcext:value-type="float">
            <text:p>28.56787</text:p>
          </table:table-cell>
          <table:table-cell office:value-type="float" office:value="32.48151" calcext:value-type="float">
            <text:p>32.4815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1999" calcext:value-type="float">
            <text:p>9081999</text:p>
          </table:table-cell>
          <table:table-cell office:value-type="float" office:value="0.4762757" calcext:value-type="float">
            <text:p>0.4762757</text:p>
          </table:table-cell>
          <table:table-cell office:value-type="float" office:value="132.4543" calcext:value-type="float">
            <text:p>132.45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32242" calcext:value-type="float">
            <text:p>44.32242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4371277" calcext:value-type="float">
            <text:p>0.004371277</text:p>
          </table:table-cell>
          <table:table-cell office:value-type="float" office:value="0.0818804" calcext:value-type="float">
            <text:p>0.0818804</text:p>
          </table:table-cell>
          <table:table-cell office:value-type="float" office:value="1643.919" calcext:value-type="float">
            <text:p>1643.919</text:p>
          </table:table-cell>
          <table:table-cell office:value-type="float" office:value="0.8139648" calcext:value-type="float">
            <text:p>0.8139648</text:p>
          </table:table-cell>
          <table:table-cell office:value-type="float" office:value="0" calcext:value-type="float">
            <text:p>0</text:p>
          </table:table-cell>
          <table:table-cell office:value-type="float" office:value="1.038148" calcext:value-type="float">
            <text:p>1.038148</text:p>
          </table:table-cell>
          <table:table-cell office:value-type="float" office:value="0.5262572" calcext:value-type="float">
            <text:p>0.5262572</text:p>
          </table:table-cell>
          <table:table-cell office:value-type="float" office:value="0.3211585" calcext:value-type="float">
            <text:p>0.3211585</text:p>
          </table:table-cell>
          <table:table-cell office:value-type="float" office:value="0.3210235" calcext:value-type="float">
            <text:p>0.3210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2496" calcext:value-type="float">
            <text:p>28.62496</text:p>
          </table:table-cell>
          <table:table-cell office:value-type="float" office:value="32.49215" calcext:value-type="float">
            <text:p>32.4921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1999" calcext:value-type="float">
            <text:p>10081999</text:p>
          </table:table-cell>
          <table:table-cell office:value-type="float" office:value="0.4748755" calcext:value-type="float">
            <text:p>0.4748755</text:p>
          </table:table-cell>
          <table:table-cell office:value-type="float" office:value="132.4424" calcext:value-type="float">
            <text:p>132.44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36076" calcext:value-type="float">
            <text:p>44.36076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4398155" calcext:value-type="float">
            <text:p>0.004398155</text:p>
          </table:table-cell>
          <table:table-cell office:value-type="float" office:value="0.08249927" calcext:value-type="float">
            <text:p>0.08249927</text:p>
          </table:table-cell>
          <table:table-cell office:value-type="float" office:value="1643.895" calcext:value-type="float">
            <text:p>1643.895</text:p>
          </table:table-cell>
          <table:table-cell office:value-type="float" office:value="0.8128601" calcext:value-type="float">
            <text:p>0.8128601</text:p>
          </table:table-cell>
          <table:table-cell office:value-type="float" office:value="0" calcext:value-type="float">
            <text:p>0</text:p>
          </table:table-cell>
          <table:table-cell office:value-type="float" office:value="0.5758412" calcext:value-type="float">
            <text:p>0.5758412</text:p>
          </table:table-cell>
          <table:table-cell office:value-type="float" office:value="0.5417268" calcext:value-type="float">
            <text:p>0.5417268</text:p>
          </table:table-cell>
          <table:table-cell office:value-type="float" office:value="0.3212864" calcext:value-type="float">
            <text:p>0.3212864</text:p>
          </table:table-cell>
          <table:table-cell office:value-type="float" office:value="0.3211964" calcext:value-type="float">
            <text:p>0.3211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5187" calcext:value-type="float">
            <text:p>28.65187</text:p>
          </table:table-cell>
          <table:table-cell office:value-type="float" office:value="32.51023" calcext:value-type="float">
            <text:p>32.5102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1999" calcext:value-type="float">
            <text:p>11081999</text:p>
          </table:table-cell>
          <table:table-cell office:value-type="float" office:value="0.4734848" calcext:value-type="float">
            <text:p>0.4734848</text:p>
          </table:table-cell>
          <table:table-cell office:value-type="float" office:value="132.4302" calcext:value-type="float">
            <text:p>132.430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3993" calcext:value-type="float">
            <text:p>44.3993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4415602" calcext:value-type="float">
            <text:p>0.004415602</text:p>
          </table:table-cell>
          <table:table-cell office:value-type="float" office:value="0.08286019" calcext:value-type="float">
            <text:p>0.08286019</text:p>
          </table:table-cell>
          <table:table-cell office:value-type="float" office:value="1643.871" calcext:value-type="float">
            <text:p>1643.871</text:p>
          </table:table-cell>
          <table:table-cell office:value-type="float" office:value="0.8118374" calcext:value-type="float">
            <text:p>0.8118374</text:p>
          </table:table-cell>
          <table:table-cell office:value-type="float" office:value="0" calcext:value-type="float">
            <text:p>0</text:p>
          </table:table-cell>
          <table:table-cell office:value-type="float" office:value="0.4512478" calcext:value-type="float">
            <text:p>0.4512478</text:p>
          </table:table-cell>
          <table:table-cell office:value-type="float" office:value="0.5352598" calcext:value-type="float">
            <text:p>0.5352598</text:p>
          </table:table-cell>
          <table:table-cell office:value-type="float" office:value="0.321438" calcext:value-type="float">
            <text:p>0.321438</text:p>
          </table:table-cell>
          <table:table-cell office:value-type="float" office:value="0.3213688" calcext:value-type="float">
            <text:p>0.3213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6495" calcext:value-type="float">
            <text:p>28.66495</text:p>
          </table:table-cell>
          <table:table-cell office:value-type="float" office:value="32.53011" calcext:value-type="float">
            <text:p>32.5301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1999" calcext:value-type="float">
            <text:p>12081999</text:p>
          </table:table-cell>
          <table:table-cell office:value-type="float" office:value="0.4717673" calcext:value-type="float">
            <text:p>0.4717673</text:p>
          </table:table-cell>
          <table:table-cell office:value-type="float" office:value="132.4162" calcext:value-type="float">
            <text:p>132.416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43818" calcext:value-type="float">
            <text:p>44.43818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4428084" calcext:value-type="float">
            <text:p>0.004428084</text:p>
          </table:table-cell>
          <table:table-cell office:value-type="float" office:value="0.08306739" calcext:value-type="float">
            <text:p>0.08306739</text:p>
          </table:table-cell>
          <table:table-cell office:value-type="float" office:value="1643.847" calcext:value-type="float">
            <text:p>1643.847</text:p>
          </table:table-cell>
          <table:table-cell office:value-type="float" office:value="0.8106703" calcext:value-type="float">
            <text:p>0.8106703</text:p>
          </table:table-cell>
          <table:table-cell office:value-type="float" office:value="0" calcext:value-type="float">
            <text:p>0</text:p>
          </table:table-cell>
          <table:table-cell office:value-type="float" office:value="0.4818843" calcext:value-type="float">
            <text:p>0.4818843</text:p>
          </table:table-cell>
          <table:table-cell office:value-type="float" office:value="0.5666212" calcext:value-type="float">
            <text:p>0.5666212</text:p>
          </table:table-cell>
          <table:table-cell office:value-type="float" office:value="0.3216071" calcext:value-type="float">
            <text:p>0.3216071</text:p>
          </table:table-cell>
          <table:table-cell office:value-type="float" office:value="0.3215407" calcext:value-type="float">
            <text:p>0.3215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7897" calcext:value-type="float">
            <text:p>28.67897</text:p>
          </table:table-cell>
          <table:table-cell office:value-type="float" office:value="32.55285" calcext:value-type="float">
            <text:p>32.5528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1999" calcext:value-type="float">
            <text:p>13081999</text:p>
          </table:table-cell>
          <table:table-cell office:value-type="float" office:value="0.4702951" calcext:value-type="float">
            <text:p>0.4702951</text:p>
          </table:table-cell>
          <table:table-cell office:value-type="float" office:value="132.4032" calcext:value-type="float">
            <text:p>132.40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47735" calcext:value-type="float">
            <text:p>44.47735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4444438" calcext:value-type="float">
            <text:p>0.004444438</text:p>
          </table:table-cell>
          <table:table-cell office:value-type="float" office:value="0.0834025" calcext:value-type="float">
            <text:p>0.0834025</text:p>
          </table:table-cell>
          <table:table-cell office:value-type="float" office:value="1643.823" calcext:value-type="float">
            <text:p>1643.823</text:p>
          </table:table-cell>
          <table:table-cell office:value-type="float" office:value="0.8099179" calcext:value-type="float">
            <text:p>0.8099179</text:p>
          </table:table-cell>
          <table:table-cell office:value-type="float" office:value="0" calcext:value-type="float">
            <text:p>0</text:p>
          </table:table-cell>
          <table:table-cell office:value-type="float" office:value="0.4258141" calcext:value-type="float">
            <text:p>0.4258141</text:p>
          </table:table-cell>
          <table:table-cell office:value-type="float" office:value="0.5108021" calcext:value-type="float">
            <text:p>0.5108021</text:p>
          </table:table-cell>
          <table:table-cell office:value-type="float" office:value="0.3218268" calcext:value-type="float">
            <text:p>0.3218268</text:p>
          </table:table-cell>
          <table:table-cell office:value-type="float" office:value="0.3217124" calcext:value-type="float">
            <text:p>0.3217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8274" calcext:value-type="float">
            <text:p>28.68274</text:p>
          </table:table-cell>
          <table:table-cell office:value-type="float" office:value="32.57077" calcext:value-type="float">
            <text:p>32.5707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1999" calcext:value-type="float">
            <text:p>14081999</text:p>
          </table:table-cell>
          <table:table-cell office:value-type="float" office:value="0.4688795" calcext:value-type="float">
            <text:p>0.4688795</text:p>
          </table:table-cell>
          <table:table-cell office:value-type="float" office:value="132.3909" calcext:value-type="float">
            <text:p>132.39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51636" calcext:value-type="float">
            <text:p>44.51636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4466315" calcext:value-type="float">
            <text:p>0.004466315</text:p>
          </table:table-cell>
          <table:table-cell office:value-type="float" office:value="0.08387692" calcext:value-type="float">
            <text:p>0.08387692</text:p>
          </table:table-cell>
          <table:table-cell office:value-type="float" office:value="1643.8" calcext:value-type="float">
            <text:p>1643.8</text:p>
          </table:table-cell>
          <table:table-cell office:value-type="float" office:value="0.8090696" calcext:value-type="float">
            <text:p>0.8090696</text:p>
          </table:table-cell>
          <table:table-cell office:value-type="float" office:value="0" calcext:value-type="float">
            <text:p>0</text:p>
          </table:table-cell>
          <table:table-cell office:value-type="float" office:value="1.034728" calcext:value-type="float">
            <text:p>1.034728</text:p>
          </table:table-cell>
          <table:table-cell office:value-type="float" office:value="0.5406056" calcext:value-type="float">
            <text:p>0.5406056</text:p>
          </table:table-cell>
          <table:table-cell office:value-type="float" office:value="0.3219977" calcext:value-type="float">
            <text:p>0.3219977</text:p>
          </table:table-cell>
          <table:table-cell office:value-type="float" office:value="0.3218838" calcext:value-type="float">
            <text:p>0.3218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2376" calcext:value-type="float">
            <text:p>28.72376</text:p>
          </table:table-cell>
          <table:table-cell office:value-type="float" office:value="32.58549" calcext:value-type="float">
            <text:p>32.5854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1999" calcext:value-type="float">
            <text:p>15081999</text:p>
          </table:table-cell>
          <table:table-cell office:value-type="float" office:value="0.4672638" calcext:value-type="float">
            <text:p>0.4672638</text:p>
          </table:table-cell>
          <table:table-cell office:value-type="float" office:value="132.3776" calcext:value-type="float">
            <text:p>132.377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55515" calcext:value-type="float">
            <text:p>44.55515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4479802" calcext:value-type="float">
            <text:p>0.004479802</text:p>
          </table:table-cell>
          <table:table-cell office:value-type="float" office:value="0.08410582" calcext:value-type="float">
            <text:p>0.08410582</text:p>
          </table:table-cell>
          <table:table-cell office:value-type="float" office:value="1643.776" calcext:value-type="float">
            <text:p>1643.776</text:p>
          </table:table-cell>
          <table:table-cell office:value-type="float" office:value="0.8078475" calcext:value-type="float">
            <text:p>0.8078475</text:p>
          </table:table-cell>
          <table:table-cell office:value-type="float" office:value="0" calcext:value-type="float">
            <text:p>0</text:p>
          </table:table-cell>
          <table:table-cell office:value-type="float" office:value="0.5789977" calcext:value-type="float">
            <text:p>0.5789977</text:p>
          </table:table-cell>
          <table:table-cell office:value-type="float" office:value="0.5655843" calcext:value-type="float">
            <text:p>0.5655843</text:p>
          </table:table-cell>
          <table:table-cell office:value-type="float" office:value="0.3221357" calcext:value-type="float">
            <text:p>0.3221357</text:p>
          </table:table-cell>
          <table:table-cell office:value-type="float" office:value="0.3220548" calcext:value-type="float">
            <text:p>0.3220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517" calcext:value-type="float">
            <text:p>28.7517</text:p>
          </table:table-cell>
          <table:table-cell office:value-type="float" office:value="32.60773" calcext:value-type="float">
            <text:p>32.6077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1999" calcext:value-type="float">
            <text:p>16081999</text:p>
          </table:table-cell>
          <table:table-cell office:value-type="float" office:value="0.4657645" calcext:value-type="float">
            <text:p>0.4657645</text:p>
          </table:table-cell>
          <table:table-cell office:value-type="float" office:value="132.3643" calcext:value-type="float">
            <text:p>132.36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5942" calcext:value-type="float">
            <text:p>44.5942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4488748" calcext:value-type="float">
            <text:p>0.004488748</text:p>
          </table:table-cell>
          <table:table-cell office:value-type="float" office:value="0.08423165" calcext:value-type="float">
            <text:p>0.08423165</text:p>
          </table:table-cell>
          <table:table-cell office:value-type="float" office:value="1643.753" calcext:value-type="float">
            <text:p>1643.753</text:p>
          </table:table-cell>
          <table:table-cell office:value-type="float" office:value="0.8068727" calcext:value-type="float">
            <text:p>0.8068727</text:p>
          </table:table-cell>
          <table:table-cell office:value-type="float" office:value="0" calcext:value-type="float">
            <text:p>0</text:p>
          </table:table-cell>
          <table:table-cell office:value-type="float" office:value="0.461822" calcext:value-type="float">
            <text:p>0.461822</text:p>
          </table:table-cell>
          <table:table-cell office:value-type="float" office:value="0.5528641" calcext:value-type="float">
            <text:p>0.5528641</text:p>
          </table:table-cell>
          <table:table-cell office:value-type="float" office:value="0.322293" calcext:value-type="float">
            <text:p>0.322293</text:p>
          </table:table-cell>
          <table:table-cell office:value-type="float" office:value="0.3222252" calcext:value-type="float">
            <text:p>0.3222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6571" calcext:value-type="float">
            <text:p>28.76571</text:p>
          </table:table-cell>
          <table:table-cell office:value-type="float" office:value="32.63184" calcext:value-type="float">
            <text:p>32.6318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1999" calcext:value-type="float">
            <text:p>17081999</text:p>
          </table:table-cell>
          <table:table-cell office:value-type="float" office:value="0.4642808" calcext:value-type="float">
            <text:p>0.4642808</text:p>
          </table:table-cell>
          <table:table-cell office:value-type="float" office:value="132.3513" calcext:value-type="float">
            <text:p>132.35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63312" calcext:value-type="float">
            <text:p>44.63312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450143" calcext:value-type="float">
            <text:p>0.00450143</text:p>
          </table:table-cell>
          <table:table-cell office:value-type="float" office:value="0.08444385" calcext:value-type="float">
            <text:p>0.08444385</text:p>
          </table:table-cell>
          <table:table-cell office:value-type="float" office:value="1643.729" calcext:value-type="float">
            <text:p>1643.729</text:p>
          </table:table-cell>
          <table:table-cell office:value-type="float" office:value="0.8060508" calcext:value-type="float">
            <text:p>0.8060508</text:p>
          </table:table-cell>
          <table:table-cell office:value-type="float" office:value="0" calcext:value-type="float">
            <text:p>0</text:p>
          </table:table-cell>
          <table:table-cell office:value-type="float" office:value="0.9392202" calcext:value-type="float">
            <text:p>0.9392202</text:p>
          </table:table-cell>
          <table:table-cell office:value-type="float" office:value="0.5508093" calcext:value-type="float">
            <text:p>0.5508093</text:p>
          </table:table-cell>
          <table:table-cell office:value-type="float" office:value="0.3225034" calcext:value-type="float">
            <text:p>0.3225034</text:p>
          </table:table-cell>
          <table:table-cell office:value-type="float" office:value="0.3223954" calcext:value-type="float">
            <text:p>0.3223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9295" calcext:value-type="float">
            <text:p>28.79295</text:p>
          </table:table-cell>
          <table:table-cell office:value-type="float" office:value="32.65014" calcext:value-type="float">
            <text:p>32.6501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1999" calcext:value-type="float">
            <text:p>18081999</text:p>
          </table:table-cell>
          <table:table-cell office:value-type="float" office:value="0.4625159" calcext:value-type="float">
            <text:p>0.4625159</text:p>
          </table:table-cell>
          <table:table-cell office:value-type="float" office:value="132.3368" calcext:value-type="float">
            <text:p>132.33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67231" calcext:value-type="float">
            <text:p>44.67231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4511761" calcext:value-type="float">
            <text:p>0.004511761</text:p>
          </table:table-cell>
          <table:table-cell office:value-type="float" office:value="0.08457971" calcext:value-type="float">
            <text:p>0.08457971</text:p>
          </table:table-cell>
          <table:table-cell office:value-type="float" office:value="1643.707" calcext:value-type="float">
            <text:p>1643.707</text:p>
          </table:table-cell>
          <table:table-cell office:value-type="float" office:value="0.8048188" calcext:value-type="float">
            <text:p>0.8048188</text:p>
          </table:table-cell>
          <table:table-cell office:value-type="float" office:value="0" calcext:value-type="float">
            <text:p>0</text:p>
          </table:table-cell>
          <table:table-cell office:value-type="float" office:value="0.5946788" calcext:value-type="float">
            <text:p>0.5946788</text:p>
          </table:table-cell>
          <table:table-cell office:value-type="float" office:value="0.5785542" calcext:value-type="float">
            <text:p>0.5785542</text:p>
          </table:table-cell>
          <table:table-cell office:value-type="float" office:value="0.3226443" calcext:value-type="float">
            <text:p>0.3226443</text:p>
          </table:table-cell>
          <table:table-cell office:value-type="float" office:value="0.3225655" calcext:value-type="float">
            <text:p>0.3225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2064" calcext:value-type="float">
            <text:p>28.82064</text:p>
          </table:table-cell>
          <table:table-cell office:value-type="float" office:value="32.67606" calcext:value-type="float">
            <text:p>32.6760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1999" calcext:value-type="float">
            <text:p>19081999</text:p>
          </table:table-cell>
          <table:table-cell office:value-type="float" office:value="0.4608306" calcext:value-type="float">
            <text:p>0.4608306</text:p>
          </table:table-cell>
          <table:table-cell office:value-type="float" office:value="132.3222" calcext:value-type="float">
            <text:p>132.32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71097" calcext:value-type="float">
            <text:p>44.71097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4517587" calcext:value-type="float">
            <text:p>0.004517587</text:p>
          </table:table-cell>
          <table:table-cell office:value-type="float" office:value="0.08462588" calcext:value-type="float">
            <text:p>0.08462588</text:p>
          </table:table-cell>
          <table:table-cell office:value-type="float" office:value="1643.685" calcext:value-type="float">
            <text:p>1643.685</text:p>
          </table:table-cell>
          <table:table-cell office:value-type="float" office:value="0.8037605" calcext:value-type="float">
            <text:p>0.8037605</text:p>
          </table:table-cell>
          <table:table-cell office:value-type="float" office:value="0" calcext:value-type="float">
            <text:p>0</text:p>
          </table:table-cell>
          <table:table-cell office:value-type="float" office:value="0.4740199" calcext:value-type="float">
            <text:p>0.4740199</text:p>
          </table:table-cell>
          <table:table-cell office:value-type="float" office:value="0.5721732" calcext:value-type="float">
            <text:p>0.5721732</text:p>
          </table:table-cell>
          <table:table-cell office:value-type="float" office:value="0.3228026" calcext:value-type="float">
            <text:p>0.3228026</text:p>
          </table:table-cell>
          <table:table-cell office:value-type="float" office:value="0.3227351" calcext:value-type="float">
            <text:p>0.3227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3575" calcext:value-type="float">
            <text:p>28.83575</text:p>
          </table:table-cell>
          <table:table-cell office:value-type="float" office:value="32.70395" calcext:value-type="float">
            <text:p>32.7039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1999" calcext:value-type="float">
            <text:p>20081999</text:p>
          </table:table-cell>
          <table:table-cell office:value-type="float" office:value="0.4592592" calcext:value-type="float">
            <text:p>0.4592592</text:p>
          </table:table-cell>
          <table:table-cell office:value-type="float" office:value="132.3082" calcext:value-type="float">
            <text:p>132.30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74914" calcext:value-type="float">
            <text:p>44.74914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4522441" calcext:value-type="float">
            <text:p>0.004522441</text:p>
          </table:table-cell>
          <table:table-cell office:value-type="float" office:value="0.08465087" calcext:value-type="float">
            <text:p>0.08465087</text:p>
          </table:table-cell>
          <table:table-cell office:value-type="float" office:value="1643.664" calcext:value-type="float">
            <text:p>1643.664</text:p>
          </table:table-cell>
          <table:table-cell office:value-type="float" office:value="0.8027918" calcext:value-type="float">
            <text:p>0.8027918</text:p>
          </table:table-cell>
          <table:table-cell office:value-type="float" office:value="0" calcext:value-type="float">
            <text:p>0</text:p>
          </table:table-cell>
          <table:table-cell office:value-type="float" office:value="0.447385" calcext:value-type="float">
            <text:p>0.447385</text:p>
          </table:table-cell>
          <table:table-cell office:value-type="float" office:value="0.5619577" calcext:value-type="float">
            <text:p>0.5619577</text:p>
          </table:table-cell>
          <table:table-cell office:value-type="float" office:value="0.3229703" calcext:value-type="float">
            <text:p>0.3229703</text:p>
          </table:table-cell>
          <table:table-cell office:value-type="float" office:value="0.3229047" calcext:value-type="float">
            <text:p>0.3229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4722" calcext:value-type="float">
            <text:p>28.84722</text:p>
          </table:table-cell>
          <table:table-cell office:value-type="float" office:value="32.72976" calcext:value-type="float">
            <text:p>32.7297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1999" calcext:value-type="float">
            <text:p>21081999</text:p>
          </table:table-cell>
          <table:table-cell office:value-type="float" office:value="0.4577951" calcext:value-type="float">
            <text:p>0.4577951</text:p>
          </table:table-cell>
          <table:table-cell office:value-type="float" office:value="132.2946" calcext:value-type="float">
            <text:p>132.29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78687" calcext:value-type="float">
            <text:p>44.78687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4527252" calcext:value-type="float">
            <text:p>0.004527252</text:p>
          </table:table-cell>
          <table:table-cell office:value-type="float" office:value="0.08467465" calcext:value-type="float">
            <text:p>0.08467465</text:p>
          </table:table-cell>
          <table:table-cell office:value-type="float" office:value="1643.642" calcext:value-type="float">
            <text:p>1643.642</text:p>
          </table:table-cell>
          <table:table-cell office:value-type="float" office:value="0.8018667" calcext:value-type="float">
            <text:p>0.8018667</text:p>
          </table:table-cell>
          <table:table-cell office:value-type="float" office:value="0" calcext:value-type="float">
            <text:p>0</text:p>
          </table:table-cell>
          <table:table-cell office:value-type="float" office:value="0.4596718" calcext:value-type="float">
            <text:p>0.4596718</text:p>
          </table:table-cell>
          <table:table-cell office:value-type="float" office:value="0.5488026" calcext:value-type="float">
            <text:p>0.5488026</text:p>
          </table:table-cell>
          <table:table-cell office:value-type="float" office:value="0.3231396" calcext:value-type="float">
            <text:p>0.3231396</text:p>
          </table:table-cell>
          <table:table-cell office:value-type="float" office:value="0.3230735" calcext:value-type="float">
            <text:p>0.3230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5768" calcext:value-type="float">
            <text:p>28.85768</text:p>
          </table:table-cell>
          <table:table-cell office:value-type="float" office:value="32.75338" calcext:value-type="float">
            <text:p>32.7533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1999" calcext:value-type="float">
            <text:p>22081999</text:p>
          </table:table-cell>
          <table:table-cell office:value-type="float" office:value="0.4561705" calcext:value-type="float">
            <text:p>0.4561705</text:p>
          </table:table-cell>
          <table:table-cell office:value-type="float" office:value="132.2806" calcext:value-type="float">
            <text:p>132.28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82426" calcext:value-type="float">
            <text:p>44.82426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4532035" calcext:value-type="float">
            <text:p>0.004532035</text:p>
          </table:table-cell>
          <table:table-cell office:value-type="float" office:value="0.08469586" calcext:value-type="float">
            <text:p>0.08469586</text:p>
          </table:table-cell>
          <table:table-cell office:value-type="float" office:value="1643.62" calcext:value-type="float">
            <text:p>1643.62</text:p>
          </table:table-cell>
          <table:table-cell office:value-type="float" office:value="0.8006781" calcext:value-type="float">
            <text:p>0.8006781</text:p>
          </table:table-cell>
          <table:table-cell office:value-type="float" office:value="0" calcext:value-type="float">
            <text:p>0</text:p>
          </table:table-cell>
          <table:table-cell office:value-type="float" office:value="0.4545883" calcext:value-type="float">
            <text:p>0.4545883</text:p>
          </table:table-cell>
          <table:table-cell office:value-type="float" office:value="0.5683085" calcext:value-type="float">
            <text:p>0.5683085</text:p>
          </table:table-cell>
          <table:table-cell office:value-type="float" office:value="0.3233075" calcext:value-type="float">
            <text:p>0.3233075</text:p>
          </table:table-cell>
          <table:table-cell office:value-type="float" office:value="0.3232415" calcext:value-type="float">
            <text:p>0.3232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6916" calcext:value-type="float">
            <text:p>28.86916</text:p>
          </table:table-cell>
          <table:table-cell office:value-type="float" office:value="32.777" calcext:value-type="float">
            <text:p>32.77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1999" calcext:value-type="float">
            <text:p>23081999</text:p>
          </table:table-cell>
          <table:table-cell office:value-type="float" office:value="0.4543675" calcext:value-type="float">
            <text:p>0.4543675</text:p>
          </table:table-cell>
          <table:table-cell office:value-type="float" office:value="132.2652" calcext:value-type="float">
            <text:p>132.26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86241" calcext:value-type="float">
            <text:p>44.86241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4536849" calcext:value-type="float">
            <text:p>0.004536849</text:p>
          </table:table-cell>
          <table:table-cell office:value-type="float" office:value="0.08471623" calcext:value-type="float">
            <text:p>0.08471623</text:p>
          </table:table-cell>
          <table:table-cell office:value-type="float" office:value="1643.599" calcext:value-type="float">
            <text:p>1643.599</text:p>
          </table:table-cell>
          <table:table-cell office:value-type="float" office:value="0.7994484" calcext:value-type="float">
            <text:p>0.7994484</text:p>
          </table:table-cell>
          <table:table-cell office:value-type="float" office:value="0" calcext:value-type="float">
            <text:p>0</text:p>
          </table:table-cell>
          <table:table-cell office:value-type="float" office:value="0.4586278" calcext:value-type="float">
            <text:p>0.4586278</text:p>
          </table:table-cell>
          <table:table-cell office:value-type="float" office:value="0.5834377" calcext:value-type="float">
            <text:p>0.5834377</text:p>
          </table:table-cell>
          <table:table-cell office:value-type="float" office:value="0.3234755" calcext:value-type="float">
            <text:p>0.3234755</text:p>
          </table:table-cell>
          <table:table-cell office:value-type="float" office:value="0.3234096" calcext:value-type="float">
            <text:p>0.3234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8135" calcext:value-type="float">
            <text:p>28.88135</text:p>
          </table:table-cell>
          <table:table-cell office:value-type="float" office:value="32.80544" calcext:value-type="float">
            <text:p>32.8054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1999" calcext:value-type="float">
            <text:p>24081999</text:p>
          </table:table-cell>
          <table:table-cell office:value-type="float" office:value="0.4524314" calcext:value-type="float">
            <text:p>0.4524314</text:p>
          </table:table-cell>
          <table:table-cell office:value-type="float" office:value="132.2491" calcext:value-type="float">
            <text:p>132.249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90111" calcext:value-type="float">
            <text:p>44.90111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4541675" calcext:value-type="float">
            <text:p>0.004541675</text:p>
          </table:table-cell>
          <table:table-cell office:value-type="float" office:value="0.08473594" calcext:value-type="float">
            <text:p>0.08473594</text:p>
          </table:table-cell>
          <table:table-cell office:value-type="float" office:value="1643.578" calcext:value-type="float">
            <text:p>1643.578</text:p>
          </table:table-cell>
          <table:table-cell office:value-type="float" office:value="0.7978736" calcext:value-type="float">
            <text:p>0.7978736</text:p>
          </table:table-cell>
          <table:table-cell office:value-type="float" office:value="0" calcext:value-type="float">
            <text:p>0</text:p>
          </table:table-cell>
          <table:table-cell office:value-type="float" office:value="0.4753124" calcext:value-type="float">
            <text:p>0.4753124</text:p>
          </table:table-cell>
          <table:table-cell office:value-type="float" office:value="0.5961373" calcext:value-type="float">
            <text:p>0.5961373</text:p>
          </table:table-cell>
          <table:table-cell office:value-type="float" office:value="0.3236436" calcext:value-type="float">
            <text:p>0.3236436</text:p>
          </table:table-cell>
          <table:table-cell office:value-type="float" office:value="0.3235777" calcext:value-type="float">
            <text:p>0.3235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9397" calcext:value-type="float">
            <text:p>28.89397</text:p>
          </table:table-cell>
          <table:table-cell office:value-type="float" office:value="32.83677" calcext:value-type="float">
            <text:p>32.8367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1999" calcext:value-type="float">
            <text:p>25081999</text:p>
          </table:table-cell>
          <table:table-cell office:value-type="float" office:value="0.4504331" calcext:value-type="float">
            <text:p>0.4504331</text:p>
          </table:table-cell>
          <table:table-cell office:value-type="float" office:value="132.2322" calcext:value-type="float">
            <text:p>132.23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94036" calcext:value-type="float">
            <text:p>44.94036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4546516" calcext:value-type="float">
            <text:p>0.004546516</text:p>
          </table:table-cell>
          <table:table-cell office:value-type="float" office:value="0.08475475" calcext:value-type="float">
            <text:p>0.08475475</text:p>
          </table:table-cell>
          <table:table-cell office:value-type="float" office:value="1643.557" calcext:value-type="float">
            <text:p>1643.557</text:p>
          </table:table-cell>
          <table:table-cell office:value-type="float" office:value="0.7963849" calcext:value-type="float">
            <text:p>0.7963849</text:p>
          </table:table-cell>
          <table:table-cell office:value-type="float" office:value="0" calcext:value-type="float">
            <text:p>0</text:p>
          </table:table-cell>
          <table:table-cell office:value-type="float" office:value="0.4693078" calcext:value-type="float">
            <text:p>0.4693078</text:p>
          </table:table-cell>
          <table:table-cell office:value-type="float" office:value="0.6008443" calcext:value-type="float">
            <text:p>0.6008443</text:p>
          </table:table-cell>
          <table:table-cell office:value-type="float" office:value="0.3238113" calcext:value-type="float">
            <text:p>0.3238113</text:p>
          </table:table-cell>
          <table:table-cell office:value-type="float" office:value="0.3237455" calcext:value-type="float">
            <text:p>0.3237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0683" calcext:value-type="float">
            <text:p>28.90683</text:p>
          </table:table-cell>
          <table:table-cell office:value-type="float" office:value="32.87077" calcext:value-type="float">
            <text:p>32.8707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1999" calcext:value-type="float">
            <text:p>26081999</text:p>
          </table:table-cell>
          <table:table-cell office:value-type="float" office:value="0.4486523" calcext:value-type="float">
            <text:p>0.4486523</text:p>
          </table:table-cell>
          <table:table-cell office:value-type="float" office:value="132.2158" calcext:value-type="float">
            <text:p>132.215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97966" calcext:value-type="float">
            <text:p>44.97966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455135" calcext:value-type="float">
            <text:p>0.00455135</text:p>
          </table:table-cell>
          <table:table-cell office:value-type="float" office:value="0.08477299" calcext:value-type="float">
            <text:p>0.08477299</text:p>
          </table:table-cell>
          <table:table-cell office:value-type="float" office:value="1643.536" calcext:value-type="float">
            <text:p>1643.536</text:p>
          </table:table-cell>
          <table:table-cell office:value-type="float" office:value="0.7955623" calcext:value-type="float">
            <text:p>0.7955623</text:p>
          </table:table-cell>
          <table:table-cell office:value-type="float" office:value="0" calcext:value-type="float">
            <text:p>0</text:p>
          </table:table-cell>
          <table:table-cell office:value-type="float" office:value="0.4505154" calcext:value-type="float">
            <text:p>0.4505154</text:p>
          </table:table-cell>
          <table:table-cell office:value-type="float" office:value="0.5880715" calcext:value-type="float">
            <text:p>0.5880715</text:p>
          </table:table-cell>
          <table:table-cell office:value-type="float" office:value="0.3239788" calcext:value-type="float">
            <text:p>0.3239788</text:p>
          </table:table-cell>
          <table:table-cell office:value-type="float" office:value="0.3239129" calcext:value-type="float">
            <text:p>0.3239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1828" calcext:value-type="float">
            <text:p>28.91828</text:p>
          </table:table-cell>
          <table:table-cell office:value-type="float" office:value="32.90321" calcext:value-type="float">
            <text:p>32.9032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1999" calcext:value-type="float">
            <text:p>27081999</text:p>
          </table:table-cell>
          <table:table-cell office:value-type="float" office:value="0.4467468" calcext:value-type="float">
            <text:p>0.4467468</text:p>
          </table:table-cell>
          <table:table-cell office:value-type="float" office:value="132.1991" calcext:value-type="float">
            <text:p>132.199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01882" calcext:value-type="float">
            <text:p>45.01882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4556176" calcext:value-type="float">
            <text:p>0.004556176</text:p>
          </table:table-cell>
          <table:table-cell office:value-type="float" office:value="0.08479017" calcext:value-type="float">
            <text:p>0.08479017</text:p>
          </table:table-cell>
          <table:table-cell office:value-type="float" office:value="1643.516" calcext:value-type="float">
            <text:p>1643.516</text:p>
          </table:table-cell>
          <table:table-cell office:value-type="float" office:value="0.7942455" calcext:value-type="float">
            <text:p>0.7942455</text:p>
          </table:table-cell>
          <table:table-cell office:value-type="float" office:value="0" calcext:value-type="float">
            <text:p>0</text:p>
          </table:table-cell>
          <table:table-cell office:value-type="float" office:value="0.4471055" calcext:value-type="float">
            <text:p>0.4471055</text:p>
          </table:table-cell>
          <table:table-cell office:value-type="float" office:value="0.597773" calcext:value-type="float">
            <text:p>0.597773</text:p>
          </table:table-cell>
          <table:table-cell office:value-type="float" office:value="0.3241462" calcext:value-type="float">
            <text:p>0.3241462</text:p>
          </table:table-cell>
          <table:table-cell office:value-type="float" office:value="0.32408" calcext:value-type="float">
            <text:p>0.32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3035" calcext:value-type="float">
            <text:p>28.93035</text:p>
          </table:table-cell>
          <table:table-cell office:value-type="float" office:value="32.93539" calcext:value-type="float">
            <text:p>32.935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1999" calcext:value-type="float">
            <text:p>28081999</text:p>
          </table:table-cell>
          <table:table-cell office:value-type="float" office:value="0.4445868" calcext:value-type="float">
            <text:p>0.4445868</text:p>
          </table:table-cell>
          <table:table-cell office:value-type="float" office:value="132.1813" calcext:value-type="float">
            <text:p>132.18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05837" calcext:value-type="float">
            <text:p>45.05837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4561026" calcext:value-type="float">
            <text:p>0.004561026</text:p>
          </table:table-cell>
          <table:table-cell office:value-type="float" office:value="0.0848057" calcext:value-type="float">
            <text:p>0.0848057</text:p>
          </table:table-cell>
          <table:table-cell office:value-type="float" office:value="1643.495" calcext:value-type="float">
            <text:p>1643.495</text:p>
          </table:table-cell>
          <table:table-cell office:value-type="float" office:value="0.7917474" calcext:value-type="float">
            <text:p>0.7917474</text:p>
          </table:table-cell>
          <table:table-cell office:value-type="float" office:value="0" calcext:value-type="float">
            <text:p>0</text:p>
          </table:table-cell>
          <table:table-cell office:value-type="float" office:value="0.5169953" calcext:value-type="float">
            <text:p>0.5169953</text:p>
          </table:table-cell>
          <table:table-cell office:value-type="float" office:value="0.6152245" calcext:value-type="float">
            <text:p>0.6152245</text:p>
          </table:table-cell>
          <table:table-cell office:value-type="float" office:value="0.3243125" calcext:value-type="float">
            <text:p>0.3243125</text:p>
          </table:table-cell>
          <table:table-cell office:value-type="float" office:value="0.3242459" calcext:value-type="float">
            <text:p>0.3242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439" calcext:value-type="float">
            <text:p>28.9439</text:p>
          </table:table-cell>
          <table:table-cell office:value-type="float" office:value="32.97157" calcext:value-type="float">
            <text:p>32.9715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1999" calcext:value-type="float">
            <text:p>29081999</text:p>
          </table:table-cell>
          <table:table-cell office:value-type="float" office:value="0.4429555" calcext:value-type="float">
            <text:p>0.4429555</text:p>
          </table:table-cell>
          <table:table-cell office:value-type="float" office:value="132.165" calcext:value-type="float">
            <text:p>132.1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09779" calcext:value-type="float">
            <text:p>45.09779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4565853" calcext:value-type="float">
            <text:p>0.004565853</text:p>
          </table:table-cell>
          <table:table-cell office:value-type="float" office:value="0.08482151" calcext:value-type="float">
            <text:p>0.08482151</text:p>
          </table:table-cell>
          <table:table-cell office:value-type="float" office:value="1643.475" calcext:value-type="float">
            <text:p>1643.475</text:p>
          </table:table-cell>
          <table:table-cell office:value-type="float" office:value="0.7912046" calcext:value-type="float">
            <text:p>0.7912046</text:p>
          </table:table-cell>
          <table:table-cell office:value-type="float" office:value="0" calcext:value-type="float">
            <text:p>0</text:p>
          </table:table-cell>
          <table:table-cell office:value-type="float" office:value="0.4445914" calcext:value-type="float">
            <text:p>0.4445914</text:p>
          </table:table-cell>
          <table:table-cell office:value-type="float" office:value="0.5733142" calcext:value-type="float">
            <text:p>0.5733142</text:p>
          </table:table-cell>
          <table:table-cell office:value-type="float" office:value="0.3244767" calcext:value-type="float">
            <text:p>0.3244767</text:p>
          </table:table-cell>
          <table:table-cell office:value-type="float" office:value="0.3244119" calcext:value-type="float">
            <text:p>0.3244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5514" calcext:value-type="float">
            <text:p>28.95514</text:p>
          </table:table-cell>
          <table:table-cell office:value-type="float" office:value="33.00469" calcext:value-type="float">
            <text:p>33.0046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1999" calcext:value-type="float">
            <text:p>30081999</text:p>
          </table:table-cell>
          <table:table-cell office:value-type="float" office:value="0.4415258" calcext:value-type="float">
            <text:p>0.4415258</text:p>
          </table:table-cell>
          <table:table-cell office:value-type="float" office:value="132.1507" calcext:value-type="float">
            <text:p>132.15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13574" calcext:value-type="float">
            <text:p>45.13574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4570613" calcext:value-type="float">
            <text:p>0.004570613</text:p>
          </table:table-cell>
          <table:table-cell office:value-type="float" office:value="0.08483712" calcext:value-type="float">
            <text:p>0.08483712</text:p>
          </table:table-cell>
          <table:table-cell office:value-type="float" office:value="1643.454" calcext:value-type="float">
            <text:p>1643.454</text:p>
          </table:table-cell>
          <table:table-cell office:value-type="float" office:value="0.7903708" calcext:value-type="float">
            <text:p>0.7903708</text:p>
          </table:table-cell>
          <table:table-cell office:value-type="float" office:value="0" calcext:value-type="float">
            <text:p>0</text:p>
          </table:table-cell>
          <table:table-cell office:value-type="float" office:value="0.4351745" calcext:value-type="float">
            <text:p>0.4351745</text:p>
          </table:table-cell>
          <table:table-cell office:value-type="float" office:value="0.5594252" calcext:value-type="float">
            <text:p>0.5594252</text:p>
          </table:table-cell>
          <table:table-cell office:value-type="float" office:value="0.3246424" calcext:value-type="float">
            <text:p>0.3246424</text:p>
          </table:table-cell>
          <table:table-cell office:value-type="float" office:value="0.3245778" calcext:value-type="float">
            <text:p>0.3245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6474" calcext:value-type="float">
            <text:p>28.96474</text:p>
          </table:table-cell>
          <table:table-cell office:value-type="float" office:value="33.02954" calcext:value-type="float">
            <text:p>33.0295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1999" calcext:value-type="float">
            <text:p>31081999</text:p>
          </table:table-cell>
          <table:table-cell office:value-type="float" office:value="0.4401274" calcext:value-type="float">
            <text:p>0.4401274</text:p>
          </table:table-cell>
          <table:table-cell office:value-type="float" office:value="132.1368" calcext:value-type="float">
            <text:p>132.13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17295" calcext:value-type="float">
            <text:p>45.17295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4575348" calcext:value-type="float">
            <text:p>0.004575348</text:p>
          </table:table-cell>
          <table:table-cell office:value-type="float" office:value="0.08485215" calcext:value-type="float">
            <text:p>0.08485215</text:p>
          </table:table-cell>
          <table:table-cell office:value-type="float" office:value="1643.432" calcext:value-type="float">
            <text:p>1643.432</text:p>
          </table:table-cell>
          <table:table-cell office:value-type="float" office:value="0.7894388" calcext:value-type="float">
            <text:p>0.7894388</text:p>
          </table:table-cell>
          <table:table-cell office:value-type="float" office:value="0" calcext:value-type="float">
            <text:p>0</text:p>
          </table:table-cell>
          <table:table-cell office:value-type="float" office:value="0.4355232" calcext:value-type="float">
            <text:p>0.4355232</text:p>
          </table:table-cell>
          <table:table-cell office:value-type="float" office:value="0.5595149" calcext:value-type="float">
            <text:p>0.5595149</text:p>
          </table:table-cell>
          <table:table-cell office:value-type="float" office:value="0.3248082" calcext:value-type="float">
            <text:p>0.3248082</text:p>
          </table:table-cell>
          <table:table-cell office:value-type="float" office:value="0.3247437" calcext:value-type="float">
            <text:p>0.3247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7425" calcext:value-type="float">
            <text:p>28.97425</text:p>
          </table:table-cell>
          <table:table-cell office:value-type="float" office:value="33.0521" calcext:value-type="float">
            <text:p>33.052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1999" calcext:value-type="float">
            <text:p>1091999</text:p>
          </table:table-cell>
          <table:table-cell office:value-type="float" office:value="0.4386062" calcext:value-type="float">
            <text:p>0.4386062</text:p>
          </table:table-cell>
          <table:table-cell office:value-type="float" office:value="132.1222" calcext:value-type="float">
            <text:p>132.12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21007" calcext:value-type="float">
            <text:p>45.21007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4580085" calcext:value-type="float">
            <text:p>0.004580085</text:p>
          </table:table-cell>
          <table:table-cell office:value-type="float" office:value="0.084867" calcext:value-type="float">
            <text:p>0.084867</text:p>
          </table:table-cell>
          <table:table-cell office:value-type="float" office:value="1643.411" calcext:value-type="float">
            <text:p>1643.411</text:p>
          </table:table-cell>
          <table:table-cell office:value-type="float" office:value="0.7883682" calcext:value-type="float">
            <text:p>0.7883682</text:p>
          </table:table-cell>
          <table:table-cell office:value-type="float" office:value="0" calcext:value-type="float">
            <text:p>0</text:p>
          </table:table-cell>
          <table:table-cell office:value-type="float" office:value="0.4575241" calcext:value-type="float">
            <text:p>0.4575241</text:p>
          </table:table-cell>
          <table:table-cell office:value-type="float" office:value="0.5720172" calcext:value-type="float">
            <text:p>0.5720172</text:p>
          </table:table-cell>
          <table:table-cell office:value-type="float" office:value="0.3249741" calcext:value-type="float">
            <text:p>0.3249741</text:p>
          </table:table-cell>
          <table:table-cell office:value-type="float" office:value="0.324909" calcext:value-type="float">
            <text:p>0.324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8431" calcext:value-type="float">
            <text:p>28.98431</text:p>
          </table:table-cell>
          <table:table-cell office:value-type="float" office:value="33.07636" calcext:value-type="float">
            <text:p>33.0763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1999" calcext:value-type="float">
            <text:p>2091999</text:p>
          </table:table-cell>
          <table:table-cell office:value-type="float" office:value="0.4369161" calcext:value-type="float">
            <text:p>0.4369161</text:p>
          </table:table-cell>
          <table:table-cell office:value-type="float" office:value="132.1064" calcext:value-type="float">
            <text:p>132.10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24784" calcext:value-type="float">
            <text:p>45.24784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4584855" calcext:value-type="float">
            <text:p>0.004584855</text:p>
          </table:table-cell>
          <table:table-cell office:value-type="float" office:value="0.0848818" calcext:value-type="float">
            <text:p>0.0848818</text:p>
          </table:table-cell>
          <table:table-cell office:value-type="float" office:value="1643.39" calcext:value-type="float">
            <text:p>1643.39</text:p>
          </table:table-cell>
          <table:table-cell office:value-type="float" office:value="0.7871232" calcext:value-type="float">
            <text:p>0.7871232</text:p>
          </table:table-cell>
          <table:table-cell office:value-type="float" office:value="0" calcext:value-type="float">
            <text:p>0</text:p>
          </table:table-cell>
          <table:table-cell office:value-type="float" office:value="0.4414615" calcext:value-type="float">
            <text:p>0.4414615</text:p>
          </table:table-cell>
          <table:table-cell office:value-type="float" office:value="0.5847275" calcext:value-type="float">
            <text:p>0.5847275</text:p>
          </table:table-cell>
          <table:table-cell office:value-type="float" office:value="0.3251391" calcext:value-type="float">
            <text:p>0.3251391</text:p>
          </table:table-cell>
          <table:table-cell office:value-type="float" office:value="0.3250735" calcext:value-type="float">
            <text:p>0.3250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9495" calcext:value-type="float">
            <text:p>28.99495</text:p>
          </table:table-cell>
          <table:table-cell office:value-type="float" office:value="33.10463" calcext:value-type="float">
            <text:p>33.1046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1999" calcext:value-type="float">
            <text:p>3091999</text:p>
          </table:table-cell>
          <table:table-cell office:value-type="float" office:value="0.435214" calcext:value-type="float">
            <text:p>0.435214</text:p>
          </table:table-cell>
          <table:table-cell office:value-type="float" office:value="132.0902" calcext:value-type="float">
            <text:p>132.090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28604" calcext:value-type="float">
            <text:p>45.28604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458963" calcext:value-type="float">
            <text:p>0.00458963</text:p>
          </table:table-cell>
          <table:table-cell office:value-type="float" office:value="0.08489679" calcext:value-type="float">
            <text:p>0.08489679</text:p>
          </table:table-cell>
          <table:table-cell office:value-type="float" office:value="1643.369" calcext:value-type="float">
            <text:p>1643.369</text:p>
          </table:table-cell>
          <table:table-cell office:value-type="float" office:value="0.7859204" calcext:value-type="float">
            <text:p>0.7859204</text:p>
          </table:table-cell>
          <table:table-cell office:value-type="float" office:value="0" calcext:value-type="float">
            <text:p>0</text:p>
          </table:table-cell>
          <table:table-cell office:value-type="float" office:value="0.4450439" calcext:value-type="float">
            <text:p>0.4450439</text:p>
          </table:table-cell>
          <table:table-cell office:value-type="float" office:value="0.5901682" calcext:value-type="float">
            <text:p>0.5901682</text:p>
          </table:table-cell>
          <table:table-cell office:value-type="float" office:value="0.325304" calcext:value-type="float">
            <text:p>0.325304</text:p>
          </table:table-cell>
          <table:table-cell office:value-type="float" office:value="0.3252379" calcext:value-type="float">
            <text:p>0.3252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0572" calcext:value-type="float">
            <text:p>29.00572</text:p>
          </table:table-cell>
          <table:table-cell office:value-type="float" office:value="33.13424" calcext:value-type="float">
            <text:p>33.1342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1999" calcext:value-type="float">
            <text:p>4091999</text:p>
          </table:table-cell>
          <table:table-cell office:value-type="float" office:value="0.433389" calcext:value-type="float">
            <text:p>0.433389</text:p>
          </table:table-cell>
          <table:table-cell office:value-type="float" office:value="132.0732" calcext:value-type="float">
            <text:p>132.07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32458" calcext:value-type="float">
            <text:p>45.32458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4594418" calcext:value-type="float">
            <text:p>0.004594418</text:p>
          </table:table-cell>
          <table:table-cell office:value-type="float" office:value="0.0849099" calcext:value-type="float">
            <text:p>0.0849099</text:p>
          </table:table-cell>
          <table:table-cell office:value-type="float" office:value="1643.35" calcext:value-type="float">
            <text:p>1643.35</text:p>
          </table:table-cell>
          <table:table-cell office:value-type="float" office:value="0.7844281" calcext:value-type="float">
            <text:p>0.7844281</text:p>
          </table:table-cell>
          <table:table-cell office:value-type="float" office:value="0" calcext:value-type="float">
            <text:p>0</text:p>
          </table:table-cell>
          <table:table-cell office:value-type="float" office:value="0.4533102" calcext:value-type="float">
            <text:p>0.4533102</text:p>
          </table:table-cell>
          <table:table-cell office:value-type="float" office:value="0.5991712" calcext:value-type="float">
            <text:p>0.5991712</text:p>
          </table:table-cell>
          <table:table-cell office:value-type="float" office:value="0.3254682" calcext:value-type="float">
            <text:p>0.3254682</text:p>
          </table:table-cell>
          <table:table-cell office:value-type="float" office:value="0.3254017" calcext:value-type="float">
            <text:p>0.3254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1707" calcext:value-type="float">
            <text:p>29.01707</text:p>
          </table:table-cell>
          <table:table-cell office:value-type="float" office:value="33.16631" calcext:value-type="float">
            <text:p>33.1663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1999" calcext:value-type="float">
            <text:p>5091999</text:p>
          </table:table-cell>
          <table:table-cell office:value-type="float" office:value="0.4316939" calcext:value-type="float">
            <text:p>0.4316939</text:p>
          </table:table-cell>
          <table:table-cell office:value-type="float" office:value="132.0563" calcext:value-type="float">
            <text:p>132.05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36335" calcext:value-type="float">
            <text:p>45.36335</text:p>
          </table:table-cell>
          <table:table-cell office:value-type="float" office:value="0.00002158086" calcext:value-type="float">
            <text:p>2.158086E-05</text:p>
          </table:table-cell>
          <table:table-cell office:value-type="float" office:value="0.00459922" calcext:value-type="float">
            <text:p>0.00459922</text:p>
          </table:table-cell>
          <table:table-cell office:value-type="float" office:value="0.08492255" calcext:value-type="float">
            <text:p>0.08492255</text:p>
          </table:table-cell>
          <table:table-cell office:value-type="float" office:value="1643.33" calcext:value-type="float">
            <text:p>1643.33</text:p>
          </table:table-cell>
          <table:table-cell office:value-type="float" office:value="0.783685" calcext:value-type="float">
            <text:p>0.783685</text:p>
          </table:table-cell>
          <table:table-cell office:value-type="float" office:value="0" calcext:value-type="float">
            <text:p>0</text:p>
          </table:table-cell>
          <table:table-cell office:value-type="float" office:value="0.4442995" calcext:value-type="float">
            <text:p>0.4442995</text:p>
          </table:table-cell>
          <table:table-cell office:value-type="float" office:value="0.591243" calcext:value-type="float">
            <text:p>0.591243</text:p>
          </table:table-cell>
          <table:table-cell office:value-type="float" office:value="0.3256322" calcext:value-type="float">
            <text:p>0.3256322</text:p>
          </table:table-cell>
          <table:table-cell office:value-type="float" office:value="0.3255656" calcext:value-type="float">
            <text:p>0.3255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2789" calcext:value-type="float">
            <text:p>29.02789</text:p>
          </table:table-cell>
          <table:table-cell office:value-type="float" office:value="33.19863" calcext:value-type="float">
            <text:p>33.1986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1999" calcext:value-type="float">
            <text:p>6091999</text:p>
          </table:table-cell>
          <table:table-cell office:value-type="float" office:value="0.4301831" calcext:value-type="float">
            <text:p>0.4301831</text:p>
          </table:table-cell>
          <table:table-cell office:value-type="float" office:value="132.0406" calcext:value-type="float">
            <text:p>132.04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40258" calcext:value-type="float">
            <text:p>45.40258</text:p>
          </table:table-cell>
          <table:table-cell office:value-type="float" office:value="0.00003908493" calcext:value-type="float">
            <text:p>3.908493E-05</text:p>
          </table:table-cell>
          <table:table-cell office:value-type="float" office:value="0.004651383" calcext:value-type="float">
            <text:p>0.004651383</text:p>
          </table:table-cell>
          <table:table-cell office:value-type="float" office:value="0.08625072" calcext:value-type="float">
            <text:p>0.08625072</text:p>
          </table:table-cell>
          <table:table-cell office:value-type="float" office:value="1643.311" calcext:value-type="float">
            <text:p>1643.311</text:p>
          </table:table-cell>
          <table:table-cell office:value-type="float" office:value="0.7834882" calcext:value-type="float">
            <text:p>0.7834882</text:p>
          </table:table-cell>
          <table:table-cell office:value-type="float" office:value="0" calcext:value-type="float">
            <text:p>0</text:p>
          </table:table-cell>
          <table:table-cell office:value-type="float" office:value="0.5510196" calcext:value-type="float">
            <text:p>0.5510196</text:p>
          </table:table-cell>
          <table:table-cell office:value-type="float" office:value="0.5959349" calcext:value-type="float">
            <text:p>0.5959349</text:p>
          </table:table-cell>
          <table:table-cell office:value-type="float" office:value="0.3258983" calcext:value-type="float">
            <text:p>0.3258983</text:p>
          </table:table-cell>
          <table:table-cell office:value-type="float" office:value="0.3257294" calcext:value-type="float">
            <text:p>0.3257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6532" calcext:value-type="float">
            <text:p>29.06532</text:p>
          </table:table-cell>
          <table:table-cell office:value-type="float" office:value="33.22711" calcext:value-type="float">
            <text:p>33.2271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1999" calcext:value-type="float">
            <text:p>7091999</text:p>
          </table:table-cell>
          <table:table-cell office:value-type="float" office:value="0.4288512" calcext:value-type="float">
            <text:p>0.4288512</text:p>
          </table:table-cell>
          <table:table-cell office:value-type="float" office:value="132.0265" calcext:value-type="float">
            <text:p>132.02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44039" calcext:value-type="float">
            <text:p>45.44039</text:p>
          </table:table-cell>
          <table:table-cell office:value-type="float" office:value="0.00003908493" calcext:value-type="float">
            <text:p>3.908493E-05</text:p>
          </table:table-cell>
          <table:table-cell office:value-type="float" office:value="0.004724006" calcext:value-type="float">
            <text:p>0.004724006</text:p>
          </table:table-cell>
          <table:table-cell office:value-type="float" office:value="0.08789342" calcext:value-type="float">
            <text:p>0.08789342</text:p>
          </table:table-cell>
          <table:table-cell office:value-type="float" office:value="1643.292" calcext:value-type="float">
            <text:p>1643.292</text:p>
          </table:table-cell>
          <table:table-cell office:value-type="float" office:value="0.7831823" calcext:value-type="float">
            <text:p>0.7831823</text:p>
          </table:table-cell>
          <table:table-cell office:value-type="float" office:value="0" calcext:value-type="float">
            <text:p>0</text:p>
          </table:table-cell>
          <table:table-cell office:value-type="float" office:value="0.3351702" calcext:value-type="float">
            <text:p>0.3351702</text:p>
          </table:table-cell>
          <table:table-cell office:value-type="float" office:value="0.4394718" calcext:value-type="float">
            <text:p>0.4394718</text:p>
          </table:table-cell>
          <table:table-cell office:value-type="float" office:value="0.3260169" calcext:value-type="float">
            <text:p>0.3260169</text:p>
          </table:table-cell>
          <table:table-cell office:value-type="float" office:value="0.325893" calcext:value-type="float">
            <text:p>0.325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768" calcext:value-type="float">
            <text:p>29.0768</text:p>
          </table:table-cell>
          <table:table-cell office:value-type="float" office:value="33.23478" calcext:value-type="float">
            <text:p>33.2347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1999" calcext:value-type="float">
            <text:p>8091999</text:p>
          </table:table-cell>
          <table:table-cell office:value-type="float" office:value="0.4276295" calcext:value-type="float">
            <text:p>0.4276295</text:p>
          </table:table-cell>
          <table:table-cell office:value-type="float" office:value="132.0134" calcext:value-type="float">
            <text:p>132.01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47633" calcext:value-type="float">
            <text:p>45.47633</text:p>
          </table:table-cell>
          <table:table-cell office:value-type="float" office:value="0.00003908493" calcext:value-type="float">
            <text:p>3.908493E-05</text:p>
          </table:table-cell>
          <table:table-cell office:value-type="float" office:value="0.004796837" calcext:value-type="float">
            <text:p>0.004796837</text:p>
          </table:table-cell>
          <table:table-cell office:value-type="float" office:value="0.08972073" calcext:value-type="float">
            <text:p>0.08972073</text:p>
          </table:table-cell>
          <table:table-cell office:value-type="float" office:value="1643.273" calcext:value-type="float">
            <text:p>1643.273</text:p>
          </table:table-cell>
          <table:table-cell office:value-type="float" office:value="0.7828235" calcext:value-type="float">
            <text:p>0.7828235</text:p>
          </table:table-cell>
          <table:table-cell office:value-type="float" office:value="0" calcext:value-type="float">
            <text:p>0</text:p>
          </table:table-cell>
          <table:table-cell office:value-type="float" office:value="0.3777201" calcext:value-type="float">
            <text:p>0.3777201</text:p>
          </table:table-cell>
          <table:table-cell office:value-type="float" office:value="0.4768475" calcext:value-type="float">
            <text:p>0.4768475</text:p>
          </table:table-cell>
          <table:table-cell office:value-type="float" office:value="0.3261991" calcext:value-type="float">
            <text:p>0.3261991</text:p>
          </table:table-cell>
          <table:table-cell office:value-type="float" office:value="0.3260564" calcext:value-type="float">
            <text:p>0.3260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596" calcext:value-type="float">
            <text:p>29.0596</text:p>
          </table:table-cell>
          <table:table-cell office:value-type="float" office:value="33.21876" calcext:value-type="float">
            <text:p>33.2187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1999" calcext:value-type="float">
            <text:p>9091999</text:p>
          </table:table-cell>
          <table:table-cell office:value-type="float" office:value="0.4264103" calcext:value-type="float">
            <text:p>0.4264103</text:p>
          </table:table-cell>
          <table:table-cell office:value-type="float" office:value="132.0007" calcext:value-type="float">
            <text:p>132.00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5117" calcext:value-type="float">
            <text:p>45.5117</text:p>
          </table:table-cell>
          <table:table-cell office:value-type="float" office:value="0.00003908493" calcext:value-type="float">
            <text:p>3.908493E-05</text:p>
          </table:table-cell>
          <table:table-cell office:value-type="float" office:value="0.004866268" calcext:value-type="float">
            <text:p>0.004866268</text:p>
          </table:table-cell>
          <table:table-cell office:value-type="float" office:value="0.09145571" calcext:value-type="float">
            <text:p>0.09145571</text:p>
          </table:table-cell>
          <table:table-cell office:value-type="float" office:value="1643.254" calcext:value-type="float">
            <text:p>1643.254</text:p>
          </table:table-cell>
          <table:table-cell office:value-type="float" office:value="0.7823862" calcext:value-type="float">
            <text:p>0.7823862</text:p>
          </table:table-cell>
          <table:table-cell office:value-type="float" office:value="0" calcext:value-type="float">
            <text:p>0</text:p>
          </table:table-cell>
          <table:table-cell office:value-type="float" office:value="0.324378" calcext:value-type="float">
            <text:p>0.324378</text:p>
          </table:table-cell>
          <table:table-cell office:value-type="float" office:value="0.4313129" calcext:value-type="float">
            <text:p>0.4313129</text:p>
          </table:table-cell>
          <table:table-cell office:value-type="float" office:value="0.3263885" calcext:value-type="float">
            <text:p>0.3263885</text:p>
          </table:table-cell>
          <table:table-cell office:value-type="float" office:value="0.3262186" calcext:value-type="float">
            <text:p>0.3262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5964" calcext:value-type="float">
            <text:p>29.05964</text:p>
          </table:table-cell>
          <table:table-cell office:value-type="float" office:value="33.21996" calcext:value-type="float">
            <text:p>33.2199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1999" calcext:value-type="float">
            <text:p>10091999</text:p>
          </table:table-cell>
          <table:table-cell office:value-type="float" office:value="0.4252192" calcext:value-type="float">
            <text:p>0.4252192</text:p>
          </table:table-cell>
          <table:table-cell office:value-type="float" office:value="131.9883" calcext:value-type="float">
            <text:p>131.988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54669" calcext:value-type="float">
            <text:p>45.54669</text:p>
          </table:table-cell>
          <table:table-cell office:value-type="float" office:value="0.00003908493" calcext:value-type="float">
            <text:p>3.908493E-05</text:p>
          </table:table-cell>
          <table:table-cell office:value-type="float" office:value="0.004935116" calcext:value-type="float">
            <text:p>0.004935116</text:p>
          </table:table-cell>
          <table:table-cell office:value-type="float" office:value="0.09329193" calcext:value-type="float">
            <text:p>0.09329193</text:p>
          </table:table-cell>
          <table:table-cell office:value-type="float" office:value="1643.234" calcext:value-type="float">
            <text:p>1643.234</text:p>
          </table:table-cell>
          <table:table-cell office:value-type="float" office:value="0.7820082" calcext:value-type="float">
            <text:p>0.7820082</text:p>
          </table:table-cell>
          <table:table-cell office:value-type="float" office:value="0" calcext:value-type="float">
            <text:p>0</text:p>
          </table:table-cell>
          <table:table-cell office:value-type="float" office:value="0.6276104" calcext:value-type="float">
            <text:p>0.6276104</text:p>
          </table:table-cell>
          <table:table-cell office:value-type="float" office:value="0.5061563" calcext:value-type="float">
            <text:p>0.5061563</text:p>
          </table:table-cell>
          <table:table-cell office:value-type="float" office:value="0.3265497" calcext:value-type="float">
            <text:p>0.3265497</text:p>
          </table:table-cell>
          <table:table-cell office:value-type="float" office:value="0.3263803" calcext:value-type="float">
            <text:p>0.3263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6594" calcext:value-type="float">
            <text:p>29.06594</text:p>
          </table:table-cell>
          <table:table-cell office:value-type="float" office:value="33.20722" calcext:value-type="float">
            <text:p>33.2072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1999" calcext:value-type="float">
            <text:p>11091999</text:p>
          </table:table-cell>
          <table:table-cell office:value-type="float" office:value="0.4241273" calcext:value-type="float">
            <text:p>0.4241273</text:p>
          </table:table-cell>
          <table:table-cell office:value-type="float" office:value="131.9764" calcext:value-type="float">
            <text:p>131.97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58183" calcext:value-type="float">
            <text:p>45.58183</text:p>
          </table:table-cell>
          <table:table-cell office:value-type="float" office:value="0.00003908493" calcext:value-type="float">
            <text:p>3.908493E-05</text:p>
          </table:table-cell>
          <table:table-cell office:value-type="float" office:value="0.0049957" calcext:value-type="float">
            <text:p>0.0049957</text:p>
          </table:table-cell>
          <table:table-cell office:value-type="float" office:value="0.09489939" calcext:value-type="float">
            <text:p>0.09489939</text:p>
          </table:table-cell>
          <table:table-cell office:value-type="float" office:value="1643.213" calcext:value-type="float">
            <text:p>1643.213</text:p>
          </table:table-cell>
          <table:table-cell office:value-type="float" office:value="0.7811567" calcext:value-type="float">
            <text:p>0.7811567</text:p>
          </table:table-cell>
          <table:table-cell office:value-type="float" office:value="0" calcext:value-type="float">
            <text:p>0</text:p>
          </table:table-cell>
          <table:table-cell office:value-type="float" office:value="0.6830178" calcext:value-type="float">
            <text:p>0.6830178</text:p>
          </table:table-cell>
          <table:table-cell office:value-type="float" office:value="0.5256019" calcext:value-type="float">
            <text:p>0.5256019</text:p>
          </table:table-cell>
          <table:table-cell office:value-type="float" office:value="0.3266611" calcext:value-type="float">
            <text:p>0.3266611</text:p>
          </table:table-cell>
          <table:table-cell office:value-type="float" office:value="0.326542" calcext:value-type="float">
            <text:p>0.326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9976" calcext:value-type="float">
            <text:p>29.09976</text:p>
          </table:table-cell>
          <table:table-cell office:value-type="float" office:value="33.21937" calcext:value-type="float">
            <text:p>33.2193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1999" calcext:value-type="float">
            <text:p>12091999</text:p>
          </table:table-cell>
          <table:table-cell office:value-type="float" office:value="0.4229072" calcext:value-type="float">
            <text:p>0.4229072</text:p>
          </table:table-cell>
          <table:table-cell office:value-type="float" office:value="131.9638" calcext:value-type="float">
            <text:p>131.963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6168" calcext:value-type="float">
            <text:p>45.6168</text:p>
          </table:table-cell>
          <table:table-cell office:value-type="float" office:value="0.00003908493" calcext:value-type="float">
            <text:p>3.908493E-05</text:p>
          </table:table-cell>
          <table:table-cell office:value-type="float" office:value="0.005053107" calcext:value-type="float">
            <text:p>0.005053107</text:p>
          </table:table-cell>
          <table:table-cell office:value-type="float" office:value="0.09627564" calcext:value-type="float">
            <text:p>0.09627564</text:p>
          </table:table-cell>
          <table:table-cell office:value-type="float" office:value="1643.193" calcext:value-type="float">
            <text:p>1643.193</text:p>
          </table:table-cell>
          <table:table-cell office:value-type="float" office:value="0.7800918" calcext:value-type="float">
            <text:p>0.7800918</text:p>
          </table:table-cell>
          <table:table-cell office:value-type="float" office:value="0" calcext:value-type="float">
            <text:p>0</text:p>
          </table:table-cell>
          <table:table-cell office:value-type="float" office:value="0.4392448" calcext:value-type="float">
            <text:p>0.4392448</text:p>
          </table:table-cell>
          <table:table-cell office:value-type="float" office:value="0.5411773" calcext:value-type="float">
            <text:p>0.5411773</text:p>
          </table:table-cell>
          <table:table-cell office:value-type="float" office:value="0.3267861" calcext:value-type="float">
            <text:p>0.3267861</text:p>
          </table:table-cell>
          <table:table-cell office:value-type="float" office:value="0.3267034" calcext:value-type="float">
            <text:p>0.3267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1357" calcext:value-type="float">
            <text:p>29.11357</text:p>
          </table:table-cell>
          <table:table-cell office:value-type="float" office:value="33.23801" calcext:value-type="float">
            <text:p>33.238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1999" calcext:value-type="float">
            <text:p>13091999</text:p>
          </table:table-cell>
          <table:table-cell office:value-type="float" office:value="0.4216766" calcext:value-type="float">
            <text:p>0.4216766</text:p>
          </table:table-cell>
          <table:table-cell office:value-type="float" office:value="131.9509" calcext:value-type="float">
            <text:p>131.95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65212" calcext:value-type="float">
            <text:p>45.65212</text:p>
          </table:table-cell>
          <table:table-cell office:value-type="float" office:value="0.00003908493" calcext:value-type="float">
            <text:p>3.908493E-05</text:p>
          </table:table-cell>
          <table:table-cell office:value-type="float" office:value="0.005099977" calcext:value-type="float">
            <text:p>0.005099977</text:p>
          </table:table-cell>
          <table:table-cell office:value-type="float" office:value="0.09736022" calcext:value-type="float">
            <text:p>0.09736022</text:p>
          </table:table-cell>
          <table:table-cell office:value-type="float" office:value="1643.172" calcext:value-type="float">
            <text:p>1643.172</text:p>
          </table:table-cell>
          <table:table-cell office:value-type="float" office:value="0.7790834" calcext:value-type="float">
            <text:p>0.7790834</text:p>
          </table:table-cell>
          <table:table-cell office:value-type="float" office:value="0" calcext:value-type="float">
            <text:p>0</text:p>
          </table:table-cell>
          <table:table-cell office:value-type="float" office:value="0.3300021" calcext:value-type="float">
            <text:p>0.3300021</text:p>
          </table:table-cell>
          <table:table-cell office:value-type="float" office:value="0.5550945" calcext:value-type="float">
            <text:p>0.5550945</text:p>
          </table:table-cell>
          <table:table-cell office:value-type="float" office:value="0.3269971" calcext:value-type="float">
            <text:p>0.3269971</text:p>
          </table:table-cell>
          <table:table-cell office:value-type="float" office:value="0.3268644" calcext:value-type="float">
            <text:p>0.3268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1875" calcext:value-type="float">
            <text:p>29.11875</text:p>
          </table:table-cell>
          <table:table-cell office:value-type="float" office:value="33.25888" calcext:value-type="float">
            <text:p>33.2588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1999" calcext:value-type="float">
            <text:p>14091999</text:p>
          </table:table-cell>
          <table:table-cell office:value-type="float" office:value="0.4205562" calcext:value-type="float">
            <text:p>0.4205562</text:p>
          </table:table-cell>
          <table:table-cell office:value-type="float" office:value="131.9389" calcext:value-type="float">
            <text:p>131.93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68687" calcext:value-type="float">
            <text:p>45.68687</text:p>
          </table:table-cell>
          <table:table-cell office:value-type="float" office:value="0.00003908493" calcext:value-type="float">
            <text:p>3.908493E-05</text:p>
          </table:table-cell>
          <table:table-cell office:value-type="float" office:value="0.005148422" calcext:value-type="float">
            <text:p>0.005148422</text:p>
          </table:table-cell>
          <table:table-cell office:value-type="float" office:value="0.09862053" calcext:value-type="float">
            <text:p>0.09862053</text:p>
          </table:table-cell>
          <table:table-cell office:value-type="float" office:value="1643.151" calcext:value-type="float">
            <text:p>1643.151</text:p>
          </table:table-cell>
          <table:table-cell office:value-type="float" office:value="0.7784439" calcext:value-type="float">
            <text:p>0.7784439</text:p>
          </table:table-cell>
          <table:table-cell office:value-type="float" office:value="0" calcext:value-type="float">
            <text:p>0</text:p>
          </table:table-cell>
          <table:table-cell office:value-type="float" office:value="0.5360876" calcext:value-type="float">
            <text:p>0.5360876</text:p>
          </table:table-cell>
          <table:table-cell office:value-type="float" office:value="0.5210274" calcext:value-type="float">
            <text:p>0.5210274</text:p>
          </table:table-cell>
          <table:table-cell office:value-type="float" office:value="0.3271944" calcext:value-type="float">
            <text:p>0.3271944</text:p>
          </table:table-cell>
          <table:table-cell office:value-type="float" office:value="0.3270253" calcext:value-type="float">
            <text:p>0.3270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2307" calcext:value-type="float">
            <text:p>29.12307</text:p>
          </table:table-cell>
          <table:table-cell office:value-type="float" office:value="33.26045" calcext:value-type="float">
            <text:p>33.2604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1999" calcext:value-type="float">
            <text:p>15091999</text:p>
          </table:table-cell>
          <table:table-cell office:value-type="float" office:value="0.4195184" calcext:value-type="float">
            <text:p>0.4195184</text:p>
          </table:table-cell>
          <table:table-cell office:value-type="float" office:value="131.9277" calcext:value-type="float">
            <text:p>131.927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72164" calcext:value-type="float">
            <text:p>45.72164</text:p>
          </table:table-cell>
          <table:table-cell office:value-type="float" office:value="0.00003908493" calcext:value-type="float">
            <text:p>3.908493E-05</text:p>
          </table:table-cell>
          <table:table-cell office:value-type="float" office:value="0.005182389" calcext:value-type="float">
            <text:p>0.005182389</text:p>
          </table:table-cell>
          <table:table-cell office:value-type="float" office:value="0.09950062" calcext:value-type="float">
            <text:p>0.09950062</text:p>
          </table:table-cell>
          <table:table-cell office:value-type="float" office:value="1643.13" calcext:value-type="float">
            <text:p>1643.13</text:p>
          </table:table-cell>
          <table:table-cell office:value-type="float" office:value="0.7774174" calcext:value-type="float">
            <text:p>0.7774174</text:p>
          </table:table-cell>
          <table:table-cell office:value-type="float" office:value="0" calcext:value-type="float">
            <text:p>0</text:p>
          </table:table-cell>
          <table:table-cell office:value-type="float" office:value="0.7177073" calcext:value-type="float">
            <text:p>0.7177073</text:p>
          </table:table-cell>
          <table:table-cell office:value-type="float" office:value="0.5332204" calcext:value-type="float">
            <text:p>0.5332204</text:p>
          </table:table-cell>
          <table:table-cell office:value-type="float" office:value="0.3273191" calcext:value-type="float">
            <text:p>0.3273191</text:p>
          </table:table-cell>
          <table:table-cell office:value-type="float" office:value="0.3271862" calcext:value-type="float">
            <text:p>0.3271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5672" calcext:value-type="float">
            <text:p>29.15672</text:p>
          </table:table-cell>
          <table:table-cell office:value-type="float" office:value="33.27306" calcext:value-type="float">
            <text:p>33.2730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1999" calcext:value-type="float">
            <text:p>16091999</text:p>
          </table:table-cell>
          <table:table-cell office:value-type="float" office:value="0.4186198" calcext:value-type="float">
            <text:p>0.4186198</text:p>
          </table:table-cell>
          <table:table-cell office:value-type="float" office:value="131.9174" calcext:value-type="float">
            <text:p>131.917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7557" calcext:value-type="float">
            <text:p>45.7557</text:p>
          </table:table-cell>
          <table:table-cell office:value-type="float" office:value="0.00003908493" calcext:value-type="float">
            <text:p>3.908493E-05</text:p>
          </table:table-cell>
          <table:table-cell office:value-type="float" office:value="0.005204211" calcext:value-type="float">
            <text:p>0.005204211</text:p>
          </table:table-cell>
          <table:table-cell office:value-type="float" office:value="0.1000866" calcext:value-type="float">
            <text:p>0.1000866</text:p>
          </table:table-cell>
          <table:table-cell office:value-type="float" office:value="1643.109" calcext:value-type="float">
            <text:p>1643.109</text:p>
          </table:table-cell>
          <table:table-cell office:value-type="float" office:value="0.7763103" calcext:value-type="float">
            <text:p>0.7763103</text:p>
          </table:table-cell>
          <table:table-cell office:value-type="float" office:value="0" calcext:value-type="float">
            <text:p>0</text:p>
          </table:table-cell>
          <table:table-cell office:value-type="float" office:value="0.3402614" calcext:value-type="float">
            <text:p>0.3402614</text:p>
          </table:table-cell>
          <table:table-cell office:value-type="float" office:value="0.5191076" calcext:value-type="float">
            <text:p>0.5191076</text:p>
          </table:table-cell>
          <table:table-cell office:value-type="float" office:value="0.3275119" calcext:value-type="float">
            <text:p>0.3275119</text:p>
          </table:table-cell>
          <table:table-cell office:value-type="float" office:value="0.3273463" calcext:value-type="float">
            <text:p>0.3273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6693" calcext:value-type="float">
            <text:p>29.16693</text:p>
          </table:table-cell>
          <table:table-cell office:value-type="float" office:value="33.28716" calcext:value-type="float">
            <text:p>33.2871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1999" calcext:value-type="float">
            <text:p>17091999</text:p>
          </table:table-cell>
          <table:table-cell office:value-type="float" office:value="0.4177713" calcext:value-type="float">
            <text:p>0.4177713</text:p>
          </table:table-cell>
          <table:table-cell office:value-type="float" office:value="131.9081" calcext:value-type="float">
            <text:p>131.90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78889" calcext:value-type="float">
            <text:p>45.78889</text:p>
          </table:table-cell>
          <table:table-cell office:value-type="float" office:value="0.00003908493" calcext:value-type="float">
            <text:p>3.908493E-05</text:p>
          </table:table-cell>
          <table:table-cell office:value-type="float" office:value="0.005223438" calcext:value-type="float">
            <text:p>0.005223438</text:p>
          </table:table-cell>
          <table:table-cell office:value-type="float" office:value="0.1006383" calcext:value-type="float">
            <text:p>0.1006383</text:p>
          </table:table-cell>
          <table:table-cell office:value-type="float" office:value="1643.088" calcext:value-type="float">
            <text:p>1643.088</text:p>
          </table:table-cell>
          <table:table-cell office:value-type="float" office:value="0.7753204" calcext:value-type="float">
            <text:p>0.7753204</text:p>
          </table:table-cell>
          <table:table-cell office:value-type="float" office:value="0" calcext:value-type="float">
            <text:p>0</text:p>
          </table:table-cell>
          <table:table-cell office:value-type="float" office:value="0.7830074" calcext:value-type="float">
            <text:p>0.7830074</text:p>
          </table:table-cell>
          <table:table-cell office:value-type="float" office:value="0.5070669" calcext:value-type="float">
            <text:p>0.5070669</text:p>
          </table:table-cell>
          <table:table-cell office:value-type="float" office:value="0.3276426" calcext:value-type="float">
            <text:p>0.3276426</text:p>
          </table:table-cell>
          <table:table-cell office:value-type="float" office:value="0.3275059" calcext:value-type="float">
            <text:p>0.3275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8044" calcext:value-type="float">
            <text:p>29.18044</text:p>
          </table:table-cell>
          <table:table-cell office:value-type="float" office:value="33.29225" calcext:value-type="float">
            <text:p>33.2922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1999" calcext:value-type="float">
            <text:p>18091999</text:p>
          </table:table-cell>
          <table:table-cell office:value-type="float" office:value="0.4168094" calcext:value-type="float">
            <text:p>0.4168094</text:p>
          </table:table-cell>
          <table:table-cell office:value-type="float" office:value="131.898" calcext:value-type="float">
            <text:p>131.8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82198" calcext:value-type="float">
            <text:p>45.82198</text:p>
          </table:table-cell>
          <table:table-cell office:value-type="float" office:value="0.00003908493" calcext:value-type="float">
            <text:p>3.908493E-05</text:p>
          </table:table-cell>
          <table:table-cell office:value-type="float" office:value="0.005236806" calcext:value-type="float">
            <text:p>0.005236806</text:p>
          </table:table-cell>
          <table:table-cell office:value-type="float" office:value="0.100974" calcext:value-type="float">
            <text:p>0.100974</text:p>
          </table:table-cell>
          <table:table-cell office:value-type="float" office:value="1643.066" calcext:value-type="float">
            <text:p>1643.066</text:p>
          </table:table-cell>
          <table:table-cell office:value-type="float" office:value="0.7740548" calcext:value-type="float">
            <text:p>0.7740548</text:p>
          </table:table-cell>
          <table:table-cell office:value-type="float" office:value="0" calcext:value-type="float">
            <text:p>0</text:p>
          </table:table-cell>
          <table:table-cell office:value-type="float" office:value="0.5036926" calcext:value-type="float">
            <text:p>0.5036926</text:p>
          </table:table-cell>
          <table:table-cell office:value-type="float" office:value="0.5247414" calcext:value-type="float">
            <text:p>0.5247414</text:p>
          </table:table-cell>
          <table:table-cell office:value-type="float" office:value="0.3277619" calcext:value-type="float">
            <text:p>0.3277619</text:p>
          </table:table-cell>
          <table:table-cell office:value-type="float" office:value="0.3276652" calcext:value-type="float">
            <text:p>0.3276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0201" calcext:value-type="float">
            <text:p>29.20201</text:p>
          </table:table-cell>
          <table:table-cell office:value-type="float" office:value="33.30336" calcext:value-type="float">
            <text:p>33.3033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1999" calcext:value-type="float">
            <text:p>19091999</text:p>
          </table:table-cell>
          <table:table-cell office:value-type="float" office:value="0.4157178" calcext:value-type="float">
            <text:p>0.4157178</text:p>
          </table:table-cell>
          <table:table-cell office:value-type="float" office:value="131.8868" calcext:value-type="float">
            <text:p>131.88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8555" calcext:value-type="float">
            <text:p>45.8555</text:p>
          </table:table-cell>
          <table:table-cell office:value-type="float" office:value="0.00003908493" calcext:value-type="float">
            <text:p>3.908493E-05</text:p>
          </table:table-cell>
          <table:table-cell office:value-type="float" office:value="0.005247075" calcext:value-type="float">
            <text:p>0.005247075</text:p>
          </table:table-cell>
          <table:table-cell office:value-type="float" office:value="0.1012017" calcext:value-type="float">
            <text:p>0.1012017</text:p>
          </table:table-cell>
          <table:table-cell office:value-type="float" office:value="1643.044" calcext:value-type="float">
            <text:p>1643.044</text:p>
          </table:table-cell>
          <table:table-cell office:value-type="float" office:value="0.7728003" calcext:value-type="float">
            <text:p>0.7728003</text:p>
          </table:table-cell>
          <table:table-cell office:value-type="float" office:value="0" calcext:value-type="float">
            <text:p>0</text:p>
          </table:table-cell>
          <table:table-cell office:value-type="float" office:value="0.4160303" calcext:value-type="float">
            <text:p>0.4160303</text:p>
          </table:table-cell>
          <table:table-cell office:value-type="float" office:value="0.5380936" calcext:value-type="float">
            <text:p>0.5380936</text:p>
          </table:table-cell>
          <table:table-cell office:value-type="float" office:value="0.3279022" calcext:value-type="float">
            <text:p>0.3279022</text:p>
          </table:table-cell>
          <table:table-cell office:value-type="float" office:value="0.3278241" calcext:value-type="float">
            <text:p>0.3278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1094" calcext:value-type="float">
            <text:p>29.21094</text:p>
          </table:table-cell>
          <table:table-cell office:value-type="float" office:value="33.31937" calcext:value-type="float">
            <text:p>33.3193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1999" calcext:value-type="float">
            <text:p>20091999</text:p>
          </table:table-cell>
          <table:table-cell office:value-type="float" office:value="0.4146911" calcext:value-type="float">
            <text:p>0.4146911</text:p>
          </table:table-cell>
          <table:table-cell office:value-type="float" office:value="131.8755" calcext:value-type="float">
            <text:p>131.87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88922" calcext:value-type="float">
            <text:p>45.88922</text:p>
          </table:table-cell>
          <table:table-cell office:value-type="float" office:value="0.00004598386" calcext:value-type="float">
            <text:p>4.598386E-05</text:p>
          </table:table-cell>
          <table:table-cell office:value-type="float" office:value="0.005267281" calcext:value-type="float">
            <text:p>0.005267281</text:p>
          </table:table-cell>
          <table:table-cell office:value-type="float" office:value="0.1019155" calcext:value-type="float">
            <text:p>0.1019155</text:p>
          </table:table-cell>
          <table:table-cell office:value-type="float" office:value="1643.023" calcext:value-type="float">
            <text:p>1643.023</text:p>
          </table:table-cell>
          <table:table-cell office:value-type="float" office:value="0.7718248" calcext:value-type="float">
            <text:p>0.7718248</text:p>
          </table:table-cell>
          <table:table-cell office:value-type="float" office:value="0" calcext:value-type="float">
            <text:p>0</text:p>
          </table:table-cell>
          <table:table-cell office:value-type="float" office:value="0.3508111" calcext:value-type="float">
            <text:p>0.3508111</text:p>
          </table:table-cell>
          <table:table-cell office:value-type="float" office:value="0.5121236" calcext:value-type="float">
            <text:p>0.5121236</text:p>
          </table:table-cell>
          <table:table-cell office:value-type="float" office:value="0.3281293" calcext:value-type="float">
            <text:p>0.3281293</text:p>
          </table:table-cell>
          <table:table-cell office:value-type="float" office:value="0.3279827" calcext:value-type="float">
            <text:p>0.3279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1745" calcext:value-type="float">
            <text:p>29.21745</text:p>
          </table:table-cell>
          <table:table-cell office:value-type="float" office:value="33.33244" calcext:value-type="float">
            <text:p>33.3324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1999" calcext:value-type="float">
            <text:p>21091999</text:p>
          </table:table-cell>
          <table:table-cell office:value-type="float" office:value="0.4139446" calcext:value-type="float">
            <text:p>0.4139446</text:p>
          </table:table-cell>
          <table:table-cell office:value-type="float" office:value="131.8668" calcext:value-type="float">
            <text:p>131.86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92288" calcext:value-type="float">
            <text:p>45.92288</text:p>
          </table:table-cell>
          <table:table-cell office:value-type="float" office:value="0.00004598386" calcext:value-type="float">
            <text:p>4.598386E-05</text:p>
          </table:table-cell>
          <table:table-cell office:value-type="float" office:value="0.005308102" calcext:value-type="float">
            <text:p>0.005308102</text:p>
          </table:table-cell>
          <table:table-cell office:value-type="float" office:value="0.1031776" calcext:value-type="float">
            <text:p>0.1031776</text:p>
          </table:table-cell>
          <table:table-cell office:value-type="float" office:value="1643.003" calcext:value-type="float">
            <text:p>1643.003</text:p>
          </table:table-cell>
          <table:table-cell office:value-type="float" office:value="0.7710212" calcext:value-type="float">
            <text:p>0.7710212</text:p>
          </table:table-cell>
          <table:table-cell office:value-type="float" office:value="0" calcext:value-type="float">
            <text:p>0</text:p>
          </table:table-cell>
          <table:table-cell office:value-type="float" office:value="0.7520676" calcext:value-type="float">
            <text:p>0.7520676</text:p>
          </table:table-cell>
          <table:table-cell office:value-type="float" office:value="0.5101056" calcext:value-type="float">
            <text:p>0.5101056</text:p>
          </table:table-cell>
          <table:table-cell office:value-type="float" office:value="0.3282951" calcext:value-type="float">
            <text:p>0.3282951</text:p>
          </table:table-cell>
          <table:table-cell office:value-type="float" office:value="0.3281412" calcext:value-type="float">
            <text:p>0.3281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3715" calcext:value-type="float">
            <text:p>29.23715</text:p>
          </table:table-cell>
          <table:table-cell office:value-type="float" office:value="33.33838" calcext:value-type="float">
            <text:p>33.3383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1999" calcext:value-type="float">
            <text:p>22091999</text:p>
          </table:table-cell>
          <table:table-cell office:value-type="float" office:value="0.4133765" calcext:value-type="float">
            <text:p>0.4133765</text:p>
          </table:table-cell>
          <table:table-cell office:value-type="float" office:value="131.8597" calcext:value-type="float">
            <text:p>131.85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95509" calcext:value-type="float">
            <text:p>45.95509</text:p>
          </table:table-cell>
          <table:table-cell office:value-type="float" office:value="0.00004598386" calcext:value-type="float">
            <text:p>4.598386E-05</text:p>
          </table:table-cell>
          <table:table-cell office:value-type="float" office:value="0.005334821" calcext:value-type="float">
            <text:p>0.005334821</text:p>
          </table:table-cell>
          <table:table-cell office:value-type="float" office:value="0.1040668" calcext:value-type="float">
            <text:p>0.1040668</text:p>
          </table:table-cell>
          <table:table-cell office:value-type="float" office:value="1642.982" calcext:value-type="float">
            <text:p>1642.982</text:p>
          </table:table-cell>
          <table:table-cell office:value-type="float" office:value="0.7700247" calcext:value-type="float">
            <text:p>0.7700247</text:p>
          </table:table-cell>
          <table:table-cell office:value-type="float" office:value="0" calcext:value-type="float">
            <text:p>0</text:p>
          </table:table-cell>
          <table:table-cell office:value-type="float" office:value="0.5588242" calcext:value-type="float">
            <text:p>0.5588242</text:p>
          </table:table-cell>
          <table:table-cell office:value-type="float" office:value="0.4805331" calcext:value-type="float">
            <text:p>0.4805331</text:p>
          </table:table-cell>
          <table:table-cell office:value-type="float" office:value="0.3284082" calcext:value-type="float">
            <text:p>0.3284082</text:p>
          </table:table-cell>
          <table:table-cell office:value-type="float" office:value="0.3282998" calcext:value-type="float">
            <text:p>0.328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6042" calcext:value-type="float">
            <text:p>29.26042</text:p>
          </table:table-cell>
          <table:table-cell office:value-type="float" office:value="33.34389" calcext:value-type="float">
            <text:p>33.3438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1999" calcext:value-type="float">
            <text:p>23091999</text:p>
          </table:table-cell>
          <table:table-cell office:value-type="float" office:value="0.4126724" calcext:value-type="float">
            <text:p>0.4126724</text:p>
          </table:table-cell>
          <table:table-cell office:value-type="float" office:value="131.8518" calcext:value-type="float">
            <text:p>131.85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98635" calcext:value-type="float">
            <text:p>45.98635</text:p>
          </table:table-cell>
          <table:table-cell office:value-type="float" office:value="0.00004598386" calcext:value-type="float">
            <text:p>4.598386E-05</text:p>
          </table:table-cell>
          <table:table-cell office:value-type="float" office:value="0.005355372" calcext:value-type="float">
            <text:p>0.005355372</text:p>
          </table:table-cell>
          <table:table-cell office:value-type="float" office:value="0.1046547" calcext:value-type="float">
            <text:p>0.1046547</text:p>
          </table:table-cell>
          <table:table-cell office:value-type="float" office:value="1642.959" calcext:value-type="float">
            <text:p>1642.959</text:p>
          </table:table-cell>
          <table:table-cell office:value-type="float" office:value="0.768838" calcext:value-type="float">
            <text:p>0.768838</text:p>
          </table:table-cell>
          <table:table-cell office:value-type="float" office:value="0" calcext:value-type="float">
            <text:p>0</text:p>
          </table:table-cell>
          <table:table-cell office:value-type="float" office:value="0.4234647" calcext:value-type="float">
            <text:p>0.4234647</text:p>
          </table:table-cell>
          <table:table-cell office:value-type="float" office:value="0.4948775" calcext:value-type="float">
            <text:p>0.4948775</text:p>
          </table:table-cell>
          <table:table-cell office:value-type="float" office:value="0.3285447" calcext:value-type="float">
            <text:p>0.3285447</text:p>
          </table:table-cell>
          <table:table-cell office:value-type="float" office:value="0.328458" calcext:value-type="float">
            <text:p>0.328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6764" calcext:value-type="float">
            <text:p>29.26764</text:p>
          </table:table-cell>
          <table:table-cell office:value-type="float" office:value="33.34912" calcext:value-type="float">
            <text:p>33.3491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1999" calcext:value-type="float">
            <text:p>24091999</text:p>
          </table:table-cell>
          <table:table-cell office:value-type="float" office:value="0.4120061" calcext:value-type="float">
            <text:p>0.4120061</text:p>
          </table:table-cell>
          <table:table-cell office:value-type="float" office:value="131.8438" calcext:value-type="float">
            <text:p>131.843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.01772" calcext:value-type="float">
            <text:p>46.01772</text:p>
          </table:table-cell>
          <table:table-cell office:value-type="float" office:value="0.00004598386" calcext:value-type="float">
            <text:p>4.598386E-05</text:p>
          </table:table-cell>
          <table:table-cell office:value-type="float" office:value="0.005369535" calcext:value-type="float">
            <text:p>0.005369535</text:p>
          </table:table-cell>
          <table:table-cell office:value-type="float" office:value="0.1050283" calcext:value-type="float">
            <text:p>0.1050283</text:p>
          </table:table-cell>
          <table:table-cell office:value-type="float" office:value="1642.937" calcext:value-type="float">
            <text:p>1642.937</text:p>
          </table:table-cell>
          <table:table-cell office:value-type="float" office:value="0.7677733" calcext:value-type="float">
            <text:p>0.7677733</text:p>
          </table:table-cell>
          <table:table-cell office:value-type="float" office:value="0" calcext:value-type="float">
            <text:p>0</text:p>
          </table:table-cell>
          <table:table-cell office:value-type="float" office:value="0.3756436" calcext:value-type="float">
            <text:p>0.3756436</text:p>
          </table:table-cell>
          <table:table-cell office:value-type="float" office:value="0.4988559" calcext:value-type="float">
            <text:p>0.4988559</text:p>
          </table:table-cell>
          <table:table-cell office:value-type="float" office:value="0.3287554" calcext:value-type="float">
            <text:p>0.3287554</text:p>
          </table:table-cell>
          <table:table-cell office:value-type="float" office:value="0.3286155" calcext:value-type="float">
            <text:p>0.3286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6627" calcext:value-type="float">
            <text:p>29.26627</text:p>
          </table:table-cell>
          <table:table-cell office:value-type="float" office:value="33.35583" calcext:value-type="float">
            <text:p>33.3558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1999" calcext:value-type="float">
            <text:p>25091999</text:p>
          </table:table-cell>
          <table:table-cell office:value-type="float" office:value="0.4113669" calcext:value-type="float">
            <text:p>0.4113669</text:p>
          </table:table-cell>
          <table:table-cell office:value-type="float" office:value="131.8367" calcext:value-type="float">
            <text:p>131.83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.0488" calcext:value-type="float">
            <text:p>46.0488</text:p>
          </table:table-cell>
          <table:table-cell office:value-type="float" office:value="0.00004598386" calcext:value-type="float">
            <text:p>4.598386E-05</text:p>
          </table:table-cell>
          <table:table-cell office:value-type="float" office:value="0.005377618" calcext:value-type="float">
            <text:p>0.005377618</text:p>
          </table:table-cell>
          <table:table-cell office:value-type="float" office:value="0.1052135" calcext:value-type="float">
            <text:p>0.1052135</text:p>
          </table:table-cell>
          <table:table-cell office:value-type="float" office:value="1642.915" calcext:value-type="float">
            <text:p>1642.915</text:p>
          </table:table-cell>
          <table:table-cell office:value-type="float" office:value="0.7667346" calcext:value-type="float">
            <text:p>0.7667346</text:p>
          </table:table-cell>
          <table:table-cell office:value-type="float" office:value="0" calcext:value-type="float">
            <text:p>0</text:p>
          </table:table-cell>
          <table:table-cell office:value-type="float" office:value="0.7273617" calcext:value-type="float">
            <text:p>0.7273617</text:p>
          </table:table-cell>
          <table:table-cell office:value-type="float" office:value="0.4944951" calcext:value-type="float">
            <text:p>0.4944951</text:p>
          </table:table-cell>
          <table:table-cell office:value-type="float" office:value="0.3289149" calcext:value-type="float">
            <text:p>0.3289149</text:p>
          </table:table-cell>
          <table:table-cell office:value-type="float" office:value="0.3287724" calcext:value-type="float">
            <text:p>0.3287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8293" calcext:value-type="float">
            <text:p>29.28293</text:p>
          </table:table-cell>
          <table:table-cell office:value-type="float" office:value="33.35999" calcext:value-type="float">
            <text:p>33.3599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1999" calcext:value-type="float">
            <text:p>26091999</text:p>
          </table:table-cell>
          <table:table-cell office:value-type="float" office:value="0.4106365" calcext:value-type="float">
            <text:p>0.4106365</text:p>
          </table:table-cell>
          <table:table-cell office:value-type="float" office:value="131.8288" calcext:value-type="float">
            <text:p>131.828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.07986" calcext:value-type="float">
            <text:p>46.07986</text:p>
          </table:table-cell>
          <table:table-cell office:value-type="float" office:value="0.00004598386" calcext:value-type="float">
            <text:p>4.598386E-05</text:p>
          </table:table-cell>
          <table:table-cell office:value-type="float" office:value="0.005384147" calcext:value-type="float">
            <text:p>0.005384147</text:p>
          </table:table-cell>
          <table:table-cell office:value-type="float" office:value="0.1053341" calcext:value-type="float">
            <text:p>0.1053341</text:p>
          </table:table-cell>
          <table:table-cell office:value-type="float" office:value="1642.892" calcext:value-type="float">
            <text:p>1642.892</text:p>
          </table:table-cell>
          <table:table-cell office:value-type="float" office:value="0.7655024" calcext:value-type="float">
            <text:p>0.7655024</text:p>
          </table:table-cell>
          <table:table-cell office:value-type="float" office:value="0" calcext:value-type="float">
            <text:p>0</text:p>
          </table:table-cell>
          <table:table-cell office:value-type="float" office:value="0.4875521" calcext:value-type="float">
            <text:p>0.4875521</text:p>
          </table:table-cell>
          <table:table-cell office:value-type="float" office:value="0.502503" calcext:value-type="float">
            <text:p>0.502503</text:p>
          </table:table-cell>
          <table:table-cell office:value-type="float" office:value="0.3290299" calcext:value-type="float">
            <text:p>0.3290299</text:p>
          </table:table-cell>
          <table:table-cell office:value-type="float" office:value="0.3289288" calcext:value-type="float">
            <text:p>0.3289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9995" calcext:value-type="float">
            <text:p>29.29995</text:p>
          </table:table-cell>
          <table:table-cell office:value-type="float" office:value="33.36642" calcext:value-type="float">
            <text:p>33.3664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1999" calcext:value-type="float">
            <text:p>27091999</text:p>
          </table:table-cell>
          <table:table-cell office:value-type="float" office:value="0.4098044" calcext:value-type="float">
            <text:p>0.4098044</text:p>
          </table:table-cell>
          <table:table-cell office:value-type="float" office:value="131.8198" calcext:value-type="float">
            <text:p>131.81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.11137" calcext:value-type="float">
            <text:p>46.11137</text:p>
          </table:table-cell>
          <table:table-cell office:value-type="float" office:value="0.00004598386" calcext:value-type="float">
            <text:p>4.598386E-05</text:p>
          </table:table-cell>
          <table:table-cell office:value-type="float" office:value="0.005390101" calcext:value-type="float">
            <text:p>0.005390101</text:p>
          </table:table-cell>
          <table:table-cell office:value-type="float" office:value="0.1054209" calcext:value-type="float">
            <text:p>0.1054209</text:p>
          </table:table-cell>
          <table:table-cell office:value-type="float" office:value="1642.87" calcext:value-type="float">
            <text:p>1642.87</text:p>
          </table:table-cell>
          <table:table-cell office:value-type="float" office:value="0.7642516" calcext:value-type="float">
            <text:p>0.7642516</text:p>
          </table:table-cell>
          <table:table-cell office:value-type="float" office:value="0" calcext:value-type="float">
            <text:p>0</text:p>
          </table:table-cell>
          <table:table-cell office:value-type="float" office:value="0.3745221" calcext:value-type="float">
            <text:p>0.3745221</text:p>
          </table:table-cell>
          <table:table-cell office:value-type="float" office:value="0.5126141" calcext:value-type="float">
            <text:p>0.5126141</text:p>
          </table:table-cell>
          <table:table-cell office:value-type="float" office:value="0.329166" calcext:value-type="float">
            <text:p>0.329166</text:p>
          </table:table-cell>
          <table:table-cell office:value-type="float" office:value="0.3290853" calcext:value-type="float">
            <text:p>0.3290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30534" calcext:value-type="float">
            <text:p>29.30534</text:p>
          </table:table-cell>
          <table:table-cell office:value-type="float" office:value="33.3762" calcext:value-type="float">
            <text:p>33.376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1999" calcext:value-type="float">
            <text:p>28091999</text:p>
          </table:table-cell>
          <table:table-cell office:value-type="float" office:value="0.4087731" calcext:value-type="float">
            <text:p>0.4087731</text:p>
          </table:table-cell>
          <table:table-cell office:value-type="float" office:value="131.8093" calcext:value-type="float">
            <text:p>131.80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.14366" calcext:value-type="float">
            <text:p>46.14366</text:p>
          </table:table-cell>
          <table:table-cell office:value-type="float" office:value="0.00004598386" calcext:value-type="float">
            <text:p>4.598386E-05</text:p>
          </table:table-cell>
          <table:table-cell office:value-type="float" office:value="0.005395453" calcext:value-type="float">
            <text:p>0.005395453</text:p>
          </table:table-cell>
          <table:table-cell office:value-type="float" office:value="0.1054838" calcext:value-type="float">
            <text:p>0.1054838</text:p>
          </table:table-cell>
          <table:table-cell office:value-type="float" office:value="1642.849" calcext:value-type="float">
            <text:p>1642.849</text:p>
          </table:table-cell>
          <table:table-cell office:value-type="float" office:value="0.7629896" calcext:value-type="float">
            <text:p>0.7629896</text:p>
          </table:table-cell>
          <table:table-cell office:value-type="float" office:value="0" calcext:value-type="float">
            <text:p>0</text:p>
          </table:table-cell>
          <table:table-cell office:value-type="float" office:value="0.3872031" calcext:value-type="float">
            <text:p>0.3872031</text:p>
          </table:table-cell>
          <table:table-cell office:value-type="float" office:value="0.5356283" calcext:value-type="float">
            <text:p>0.5356283</text:p>
          </table:table-cell>
          <table:table-cell office:value-type="float" office:value="0.3293203" calcext:value-type="float">
            <text:p>0.3293203</text:p>
          </table:table-cell>
          <table:table-cell office:value-type="float" office:value="0.3292417" calcext:value-type="float">
            <text:p>0.3292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30958" calcext:value-type="float">
            <text:p>29.30958</text:p>
          </table:table-cell>
          <table:table-cell office:value-type="float" office:value="33.39056" calcext:value-type="float">
            <text:p>33.3905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1999" calcext:value-type="float">
            <text:p>29091999</text:p>
          </table:table-cell>
          <table:table-cell office:value-type="float" office:value="0.4077868" calcext:value-type="float">
            <text:p>0.4077868</text:p>
          </table:table-cell>
          <table:table-cell office:value-type="float" office:value="131.7986" calcext:value-type="float">
            <text:p>131.79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.1767" calcext:value-type="float">
            <text:p>46.1767</text:p>
          </table:table-cell>
          <table:table-cell office:value-type="float" office:value="0.00004598386" calcext:value-type="float">
            <text:p>4.598386E-05</text:p>
          </table:table-cell>
          <table:table-cell office:value-type="float" office:value="0.005400641" calcext:value-type="float">
            <text:p>0.005400641</text:p>
          </table:table-cell>
          <table:table-cell office:value-type="float" office:value="0.1055345" calcext:value-type="float">
            <text:p>0.1055345</text:p>
          </table:table-cell>
          <table:table-cell office:value-type="float" office:value="1642.827" calcext:value-type="float">
            <text:p>1642.827</text:p>
          </table:table-cell>
          <table:table-cell office:value-type="float" office:value="0.761938" calcext:value-type="float">
            <text:p>0.761938</text:p>
          </table:table-cell>
          <table:table-cell office:value-type="float" office:value="0" calcext:value-type="float">
            <text:p>0</text:p>
          </table:table-cell>
          <table:table-cell office:value-type="float" office:value="0.3972824" calcext:value-type="float">
            <text:p>0.3972824</text:p>
          </table:table-cell>
          <table:table-cell office:value-type="float" office:value="0.5361425" calcext:value-type="float">
            <text:p>0.5361425</text:p>
          </table:table-cell>
          <table:table-cell office:value-type="float" office:value="0.3295236" calcext:value-type="float">
            <text:p>0.3295236</text:p>
          </table:table-cell>
          <table:table-cell office:value-type="float" office:value="0.3293982" calcext:value-type="float">
            <text:p>0.3293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31244" calcext:value-type="float">
            <text:p>29.31244</text:p>
          </table:table-cell>
          <table:table-cell office:value-type="float" office:value="33.40742" calcext:value-type="float">
            <text:p>33.4074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1999" calcext:value-type="float">
            <text:p>30091999</text:p>
          </table:table-cell>
          <table:table-cell office:value-type="float" office:value="0.4070239" calcext:value-type="float">
            <text:p>0.4070239</text:p>
          </table:table-cell>
          <table:table-cell office:value-type="float" office:value="131.7898" calcext:value-type="float">
            <text:p>131.78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.20805" calcext:value-type="float">
            <text:p>46.20805</text:p>
          </table:table-cell>
          <table:table-cell office:value-type="float" office:value="0.00004598386" calcext:value-type="float">
            <text:p>4.598386E-05</text:p>
          </table:table-cell>
          <table:table-cell office:value-type="float" office:value="0.005435917" calcext:value-type="float">
            <text:p>0.005435917</text:p>
          </table:table-cell>
          <table:table-cell office:value-type="float" office:value="0.1066817" calcext:value-type="float">
            <text:p>0.1066817</text:p>
          </table:table-cell>
          <table:table-cell office:value-type="float" office:value="1642.806" calcext:value-type="float">
            <text:p>1642.806</text:p>
          </table:table-cell>
          <table:table-cell office:value-type="float" office:value="0.7611864" calcext:value-type="float">
            <text:p>0.7611864</text:p>
          </table:table-cell>
          <table:table-cell office:value-type="float" office:value="0" calcext:value-type="float">
            <text:p>0</text:p>
          </table:table-cell>
          <table:table-cell office:value-type="float" office:value="0.4147128" calcext:value-type="float">
            <text:p>0.4147128</text:p>
          </table:table-cell>
          <table:table-cell office:value-type="float" office:value="0.477244" calcext:value-type="float">
            <text:p>0.477244</text:p>
          </table:table-cell>
          <table:table-cell office:value-type="float" office:value="0.3297329" calcext:value-type="float">
            <text:p>0.3297329</text:p>
          </table:table-cell>
          <table:table-cell office:value-type="float" office:value="0.3295546" calcext:value-type="float">
            <text:p>0.3295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9972" calcext:value-type="float">
            <text:p>29.29972</text:p>
          </table:table-cell>
          <table:table-cell office:value-type="float" office:value="33.39326" calcext:value-type="float">
            <text:p>33.3932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1999" calcext:value-type="float">
            <text:p>1101999</text:p>
          </table:table-cell>
          <table:table-cell office:value-type="float" office:value="0.4063552" calcext:value-type="float">
            <text:p>0.4063552</text:p>
          </table:table-cell>
          <table:table-cell office:value-type="float" office:value="131.7822" calcext:value-type="float">
            <text:p>131.78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.23931" calcext:value-type="float">
            <text:p>46.23931</text:p>
          </table:table-cell>
          <table:table-cell office:value-type="float" office:value="0.00004598386" calcext:value-type="float">
            <text:p>4.598386E-05</text:p>
          </table:table-cell>
          <table:table-cell office:value-type="float" office:value="0.005467544" calcext:value-type="float">
            <text:p>0.005467544</text:p>
          </table:table-cell>
          <table:table-cell office:value-type="float" office:value="0.1075971" calcext:value-type="float">
            <text:p>0.1075971</text:p>
          </table:table-cell>
          <table:table-cell office:value-type="float" office:value="1642.785" calcext:value-type="float">
            <text:p>1642.785</text:p>
          </table:table-cell>
          <table:table-cell office:value-type="float" office:value="0.7603186" calcext:value-type="float">
            <text:p>0.7603186</text:p>
          </table:table-cell>
          <table:table-cell office:value-type="float" office:value="0" calcext:value-type="float">
            <text:p>0</text:p>
          </table:table-cell>
          <table:table-cell office:value-type="float" office:value="0.5368475" calcext:value-type="float">
            <text:p>0.5368475</text:p>
          </table:table-cell>
          <table:table-cell office:value-type="float" office:value="0.5055848" calcext:value-type="float">
            <text:p>0.5055848</text:p>
          </table:table-cell>
          <table:table-cell office:value-type="float" office:value="0.3299106" calcext:value-type="float">
            <text:p>0.3299106</text:p>
          </table:table-cell>
          <table:table-cell office:value-type="float" office:value="0.3297095" calcext:value-type="float">
            <text:p>0.3297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31787" calcext:value-type="float">
            <text:p>29.31787</text:p>
          </table:table-cell>
          <table:table-cell office:value-type="float" office:value="33.3933" calcext:value-type="float">
            <text:p>33.393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1999" calcext:value-type="float">
            <text:p>2101999</text:p>
          </table:table-cell>
          <table:table-cell office:value-type="float" office:value="0.4057721" calcext:value-type="float">
            <text:p>0.4057721</text:p>
          </table:table-cell>
          <table:table-cell office:value-type="float" office:value="131.7754" calcext:value-type="float">
            <text:p>131.775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.26955" calcext:value-type="float">
            <text:p>46.26955</text:p>
          </table:table-cell>
          <table:table-cell office:value-type="float" office:value="0.00004598386" calcext:value-type="float">
            <text:p>4.598386E-05</text:p>
          </table:table-cell>
          <table:table-cell office:value-type="float" office:value="0.005491225" calcext:value-type="float">
            <text:p>0.005491225</text:p>
          </table:table-cell>
          <table:table-cell office:value-type="float" office:value="0.1083535" calcext:value-type="float">
            <text:p>0.1083535</text:p>
          </table:table-cell>
          <table:table-cell office:value-type="float" office:value="1642.763" calcext:value-type="float">
            <text:p>1642.763</text:p>
          </table:table-cell>
          <table:table-cell office:value-type="float" office:value="0.7594293" calcext:value-type="float">
            <text:p>0.7594293</text:p>
          </table:table-cell>
          <table:table-cell office:value-type="float" office:value="0" calcext:value-type="float">
            <text:p>0</text:p>
          </table:table-cell>
          <table:table-cell office:value-type="float" office:value="0.3350144" calcext:value-type="float">
            <text:p>0.3350144</text:p>
          </table:table-cell>
          <table:table-cell office:value-type="float" office:value="0.4285467" calcext:value-type="float">
            <text:p>0.4285467</text:p>
          </table:table-cell>
          <table:table-cell office:value-type="float" office:value="0.3300187" calcext:value-type="float">
            <text:p>0.3300187</text:p>
          </table:table-cell>
          <table:table-cell office:value-type="float" office:value="0.329864" calcext:value-type="float">
            <text:p>0.329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32032" calcext:value-type="float">
            <text:p>29.32032</text:p>
          </table:table-cell>
          <table:table-cell office:value-type="float" office:value="33.38954" calcext:value-type="float">
            <text:p>33.3895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1999" calcext:value-type="float">
            <text:p>3101999</text:p>
          </table:table-cell>
          <table:table-cell office:value-type="float" office:value="0.4052082" calcext:value-type="float">
            <text:p>0.4052082</text:p>
          </table:table-cell>
          <table:table-cell office:value-type="float" office:value="131.7689" calcext:value-type="float">
            <text:p>131.76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.29963" calcext:value-type="float">
            <text:p>46.29963</text:p>
          </table:table-cell>
          <table:table-cell office:value-type="float" office:value="0.00004598386" calcext:value-type="float">
            <text:p>4.598386E-05</text:p>
          </table:table-cell>
          <table:table-cell office:value-type="float" office:value="0.005519742" calcext:value-type="float">
            <text:p>0.005519742</text:p>
          </table:table-cell>
          <table:table-cell office:value-type="float" office:value="0.1092855" calcext:value-type="float">
            <text:p>0.1092855</text:p>
          </table:table-cell>
          <table:table-cell office:value-type="float" office:value="1642.741" calcext:value-type="float">
            <text:p>1642.741</text:p>
          </table:table-cell>
          <table:table-cell office:value-type="float" office:value="0.7585768" calcext:value-type="float">
            <text:p>0.7585768</text:p>
          </table:table-cell>
          <table:table-cell office:value-type="float" office:value="0" calcext:value-type="float">
            <text:p>0</text:p>
          </table:table-cell>
          <table:table-cell office:value-type="float" office:value="0.6088008" calcext:value-type="float">
            <text:p>0.6088008</text:p>
          </table:table-cell>
          <table:table-cell office:value-type="float" office:value="0.4782082" calcext:value-type="float">
            <text:p>0.4782082</text:p>
          </table:table-cell>
          <table:table-cell office:value-type="float" office:value="0.3301797" calcext:value-type="float">
            <text:p>0.3301797</text:p>
          </table:table-cell>
          <table:table-cell office:value-type="float" office:value="0.3300184" calcext:value-type="float">
            <text:p>0.3300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33063" calcext:value-type="float">
            <text:p>29.33063</text:p>
          </table:table-cell>
          <table:table-cell office:value-type="float" office:value="33.38265" calcext:value-type="float">
            <text:p>33.3826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1999" calcext:value-type="float">
            <text:p>4101999</text:p>
          </table:table-cell>
          <table:table-cell office:value-type="float" office:value="0.4047584" calcext:value-type="float">
            <text:p>0.4047584</text:p>
          </table:table-cell>
          <table:table-cell office:value-type="float" office:value="131.7634" calcext:value-type="float">
            <text:p>131.76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.32932" calcext:value-type="float">
            <text:p>46.32932</text:p>
          </table:table-cell>
          <table:table-cell office:value-type="float" office:value="0.00004598386" calcext:value-type="float">
            <text:p>4.598386E-05</text:p>
          </table:table-cell>
          <table:table-cell office:value-type="float" office:value="0.005539265" calcext:value-type="float">
            <text:p>0.005539265</text:p>
          </table:table-cell>
          <table:table-cell office:value-type="float" office:value="0.1099162" calcext:value-type="float">
            <text:p>0.1099162</text:p>
          </table:table-cell>
          <table:table-cell office:value-type="float" office:value="1642.718" calcext:value-type="float">
            <text:p>1642.718</text:p>
          </table:table-cell>
          <table:table-cell office:value-type="float" office:value="0.7577006" calcext:value-type="float">
            <text:p>0.7577006</text:p>
          </table:table-cell>
          <table:table-cell office:value-type="float" office:value="0" calcext:value-type="float">
            <text:p>0</text:p>
          </table:table-cell>
          <table:table-cell office:value-type="float" office:value="0.4454335" calcext:value-type="float">
            <text:p>0.4454335</text:p>
          </table:table-cell>
          <table:table-cell office:value-type="float" office:value="0.4906335" calcext:value-type="float">
            <text:p>0.4906335</text:p>
          </table:table-cell>
          <table:table-cell office:value-type="float" office:value="0.3303747" calcext:value-type="float">
            <text:p>0.3303747</text:p>
          </table:table-cell>
          <table:table-cell office:value-type="float" office:value="0.3301726" calcext:value-type="float">
            <text:p>0.3301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33844" calcext:value-type="float">
            <text:p>29.33844</text:p>
          </table:table-cell>
          <table:table-cell office:value-type="float" office:value="33.38047" calcext:value-type="float">
            <text:p>33.3804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1999" calcext:value-type="float">
            <text:p>5101999</text:p>
          </table:table-cell>
          <table:table-cell office:value-type="float" office:value="0.4043342" calcext:value-type="float">
            <text:p>0.4043342</text:p>
          </table:table-cell>
          <table:table-cell office:value-type="float" office:value="131.7584" calcext:value-type="float">
            <text:p>131.75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.34629" calcext:value-type="float">
            <text:p>46.34629</text:p>
          </table:table-cell>
          <table:table-cell office:value-type="float" office:value="0.00004598386" calcext:value-type="float">
            <text:p>4.598386E-05</text:p>
          </table:table-cell>
          <table:table-cell office:value-type="float" office:value="0.005551208" calcext:value-type="float">
            <text:p>0.005551208</text:p>
          </table:table-cell>
          <table:table-cell office:value-type="float" office:value="0.1102366" calcext:value-type="float">
            <text:p>0.1102366</text:p>
          </table:table-cell>
          <table:table-cell office:value-type="float" office:value="1642.732" calcext:value-type="float">
            <text:p>1642.732</text:p>
          </table:table-cell>
          <table:table-cell office:value-type="float" office:value="0.7568257" calcext:value-type="float">
            <text:p>0.7568257</text:p>
          </table:table-cell>
          <table:table-cell office:value-type="float" office:value="0" calcext:value-type="float">
            <text:p>0</text:p>
          </table:table-cell>
          <table:table-cell office:value-type="float" office:value="0.5942073" calcext:value-type="float">
            <text:p>0.5942073</text:p>
          </table:table-cell>
          <table:table-cell office:value-type="float" office:value="0.4775732" calcext:value-type="float">
            <text:p>0.4775732</text:p>
          </table:table-cell>
          <table:table-cell office:value-type="float" office:value="0.2790269" calcext:value-type="float">
            <text:p>0.2790269</text:p>
          </table:table-cell>
          <table:table-cell office:value-type="float" office:value="0.2881824" calcext:value-type="float">
            <text:p>0.2881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35674" calcext:value-type="float">
            <text:p>29.35674</text:p>
          </table:table-cell>
          <table:table-cell office:value-type="float" office:value="33.37876" calcext:value-type="float">
            <text:p>33.3787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1999" calcext:value-type="float">
            <text:p>6101999</text:p>
          </table:table-cell>
          <table:table-cell office:value-type="float" office:value="0.4039197" calcext:value-type="float">
            <text:p>0.4039197</text:p>
          </table:table-cell>
          <table:table-cell office:value-type="float" office:value="131.7535" calcext:value-type="float">
            <text:p>131.75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.34656" calcext:value-type="float">
            <text:p>46.34656</text:p>
          </table:table-cell>
          <table:table-cell office:value-type="float" office:value="0.00004598386" calcext:value-type="float">
            <text:p>4.598386E-05</text:p>
          </table:table-cell>
          <table:table-cell office:value-type="float" office:value="0.005559076" calcext:value-type="float">
            <text:p>0.005559076</text:p>
          </table:table-cell>
          <table:table-cell office:value-type="float" office:value="0.1103992" calcext:value-type="float">
            <text:p>0.1103992</text:p>
          </table:table-cell>
          <table:table-cell office:value-type="float" office:value="1642.75" calcext:value-type="float">
            <text:p>1642.75</text:p>
          </table:table-cell>
          <table:table-cell office:value-type="float" office:value="0.7559239" calcext:value-type="float">
            <text:p>0.7559239</text:p>
          </table:table-cell>
          <table:table-cell office:value-type="float" office:value="0" calcext:value-type="float">
            <text:p>0</text:p>
          </table:table-cell>
          <table:table-cell office:value-type="float" office:value="0.5995097" calcext:value-type="float">
            <text:p>0.5995097</text:p>
          </table:table-cell>
          <table:table-cell office:value-type="float" office:value="0.4725661" calcext:value-type="float">
            <text:p>0.4725661</text:p>
          </table:table-cell>
          <table:table-cell office:value-type="float" office:value="0.2582801" calcext:value-type="float">
            <text:p>0.2582801</text:p>
          </table:table-cell>
          <table:table-cell office:value-type="float" office:value="0.2624313" calcext:value-type="float">
            <text:p>0.2624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37454" calcext:value-type="float">
            <text:p>29.37454</text:p>
          </table:table-cell>
          <table:table-cell office:value-type="float" office:value="33.37753" calcext:value-type="float">
            <text:p>33.3775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1999" calcext:value-type="float">
            <text:p>7101999</text:p>
          </table:table-cell>
          <table:table-cell office:value-type="float" office:value="0.4035507" calcext:value-type="float">
            <text:p>0.4035507</text:p>
          </table:table-cell>
          <table:table-cell office:value-type="float" office:value="131.749" calcext:value-type="float">
            <text:p>131.7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.34223" calcext:value-type="float">
            <text:p>46.34223</text:p>
          </table:table-cell>
          <table:table-cell office:value-type="float" office:value="0.00004598386" calcext:value-type="float">
            <text:p>4.598386E-05</text:p>
          </table:table-cell>
          <table:table-cell office:value-type="float" office:value="0.005565149" calcext:value-type="float">
            <text:p>0.005565149</text:p>
          </table:table-cell>
          <table:table-cell office:value-type="float" office:value="0.1104932" calcext:value-type="float">
            <text:p>0.1104932</text:p>
          </table:table-cell>
          <table:table-cell office:value-type="float" office:value="1642.768" calcext:value-type="float">
            <text:p>1642.768</text:p>
          </table:table-cell>
          <table:table-cell office:value-type="float" office:value="0.7549646" calcext:value-type="float">
            <text:p>0.7549646</text:p>
          </table:table-cell>
          <table:table-cell office:value-type="float" office:value="0" calcext:value-type="float">
            <text:p>0</text:p>
          </table:table-cell>
          <table:table-cell office:value-type="float" office:value="0.6019767" calcext:value-type="float">
            <text:p>0.6019767</text:p>
          </table:table-cell>
          <table:table-cell office:value-type="float" office:value="0.4582936" calcext:value-type="float">
            <text:p>0.4582936</text:p>
          </table:table-cell>
          <table:table-cell office:value-type="float" office:value="0.2468196" calcext:value-type="float">
            <text:p>0.2468196</text:p>
          </table:table-cell>
          <table:table-cell office:value-type="float" office:value="0.2492687" calcext:value-type="float">
            <text:p>0.2492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395" calcext:value-type="float">
            <text:p>29.395</text:p>
          </table:table-cell>
          <table:table-cell office:value-type="float" office:value="33.37486" calcext:value-type="float">
            <text:p>33.3748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1999" calcext:value-type="float">
            <text:p>8101999</text:p>
          </table:table-cell>
          <table:table-cell office:value-type="float" office:value="0.4030722" calcext:value-type="float">
            <text:p>0.4030722</text:p>
          </table:table-cell>
          <table:table-cell office:value-type="float" office:value="131.7437" calcext:value-type="float">
            <text:p>131.74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.33585" calcext:value-type="float">
            <text:p>46.33585</text:p>
          </table:table-cell>
          <table:table-cell office:value-type="float" office:value="0.00004598386" calcext:value-type="float">
            <text:p>4.598386E-05</text:p>
          </table:table-cell>
          <table:table-cell office:value-type="float" office:value="0.005570534" calcext:value-type="float">
            <text:p>0.005570534</text:p>
          </table:table-cell>
          <table:table-cell office:value-type="float" office:value="0.1105567" calcext:value-type="float">
            <text:p>0.1105567</text:p>
          </table:table-cell>
          <table:table-cell office:value-type="float" office:value="1642.784" calcext:value-type="float">
            <text:p>1642.784</text:p>
          </table:table-cell>
          <table:table-cell office:value-type="float" office:value="0.7538487" calcext:value-type="float">
            <text:p>0.7538487</text:p>
          </table:table-cell>
          <table:table-cell office:value-type="float" office:value="0" calcext:value-type="float">
            <text:p>0</text:p>
          </table:table-cell>
          <table:table-cell office:value-type="float" office:value="0.3553683" calcext:value-type="float">
            <text:p>0.3553683</text:p>
          </table:table-cell>
          <table:table-cell office:value-type="float" office:value="0.4729463" calcext:value-type="float">
            <text:p>0.4729463</text:p>
          </table:table-cell>
          <table:table-cell office:value-type="float" office:value="0.2398639" calcext:value-type="float">
            <text:p>0.2398639</text:p>
          </table:table-cell>
          <table:table-cell office:value-type="float" office:value="0.2413401" calcext:value-type="float">
            <text:p>0.2413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40059" calcext:value-type="float">
            <text:p>29.40059</text:p>
          </table:table-cell>
          <table:table-cell office:value-type="float" office:value="33.37384" calcext:value-type="float">
            <text:p>33.3738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1999" calcext:value-type="float">
            <text:p>9101999</text:p>
          </table:table-cell>
          <table:table-cell office:value-type="float" office:value="0.4024393" calcext:value-type="float">
            <text:p>0.4024393</text:p>
          </table:table-cell>
          <table:table-cell office:value-type="float" office:value="131.737" calcext:value-type="float">
            <text:p>131.7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.32917" calcext:value-type="float">
            <text:p>46.32917</text:p>
          </table:table-cell>
          <table:table-cell office:value-type="float" office:value="0.00004598386" calcext:value-type="float">
            <text:p>4.598386E-05</text:p>
          </table:table-cell>
          <table:table-cell office:value-type="float" office:value="0.005575514" calcext:value-type="float">
            <text:p>0.005575514</text:p>
          </table:table-cell>
          <table:table-cell office:value-type="float" office:value="0.1106022" calcext:value-type="float">
            <text:p>0.1106022</text:p>
          </table:table-cell>
          <table:table-cell office:value-type="float" office:value="1642.798" calcext:value-type="float">
            <text:p>1642.798</text:p>
          </table:table-cell>
          <table:table-cell office:value-type="float" office:value="0.7526984" calcext:value-type="float">
            <text:p>0.7526984</text:p>
          </table:table-cell>
          <table:table-cell office:value-type="float" office:value="0" calcext:value-type="float">
            <text:p>0</text:p>
          </table:table-cell>
          <table:table-cell office:value-type="float" office:value="0.5412088" calcext:value-type="float">
            <text:p>0.5412088</text:p>
          </table:table-cell>
          <table:table-cell office:value-type="float" office:value="0.4877802" calcext:value-type="float">
            <text:p>0.4877802</text:p>
          </table:table-cell>
          <table:table-cell office:value-type="float" office:value="0.2355896" calcext:value-type="float">
            <text:p>0.2355896</text:p>
          </table:table-cell>
          <table:table-cell office:value-type="float" office:value="0.2364771" calcext:value-type="float">
            <text:p>0.2364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40885" calcext:value-type="float">
            <text:p>29.40885</text:p>
          </table:table-cell>
          <table:table-cell office:value-type="float" office:value="33.37725" calcext:value-type="float">
            <text:p>33.3772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1999" calcext:value-type="float">
            <text:p>10101999</text:p>
          </table:table-cell>
          <table:table-cell office:value-type="float" office:value="0.4019048" calcext:value-type="float">
            <text:p>0.4019048</text:p>
          </table:table-cell>
          <table:table-cell office:value-type="float" office:value="131.7307" calcext:value-type="float">
            <text:p>131.73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.32201" calcext:value-type="float">
            <text:p>46.32201</text:p>
          </table:table-cell>
          <table:table-cell office:value-type="float" office:value="0.00004598386" calcext:value-type="float">
            <text:p>4.598386E-05</text:p>
          </table:table-cell>
          <table:table-cell office:value-type="float" office:value="0.0055802" calcext:value-type="float">
            <text:p>0.0055802</text:p>
          </table:table-cell>
          <table:table-cell office:value-type="float" office:value="0.1106347" calcext:value-type="float">
            <text:p>0.1106347</text:p>
          </table:table-cell>
          <table:table-cell office:value-type="float" office:value="1642.812" calcext:value-type="float">
            <text:p>1642.812</text:p>
          </table:table-cell>
          <table:table-cell office:value-type="float" office:value="0.7516634" calcext:value-type="float">
            <text:p>0.7516634</text:p>
          </table:table-cell>
          <table:table-cell office:value-type="float" office:value="0" calcext:value-type="float">
            <text:p>0</text:p>
          </table:table-cell>
          <table:table-cell office:value-type="float" office:value="0.3573589" calcext:value-type="float">
            <text:p>0.3573589</text:p>
          </table:table-cell>
          <table:table-cell office:value-type="float" office:value="0.4918773" calcext:value-type="float">
            <text:p>0.4918773</text:p>
          </table:table-cell>
          <table:table-cell office:value-type="float" office:value="0.2330026" calcext:value-type="float">
            <text:p>0.2330026</text:p>
          </table:table-cell>
          <table:table-cell office:value-type="float" office:value="0.2334797" calcext:value-type="float">
            <text:p>0.2334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40846" calcext:value-type="float">
            <text:p>29.40846</text:p>
          </table:table-cell>
          <table:table-cell office:value-type="float" office:value="33.38088" calcext:value-type="float">
            <text:p>33.3808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1999" calcext:value-type="float">
            <text:p>11101999</text:p>
          </table:table-cell>
          <table:table-cell office:value-type="float" office:value="0.4013629" calcext:value-type="float">
            <text:p>0.4013629</text:p>
          </table:table-cell>
          <table:table-cell office:value-type="float" office:value="131.7247" calcext:value-type="float">
            <text:p>131.72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.31442" calcext:value-type="float">
            <text:p>46.31442</text:p>
          </table:table-cell>
          <table:table-cell office:value-type="float" office:value="0.00004598386" calcext:value-type="float">
            <text:p>4.598386E-05</text:p>
          </table:table-cell>
          <table:table-cell office:value-type="float" office:value="0.005584825" calcext:value-type="float">
            <text:p>0.005584825</text:p>
          </table:table-cell>
          <table:table-cell office:value-type="float" office:value="0.1106601" calcext:value-type="float">
            <text:p>0.1106601</text:p>
          </table:table-cell>
          <table:table-cell office:value-type="float" office:value="1642.826" calcext:value-type="float">
            <text:p>1642.826</text:p>
          </table:table-cell>
          <table:table-cell office:value-type="float" office:value="0.7507334" calcext:value-type="float">
            <text:p>0.7507334</text:p>
          </table:table-cell>
          <table:table-cell office:value-type="float" office:value="0" calcext:value-type="float">
            <text:p>0</text:p>
          </table:table-cell>
          <table:table-cell office:value-type="float" office:value="0.7223485" calcext:value-type="float">
            <text:p>0.7223485</text:p>
          </table:table-cell>
          <table:table-cell office:value-type="float" office:value="0.4863253" calcext:value-type="float">
            <text:p>0.4863253</text:p>
          </table:table-cell>
          <table:table-cell office:value-type="float" office:value="0.2313202" calcext:value-type="float">
            <text:p>0.2313202</text:p>
          </table:table-cell>
          <table:table-cell office:value-type="float" office:value="0.23159" calcext:value-type="float">
            <text:p>0.23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42066" calcext:value-type="float">
            <text:p>29.42066</text:p>
          </table:table-cell>
          <table:table-cell office:value-type="float" office:value="33.383" calcext:value-type="float">
            <text:p>33.38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1999" calcext:value-type="float">
            <text:p>12101999</text:p>
          </table:table-cell>
          <table:table-cell office:value-type="float" office:value="0.400898" calcext:value-type="float">
            <text:p>0.400898</text:p>
          </table:table-cell>
          <table:table-cell office:value-type="float" office:value="131.7192" calcext:value-type="float">
            <text:p>131.71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.30642" calcext:value-type="float">
            <text:p>46.30642</text:p>
          </table:table-cell>
          <table:table-cell office:value-type="float" office:value="0.00004598386" calcext:value-type="float">
            <text:p>4.598386E-05</text:p>
          </table:table-cell>
          <table:table-cell office:value-type="float" office:value="0.00558942" calcext:value-type="float">
            <text:p>0.00558942</text:p>
          </table:table-cell>
          <table:table-cell office:value-type="float" office:value="0.1106777" calcext:value-type="float">
            <text:p>0.1106777</text:p>
          </table:table-cell>
          <table:table-cell office:value-type="float" office:value="1642.84" calcext:value-type="float">
            <text:p>1642.84</text:p>
          </table:table-cell>
          <table:table-cell office:value-type="float" office:value="0.7496517" calcext:value-type="float">
            <text:p>0.7496517</text:p>
          </table:table-cell>
          <table:table-cell office:value-type="float" office:value="0" calcext:value-type="float">
            <text:p>0</text:p>
          </table:table-cell>
          <table:table-cell office:value-type="float" office:value="0.5055767" calcext:value-type="float">
            <text:p>0.5055767</text:p>
          </table:table-cell>
          <table:table-cell office:value-type="float" office:value="0.470055" calcext:value-type="float">
            <text:p>0.470055</text:p>
          </table:table-cell>
          <table:table-cell office:value-type="float" office:value="0.2301502" calcext:value-type="float">
            <text:p>0.2301502</text:p>
          </table:table-cell>
          <table:table-cell office:value-type="float" office:value="0.2303435" calcext:value-type="float">
            <text:p>0.2303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43784" calcext:value-type="float">
            <text:p>29.43784</text:p>
          </table:table-cell>
          <table:table-cell office:value-type="float" office:value="33.38438" calcext:value-type="float">
            <text:p>33.3843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1999" calcext:value-type="float">
            <text:p>13101999</text:p>
          </table:table-cell>
          <table:table-cell office:value-type="float" office:value="0.4004193" calcext:value-type="float">
            <text:p>0.4004193</text:p>
          </table:table-cell>
          <table:table-cell office:value-type="float" office:value="131.714" calcext:value-type="float">
            <text:p>131.7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.297" calcext:value-type="float">
            <text:p>46.297</text:p>
          </table:table-cell>
          <table:table-cell office:value-type="float" office:value="0.00004598709" calcext:value-type="float">
            <text:p>4.598709E-05</text:p>
          </table:table-cell>
          <table:table-cell office:value-type="float" office:value="0.00560267" calcext:value-type="float">
            <text:p>0.00560267</text:p>
          </table:table-cell>
          <table:table-cell office:value-type="float" office:value="0.1112122" calcext:value-type="float">
            <text:p>0.1112122</text:p>
          </table:table-cell>
          <table:table-cell office:value-type="float" office:value="1642.854" calcext:value-type="float">
            <text:p>1642.854</text:p>
          </table:table-cell>
          <table:table-cell office:value-type="float" office:value="0.7487987" calcext:value-type="float">
            <text:p>0.7487987</text:p>
          </table:table-cell>
          <table:table-cell office:value-type="float" office:value="0" calcext:value-type="float">
            <text:p>0</text:p>
          </table:table-cell>
          <table:table-cell office:value-type="float" office:value="0.2820519" calcext:value-type="float">
            <text:p>0.2820519</text:p>
          </table:table-cell>
          <table:table-cell office:value-type="float" office:value="0.348558" calcext:value-type="float">
            <text:p>0.348558</text:p>
          </table:table-cell>
          <table:table-cell office:value-type="float" office:value="0.2293983" calcext:value-type="float">
            <text:p>0.2293983</text:p>
          </table:table-cell>
          <table:table-cell office:value-type="float" office:value="0.2294647" calcext:value-type="float">
            <text:p>0.2294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41647" calcext:value-type="float">
            <text:p>29.41647</text:p>
          </table:table-cell>
          <table:table-cell office:value-type="float" office:value="33.36959" calcext:value-type="float">
            <text:p>33.3695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1999" calcext:value-type="float">
            <text:p>14101999</text:p>
          </table:table-cell>
          <table:table-cell office:value-type="float" office:value="0.4000301" calcext:value-type="float">
            <text:p>0.4000301</text:p>
          </table:table-cell>
          <table:table-cell office:value-type="float" office:value="131.7093" calcext:value-type="float">
            <text:p>131.70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.28778" calcext:value-type="float">
            <text:p>46.28778</text:p>
          </table:table-cell>
          <table:table-cell office:value-type="float" office:value="0.00004598709" calcext:value-type="float">
            <text:p>4.598709E-05</text:p>
          </table:table-cell>
          <table:table-cell office:value-type="float" office:value="0.005641949" calcext:value-type="float">
            <text:p>0.005641949</text:p>
          </table:table-cell>
          <table:table-cell office:value-type="float" office:value="0.1124967" calcext:value-type="float">
            <text:p>0.1124967</text:p>
          </table:table-cell>
          <table:table-cell office:value-type="float" office:value="1642.869" calcext:value-type="float">
            <text:p>1642.869</text:p>
          </table:table-cell>
          <table:table-cell office:value-type="float" office:value="0.7480622" calcext:value-type="float">
            <text:p>0.7480622</text:p>
          </table:table-cell>
          <table:table-cell office:value-type="float" office:value="0" calcext:value-type="float">
            <text:p>0</text:p>
          </table:table-cell>
          <table:table-cell office:value-type="float" office:value="0.4414158" calcext:value-type="float">
            <text:p>0.4414158</text:p>
          </table:table-cell>
          <table:table-cell office:value-type="float" office:value="0.4726454" calcext:value-type="float">
            <text:p>0.4726454</text:p>
          </table:table-cell>
          <table:table-cell office:value-type="float" office:value="0.2288429" calcext:value-type="float">
            <text:p>0.2288429</text:p>
          </table:table-cell>
          <table:table-cell office:value-type="float" office:value="0.2287946" calcext:value-type="float">
            <text:p>0.2287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4079" calcext:value-type="float">
            <text:p>29.4079</text:p>
          </table:table-cell>
          <table:table-cell office:value-type="float" office:value="33.34428" calcext:value-type="float">
            <text:p>33.3442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1999" calcext:value-type="float">
            <text:p>15101999</text:p>
          </table:table-cell>
          <table:table-cell office:value-type="float" office:value="0.399671" calcext:value-type="float">
            <text:p>0.399671</text:p>
          </table:table-cell>
          <table:table-cell office:value-type="float" office:value="131.7051" calcext:value-type="float">
            <text:p>131.70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.27874" calcext:value-type="float">
            <text:p>46.27874</text:p>
          </table:table-cell>
          <table:table-cell office:value-type="float" office:value="0.00004598709" calcext:value-type="float">
            <text:p>4.598709E-05</text:p>
          </table:table-cell>
          <table:table-cell office:value-type="float" office:value="0.005673977" calcext:value-type="float">
            <text:p>0.005673977</text:p>
          </table:table-cell>
          <table:table-cell office:value-type="float" office:value="0.1135034" calcext:value-type="float">
            <text:p>0.1135034</text:p>
          </table:table-cell>
          <table:table-cell office:value-type="float" office:value="1642.884" calcext:value-type="float">
            <text:p>1642.884</text:p>
          </table:table-cell>
          <table:table-cell office:value-type="float" office:value="0.7472991" calcext:value-type="float">
            <text:p>0.7472991</text:p>
          </table:table-cell>
          <table:table-cell office:value-type="float" office:value="0" calcext:value-type="float">
            <text:p>0</text:p>
          </table:table-cell>
          <table:table-cell office:value-type="float" office:value="0.4630938" calcext:value-type="float">
            <text:p>0.4630938</text:p>
          </table:table-cell>
          <table:table-cell office:value-type="float" office:value="0.4954564" calcext:value-type="float">
            <text:p>0.4954564</text:p>
          </table:table-cell>
          <table:table-cell office:value-type="float" office:value="0.2283365" calcext:value-type="float">
            <text:p>0.2283365</text:p>
          </table:table-cell>
          <table:table-cell office:value-type="float" office:value="0.2282431" calcext:value-type="float">
            <text:p>0.2282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42077" calcext:value-type="float">
            <text:p>29.42077</text:p>
          </table:table-cell>
          <table:table-cell office:value-type="float" office:value="33.3386" calcext:value-type="float">
            <text:p>33.338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1999" calcext:value-type="float">
            <text:p>16101999</text:p>
          </table:table-cell>
          <table:table-cell office:value-type="float" office:value="0.3991824" calcext:value-type="float">
            <text:p>0.3991824</text:p>
          </table:table-cell>
          <table:table-cell office:value-type="float" office:value="131.7" calcext:value-type="float">
            <text:p>131.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.26989" calcext:value-type="float">
            <text:p>46.26989</text:p>
          </table:table-cell>
          <table:table-cell office:value-type="float" office:value="0.00004598709" calcext:value-type="float">
            <text:p>4.598709E-05</text:p>
          </table:table-cell>
          <table:table-cell office:value-type="float" office:value="0.005698299" calcext:value-type="float">
            <text:p>0.005698299</text:p>
          </table:table-cell>
          <table:table-cell office:value-type="float" office:value="0.1142609" calcext:value-type="float">
            <text:p>0.1142609</text:p>
          </table:table-cell>
          <table:table-cell office:value-type="float" office:value="1642.898" calcext:value-type="float">
            <text:p>1642.898</text:p>
          </table:table-cell>
          <table:table-cell office:value-type="float" office:value="0.7464812" calcext:value-type="float">
            <text:p>0.7464812</text:p>
          </table:table-cell>
          <table:table-cell office:value-type="float" office:value="0" calcext:value-type="float">
            <text:p>0</text:p>
          </table:table-cell>
          <table:table-cell office:value-type="float" office:value="0.5010282" calcext:value-type="float">
            <text:p>0.5010282</text:p>
          </table:table-cell>
          <table:table-cell office:value-type="float" office:value="0.503832" calcext:value-type="float">
            <text:p>0.503832</text:p>
          </table:table-cell>
          <table:table-cell office:value-type="float" office:value="0.2278506" calcext:value-type="float">
            <text:p>0.2278506</text:p>
          </table:table-cell>
          <table:table-cell office:value-type="float" office:value="0.2277587" calcext:value-type="float">
            <text:p>0.2277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44083" calcext:value-type="float">
            <text:p>29.44083</text:p>
          </table:table-cell>
          <table:table-cell office:value-type="float" office:value="33.33821" calcext:value-type="float">
            <text:p>33.3382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1999" calcext:value-type="float">
            <text:p>17101999</text:p>
          </table:table-cell>
          <table:table-cell office:value-type="float" office:value="0.3986836" calcext:value-type="float">
            <text:p>0.3986836</text:p>
          </table:table-cell>
          <table:table-cell office:value-type="float" office:value="131.6946" calcext:value-type="float">
            <text:p>131.69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.2615" calcext:value-type="float">
            <text:p>46.2615</text:p>
          </table:table-cell>
          <table:table-cell office:value-type="float" office:value="0.00004598709" calcext:value-type="float">
            <text:p>4.598709E-05</text:p>
          </table:table-cell>
          <table:table-cell office:value-type="float" office:value="0.005714604" calcext:value-type="float">
            <text:p>0.005714604</text:p>
          </table:table-cell>
          <table:table-cell office:value-type="float" office:value="0.1147396" calcext:value-type="float">
            <text:p>0.1147396</text:p>
          </table:table-cell>
          <table:table-cell office:value-type="float" office:value="1642.912" calcext:value-type="float">
            <text:p>1642.912</text:p>
          </table:table-cell>
          <table:table-cell office:value-type="float" office:value="0.7455897" calcext:value-type="float">
            <text:p>0.7455897</text:p>
          </table:table-cell>
          <table:table-cell office:value-type="float" office:value="0" calcext:value-type="float">
            <text:p>0</text:p>
          </table:table-cell>
          <table:table-cell office:value-type="float" office:value="0.4180395" calcext:value-type="float">
            <text:p>0.4180395</text:p>
          </table:table-cell>
          <table:table-cell office:value-type="float" office:value="0.5005665" calcext:value-type="float">
            <text:p>0.5005665</text:p>
          </table:table-cell>
          <table:table-cell office:value-type="float" office:value="0.2274123" calcext:value-type="float">
            <text:p>0.2274123</text:p>
          </table:table-cell>
          <table:table-cell office:value-type="float" office:value="0.2273125" calcext:value-type="float">
            <text:p>0.2273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45677" calcext:value-type="float">
            <text:p>29.45677</text:p>
          </table:table-cell>
          <table:table-cell office:value-type="float" office:value="33.3409" calcext:value-type="float">
            <text:p>33.340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1999" calcext:value-type="float">
            <text:p>18101999</text:p>
          </table:table-cell>
          <table:table-cell office:value-type="float" office:value="0.3983012" calcext:value-type="float">
            <text:p>0.3983012</text:p>
          </table:table-cell>
          <table:table-cell office:value-type="float" office:value="131.6901" calcext:value-type="float">
            <text:p>131.69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.2527" calcext:value-type="float">
            <text:p>46.2527</text:p>
          </table:table-cell>
          <table:table-cell office:value-type="float" office:value="0.00004598709" calcext:value-type="float">
            <text:p>4.598709E-05</text:p>
          </table:table-cell>
          <table:table-cell office:value-type="float" office:value="0.005726791" calcext:value-type="float">
            <text:p>0.005726791</text:p>
          </table:table-cell>
          <table:table-cell office:value-type="float" office:value="0.115092" calcext:value-type="float">
            <text:p>0.115092</text:p>
          </table:table-cell>
          <table:table-cell office:value-type="float" office:value="1642.926" calcext:value-type="float">
            <text:p>1642.926</text:p>
          </table:table-cell>
          <table:table-cell office:value-type="float" office:value="0.7447177" calcext:value-type="float">
            <text:p>0.7447177</text:p>
          </table:table-cell>
          <table:table-cell office:value-type="float" office:value="0" calcext:value-type="float">
            <text:p>0</text:p>
          </table:table-cell>
          <table:table-cell office:value-type="float" office:value="0.5523216" calcext:value-type="float">
            <text:p>0.5523216</text:p>
          </table:table-cell>
          <table:table-cell office:value-type="float" office:value="0.4760667" calcext:value-type="float">
            <text:p>0.4760667</text:p>
          </table:table-cell>
          <table:table-cell office:value-type="float" office:value="0.2269308" calcext:value-type="float">
            <text:p>0.2269308</text:p>
          </table:table-cell>
          <table:table-cell office:value-type="float" office:value="0.2268887" calcext:value-type="float">
            <text:p>0.2268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46658" calcext:value-type="float">
            <text:p>29.46658</text:p>
          </table:table-cell>
          <table:table-cell office:value-type="float" office:value="33.33959" calcext:value-type="float">
            <text:p>33.3395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1999" calcext:value-type="float">
            <text:p>19101999</text:p>
          </table:table-cell>
          <table:table-cell office:value-type="float" office:value="0.3980097" calcext:value-type="float">
            <text:p>0.3980097</text:p>
          </table:table-cell>
          <table:table-cell office:value-type="float" office:value="131.6866" calcext:value-type="float">
            <text:p>131.686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.24355" calcext:value-type="float">
            <text:p>46.24355</text:p>
          </table:table-cell>
          <table:table-cell office:value-type="float" office:value="0.00004598709" calcext:value-type="float">
            <text:p>4.598709E-05</text:p>
          </table:table-cell>
          <table:table-cell office:value-type="float" office:value="0.005735332" calcext:value-type="float">
            <text:p>0.005735332</text:p>
          </table:table-cell>
          <table:table-cell office:value-type="float" office:value="0.1152991" calcext:value-type="float">
            <text:p>0.1152991</text:p>
          </table:table-cell>
          <table:table-cell office:value-type="float" office:value="1642.939" calcext:value-type="float">
            <text:p>1642.939</text:p>
          </table:table-cell>
          <table:table-cell office:value-type="float" office:value="0.7438464" calcext:value-type="float">
            <text:p>0.7438464</text:p>
          </table:table-cell>
          <table:table-cell office:value-type="float" office:value="0" calcext:value-type="float">
            <text:p>0</text:p>
          </table:table-cell>
          <table:table-cell office:value-type="float" office:value="0.6197366" calcext:value-type="float">
            <text:p>0.6197366</text:p>
          </table:table-cell>
          <table:table-cell office:value-type="float" office:value="0.4514844" calcext:value-type="float">
            <text:p>0.4514844</text:p>
          </table:table-cell>
          <table:table-cell office:value-type="float" office:value="0.2264758" calcext:value-type="float">
            <text:p>0.2264758</text:p>
          </table:table-cell>
          <table:table-cell office:value-type="float" office:value="0.2264785" calcext:value-type="float">
            <text:p>0.2264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48719" calcext:value-type="float">
            <text:p>29.48719</text:p>
          </table:table-cell>
          <table:table-cell office:value-type="float" office:value="33.33573" calcext:value-type="float">
            <text:p>33.3357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1999" calcext:value-type="float">
            <text:p>20101999</text:p>
          </table:table-cell>
          <table:table-cell office:value-type="float" office:value="0.3976908" calcext:value-type="float">
            <text:p>0.3976908</text:p>
          </table:table-cell>
          <table:table-cell office:value-type="float" office:value="131.6828" calcext:value-type="float">
            <text:p>131.68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.23127" calcext:value-type="float">
            <text:p>46.23127</text:p>
          </table:table-cell>
          <table:table-cell office:value-type="float" office:value="0.00004598709" calcext:value-type="float">
            <text:p>4.598709E-05</text:p>
          </table:table-cell>
          <table:table-cell office:value-type="float" office:value="0.005742196" calcext:value-type="float">
            <text:p>0.005742196</text:p>
          </table:table-cell>
          <table:table-cell office:value-type="float" office:value="0.1154283" calcext:value-type="float">
            <text:p>0.1154283</text:p>
          </table:table-cell>
          <table:table-cell office:value-type="float" office:value="1642.964" calcext:value-type="float">
            <text:p>1642.964</text:p>
          </table:table-cell>
          <table:table-cell office:value-type="float" office:value="0.742947" calcext:value-type="float">
            <text:p>0.742947</text:p>
          </table:table-cell>
          <table:table-cell office:value-type="float" office:value="0" calcext:value-type="float">
            <text:p>0</text:p>
          </table:table-cell>
          <table:table-cell office:value-type="float" office:value="0.541154" calcext:value-type="float">
            <text:p>0.541154</text:p>
          </table:table-cell>
          <table:table-cell office:value-type="float" office:value="0.452296" calcext:value-type="float">
            <text:p>0.452296</text:p>
          </table:table-cell>
          <table:table-cell office:value-type="float" office:value="0.2260517" calcext:value-type="float">
            <text:p>0.2260517</text:p>
          </table:table-cell>
          <table:table-cell office:value-type="float" office:value="0.2260763" calcext:value-type="float">
            <text:p>0.2260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49689" calcext:value-type="float">
            <text:p>29.49689</text:p>
          </table:table-cell>
          <table:table-cell office:value-type="float" office:value="33.33158" calcext:value-type="float">
            <text:p>33.3315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1999" calcext:value-type="float">
            <text:p>21101999</text:p>
          </table:table-cell>
          <table:table-cell office:value-type="float" office:value="0.3973313" calcext:value-type="float">
            <text:p>0.3973313</text:p>
          </table:table-cell>
          <table:table-cell office:value-type="float" office:value="131.6788" calcext:value-type="float">
            <text:p>131.678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.20878" calcext:value-type="float">
            <text:p>46.20878</text:p>
          </table:table-cell>
          <table:table-cell office:value-type="float" office:value="0.00004598709" calcext:value-type="float">
            <text:p>4.598709E-05</text:p>
          </table:table-cell>
          <table:table-cell office:value-type="float" office:value="0.005748037" calcext:value-type="float">
            <text:p>0.005748037</text:p>
          </table:table-cell>
          <table:table-cell office:value-type="float" office:value="0.1154711" calcext:value-type="float">
            <text:p>0.1154711</text:p>
          </table:table-cell>
          <table:table-cell office:value-type="float" office:value="1642.998" calcext:value-type="float">
            <text:p>1642.998</text:p>
          </table:table-cell>
          <table:table-cell office:value-type="float" office:value="0.7419326" calcext:value-type="float">
            <text:p>0.7419326</text:p>
          </table:table-cell>
          <table:table-cell office:value-type="float" office:value="0" calcext:value-type="float">
            <text:p>0</text:p>
          </table:table-cell>
          <table:table-cell office:value-type="float" office:value="0.4327465" calcext:value-type="float">
            <text:p>0.4327465</text:p>
          </table:table-cell>
          <table:table-cell office:value-type="float" office:value="0.4516616" calcext:value-type="float">
            <text:p>0.4516616</text:p>
          </table:table-cell>
          <table:table-cell office:value-type="float" office:value="0.2256279" calcext:value-type="float">
            <text:p>0.2256279</text:p>
          </table:table-cell>
          <table:table-cell office:value-type="float" office:value="0.225679" calcext:value-type="float">
            <text:p>0.225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0394" calcext:value-type="float">
            <text:p>29.50394</text:p>
          </table:table-cell>
          <table:table-cell office:value-type="float" office:value="33.32821" calcext:value-type="float">
            <text:p>33.3282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1999" calcext:value-type="float">
            <text:p>22101999</text:p>
          </table:table-cell>
          <table:table-cell office:value-type="float" office:value="0.396988" calcext:value-type="float">
            <text:p>0.396988</text:p>
          </table:table-cell>
          <table:table-cell office:value-type="float" office:value="131.6747" calcext:value-type="float">
            <text:p>131.67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.18326" calcext:value-type="float">
            <text:p>46.18326</text:p>
          </table:table-cell>
          <table:table-cell office:value-type="float" office:value="0.00004598709" calcext:value-type="float">
            <text:p>4.598709E-05</text:p>
          </table:table-cell>
          <table:table-cell office:value-type="float" office:value="0.005753214" calcext:value-type="float">
            <text:p>0.005753214</text:p>
          </table:table-cell>
          <table:table-cell office:value-type="float" office:value="0.1154676" calcext:value-type="float">
            <text:p>0.1154676</text:p>
          </table:table-cell>
          <table:table-cell office:value-type="float" office:value="1643.033" calcext:value-type="float">
            <text:p>1643.033</text:p>
          </table:table-cell>
          <table:table-cell office:value-type="float" office:value="0.7409829" calcext:value-type="float">
            <text:p>0.7409829</text:p>
          </table:table-cell>
          <table:table-cell office:value-type="float" office:value="0" calcext:value-type="float">
            <text:p>0</text:p>
          </table:table-cell>
          <table:table-cell office:value-type="float" office:value="0.3702709" calcext:value-type="float">
            <text:p>0.3702709</text:p>
          </table:table-cell>
          <table:table-cell office:value-type="float" office:value="0.4554786" calcext:value-type="float">
            <text:p>0.4554786</text:p>
          </table:table-cell>
          <table:table-cell office:value-type="float" office:value="0.2252532" calcext:value-type="float">
            <text:p>0.2252532</text:p>
          </table:table-cell>
          <table:table-cell office:value-type="float" office:value="0.2252844" calcext:value-type="float">
            <text:p>0.2252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0154" calcext:value-type="float">
            <text:p>29.50154</text:p>
          </table:table-cell>
          <table:table-cell office:value-type="float" office:value="33.32488" calcext:value-type="float">
            <text:p>33.3248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1999" calcext:value-type="float">
            <text:p>23101999</text:p>
          </table:table-cell>
          <table:table-cell office:value-type="float" office:value="0.3966742" calcext:value-type="float">
            <text:p>0.3966742</text:p>
          </table:table-cell>
          <table:table-cell office:value-type="float" office:value="131.6712" calcext:value-type="float">
            <text:p>131.67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.15625" calcext:value-type="float">
            <text:p>46.15625</text:p>
          </table:table-cell>
          <table:table-cell office:value-type="float" office:value="0.00004598709" calcext:value-type="float">
            <text:p>4.598709E-05</text:p>
          </table:table-cell>
          <table:table-cell office:value-type="float" office:value="0.005759176" calcext:value-type="float">
            <text:p>0.005759176</text:p>
          </table:table-cell>
          <table:table-cell office:value-type="float" office:value="0.1154855" calcext:value-type="float">
            <text:p>0.1154855</text:p>
          </table:table-cell>
          <table:table-cell office:value-type="float" office:value="1643.066" calcext:value-type="float">
            <text:p>1643.066</text:p>
          </table:table-cell>
          <table:table-cell office:value-type="float" office:value="0.7401243" calcext:value-type="float">
            <text:p>0.7401243</text:p>
          </table:table-cell>
          <table:table-cell office:value-type="float" office:value="0" calcext:value-type="float">
            <text:p>0</text:p>
          </table:table-cell>
          <table:table-cell office:value-type="float" office:value="0.3309613" calcext:value-type="float">
            <text:p>0.3309613</text:p>
          </table:table-cell>
          <table:table-cell office:value-type="float" office:value="0.4262688" calcext:value-type="float">
            <text:p>0.4262688</text:p>
          </table:table-cell>
          <table:table-cell office:value-type="float" office:value="0.2249037" calcext:value-type="float">
            <text:p>0.2249037</text:p>
          </table:table-cell>
          <table:table-cell office:value-type="float" office:value="0.2248919" calcext:value-type="float">
            <text:p>0.2248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48794" calcext:value-type="float">
            <text:p>29.48794</text:p>
          </table:table-cell>
          <table:table-cell office:value-type="float" office:value="33.31565" calcext:value-type="float">
            <text:p>33.3156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1999" calcext:value-type="float">
            <text:p>24101999</text:p>
          </table:table-cell>
          <table:table-cell office:value-type="float" office:value="0.396388" calcext:value-type="float">
            <text:p>0.396388</text:p>
          </table:table-cell>
          <table:table-cell office:value-type="float" office:value="131.668" calcext:value-type="float">
            <text:p>131.6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.12853" calcext:value-type="float">
            <text:p>46.12853</text:p>
          </table:table-cell>
          <table:table-cell office:value-type="float" office:value="0.00004598709" calcext:value-type="float">
            <text:p>4.598709E-05</text:p>
          </table:table-cell>
          <table:table-cell office:value-type="float" office:value="0.005772676" calcext:value-type="float">
            <text:p>0.005772676</text:p>
          </table:table-cell>
          <table:table-cell office:value-type="float" office:value="0.1157898" calcext:value-type="float">
            <text:p>0.1157898</text:p>
          </table:table-cell>
          <table:table-cell office:value-type="float" office:value="1643.098" calcext:value-type="float">
            <text:p>1643.098</text:p>
          </table:table-cell>
          <table:table-cell office:value-type="float" office:value="0.7393208" calcext:value-type="float">
            <text:p>0.7393208</text:p>
          </table:table-cell>
          <table:table-cell office:value-type="float" office:value="0" calcext:value-type="float">
            <text:p>0</text:p>
          </table:table-cell>
          <table:table-cell office:value-type="float" office:value="0.4535387" calcext:value-type="float">
            <text:p>0.4535387</text:p>
          </table:table-cell>
          <table:table-cell office:value-type="float" office:value="0.4713301" calcext:value-type="float">
            <text:p>0.4713301</text:p>
          </table:table-cell>
          <table:table-cell office:value-type="float" office:value="0.2245603" calcext:value-type="float">
            <text:p>0.2245603</text:p>
          </table:table-cell>
          <table:table-cell office:value-type="float" office:value="0.2245009" calcext:value-type="float">
            <text:p>0.2245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48331" calcext:value-type="float">
            <text:p>29.48331</text:p>
          </table:table-cell>
          <table:table-cell office:value-type="float" office:value="33.30488" calcext:value-type="float">
            <text:p>33.3048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1999" calcext:value-type="float">
            <text:p>25101999</text:p>
          </table:table-cell>
          <table:table-cell office:value-type="float" office:value="0.3961667" calcext:value-type="float">
            <text:p>0.3961667</text:p>
          </table:table-cell>
          <table:table-cell office:value-type="float" office:value="131.6653" calcext:value-type="float">
            <text:p>131.66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.10046" calcext:value-type="float">
            <text:p>46.10046</text:p>
          </table:table-cell>
          <table:table-cell office:value-type="float" office:value="0.00004598709" calcext:value-type="float">
            <text:p>4.598709E-05</text:p>
          </table:table-cell>
          <table:table-cell office:value-type="float" office:value="0.005779874" calcext:value-type="float">
            <text:p>0.005779874</text:p>
          </table:table-cell>
          <table:table-cell office:value-type="float" office:value="0.1158275" calcext:value-type="float">
            <text:p>0.1158275</text:p>
          </table:table-cell>
          <table:table-cell office:value-type="float" office:value="1643.13" calcext:value-type="float">
            <text:p>1643.13</text:p>
          </table:table-cell>
          <table:table-cell office:value-type="float" office:value="0.738565" calcext:value-type="float">
            <text:p>0.738565</text:p>
          </table:table-cell>
          <table:table-cell office:value-type="float" office:value="0" calcext:value-type="float">
            <text:p>0</text:p>
          </table:table-cell>
          <table:table-cell office:value-type="float" office:value="0.4063916" calcext:value-type="float">
            <text:p>0.4063916</text:p>
          </table:table-cell>
          <table:table-cell office:value-type="float" office:value="0.4700775" calcext:value-type="float">
            <text:p>0.4700775</text:p>
          </table:table-cell>
          <table:table-cell office:value-type="float" office:value="0.2241707" calcext:value-type="float">
            <text:p>0.2241707</text:p>
          </table:table-cell>
          <table:table-cell office:value-type="float" office:value="0.2241108" calcext:value-type="float">
            <text:p>0.2241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49139" calcext:value-type="float">
            <text:p>29.49139</text:p>
          </table:table-cell>
          <table:table-cell office:value-type="float" office:value="33.29782" calcext:value-type="float">
            <text:p>33.2978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1999" calcext:value-type="float">
            <text:p>26101999</text:p>
          </table:table-cell>
          <table:table-cell office:value-type="float" office:value="0.3958726" calcext:value-type="float">
            <text:p>0.3958726</text:p>
          </table:table-cell>
          <table:table-cell office:value-type="float" office:value="131.6622" calcext:value-type="float">
            <text:p>131.66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.07195" calcext:value-type="float">
            <text:p>46.07195</text:p>
          </table:table-cell>
          <table:table-cell office:value-type="float" office:value="0.00004598709" calcext:value-type="float">
            <text:p>4.598709E-05</text:p>
          </table:table-cell>
          <table:table-cell office:value-type="float" office:value="0.005784997" calcext:value-type="float">
            <text:p>0.005784997</text:p>
          </table:table-cell>
          <table:table-cell office:value-type="float" office:value="0.1157852" calcext:value-type="float">
            <text:p>0.1157852</text:p>
          </table:table-cell>
          <table:table-cell office:value-type="float" office:value="1643.161" calcext:value-type="float">
            <text:p>1643.161</text:p>
          </table:table-cell>
          <table:table-cell office:value-type="float" office:value="0.7377904" calcext:value-type="float">
            <text:p>0.7377904</text:p>
          </table:table-cell>
          <table:table-cell office:value-type="float" office:value="0" calcext:value-type="float">
            <text:p>0</text:p>
          </table:table-cell>
          <table:table-cell office:value-type="float" office:value="0.3873512" calcext:value-type="float">
            <text:p>0.3873512</text:p>
          </table:table-cell>
          <table:table-cell office:value-type="float" office:value="0.4666072" calcext:value-type="float">
            <text:p>0.4666072</text:p>
          </table:table-cell>
          <table:table-cell office:value-type="float" office:value="0.2237566" calcext:value-type="float">
            <text:p>0.2237566</text:p>
          </table:table-cell>
          <table:table-cell office:value-type="float" office:value="0.223722" calcext:value-type="float">
            <text:p>0.223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48709" calcext:value-type="float">
            <text:p>29.48709</text:p>
          </table:table-cell>
          <table:table-cell office:value-type="float" office:value="33.2911" calcext:value-type="float">
            <text:p>33.291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1999" calcext:value-type="float">
            <text:p>27101999</text:p>
          </table:table-cell>
          <table:table-cell office:value-type="float" office:value="0.3956068" calcext:value-type="float">
            <text:p>0.3956068</text:p>
          </table:table-cell>
          <table:table-cell office:value-type="float" office:value="131.6592" calcext:value-type="float">
            <text:p>131.65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.04366" calcext:value-type="float">
            <text:p>46.04366</text:p>
          </table:table-cell>
          <table:table-cell office:value-type="float" office:value="0.00004598709" calcext:value-type="float">
            <text:p>4.598709E-05</text:p>
          </table:table-cell>
          <table:table-cell office:value-type="float" office:value="0.005790578" calcext:value-type="float">
            <text:p>0.005790578</text:p>
          </table:table-cell>
          <table:table-cell office:value-type="float" office:value="0.1157547" calcext:value-type="float">
            <text:p>0.1157547</text:p>
          </table:table-cell>
          <table:table-cell office:value-type="float" office:value="1643.193" calcext:value-type="float">
            <text:p>1643.193</text:p>
          </table:table-cell>
          <table:table-cell office:value-type="float" office:value="0.7369919" calcext:value-type="float">
            <text:p>0.7369919</text:p>
          </table:table-cell>
          <table:table-cell office:value-type="float" office:value="0" calcext:value-type="float">
            <text:p>0</text:p>
          </table:table-cell>
          <table:table-cell office:value-type="float" office:value="0.5282295" calcext:value-type="float">
            <text:p>0.5282295</text:p>
          </table:table-cell>
          <table:table-cell office:value-type="float" office:value="0.4654188" calcext:value-type="float">
            <text:p>0.4654188</text:p>
          </table:table-cell>
          <table:table-cell office:value-type="float" office:value="0.2233712" calcext:value-type="float">
            <text:p>0.2233712</text:p>
          </table:table-cell>
          <table:table-cell office:value-type="float" office:value="0.2233341" calcext:value-type="float">
            <text:p>0.2233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4948" calcext:value-type="float">
            <text:p>29.4948</text:p>
          </table:table-cell>
          <table:table-cell office:value-type="float" office:value="33.285" calcext:value-type="float">
            <text:p>33.28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1999" calcext:value-type="float">
            <text:p>28101999</text:p>
          </table:table-cell>
          <table:table-cell office:value-type="float" office:value="0.395347" calcext:value-type="float">
            <text:p>0.395347</text:p>
          </table:table-cell>
          <table:table-cell office:value-type="float" office:value="131.6564" calcext:value-type="float">
            <text:p>131.65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.01529" calcext:value-type="float">
            <text:p>46.01529</text:p>
          </table:table-cell>
          <table:table-cell office:value-type="float" office:value="0.00004598709" calcext:value-type="float">
            <text:p>4.598709E-05</text:p>
          </table:table-cell>
          <table:table-cell office:value-type="float" office:value="0.005795177" calcext:value-type="float">
            <text:p>0.005795177</text:p>
          </table:table-cell>
          <table:table-cell office:value-type="float" office:value="0.1156853" calcext:value-type="float">
            <text:p>0.1156853</text:p>
          </table:table-cell>
          <table:table-cell office:value-type="float" office:value="1643.225" calcext:value-type="float">
            <text:p>1643.225</text:p>
          </table:table-cell>
          <table:table-cell office:value-type="float" office:value="0.7361644" calcext:value-type="float">
            <text:p>0.7361644</text:p>
          </table:table-cell>
          <table:table-cell office:value-type="float" office:value="0" calcext:value-type="float">
            <text:p>0</text:p>
          </table:table-cell>
          <table:table-cell office:value-type="float" office:value="0.4982043" calcext:value-type="float">
            <text:p>0.4982043</text:p>
          </table:table-cell>
          <table:table-cell office:value-type="float" office:value="0.4521528" calcext:value-type="float">
            <text:p>0.4521528</text:p>
          </table:table-cell>
          <table:table-cell office:value-type="float" office:value="0.2229355" calcext:value-type="float">
            <text:p>0.2229355</text:p>
          </table:table-cell>
          <table:table-cell office:value-type="float" office:value="0.2229465" calcext:value-type="float">
            <text:p>0.2229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0998" calcext:value-type="float">
            <text:p>29.50998</text:p>
          </table:table-cell>
          <table:table-cell office:value-type="float" office:value="33.279" calcext:value-type="float">
            <text:p>33.27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1999" calcext:value-type="float">
            <text:p>29101999</text:p>
          </table:table-cell>
          <table:table-cell office:value-type="float" office:value="0.3949972" calcext:value-type="float">
            <text:p>0.3949972</text:p>
          </table:table-cell>
          <table:table-cell office:value-type="float" office:value="131.6528" calcext:value-type="float">
            <text:p>131.65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98709" calcext:value-type="float">
            <text:p>45.98709</text:p>
          </table:table-cell>
          <table:table-cell office:value-type="float" office:value="0.00004598709" calcext:value-type="float">
            <text:p>4.598709E-05</text:p>
          </table:table-cell>
          <table:table-cell office:value-type="float" office:value="0.005799696" calcext:value-type="float">
            <text:p>0.005799696</text:p>
          </table:table-cell>
          <table:table-cell office:value-type="float" office:value="0.1156073" calcext:value-type="float">
            <text:p>0.1156073</text:p>
          </table:table-cell>
          <table:table-cell office:value-type="float" office:value="1643.256" calcext:value-type="float">
            <text:p>1643.256</text:p>
          </table:table-cell>
          <table:table-cell office:value-type="float" office:value="0.735161" calcext:value-type="float">
            <text:p>0.735161</text:p>
          </table:table-cell>
          <table:table-cell office:value-type="float" office:value="0" calcext:value-type="float">
            <text:p>0</text:p>
          </table:table-cell>
          <table:table-cell office:value-type="float" office:value="0.5188361" calcext:value-type="float">
            <text:p>0.5188361</text:p>
          </table:table-cell>
          <table:table-cell office:value-type="float" office:value="0.4522406" calcext:value-type="float">
            <text:p>0.4522406</text:p>
          </table:table-cell>
          <table:table-cell office:value-type="float" office:value="0.2225126" calcext:value-type="float">
            <text:p>0.2225126</text:p>
          </table:table-cell>
          <table:table-cell office:value-type="float" office:value="0.22256" calcext:value-type="float">
            <text:p>0.22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2098" calcext:value-type="float">
            <text:p>29.52098</text:p>
          </table:table-cell>
          <table:table-cell office:value-type="float" office:value="33.27506" calcext:value-type="float">
            <text:p>33.2750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1999" calcext:value-type="float">
            <text:p>30101999</text:p>
          </table:table-cell>
          <table:table-cell office:value-type="float" office:value="0.3946346" calcext:value-type="float">
            <text:p>0.3946346</text:p>
          </table:table-cell>
          <table:table-cell office:value-type="float" office:value="131.649" calcext:value-type="float">
            <text:p>131.6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95905" calcext:value-type="float">
            <text:p>45.95905</text:p>
          </table:table-cell>
          <table:table-cell office:value-type="float" office:value="0.00004598709" calcext:value-type="float">
            <text:p>4.598709E-05</text:p>
          </table:table-cell>
          <table:table-cell office:value-type="float" office:value="0.005804086" calcext:value-type="float">
            <text:p>0.005804086</text:p>
          </table:table-cell>
          <table:table-cell office:value-type="float" office:value="0.1155283" calcext:value-type="float">
            <text:p>0.1155283</text:p>
          </table:table-cell>
          <table:table-cell office:value-type="float" office:value="1643.288" calcext:value-type="float">
            <text:p>1643.288</text:p>
          </table:table-cell>
          <table:table-cell office:value-type="float" office:value="0.7341208" calcext:value-type="float">
            <text:p>0.7341208</text:p>
          </table:table-cell>
          <table:table-cell office:value-type="float" office:value="0" calcext:value-type="float">
            <text:p>0</text:p>
          </table:table-cell>
          <table:table-cell office:value-type="float" office:value="0.3816095" calcext:value-type="float">
            <text:p>0.3816095</text:p>
          </table:table-cell>
          <table:table-cell office:value-type="float" office:value="0.4527354" calcext:value-type="float">
            <text:p>0.4527354</text:p>
          </table:table-cell>
          <table:table-cell office:value-type="float" office:value="0.2221058" calcext:value-type="float">
            <text:p>0.2221058</text:p>
          </table:table-cell>
          <table:table-cell office:value-type="float" office:value="0.2221743" calcext:value-type="float">
            <text:p>0.2221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243" calcext:value-type="float">
            <text:p>29.5243</text:p>
          </table:table-cell>
          <table:table-cell office:value-type="float" office:value="33.27225" calcext:value-type="float">
            <text:p>33.2722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1999" calcext:value-type="float">
            <text:p>31101999</text:p>
          </table:table-cell>
          <table:table-cell office:value-type="float" office:value="0.3941867" calcext:value-type="float">
            <text:p>0.3941867</text:p>
          </table:table-cell>
          <table:table-cell office:value-type="float" office:value="131.6442" calcext:value-type="float">
            <text:p>131.644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93156" calcext:value-type="float">
            <text:p>45.93156</text:p>
          </table:table-cell>
          <table:table-cell office:value-type="float" office:value="0.00004598709" calcext:value-type="float">
            <text:p>4.598709E-05</text:p>
          </table:table-cell>
          <table:table-cell office:value-type="float" office:value="0.005808467" calcext:value-type="float">
            <text:p>0.005808467</text:p>
          </table:table-cell>
          <table:table-cell office:value-type="float" office:value="0.1154471" calcext:value-type="float">
            <text:p>0.1154471</text:p>
          </table:table-cell>
          <table:table-cell office:value-type="float" office:value="1643.32" calcext:value-type="float">
            <text:p>1643.32</text:p>
          </table:table-cell>
          <table:table-cell office:value-type="float" office:value="0.7331074" calcext:value-type="float">
            <text:p>0.7331074</text:p>
          </table:table-cell>
          <table:table-cell office:value-type="float" office:value="0" calcext:value-type="float">
            <text:p>0</text:p>
          </table:table-cell>
          <table:table-cell office:value-type="float" office:value="0.5193999" calcext:value-type="float">
            <text:p>0.5193999</text:p>
          </table:table-cell>
          <table:table-cell office:value-type="float" office:value="0.4654419" calcext:value-type="float">
            <text:p>0.4654419</text:p>
          </table:table-cell>
          <table:table-cell office:value-type="float" office:value="0.2217376" calcext:value-type="float">
            <text:p>0.2217376</text:p>
          </table:table-cell>
          <table:table-cell office:value-type="float" office:value="0.2217891" calcext:value-type="float">
            <text:p>0.2217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2885" calcext:value-type="float">
            <text:p>29.52885</text:p>
          </table:table-cell>
          <table:table-cell office:value-type="float" office:value="33.27183" calcext:value-type="float">
            <text:p>33.2718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1999" calcext:value-type="float">
            <text:p>1111999</text:p>
          </table:table-cell>
          <table:table-cell office:value-type="float" office:value="0.3937295" calcext:value-type="float">
            <text:p>0.3937295</text:p>
          </table:table-cell>
          <table:table-cell office:value-type="float" office:value="131.6395" calcext:value-type="float">
            <text:p>131.63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90432" calcext:value-type="float">
            <text:p>45.90432</text:p>
          </table:table-cell>
          <table:table-cell office:value-type="float" office:value="0.00004598709" calcext:value-type="float">
            <text:p>4.598709E-05</text:p>
          </table:table-cell>
          <table:table-cell office:value-type="float" office:value="0.005812848" calcext:value-type="float">
            <text:p>0.005812848</text:p>
          </table:table-cell>
          <table:table-cell office:value-type="float" office:value="0.115362" calcext:value-type="float">
            <text:p>0.115362</text:p>
          </table:table-cell>
          <table:table-cell office:value-type="float" office:value="1643.352" calcext:value-type="float">
            <text:p>1643.352</text:p>
          </table:table-cell>
          <table:table-cell office:value-type="float" office:value="0.7319801" calcext:value-type="float">
            <text:p>0.7319801</text:p>
          </table:table-cell>
          <table:table-cell office:value-type="float" office:value="0" calcext:value-type="float">
            <text:p>0</text:p>
          </table:table-cell>
          <table:table-cell office:value-type="float" office:value="0.4239503" calcext:value-type="float">
            <text:p>0.4239503</text:p>
          </table:table-cell>
          <table:table-cell office:value-type="float" office:value="0.4646668" calcext:value-type="float">
            <text:p>0.4646668</text:p>
          </table:table-cell>
          <table:table-cell office:value-type="float" office:value="0.2213373" calcext:value-type="float">
            <text:p>0.2213373</text:p>
          </table:table-cell>
          <table:table-cell office:value-type="float" office:value="0.2214043" calcext:value-type="float">
            <text:p>0.2214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3547" calcext:value-type="float">
            <text:p>29.53547</text:p>
          </table:table-cell>
          <table:table-cell office:value-type="float" office:value="33.27209" calcext:value-type="float">
            <text:p>33.2720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1999" calcext:value-type="float">
            <text:p>2111999</text:p>
          </table:table-cell>
          <table:table-cell office:value-type="float" office:value="0.3932637" calcext:value-type="float">
            <text:p>0.3932637</text:p>
          </table:table-cell>
          <table:table-cell office:value-type="float" office:value="131.6347" calcext:value-type="float">
            <text:p>131.63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87671" calcext:value-type="float">
            <text:p>45.87671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5822978" calcext:value-type="float">
            <text:p>0.005822978</text:p>
          </table:table-cell>
          <table:table-cell office:value-type="float" office:value="0.1157722" calcext:value-type="float">
            <text:p>0.1157722</text:p>
          </table:table-cell>
          <table:table-cell office:value-type="float" office:value="1643.384" calcext:value-type="float">
            <text:p>1643.384</text:p>
          </table:table-cell>
          <table:table-cell office:value-type="float" office:value="0.7310331" calcext:value-type="float">
            <text:p>0.7310331</text:p>
          </table:table-cell>
          <table:table-cell office:value-type="float" office:value="0" calcext:value-type="float">
            <text:p>0</text:p>
          </table:table-cell>
          <table:table-cell office:value-type="float" office:value="0.2891153" calcext:value-type="float">
            <text:p>0.2891153</text:p>
          </table:table-cell>
          <table:table-cell office:value-type="float" office:value="0.36153" calcext:value-type="float">
            <text:p>0.36153</text:p>
          </table:table-cell>
          <table:table-cell office:value-type="float" office:value="0.2210771" calcext:value-type="float">
            <text:p>0.2210771</text:p>
          </table:table-cell>
          <table:table-cell office:value-type="float" office:value="0.2210211" calcext:value-type="float">
            <text:p>0.2210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3083" calcext:value-type="float">
            <text:p>29.53083</text:p>
          </table:table-cell>
          <table:table-cell office:value-type="float" office:value="33.26688" calcext:value-type="float">
            <text:p>33.2668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1999" calcext:value-type="float">
            <text:p>3111999</text:p>
          </table:table-cell>
          <table:table-cell office:value-type="float" office:value="0.3928866" calcext:value-type="float">
            <text:p>0.3928866</text:p>
          </table:table-cell>
          <table:table-cell office:value-type="float" office:value="131.6305" calcext:value-type="float">
            <text:p>131.63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84922" calcext:value-type="float">
            <text:p>45.84922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5861348" calcext:value-type="float">
            <text:p>0.005861348</text:p>
          </table:table-cell>
          <table:table-cell office:value-type="float" office:value="0.1169252" calcext:value-type="float">
            <text:p>0.1169252</text:p>
          </table:table-cell>
          <table:table-cell office:value-type="float" office:value="1643.417" calcext:value-type="float">
            <text:p>1643.417</text:p>
          </table:table-cell>
          <table:table-cell office:value-type="float" office:value="0.7302677" calcext:value-type="float">
            <text:p>0.7302677</text:p>
          </table:table-cell>
          <table:table-cell office:value-type="float" office:value="0" calcext:value-type="float">
            <text:p>0</text:p>
          </table:table-cell>
          <table:table-cell office:value-type="float" office:value="0.3989947" calcext:value-type="float">
            <text:p>0.3989947</text:p>
          </table:table-cell>
          <table:table-cell office:value-type="float" office:value="0.4569" calcext:value-type="float">
            <text:p>0.4569</text:p>
          </table:table-cell>
          <table:table-cell office:value-type="float" office:value="0.2206876" calcext:value-type="float">
            <text:p>0.2206876</text:p>
          </table:table-cell>
          <table:table-cell office:value-type="float" office:value="0.2206379" calcext:value-type="float">
            <text:p>0.2206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124" calcext:value-type="float">
            <text:p>29.5124</text:p>
          </table:table-cell>
          <table:table-cell office:value-type="float" office:value="33.24265" calcext:value-type="float">
            <text:p>33.2426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1999" calcext:value-type="float">
            <text:p>4111999</text:p>
          </table:table-cell>
          <table:table-cell office:value-type="float" office:value="0.3926266" calcext:value-type="float">
            <text:p>0.3926266</text:p>
          </table:table-cell>
          <table:table-cell office:value-type="float" office:value="131.6276" calcext:value-type="float">
            <text:p>131.627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82168" calcext:value-type="float">
            <text:p>45.82168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5893569" calcext:value-type="float">
            <text:p>0.005893569</text:p>
          </table:table-cell>
          <table:table-cell office:value-type="float" office:value="0.1178481" calcext:value-type="float">
            <text:p>0.1178481</text:p>
          </table:table-cell>
          <table:table-cell office:value-type="float" office:value="1643.45" calcext:value-type="float">
            <text:p>1643.45</text:p>
          </table:table-cell>
          <table:table-cell office:value-type="float" office:value="0.7295147" calcext:value-type="float">
            <text:p>0.7295147</text:p>
          </table:table-cell>
          <table:table-cell office:value-type="float" office:value="0" calcext:value-type="float">
            <text:p>0</text:p>
          </table:table-cell>
          <table:table-cell office:value-type="float" office:value="0.4585342" calcext:value-type="float">
            <text:p>0.4585342</text:p>
          </table:table-cell>
          <table:table-cell office:value-type="float" office:value="0.4902657" calcext:value-type="float">
            <text:p>0.4902657</text:p>
          </table:table-cell>
          <table:table-cell office:value-type="float" office:value="0.2203795" calcext:value-type="float">
            <text:p>0.2203795</text:p>
          </table:table-cell>
          <table:table-cell office:value-type="float" office:value="0.2202549" calcext:value-type="float">
            <text:p>0.2202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2129" calcext:value-type="float">
            <text:p>29.52129</text:p>
          </table:table-cell>
          <table:table-cell office:value-type="float" office:value="33.23515" calcext:value-type="float">
            <text:p>33.2351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1999" calcext:value-type="float">
            <text:p>5111999</text:p>
          </table:table-cell>
          <table:table-cell office:value-type="float" office:value="0.3923533" calcext:value-type="float">
            <text:p>0.3923533</text:p>
          </table:table-cell>
          <table:table-cell office:value-type="float" office:value="131.6246" calcext:value-type="float">
            <text:p>131.62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79376" calcext:value-type="float">
            <text:p>45.79376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5917707" calcext:value-type="float">
            <text:p>0.005917707</text:p>
          </table:table-cell>
          <table:table-cell office:value-type="float" office:value="0.1184787" calcext:value-type="float">
            <text:p>0.1184787</text:p>
          </table:table-cell>
          <table:table-cell office:value-type="float" office:value="1643.482" calcext:value-type="float">
            <text:p>1643.482</text:p>
          </table:table-cell>
          <table:table-cell office:value-type="float" office:value="0.7287654" calcext:value-type="float">
            <text:p>0.7287654</text:p>
          </table:table-cell>
          <table:table-cell office:value-type="float" office:value="0" calcext:value-type="float">
            <text:p>0</text:p>
          </table:table-cell>
          <table:table-cell office:value-type="float" office:value="0.429973" calcext:value-type="float">
            <text:p>0.429973</text:p>
          </table:table-cell>
          <table:table-cell office:value-type="float" office:value="0.4896127" calcext:value-type="float">
            <text:p>0.4896127</text:p>
          </table:table-cell>
          <table:table-cell office:value-type="float" office:value="0.219978" calcext:value-type="float">
            <text:p>0.219978</text:p>
          </table:table-cell>
          <table:table-cell office:value-type="float" office:value="0.2198735" calcext:value-type="float">
            <text:p>0.2198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298" calcext:value-type="float">
            <text:p>29.5298</text:p>
          </table:table-cell>
          <table:table-cell office:value-type="float" office:value="33.23053" calcext:value-type="float">
            <text:p>33.2305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1999" calcext:value-type="float">
            <text:p>6111999</text:p>
          </table:table-cell>
          <table:table-cell office:value-type="float" office:value="0.3920905" calcext:value-type="float">
            <text:p>0.3920905</text:p>
          </table:table-cell>
          <table:table-cell office:value-type="float" office:value="131.6217" calcext:value-type="float">
            <text:p>131.62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766" calcext:value-type="float">
            <text:p>45.766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5933817" calcext:value-type="float">
            <text:p>0.005933817</text:p>
          </table:table-cell>
          <table:table-cell office:value-type="float" office:value="0.1188504" calcext:value-type="float">
            <text:p>0.1188504</text:p>
          </table:table-cell>
          <table:table-cell office:value-type="float" office:value="1643.514" calcext:value-type="float">
            <text:p>1643.514</text:p>
          </table:table-cell>
          <table:table-cell office:value-type="float" office:value="0.7279726" calcext:value-type="float">
            <text:p>0.7279726</text:p>
          </table:table-cell>
          <table:table-cell office:value-type="float" office:value="0" calcext:value-type="float">
            <text:p>0</text:p>
          </table:table-cell>
          <table:table-cell office:value-type="float" office:value="0.5317318" calcext:value-type="float">
            <text:p>0.5317318</text:p>
          </table:table-cell>
          <table:table-cell office:value-type="float" office:value="0.475994" calcext:value-type="float">
            <text:p>0.475994</text:p>
          </table:table-cell>
          <table:table-cell office:value-type="float" office:value="0.2195751" calcext:value-type="float">
            <text:p>0.2195751</text:p>
          </table:table-cell>
          <table:table-cell office:value-type="float" office:value="0.2194925" calcext:value-type="float">
            <text:p>0.2194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4331" calcext:value-type="float">
            <text:p>29.54331</text:p>
          </table:table-cell>
          <table:table-cell office:value-type="float" office:value="33.22655" calcext:value-type="float">
            <text:p>33.2265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1999" calcext:value-type="float">
            <text:p>7111999</text:p>
          </table:table-cell>
          <table:table-cell office:value-type="float" office:value="0.3919017" calcext:value-type="float">
            <text:p>0.3919017</text:p>
          </table:table-cell>
          <table:table-cell office:value-type="float" office:value="131.6193" calcext:value-type="float">
            <text:p>131.61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73801" calcext:value-type="float">
            <text:p>45.73801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5945013" calcext:value-type="float">
            <text:p>0.005945013</text:p>
          </table:table-cell>
          <table:table-cell office:value-type="float" office:value="0.1190417" calcext:value-type="float">
            <text:p>0.1190417</text:p>
          </table:table-cell>
          <table:table-cell office:value-type="float" office:value="1643.546" calcext:value-type="float">
            <text:p>1643.546</text:p>
          </table:table-cell>
          <table:table-cell office:value-type="float" office:value="0.7272189" calcext:value-type="float">
            <text:p>0.7272189</text:p>
          </table:table-cell>
          <table:table-cell office:value-type="float" office:value="0" calcext:value-type="float">
            <text:p>0</text:p>
          </table:table-cell>
          <table:table-cell office:value-type="float" office:value="0.5587174" calcext:value-type="float">
            <text:p>0.5587174</text:p>
          </table:table-cell>
          <table:table-cell office:value-type="float" office:value="0.4462833" calcext:value-type="float">
            <text:p>0.4462833</text:p>
          </table:table-cell>
          <table:table-cell office:value-type="float" office:value="0.2191211" calcext:value-type="float">
            <text:p>0.2191211</text:p>
          </table:table-cell>
          <table:table-cell office:value-type="float" office:value="0.2191116" calcext:value-type="float">
            <text:p>0.2191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6049" calcext:value-type="float">
            <text:p>29.56049</text:p>
          </table:table-cell>
          <table:table-cell office:value-type="float" office:value="33.22052" calcext:value-type="float">
            <text:p>33.2205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1999" calcext:value-type="float">
            <text:p>8111999</text:p>
          </table:table-cell>
          <table:table-cell office:value-type="float" office:value="0.3917686" calcext:value-type="float">
            <text:p>0.3917686</text:p>
          </table:table-cell>
          <table:table-cell office:value-type="float" office:value="131.6173" calcext:value-type="float">
            <text:p>131.617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70959" calcext:value-type="float">
            <text:p>45.70959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595326" calcext:value-type="float">
            <text:p>0.00595326</text:p>
          </table:table-cell>
          <table:table-cell office:value-type="float" office:value="0.1191226" calcext:value-type="float">
            <text:p>0.1191226</text:p>
          </table:table-cell>
          <table:table-cell office:value-type="float" office:value="1643.577" calcext:value-type="float">
            <text:p>1643.577</text:p>
          </table:table-cell>
          <table:table-cell office:value-type="float" office:value="0.7265357" calcext:value-type="float">
            <text:p>0.7265357</text:p>
          </table:table-cell>
          <table:table-cell office:value-type="float" office:value="0" calcext:value-type="float">
            <text:p>0</text:p>
          </table:table-cell>
          <table:table-cell office:value-type="float" office:value="0.437322" calcext:value-type="float">
            <text:p>0.437322</text:p>
          </table:table-cell>
          <table:table-cell office:value-type="float" office:value="0.4343865" calcext:value-type="float">
            <text:p>0.4343865</text:p>
          </table:table-cell>
          <table:table-cell office:value-type="float" office:value="0.2186941" calcext:value-type="float">
            <text:p>0.2186941</text:p>
          </table:table-cell>
          <table:table-cell office:value-type="float" office:value="0.2187322" calcext:value-type="float">
            <text:p>0.2187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6685" calcext:value-type="float">
            <text:p>29.56685</text:p>
          </table:table-cell>
          <table:table-cell office:value-type="float" office:value="33.21394" calcext:value-type="float">
            <text:p>33.2139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1999" calcext:value-type="float">
            <text:p>9111999</text:p>
          </table:table-cell>
          <table:table-cell office:value-type="float" office:value="0.3915294" calcext:value-type="float">
            <text:p>0.3915294</text:p>
          </table:table-cell>
          <table:table-cell office:value-type="float" office:value="131.6148" calcext:value-type="float">
            <text:p>131.614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68102" calcext:value-type="float">
            <text:p>45.68102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596013" calcext:value-type="float">
            <text:p>0.00596013</text:p>
          </table:table-cell>
          <table:table-cell office:value-type="float" office:value="0.1191541" calcext:value-type="float">
            <text:p>0.1191541</text:p>
          </table:table-cell>
          <table:table-cell office:value-type="float" office:value="1643.608" calcext:value-type="float">
            <text:p>1643.608</text:p>
          </table:table-cell>
          <table:table-cell office:value-type="float" office:value="0.7257013" calcext:value-type="float">
            <text:p>0.7257013</text:p>
          </table:table-cell>
          <table:table-cell office:value-type="float" office:value="0" calcext:value-type="float">
            <text:p>0</text:p>
          </table:table-cell>
          <table:table-cell office:value-type="float" office:value="0.3855633" calcext:value-type="float">
            <text:p>0.3855633</text:p>
          </table:table-cell>
          <table:table-cell office:value-type="float" office:value="0.4372695" calcext:value-type="float">
            <text:p>0.4372695</text:p>
          </table:table-cell>
          <table:table-cell office:value-type="float" office:value="0.2182932" calcext:value-type="float">
            <text:p>0.2182932</text:p>
          </table:table-cell>
          <table:table-cell office:value-type="float" office:value="0.2183531" calcext:value-type="float">
            <text:p>0.2183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6996" calcext:value-type="float">
            <text:p>29.56996</text:p>
          </table:table-cell>
          <table:table-cell office:value-type="float" office:value="33.20625" calcext:value-type="float">
            <text:p>33.2062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1999" calcext:value-type="float">
            <text:p>10111999</text:p>
          </table:table-cell>
          <table:table-cell office:value-type="float" office:value="0.3912564" calcext:value-type="float">
            <text:p>0.3912564</text:p>
          </table:table-cell>
          <table:table-cell office:value-type="float" office:value="131.6119" calcext:value-type="float">
            <text:p>131.61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65304" calcext:value-type="float">
            <text:p>45.65304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5966173" calcext:value-type="float">
            <text:p>0.005966173</text:p>
          </table:table-cell>
          <table:table-cell office:value-type="float" office:value="0.1191487" calcext:value-type="float">
            <text:p>0.1191487</text:p>
          </table:table-cell>
          <table:table-cell office:value-type="float" office:value="1643.639" calcext:value-type="float">
            <text:p>1643.639</text:p>
          </table:table-cell>
          <table:table-cell office:value-type="float" office:value="0.7247957" calcext:value-type="float">
            <text:p>0.7247957</text:p>
          </table:table-cell>
          <table:table-cell office:value-type="float" office:value="0" calcext:value-type="float">
            <text:p>0</text:p>
          </table:table-cell>
          <table:table-cell office:value-type="float" office:value="0.4239148" calcext:value-type="float">
            <text:p>0.4239148</text:p>
          </table:table-cell>
          <table:table-cell office:value-type="float" office:value="0.4358278" calcext:value-type="float">
            <text:p>0.4358278</text:p>
          </table:table-cell>
          <table:table-cell office:value-type="float" office:value="0.2179107" calcext:value-type="float">
            <text:p>0.2179107</text:p>
          </table:table-cell>
          <table:table-cell office:value-type="float" office:value="0.2179747" calcext:value-type="float">
            <text:p>0.2179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6922" calcext:value-type="float">
            <text:p>29.56922</text:p>
          </table:table-cell>
          <table:table-cell office:value-type="float" office:value="33.20097" calcext:value-type="float">
            <text:p>33.2009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1999" calcext:value-type="float">
            <text:p>11111999</text:p>
          </table:table-cell>
          <table:table-cell office:value-type="float" office:value="0.391083" calcext:value-type="float">
            <text:p>0.391083</text:p>
          </table:table-cell>
          <table:table-cell office:value-type="float" office:value="131.6096" calcext:value-type="float">
            <text:p>131.609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62485" calcext:value-type="float">
            <text:p>45.62485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5971326" calcext:value-type="float">
            <text:p>0.005971326</text:p>
          </table:table-cell>
          <table:table-cell office:value-type="float" office:value="0.1191039" calcext:value-type="float">
            <text:p>0.1191039</text:p>
          </table:table-cell>
          <table:table-cell office:value-type="float" office:value="1643.671" calcext:value-type="float">
            <text:p>1643.671</text:p>
          </table:table-cell>
          <table:table-cell office:value-type="float" office:value="0.7240179" calcext:value-type="float">
            <text:p>0.7240179</text:p>
          </table:table-cell>
          <table:table-cell office:value-type="float" office:value="0" calcext:value-type="float">
            <text:p>0</text:p>
          </table:table-cell>
          <table:table-cell office:value-type="float" office:value="0.3978502" calcext:value-type="float">
            <text:p>0.3978502</text:p>
          </table:table-cell>
          <table:table-cell office:value-type="float" office:value="0.4319625" calcext:value-type="float">
            <text:p>0.4319625</text:p>
          </table:table-cell>
          <table:table-cell office:value-type="float" office:value="0.2175226" calcext:value-type="float">
            <text:p>0.2175226</text:p>
          </table:table-cell>
          <table:table-cell office:value-type="float" office:value="0.2175972" calcext:value-type="float">
            <text:p>0.2175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7161" calcext:value-type="float">
            <text:p>29.57161</text:p>
          </table:table-cell>
          <table:table-cell office:value-type="float" office:value="33.19427" calcext:value-type="float">
            <text:p>33.1942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1999" calcext:value-type="float">
            <text:p>12111999</text:p>
          </table:table-cell>
          <table:table-cell office:value-type="float" office:value="0.390945" calcext:value-type="float">
            <text:p>0.390945</text:p>
          </table:table-cell>
          <table:table-cell office:value-type="float" office:value="131.6078" calcext:value-type="float">
            <text:p>131.607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59622" calcext:value-type="float">
            <text:p>45.59622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5976114" calcext:value-type="float">
            <text:p>0.005976114</text:p>
          </table:table-cell>
          <table:table-cell office:value-type="float" office:value="0.1190387" calcext:value-type="float">
            <text:p>0.1190387</text:p>
          </table:table-cell>
          <table:table-cell office:value-type="float" office:value="1643.702" calcext:value-type="float">
            <text:p>1643.702</text:p>
          </table:table-cell>
          <table:table-cell office:value-type="float" office:value="0.7233217" calcext:value-type="float">
            <text:p>0.7233217</text:p>
          </table:table-cell>
          <table:table-cell office:value-type="float" office:value="0" calcext:value-type="float">
            <text:p>0</text:p>
          </table:table-cell>
          <table:table-cell office:value-type="float" office:value="0.3528421" calcext:value-type="float">
            <text:p>0.3528421</text:p>
          </table:table-cell>
          <table:table-cell office:value-type="float" office:value="0.4057289" calcext:value-type="float">
            <text:p>0.4057289</text:p>
          </table:table-cell>
          <table:table-cell office:value-type="float" office:value="0.2172475" calcext:value-type="float">
            <text:p>0.2172475</text:p>
          </table:table-cell>
          <table:table-cell office:value-type="float" office:value="0.2172198" calcext:value-type="float">
            <text:p>0.2172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6362" calcext:value-type="float">
            <text:p>29.56362</text:p>
          </table:table-cell>
          <table:table-cell office:value-type="float" office:value="33.18353" calcext:value-type="float">
            <text:p>33.1835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1999" calcext:value-type="float">
            <text:p>13111999</text:p>
          </table:table-cell>
          <table:table-cell office:value-type="float" office:value="0.3907741" calcext:value-type="float">
            <text:p>0.3907741</text:p>
          </table:table-cell>
          <table:table-cell office:value-type="float" office:value="131.6057" calcext:value-type="float">
            <text:p>131.605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56718" calcext:value-type="float">
            <text:p>45.56718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5984405" calcext:value-type="float">
            <text:p>0.005984405</text:p>
          </table:table-cell>
          <table:table-cell office:value-type="float" office:value="0.1191079" calcext:value-type="float">
            <text:p>0.1191079</text:p>
          </table:table-cell>
          <table:table-cell office:value-type="float" office:value="1643.734" calcext:value-type="float">
            <text:p>1643.734</text:p>
          </table:table-cell>
          <table:table-cell office:value-type="float" office:value="0.7226501" calcext:value-type="float">
            <text:p>0.7226501</text:p>
          </table:table-cell>
          <table:table-cell office:value-type="float" office:value="0" calcext:value-type="float">
            <text:p>0</text:p>
          </table:table-cell>
          <table:table-cell office:value-type="float" office:value="0.3350349" calcext:value-type="float">
            <text:p>0.3350349</text:p>
          </table:table-cell>
          <table:table-cell office:value-type="float" office:value="0.4152724" calcext:value-type="float">
            <text:p>0.4152724</text:p>
          </table:table-cell>
          <table:table-cell office:value-type="float" office:value="0.2168479" calcext:value-type="float">
            <text:p>0.2168479</text:p>
          </table:table-cell>
          <table:table-cell office:value-type="float" office:value="0.2168432" calcext:value-type="float">
            <text:p>0.2168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476" calcext:value-type="float">
            <text:p>29.5476</text:p>
          </table:table-cell>
          <table:table-cell office:value-type="float" office:value="33.1628" calcext:value-type="float">
            <text:p>33.162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1999" calcext:value-type="float">
            <text:p>14111999</text:p>
          </table:table-cell>
          <table:table-cell office:value-type="float" office:value="0.390544" calcext:value-type="float">
            <text:p>0.390544</text:p>
          </table:table-cell>
          <table:table-cell office:value-type="float" office:value="131.6032" calcext:value-type="float">
            <text:p>131.60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53857" calcext:value-type="float">
            <text:p>45.53857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5994809" calcext:value-type="float">
            <text:p>0.005994809</text:p>
          </table:table-cell>
          <table:table-cell office:value-type="float" office:value="0.1192526" calcext:value-type="float">
            <text:p>0.1192526</text:p>
          </table:table-cell>
          <table:table-cell office:value-type="float" office:value="1643.765" calcext:value-type="float">
            <text:p>1643.765</text:p>
          </table:table-cell>
          <table:table-cell office:value-type="float" office:value="0.7219223" calcext:value-type="float">
            <text:p>0.7219223</text:p>
          </table:table-cell>
          <table:table-cell office:value-type="float" office:value="0" calcext:value-type="float">
            <text:p>0</text:p>
          </table:table-cell>
          <table:table-cell office:value-type="float" office:value="0.3918115" calcext:value-type="float">
            <text:p>0.3918115</text:p>
          </table:table-cell>
          <table:table-cell office:value-type="float" office:value="0.428153" calcext:value-type="float">
            <text:p>0.428153</text:p>
          </table:table-cell>
          <table:table-cell office:value-type="float" office:value="0.2164986" calcext:value-type="float">
            <text:p>0.2164986</text:p>
          </table:table-cell>
          <table:table-cell office:value-type="float" office:value="0.2164678" calcext:value-type="float">
            <text:p>0.2164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3499" calcext:value-type="float">
            <text:p>29.53499</text:p>
          </table:table-cell>
          <table:table-cell office:value-type="float" office:value="33.14355" calcext:value-type="float">
            <text:p>33.1435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1999" calcext:value-type="float">
            <text:p>15111999</text:p>
          </table:table-cell>
          <table:table-cell office:value-type="float" office:value="0.3903805" calcext:value-type="float">
            <text:p>0.3903805</text:p>
          </table:table-cell>
          <table:table-cell office:value-type="float" office:value="131.6011" calcext:value-type="float">
            <text:p>131.60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51026" calcext:value-type="float">
            <text:p>45.51026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001245" calcext:value-type="float">
            <text:p>0.006001245</text:p>
          </table:table-cell>
          <table:table-cell office:value-type="float" office:value="0.1192256" calcext:value-type="float">
            <text:p>0.1192256</text:p>
          </table:table-cell>
          <table:table-cell office:value-type="float" office:value="1643.797" calcext:value-type="float">
            <text:p>1643.797</text:p>
          </table:table-cell>
          <table:table-cell office:value-type="float" office:value="0.7212202" calcext:value-type="float">
            <text:p>0.7212202</text:p>
          </table:table-cell>
          <table:table-cell office:value-type="float" office:value="0" calcext:value-type="float">
            <text:p>0</text:p>
          </table:table-cell>
          <table:table-cell office:value-type="float" office:value="0.6730917" calcext:value-type="float">
            <text:p>0.6730917</text:p>
          </table:table-cell>
          <table:table-cell office:value-type="float" office:value="0.430247" calcext:value-type="float">
            <text:p>0.430247</text:p>
          </table:table-cell>
          <table:table-cell office:value-type="float" office:value="0.2161457" calcext:value-type="float">
            <text:p>0.2161457</text:p>
          </table:table-cell>
          <table:table-cell office:value-type="float" office:value="0.2160929" calcext:value-type="float">
            <text:p>0.2160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4369" calcext:value-type="float">
            <text:p>29.54369</text:p>
          </table:table-cell>
          <table:table-cell office:value-type="float" office:value="33.12729" calcext:value-type="float">
            <text:p>33.1272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1999" calcext:value-type="float">
            <text:p>16111999</text:p>
          </table:table-cell>
          <table:table-cell office:value-type="float" office:value="0.3902681" calcext:value-type="float">
            <text:p>0.3902681</text:p>
          </table:table-cell>
          <table:table-cell office:value-type="float" office:value="131.5995" calcext:value-type="float">
            <text:p>131.59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48198" calcext:value-type="float">
            <text:p>45.48198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006031" calcext:value-type="float">
            <text:p>0.006006031</text:p>
          </table:table-cell>
          <table:table-cell office:value-type="float" office:value="0.1191418" calcext:value-type="float">
            <text:p>0.1191418</text:p>
          </table:table-cell>
          <table:table-cell office:value-type="float" office:value="1643.828" calcext:value-type="float">
            <text:p>1643.828</text:p>
          </table:table-cell>
          <table:table-cell office:value-type="float" office:value="0.7205773" calcext:value-type="float">
            <text:p>0.7205773</text:p>
          </table:table-cell>
          <table:table-cell office:value-type="float" office:value="0" calcext:value-type="float">
            <text:p>0</text:p>
          </table:table-cell>
          <table:table-cell office:value-type="float" office:value="0.5303565" calcext:value-type="float">
            <text:p>0.5303565</text:p>
          </table:table-cell>
          <table:table-cell office:value-type="float" office:value="0.4482253" calcext:value-type="float">
            <text:p>0.4482253</text:p>
          </table:table-cell>
          <table:table-cell office:value-type="float" office:value="0.2157117" calcext:value-type="float">
            <text:p>0.2157117</text:p>
          </table:table-cell>
          <table:table-cell office:value-type="float" office:value="0.2157185" calcext:value-type="float">
            <text:p>0.2157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6041" calcext:value-type="float">
            <text:p>29.56041</text:p>
          </table:table-cell>
          <table:table-cell office:value-type="float" office:value="33.11543" calcext:value-type="float">
            <text:p>33.1154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1999" calcext:value-type="float">
            <text:p>17111999</text:p>
          </table:table-cell>
          <table:table-cell office:value-type="float" office:value="0.3901628" calcext:value-type="float">
            <text:p>0.3901628</text:p>
          </table:table-cell>
          <table:table-cell office:value-type="float" office:value="131.5983" calcext:value-type="float">
            <text:p>131.598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45351" calcext:value-type="float">
            <text:p>45.45351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010469" calcext:value-type="float">
            <text:p>0.006010469</text:p>
          </table:table-cell>
          <table:table-cell office:value-type="float" office:value="0.1190459" calcext:value-type="float">
            <text:p>0.1190459</text:p>
          </table:table-cell>
          <table:table-cell office:value-type="float" office:value="1643.859" calcext:value-type="float">
            <text:p>1643.859</text:p>
          </table:table-cell>
          <table:table-cell office:value-type="float" office:value="0.7199643" calcext:value-type="float">
            <text:p>0.7199643</text:p>
          </table:table-cell>
          <table:table-cell office:value-type="float" office:value="0" calcext:value-type="float">
            <text:p>0</text:p>
          </table:table-cell>
          <table:table-cell office:value-type="float" office:value="0.4537011" calcext:value-type="float">
            <text:p>0.4537011</text:p>
          </table:table-cell>
          <table:table-cell office:value-type="float" office:value="0.4607521" calcext:value-type="float">
            <text:p>0.4607521</text:p>
          </table:table-cell>
          <table:table-cell office:value-type="float" office:value="0.2153099" calcext:value-type="float">
            <text:p>0.2153099</text:p>
          </table:table-cell>
          <table:table-cell office:value-type="float" office:value="0.2153446" calcext:value-type="float">
            <text:p>0.2153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6199" calcext:value-type="float">
            <text:p>29.56199</text:p>
          </table:table-cell>
          <table:table-cell office:value-type="float" office:value="33.11185" calcext:value-type="float">
            <text:p>33.1118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1999" calcext:value-type="float">
            <text:p>18111999</text:p>
          </table:table-cell>
          <table:table-cell office:value-type="float" office:value="0.3900594" calcext:value-type="float">
            <text:p>0.3900594</text:p>
          </table:table-cell>
          <table:table-cell office:value-type="float" office:value="131.5971" calcext:value-type="float">
            <text:p>131.59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42502" calcext:value-type="float">
            <text:p>45.42502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014782" calcext:value-type="float">
            <text:p>0.006014782</text:p>
          </table:table-cell>
          <table:table-cell office:value-type="float" office:value="0.1189436" calcext:value-type="float">
            <text:p>0.1189436</text:p>
          </table:table-cell>
          <table:table-cell office:value-type="float" office:value="1643.89" calcext:value-type="float">
            <text:p>1643.89</text:p>
          </table:table-cell>
          <table:table-cell office:value-type="float" office:value="0.719356" calcext:value-type="float">
            <text:p>0.719356</text:p>
          </table:table-cell>
          <table:table-cell office:value-type="float" office:value="0" calcext:value-type="float">
            <text:p>0</text:p>
          </table:table-cell>
          <table:table-cell office:value-type="float" office:value="0.4254315" calcext:value-type="float">
            <text:p>0.4254315</text:p>
          </table:table-cell>
          <table:table-cell office:value-type="float" office:value="0.4222023" calcext:value-type="float">
            <text:p>0.4222023</text:p>
          </table:table-cell>
          <table:table-cell office:value-type="float" office:value="0.2149376" calcext:value-type="float">
            <text:p>0.2149376</text:p>
          </table:table-cell>
          <table:table-cell office:value-type="float" office:value="0.2149711" calcext:value-type="float">
            <text:p>0.2149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585" calcext:value-type="float">
            <text:p>29.5585</text:p>
          </table:table-cell>
          <table:table-cell office:value-type="float" office:value="33.10745" calcext:value-type="float">
            <text:p>33.1074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1999" calcext:value-type="float">
            <text:p>19111999</text:p>
          </table:table-cell>
          <table:table-cell office:value-type="float" office:value="0.3899323" calcext:value-type="float">
            <text:p>0.3899323</text:p>
          </table:table-cell>
          <table:table-cell office:value-type="float" office:value="131.5958" calcext:value-type="float">
            <text:p>131.595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39602" calcext:value-type="float">
            <text:p>45.39602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018985" calcext:value-type="float">
            <text:p>0.006018985</text:p>
          </table:table-cell>
          <table:table-cell office:value-type="float" office:value="0.1188656" calcext:value-type="float">
            <text:p>0.1188656</text:p>
          </table:table-cell>
          <table:table-cell office:value-type="float" office:value="1643.921" calcext:value-type="float">
            <text:p>1643.921</text:p>
          </table:table-cell>
          <table:table-cell office:value-type="float" office:value="0.7187375" calcext:value-type="float">
            <text:p>0.7187375</text:p>
          </table:table-cell>
          <table:table-cell office:value-type="float" office:value="0" calcext:value-type="float">
            <text:p>0</text:p>
          </table:table-cell>
          <table:table-cell office:value-type="float" office:value="0.3719775" calcext:value-type="float">
            <text:p>0.3719775</text:p>
          </table:table-cell>
          <table:table-cell office:value-type="float" office:value="0.3388078" calcext:value-type="float">
            <text:p>0.3388078</text:p>
          </table:table-cell>
          <table:table-cell office:value-type="float" office:value="0.2145623" calcext:value-type="float">
            <text:p>0.2145623</text:p>
          </table:table-cell>
          <table:table-cell office:value-type="float" office:value="0.2145981" calcext:value-type="float">
            <text:p>0.2145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5411" calcext:value-type="float">
            <text:p>29.55411</text:p>
          </table:table-cell>
          <table:table-cell office:value-type="float" office:value="33.08095" calcext:value-type="float">
            <text:p>33.0809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1999" calcext:value-type="float">
            <text:p>20111999</text:p>
          </table:table-cell>
          <table:table-cell office:value-type="float" office:value="0.3897426" calcext:value-type="float">
            <text:p>0.3897426</text:p>
          </table:table-cell>
          <table:table-cell office:value-type="float" office:value="131.5936" calcext:value-type="float">
            <text:p>131.593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36726" calcext:value-type="float">
            <text:p>45.36726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023187" calcext:value-type="float">
            <text:p>0.006023187</text:p>
          </table:table-cell>
          <table:table-cell office:value-type="float" office:value="0.1187591" calcext:value-type="float">
            <text:p>0.1187591</text:p>
          </table:table-cell>
          <table:table-cell office:value-type="float" office:value="1643.953" calcext:value-type="float">
            <text:p>1643.953</text:p>
          </table:table-cell>
          <table:table-cell office:value-type="float" office:value="0.7180337" calcext:value-type="float">
            <text:p>0.7180337</text:p>
          </table:table-cell>
          <table:table-cell office:value-type="float" office:value="0" calcext:value-type="float">
            <text:p>0</text:p>
          </table:table-cell>
          <table:table-cell office:value-type="float" office:value="0.349632" calcext:value-type="float">
            <text:p>0.349632</text:p>
          </table:table-cell>
          <table:table-cell office:value-type="float" office:value="0.405052" calcext:value-type="float">
            <text:p>0.405052</text:p>
          </table:table-cell>
          <table:table-cell office:value-type="float" office:value="0.2142253" calcext:value-type="float">
            <text:p>0.2142253</text:p>
          </table:table-cell>
          <table:table-cell office:value-type="float" office:value="0.2142268" calcext:value-type="float">
            <text:p>0.2142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5014" calcext:value-type="float">
            <text:p>29.55014</text:p>
          </table:table-cell>
          <table:table-cell office:value-type="float" office:value="33.05559" calcext:value-type="float">
            <text:p>33.0555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1999" calcext:value-type="float">
            <text:p>21111999</text:p>
          </table:table-cell>
          <table:table-cell office:value-type="float" office:value="0.3895251" calcext:value-type="float">
            <text:p>0.3895251</text:p>
          </table:table-cell>
          <table:table-cell office:value-type="float" office:value="131.5913" calcext:value-type="float">
            <text:p>131.59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33891" calcext:value-type="float">
            <text:p>45.33891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027389" calcext:value-type="float">
            <text:p>0.006027389</text:p>
          </table:table-cell>
          <table:table-cell office:value-type="float" office:value="0.1186505" calcext:value-type="float">
            <text:p>0.1186505</text:p>
          </table:table-cell>
          <table:table-cell office:value-type="float" office:value="1643.984" calcext:value-type="float">
            <text:p>1643.984</text:p>
          </table:table-cell>
          <table:table-cell office:value-type="float" office:value="0.7173113" calcext:value-type="float">
            <text:p>0.7173113</text:p>
          </table:table-cell>
          <table:table-cell office:value-type="float" office:value="0" calcext:value-type="float">
            <text:p>0</text:p>
          </table:table-cell>
          <table:table-cell office:value-type="float" office:value="0.3536034" calcext:value-type="float">
            <text:p>0.3536034</text:p>
          </table:table-cell>
          <table:table-cell office:value-type="float" office:value="0.4274448" calcext:value-type="float">
            <text:p>0.4274448</text:p>
          </table:table-cell>
          <table:table-cell office:value-type="float" office:value="0.2138778" calcext:value-type="float">
            <text:p>0.2138778</text:p>
          </table:table-cell>
          <table:table-cell office:value-type="float" office:value="0.2138563" calcext:value-type="float">
            <text:p>0.2138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3895" calcext:value-type="float">
            <text:p>29.53895</text:p>
          </table:table-cell>
          <table:table-cell office:value-type="float" office:value="33.0388" calcext:value-type="float">
            <text:p>33.038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1999" calcext:value-type="float">
            <text:p>22111999</text:p>
          </table:table-cell>
          <table:table-cell office:value-type="float" office:value="0.3892474" calcext:value-type="float">
            <text:p>0.3892474</text:p>
          </table:table-cell>
          <table:table-cell office:value-type="float" office:value="131.5886" calcext:value-type="float">
            <text:p>131.58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31079" calcext:value-type="float">
            <text:p>45.31079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031591" calcext:value-type="float">
            <text:p>0.006031591</text:p>
          </table:table-cell>
          <table:table-cell office:value-type="float" office:value="0.1185405" calcext:value-type="float">
            <text:p>0.1185405</text:p>
          </table:table-cell>
          <table:table-cell office:value-type="float" office:value="1644.016" calcext:value-type="float">
            <text:p>1644.016</text:p>
          </table:table-cell>
          <table:table-cell office:value-type="float" office:value="0.7165963" calcext:value-type="float">
            <text:p>0.7165963</text:p>
          </table:table-cell>
          <table:table-cell office:value-type="float" office:value="0" calcext:value-type="float">
            <text:p>0</text:p>
          </table:table-cell>
          <table:table-cell office:value-type="float" office:value="0.3631285" calcext:value-type="float">
            <text:p>0.3631285</text:p>
          </table:table-cell>
          <table:table-cell office:value-type="float" office:value="0.4377159" calcext:value-type="float">
            <text:p>0.4377159</text:p>
          </table:table-cell>
          <table:table-cell office:value-type="float" office:value="0.2135091" calcext:value-type="float">
            <text:p>0.2135091</text:p>
          </table:table-cell>
          <table:table-cell office:value-type="float" office:value="0.2134865" calcext:value-type="float">
            <text:p>0.2134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2883" calcext:value-type="float">
            <text:p>29.52883</text:p>
          </table:table-cell>
          <table:table-cell office:value-type="float" office:value="33.02314" calcext:value-type="float">
            <text:p>33.0231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1999" calcext:value-type="float">
            <text:p>23111999</text:p>
          </table:table-cell>
          <table:table-cell office:value-type="float" office:value="0.3888903" calcext:value-type="float">
            <text:p>0.3888903</text:p>
          </table:table-cell>
          <table:table-cell office:value-type="float" office:value="131.5853" calcext:value-type="float">
            <text:p>131.58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28328" calcext:value-type="float">
            <text:p>45.28328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035793" calcext:value-type="float">
            <text:p>0.006035793</text:p>
          </table:table-cell>
          <table:table-cell office:value-type="float" office:value="0.1184296" calcext:value-type="float">
            <text:p>0.1184296</text:p>
          </table:table-cell>
          <table:table-cell office:value-type="float" office:value="1644.047" calcext:value-type="float">
            <text:p>1644.047</text:p>
          </table:table-cell>
          <table:table-cell office:value-type="float" office:value="0.7158258" calcext:value-type="float">
            <text:p>0.7158258</text:p>
          </table:table-cell>
          <table:table-cell office:value-type="float" office:value="0" calcext:value-type="float">
            <text:p>0</text:p>
          </table:table-cell>
          <table:table-cell office:value-type="float" office:value="0.4106015" calcext:value-type="float">
            <text:p>0.4106015</text:p>
          </table:table-cell>
          <table:table-cell office:value-type="float" office:value="0.4578451" calcext:value-type="float">
            <text:p>0.4578451</text:p>
          </table:table-cell>
          <table:table-cell office:value-type="float" office:value="0.2131721" calcext:value-type="float">
            <text:p>0.2131721</text:p>
          </table:table-cell>
          <table:table-cell office:value-type="float" office:value="0.2131167" calcext:value-type="float">
            <text:p>0.2131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2631" calcext:value-type="float">
            <text:p>29.52631</text:p>
          </table:table-cell>
          <table:table-cell office:value-type="float" office:value="33.01098" calcext:value-type="float">
            <text:p>33.0109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1999" calcext:value-type="float">
            <text:p>24111999</text:p>
          </table:table-cell>
          <table:table-cell office:value-type="float" office:value="0.3885238" calcext:value-type="float">
            <text:p>0.3885238</text:p>
          </table:table-cell>
          <table:table-cell office:value-type="float" office:value="131.5819" calcext:value-type="float">
            <text:p>131.58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25622" calcext:value-type="float">
            <text:p>45.25622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039995" calcext:value-type="float">
            <text:p>0.006039995</text:p>
          </table:table-cell>
          <table:table-cell office:value-type="float" office:value="0.1183182" calcext:value-type="float">
            <text:p>0.1183182</text:p>
          </table:table-cell>
          <table:table-cell office:value-type="float" office:value="1644.079" calcext:value-type="float">
            <text:p>1644.079</text:p>
          </table:table-cell>
          <table:table-cell office:value-type="float" office:value="0.71504" calcext:value-type="float">
            <text:p>0.71504</text:p>
          </table:table-cell>
          <table:table-cell office:value-type="float" office:value="0" calcext:value-type="float">
            <text:p>0</text:p>
          </table:table-cell>
          <table:table-cell office:value-type="float" office:value="0.4610712" calcext:value-type="float">
            <text:p>0.4610712</text:p>
          </table:table-cell>
          <table:table-cell office:value-type="float" office:value="0.4642962" calcext:value-type="float">
            <text:p>0.4642962</text:p>
          </table:table-cell>
          <table:table-cell office:value-type="float" office:value="0.2128164" calcext:value-type="float">
            <text:p>0.2128164</text:p>
          </table:table-cell>
          <table:table-cell office:value-type="float" office:value="0.2127474" calcext:value-type="float">
            <text:p>0.212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3099" calcext:value-type="float">
            <text:p>29.53099</text:p>
          </table:table-cell>
          <table:table-cell office:value-type="float" office:value="33.00114" calcext:value-type="float">
            <text:p>33.0011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1999" calcext:value-type="float">
            <text:p>25111999</text:p>
          </table:table-cell>
          <table:table-cell office:value-type="float" office:value="0.388282" calcext:value-type="float">
            <text:p>0.388282</text:p>
          </table:table-cell>
          <table:table-cell office:value-type="float" office:value="131.5792" calcext:value-type="float">
            <text:p>131.57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22911" calcext:value-type="float">
            <text:p>45.22911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044197" calcext:value-type="float">
            <text:p>0.006044197</text:p>
          </table:table-cell>
          <table:table-cell office:value-type="float" office:value="0.1182053" calcext:value-type="float">
            <text:p>0.1182053</text:p>
          </table:table-cell>
          <table:table-cell office:value-type="float" office:value="1644.111" calcext:value-type="float">
            <text:p>1644.111</text:p>
          </table:table-cell>
          <table:table-cell office:value-type="float" office:value="0.7142574" calcext:value-type="float">
            <text:p>0.7142574</text:p>
          </table:table-cell>
          <table:table-cell office:value-type="float" office:value="0" calcext:value-type="float">
            <text:p>0</text:p>
          </table:table-cell>
          <table:table-cell office:value-type="float" office:value="0.4725245" calcext:value-type="float">
            <text:p>0.4725245</text:p>
          </table:table-cell>
          <table:table-cell office:value-type="float" office:value="0.4530043" calcext:value-type="float">
            <text:p>0.4530043</text:p>
          </table:table-cell>
          <table:table-cell office:value-type="float" office:value="0.2124536" calcext:value-type="float">
            <text:p>0.2124536</text:p>
          </table:table-cell>
          <table:table-cell office:value-type="float" office:value="0.2123792" calcext:value-type="float">
            <text:p>0.2123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4171" calcext:value-type="float">
            <text:p>29.54171</text:p>
          </table:table-cell>
          <table:table-cell office:value-type="float" office:value="32.99089" calcext:value-type="float">
            <text:p>32.9908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1999" calcext:value-type="float">
            <text:p>26111999</text:p>
          </table:table-cell>
          <table:table-cell office:value-type="float" office:value="0.3880987" calcext:value-type="float">
            <text:p>0.3880987</text:p>
          </table:table-cell>
          <table:table-cell office:value-type="float" office:value="131.5771" calcext:value-type="float">
            <text:p>131.57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20152" calcext:value-type="float">
            <text:p>45.20152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048399" calcext:value-type="float">
            <text:p>0.006048399</text:p>
          </table:table-cell>
          <table:table-cell office:value-type="float" office:value="0.1180921" calcext:value-type="float">
            <text:p>0.1180921</text:p>
          </table:table-cell>
          <table:table-cell office:value-type="float" office:value="1644.143" calcext:value-type="float">
            <text:p>1644.143</text:p>
          </table:table-cell>
          <table:table-cell office:value-type="float" office:value="0.7135347" calcext:value-type="float">
            <text:p>0.7135347</text:p>
          </table:table-cell>
          <table:table-cell office:value-type="float" office:value="0" calcext:value-type="float">
            <text:p>0</text:p>
          </table:table-cell>
          <table:table-cell office:value-type="float" office:value="0.3492504" calcext:value-type="float">
            <text:p>0.3492504</text:p>
          </table:table-cell>
          <table:table-cell office:value-type="float" office:value="0.4327746" calcext:value-type="float">
            <text:p>0.4327746</text:p>
          </table:table-cell>
          <table:table-cell office:value-type="float" office:value="0.2120405" calcext:value-type="float">
            <text:p>0.2120405</text:p>
          </table:table-cell>
          <table:table-cell office:value-type="float" office:value="0.2120111" calcext:value-type="float">
            <text:p>0.2120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4235" calcext:value-type="float">
            <text:p>29.54235</text:p>
          </table:table-cell>
          <table:table-cell office:value-type="float" office:value="32.97793" calcext:value-type="float">
            <text:p>32.9779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1999" calcext:value-type="float">
            <text:p>27111999</text:p>
          </table:table-cell>
          <table:table-cell office:value-type="float" office:value="0.3878877" calcext:value-type="float">
            <text:p>0.3878877</text:p>
          </table:table-cell>
          <table:table-cell office:value-type="float" office:value="131.5747" calcext:value-type="float">
            <text:p>131.57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17369" calcext:value-type="float">
            <text:p>45.17369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052602" calcext:value-type="float">
            <text:p>0.006052602</text:p>
          </table:table-cell>
          <table:table-cell office:value-type="float" office:value="0.1179756" calcext:value-type="float">
            <text:p>0.1179756</text:p>
          </table:table-cell>
          <table:table-cell office:value-type="float" office:value="1644.174" calcext:value-type="float">
            <text:p>1644.174</text:p>
          </table:table-cell>
          <table:table-cell office:value-type="float" office:value="0.7127988" calcext:value-type="float">
            <text:p>0.7127988</text:p>
          </table:table-cell>
          <table:table-cell office:value-type="float" office:value="0" calcext:value-type="float">
            <text:p>0</text:p>
          </table:table-cell>
          <table:table-cell office:value-type="float" office:value="0.3726406" calcext:value-type="float">
            <text:p>0.3726406</text:p>
          </table:table-cell>
          <table:table-cell office:value-type="float" office:value="0.4313599" calcext:value-type="float">
            <text:p>0.4313599</text:p>
          </table:table-cell>
          <table:table-cell office:value-type="float" office:value="0.2116707" calcext:value-type="float">
            <text:p>0.2116707</text:p>
          </table:table-cell>
          <table:table-cell office:value-type="float" office:value="0.2116437" calcext:value-type="float">
            <text:p>0.2116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3267" calcext:value-type="float">
            <text:p>29.53267</text:p>
          </table:table-cell>
          <table:table-cell office:value-type="float" office:value="32.96302" calcext:value-type="float">
            <text:p>32.9630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1999" calcext:value-type="float">
            <text:p>28111999</text:p>
          </table:table-cell>
          <table:table-cell office:value-type="float" office:value="0.3877228" calcext:value-type="float">
            <text:p>0.3877228</text:p>
          </table:table-cell>
          <table:table-cell office:value-type="float" office:value="131.5727" calcext:value-type="float">
            <text:p>131.57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14597" calcext:value-type="float">
            <text:p>45.14597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056756" calcext:value-type="float">
            <text:p>0.006056756</text:p>
          </table:table-cell>
          <table:table-cell office:value-type="float" office:value="0.1178531" calcext:value-type="float">
            <text:p>0.1178531</text:p>
          </table:table-cell>
          <table:table-cell office:value-type="float" office:value="1644.205" calcext:value-type="float">
            <text:p>1644.205</text:p>
          </table:table-cell>
          <table:table-cell office:value-type="float" office:value="0.7120957" calcext:value-type="float">
            <text:p>0.7120957</text:p>
          </table:table-cell>
          <table:table-cell office:value-type="float" office:value="0" calcext:value-type="float">
            <text:p>0</text:p>
          </table:table-cell>
          <table:table-cell office:value-type="float" office:value="0.4687754" calcext:value-type="float">
            <text:p>0.4687754</text:p>
          </table:table-cell>
          <table:table-cell office:value-type="float" office:value="0.4362504" calcext:value-type="float">
            <text:p>0.4362504</text:p>
          </table:table-cell>
          <table:table-cell office:value-type="float" office:value="0.2113303" calcext:value-type="float">
            <text:p>0.2113303</text:p>
          </table:table-cell>
          <table:table-cell office:value-type="float" office:value="0.2112775" calcext:value-type="float">
            <text:p>0.2112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3129" calcext:value-type="float">
            <text:p>29.53129</text:p>
          </table:table-cell>
          <table:table-cell office:value-type="float" office:value="32.94785" calcext:value-type="float">
            <text:p>32.9478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1999" calcext:value-type="float">
            <text:p>29111999</text:p>
          </table:table-cell>
          <table:table-cell office:value-type="float" office:value="0.3876047" calcext:value-type="float">
            <text:p>0.3876047</text:p>
          </table:table-cell>
          <table:table-cell office:value-type="float" office:value="131.5711" calcext:value-type="float">
            <text:p>131.57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11829" calcext:value-type="float">
            <text:p>45.11829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060869" calcext:value-type="float">
            <text:p>0.006060869</text:p>
          </table:table-cell>
          <table:table-cell office:value-type="float" office:value="0.1177207" calcext:value-type="float">
            <text:p>0.1177207</text:p>
          </table:table-cell>
          <table:table-cell office:value-type="float" office:value="1644.237" calcext:value-type="float">
            <text:p>1644.237</text:p>
          </table:table-cell>
          <table:table-cell office:value-type="float" office:value="0.7114407" calcext:value-type="float">
            <text:p>0.7114407</text:p>
          </table:table-cell>
          <table:table-cell office:value-type="float" office:value="0" calcext:value-type="float">
            <text:p>0</text:p>
          </table:table-cell>
          <table:table-cell office:value-type="float" office:value="0.6200309" calcext:value-type="float">
            <text:p>0.6200309</text:p>
          </table:table-cell>
          <table:table-cell office:value-type="float" office:value="0.4480987" calcext:value-type="float">
            <text:p>0.4480987</text:p>
          </table:table-cell>
          <table:table-cell office:value-type="float" office:value="0.2109249" calcext:value-type="float">
            <text:p>0.2109249</text:p>
          </table:table-cell>
          <table:table-cell office:value-type="float" office:value="0.2109117" calcext:value-type="float">
            <text:p>0.2109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4732" calcext:value-type="float">
            <text:p>29.54732</text:p>
          </table:table-cell>
          <table:table-cell office:value-type="float" office:value="32.9336" calcext:value-type="float">
            <text:p>32.933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1999" calcext:value-type="float">
            <text:p>30111999</text:p>
          </table:table-cell>
          <table:table-cell office:value-type="float" office:value="0.3875093" calcext:value-type="float">
            <text:p>0.3875093</text:p>
          </table:table-cell>
          <table:table-cell office:value-type="float" office:value="131.5701" calcext:value-type="float">
            <text:p>131.57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09077" calcext:value-type="float">
            <text:p>45.09077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064981" calcext:value-type="float">
            <text:p>0.006064981</text:p>
          </table:table-cell>
          <table:table-cell office:value-type="float" office:value="0.1175829" calcext:value-type="float">
            <text:p>0.1175829</text:p>
          </table:table-cell>
          <table:table-cell office:value-type="float" office:value="1644.268" calcext:value-type="float">
            <text:p>1644.268</text:p>
          </table:table-cell>
          <table:table-cell office:value-type="float" office:value="0.7108337" calcext:value-type="float">
            <text:p>0.7108337</text:p>
          </table:table-cell>
          <table:table-cell office:value-type="float" office:value="0" calcext:value-type="float">
            <text:p>0</text:p>
          </table:table-cell>
          <table:table-cell office:value-type="float" office:value="0.5098125" calcext:value-type="float">
            <text:p>0.5098125</text:p>
          </table:table-cell>
          <table:table-cell office:value-type="float" office:value="0.5920726" calcext:value-type="float">
            <text:p>0.5920726</text:p>
          </table:table-cell>
          <table:table-cell office:value-type="float" office:value="0.210525" calcext:value-type="float">
            <text:p>0.210525</text:p>
          </table:table-cell>
          <table:table-cell office:value-type="float" office:value="0.2105463" calcext:value-type="float">
            <text:p>0.2105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5342" calcext:value-type="float">
            <text:p>29.55342</text:p>
          </table:table-cell>
          <table:table-cell office:value-type="float" office:value="32.9393" calcext:value-type="float">
            <text:p>32.939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1999" calcext:value-type="float">
            <text:p>1121999</text:p>
          </table:table-cell>
          <table:table-cell office:value-type="float" office:value="0.3874231" calcext:value-type="float">
            <text:p>0.3874231</text:p>
          </table:table-cell>
          <table:table-cell office:value-type="float" office:value="131.5692" calcext:value-type="float">
            <text:p>131.56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06359" calcext:value-type="float">
            <text:p>45.06359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069094" calcext:value-type="float">
            <text:p>0.006069094</text:p>
          </table:table-cell>
          <table:table-cell office:value-type="float" office:value="0.1174416" calcext:value-type="float">
            <text:p>0.1174416</text:p>
          </table:table-cell>
          <table:table-cell office:value-type="float" office:value="1644.299" calcext:value-type="float">
            <text:p>1644.299</text:p>
          </table:table-cell>
          <table:table-cell office:value-type="float" office:value="0.710245" calcext:value-type="float">
            <text:p>0.710245</text:p>
          </table:table-cell>
          <table:table-cell office:value-type="float" office:value="0" calcext:value-type="float">
            <text:p>0</text:p>
          </table:table-cell>
          <table:table-cell office:value-type="float" office:value="0.450098" calcext:value-type="float">
            <text:p>0.450098</text:p>
          </table:table-cell>
          <table:table-cell office:value-type="float" office:value="0.5617059" calcext:value-type="float">
            <text:p>0.5617059</text:p>
          </table:table-cell>
          <table:table-cell office:value-type="float" office:value="0.2101434" calcext:value-type="float">
            <text:p>0.2101434</text:p>
          </table:table-cell>
          <table:table-cell office:value-type="float" office:value="0.2101811" calcext:value-type="float">
            <text:p>0.2101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5329" calcext:value-type="float">
            <text:p>29.55329</text:p>
          </table:table-cell>
          <table:table-cell office:value-type="float" office:value="32.9506" calcext:value-type="float">
            <text:p>32.950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1999" calcext:value-type="float">
            <text:p>2121999</text:p>
          </table:table-cell>
          <table:table-cell office:value-type="float" office:value="0.3873442" calcext:value-type="float">
            <text:p>0.3873442</text:p>
          </table:table-cell>
          <table:table-cell office:value-type="float" office:value="131.5684" calcext:value-type="float">
            <text:p>131.56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0366" calcext:value-type="float">
            <text:p>45.0366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073207" calcext:value-type="float">
            <text:p>0.006073207</text:p>
          </table:table-cell>
          <table:table-cell office:value-type="float" office:value="0.1172977" calcext:value-type="float">
            <text:p>0.1172977</text:p>
          </table:table-cell>
          <table:table-cell office:value-type="float" office:value="1644.329" calcext:value-type="float">
            <text:p>1644.329</text:p>
          </table:table-cell>
          <table:table-cell office:value-type="float" office:value="0.7096624" calcext:value-type="float">
            <text:p>0.7096624</text:p>
          </table:table-cell>
          <table:table-cell office:value-type="float" office:value="0" calcext:value-type="float">
            <text:p>0</text:p>
          </table:table-cell>
          <table:table-cell office:value-type="float" office:value="0.380189" calcext:value-type="float">
            <text:p>0.380189</text:p>
          </table:table-cell>
          <table:table-cell office:value-type="float" office:value="0.4585693" calcext:value-type="float">
            <text:p>0.4585693</text:p>
          </table:table-cell>
          <table:table-cell office:value-type="float" office:value="0.2097705" calcext:value-type="float">
            <text:p>0.2097705</text:p>
          </table:table-cell>
          <table:table-cell office:value-type="float" office:value="0.2098161" calcext:value-type="float">
            <text:p>0.2098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5154" calcext:value-type="float">
            <text:p>29.55154</text:p>
          </table:table-cell>
          <table:table-cell office:value-type="float" office:value="32.95084" calcext:value-type="float">
            <text:p>32.9508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1999" calcext:value-type="float">
            <text:p>3121999</text:p>
          </table:table-cell>
          <table:table-cell office:value-type="float" office:value="0.3872578" calcext:value-type="float">
            <text:p>0.3872578</text:p>
          </table:table-cell>
          <table:table-cell office:value-type="float" office:value="131.5676" calcext:value-type="float">
            <text:p>131.567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00883" calcext:value-type="float">
            <text:p>45.00883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078427" calcext:value-type="float">
            <text:p>0.006078427</text:p>
          </table:table-cell>
          <table:table-cell office:value-type="float" office:value="0.1173613" calcext:value-type="float">
            <text:p>0.1173613</text:p>
          </table:table-cell>
          <table:table-cell office:value-type="float" office:value="1644.36" calcext:value-type="float">
            <text:p>1644.36</text:p>
          </table:table-cell>
          <table:table-cell office:value-type="float" office:value="0.7090696" calcext:value-type="float">
            <text:p>0.7090696</text:p>
          </table:table-cell>
          <table:table-cell office:value-type="float" office:value="0" calcext:value-type="float">
            <text:p>0</text:p>
          </table:table-cell>
          <table:table-cell office:value-type="float" office:value="0.2026635" calcext:value-type="float">
            <text:p>0.2026635</text:p>
          </table:table-cell>
          <table:table-cell office:value-type="float" office:value="0.4016272" calcext:value-type="float">
            <text:p>0.4016272</text:p>
          </table:table-cell>
          <table:table-cell office:value-type="float" office:value="0.2094391" calcext:value-type="float">
            <text:p>0.2094391</text:p>
          </table:table-cell>
          <table:table-cell office:value-type="float" office:value="0.209452" calcext:value-type="float">
            <text:p>0.209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1703" calcext:value-type="float">
            <text:p>29.51703</text:p>
          </table:table-cell>
          <table:table-cell office:value-type="float" office:value="32.94058" calcext:value-type="float">
            <text:p>32.9405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1999" calcext:value-type="float">
            <text:p>4121999</text:p>
          </table:table-cell>
          <table:table-cell office:value-type="float" office:value="0.3871602" calcext:value-type="float">
            <text:p>0.3871602</text:p>
          </table:table-cell>
          <table:table-cell office:value-type="float" office:value="131.5667" calcext:value-type="float">
            <text:p>131.56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97951" calcext:value-type="float">
            <text:p>44.97951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091451" calcext:value-type="float">
            <text:p>0.006091451</text:p>
          </table:table-cell>
          <table:table-cell office:value-type="float" office:value="0.1184677" calcext:value-type="float">
            <text:p>0.1184677</text:p>
          </table:table-cell>
          <table:table-cell office:value-type="float" office:value="1644.39" calcext:value-type="float">
            <text:p>1644.39</text:p>
          </table:table-cell>
          <table:table-cell office:value-type="float" office:value="0.7084938" calcext:value-type="float">
            <text:p>0.7084938</text:p>
          </table:table-cell>
          <table:table-cell office:value-type="float" office:value="0" calcext:value-type="float">
            <text:p>0</text:p>
          </table:table-cell>
          <table:table-cell office:value-type="float" office:value="0.2819934" calcext:value-type="float">
            <text:p>0.2819934</text:p>
          </table:table-cell>
          <table:table-cell office:value-type="float" office:value="0.3993406" calcext:value-type="float">
            <text:p>0.3993406</text:p>
          </table:table-cell>
          <table:table-cell office:value-type="float" office:value="0.2091299" calcext:value-type="float">
            <text:p>0.2091299</text:p>
          </table:table-cell>
          <table:table-cell office:value-type="float" office:value="0.2090883" calcext:value-type="float">
            <text:p>0.2090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4634" calcext:value-type="float">
            <text:p>29.4634</text:p>
          </table:table-cell>
          <table:table-cell office:value-type="float" office:value="32.91626" calcext:value-type="float">
            <text:p>32.9162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1999" calcext:value-type="float">
            <text:p>5121999</text:p>
          </table:table-cell>
          <table:table-cell office:value-type="float" office:value="0.3870525" calcext:value-type="float">
            <text:p>0.3870525</text:p>
          </table:table-cell>
          <table:table-cell office:value-type="float" office:value="131.5659" calcext:value-type="float">
            <text:p>131.56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94952" calcext:value-type="float">
            <text:p>44.94952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108842" calcext:value-type="float">
            <text:p>0.006108842</text:p>
          </table:table-cell>
          <table:table-cell office:value-type="float" office:value="0.1196262" calcext:value-type="float">
            <text:p>0.1196262</text:p>
          </table:table-cell>
          <table:table-cell office:value-type="float" office:value="1644.421" calcext:value-type="float">
            <text:p>1644.421</text:p>
          </table:table-cell>
          <table:table-cell office:value-type="float" office:value="0.7079328" calcext:value-type="float">
            <text:p>0.7079328</text:p>
          </table:table-cell>
          <table:table-cell office:value-type="float" office:value="0" calcext:value-type="float">
            <text:p>0</text:p>
          </table:table-cell>
          <table:table-cell office:value-type="float" office:value="0.22512" calcext:value-type="float">
            <text:p>0.22512</text:p>
          </table:table-cell>
          <table:table-cell office:value-type="float" office:value="0.3203302" calcext:value-type="float">
            <text:p>0.3203302</text:p>
          </table:table-cell>
          <table:table-cell office:value-type="float" office:value="0.2087481" calcext:value-type="float">
            <text:p>0.2087481</text:p>
          </table:table-cell>
          <table:table-cell office:value-type="float" office:value="0.208726" calcext:value-type="float">
            <text:p>0.208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41734" calcext:value-type="float">
            <text:p>29.41734</text:p>
          </table:table-cell>
          <table:table-cell office:value-type="float" office:value="32.88327" calcext:value-type="float">
            <text:p>32.8832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1999" calcext:value-type="float">
            <text:p>6121999</text:p>
          </table:table-cell>
          <table:table-cell office:value-type="float" office:value="0.3869496" calcext:value-type="float">
            <text:p>0.3869496</text:p>
          </table:table-cell>
          <table:table-cell office:value-type="float" office:value="131.5649" calcext:value-type="float">
            <text:p>131.56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91793" calcext:value-type="float">
            <text:p>44.91793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14063" calcext:value-type="float">
            <text:p>0.00614063</text:p>
          </table:table-cell>
          <table:table-cell office:value-type="float" office:value="0.1199768" calcext:value-type="float">
            <text:p>0.1199768</text:p>
          </table:table-cell>
          <table:table-cell office:value-type="float" office:value="1644.452" calcext:value-type="float">
            <text:p>1644.452</text:p>
          </table:table-cell>
          <table:table-cell office:value-type="float" office:value="0.70738" calcext:value-type="float">
            <text:p>0.70738</text:p>
          </table:table-cell>
          <table:table-cell office:value-type="float" office:value="0" calcext:value-type="float">
            <text:p>0</text:p>
          </table:table-cell>
          <table:table-cell office:value-type="float" office:value="0.1866533" calcext:value-type="float">
            <text:p>0.1866533</text:p>
          </table:table-cell>
          <table:table-cell office:value-type="float" office:value="0.2994917" calcext:value-type="float">
            <text:p>0.2994917</text:p>
          </table:table-cell>
          <table:table-cell office:value-type="float" office:value="0.2083289" calcext:value-type="float">
            <text:p>0.2083289</text:p>
          </table:table-cell>
          <table:table-cell office:value-type="float" office:value="0.2083656" calcext:value-type="float">
            <text:p>0.2083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34174" calcext:value-type="float">
            <text:p>29.34174</text:p>
          </table:table-cell>
          <table:table-cell office:value-type="float" office:value="32.82138" calcext:value-type="float">
            <text:p>32.8213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1999" calcext:value-type="float">
            <text:p>7121999</text:p>
          </table:table-cell>
          <table:table-cell office:value-type="float" office:value="0.3868558" calcext:value-type="float">
            <text:p>0.3868558</text:p>
          </table:table-cell>
          <table:table-cell office:value-type="float" office:value="131.564" calcext:value-type="float">
            <text:p>131.5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88933" calcext:value-type="float">
            <text:p>44.88933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176334" calcext:value-type="float">
            <text:p>0.006176334</text:p>
          </table:table-cell>
          <table:table-cell office:value-type="float" office:value="0.1214332" calcext:value-type="float">
            <text:p>0.1214332</text:p>
          </table:table-cell>
          <table:table-cell office:value-type="float" office:value="1644.483" calcext:value-type="float">
            <text:p>1644.483</text:p>
          </table:table-cell>
          <table:table-cell office:value-type="float" office:value="0.7068213" calcext:value-type="float">
            <text:p>0.7068213</text:p>
          </table:table-cell>
          <table:table-cell office:value-type="float" office:value="0" calcext:value-type="float">
            <text:p>0</text:p>
          </table:table-cell>
          <table:table-cell office:value-type="float" office:value="0.6679146" calcext:value-type="float">
            <text:p>0.6679146</text:p>
          </table:table-cell>
          <table:table-cell office:value-type="float" office:value="0.4411473" calcext:value-type="float">
            <text:p>0.4411473</text:p>
          </table:table-cell>
          <table:table-cell office:value-type="float" office:value="0.2080343" calcext:value-type="float">
            <text:p>0.2080343</text:p>
          </table:table-cell>
          <table:table-cell office:value-type="float" office:value="0.2080056" calcext:value-type="float">
            <text:p>0.2080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33571" calcext:value-type="float">
            <text:p>29.33571</text:p>
          </table:table-cell>
          <table:table-cell office:value-type="float" office:value="32.79238" calcext:value-type="float">
            <text:p>32.7923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1999" calcext:value-type="float">
            <text:p>8121999</text:p>
          </table:table-cell>
          <table:table-cell office:value-type="float" office:value="0.3867693" calcext:value-type="float">
            <text:p>0.3867693</text:p>
          </table:table-cell>
          <table:table-cell office:value-type="float" office:value="131.5632" calcext:value-type="float">
            <text:p>131.56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86192" calcext:value-type="float">
            <text:p>44.86192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201212" calcext:value-type="float">
            <text:p>0.006201212</text:p>
          </table:table-cell>
          <table:table-cell office:value-type="float" office:value="0.1227723" calcext:value-type="float">
            <text:p>0.1227723</text:p>
          </table:table-cell>
          <table:table-cell office:value-type="float" office:value="1644.515" calcext:value-type="float">
            <text:p>1644.515</text:p>
          </table:table-cell>
          <table:table-cell office:value-type="float" office:value="0.7062585" calcext:value-type="float">
            <text:p>0.7062585</text:p>
          </table:table-cell>
          <table:table-cell office:value-type="float" office:value="0" calcext:value-type="float">
            <text:p>0</text:p>
          </table:table-cell>
          <table:table-cell office:value-type="float" office:value="0.4676121" calcext:value-type="float">
            <text:p>0.4676121</text:p>
          </table:table-cell>
          <table:table-cell office:value-type="float" office:value="0.497401" calcext:value-type="float">
            <text:p>0.497401</text:p>
          </table:table-cell>
          <table:table-cell office:value-type="float" office:value="0.2076353" calcext:value-type="float">
            <text:p>0.2076353</text:p>
          </table:table-cell>
          <table:table-cell office:value-type="float" office:value="0.2076449" calcext:value-type="float">
            <text:p>0.2076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34462" calcext:value-type="float">
            <text:p>29.34462</text:p>
          </table:table-cell>
          <table:table-cell office:value-type="float" office:value="32.79442" calcext:value-type="float">
            <text:p>32.7944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1999" calcext:value-type="float">
            <text:p>9121999</text:p>
          </table:table-cell>
          <table:table-cell office:value-type="float" office:value="0.3866783" calcext:value-type="float">
            <text:p>0.3866783</text:p>
          </table:table-cell>
          <table:table-cell office:value-type="float" office:value="131.5623" calcext:value-type="float">
            <text:p>131.56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83432" calcext:value-type="float">
            <text:p>44.83432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220041" calcext:value-type="float">
            <text:p>0.006220041</text:p>
          </table:table-cell>
          <table:table-cell office:value-type="float" office:value="0.1238662" calcext:value-type="float">
            <text:p>0.1238662</text:p>
          </table:table-cell>
          <table:table-cell office:value-type="float" office:value="1644.547" calcext:value-type="float">
            <text:p>1644.547</text:p>
          </table:table-cell>
          <table:table-cell office:value-type="float" office:value="0.7056922" calcext:value-type="float">
            <text:p>0.7056922</text:p>
          </table:table-cell>
          <table:table-cell office:value-type="float" office:value="0" calcext:value-type="float">
            <text:p>0</text:p>
          </table:table-cell>
          <table:table-cell office:value-type="float" office:value="0.3941042" calcext:value-type="float">
            <text:p>0.3941042</text:p>
          </table:table-cell>
          <table:table-cell office:value-type="float" office:value="0.4603105" calcext:value-type="float">
            <text:p>0.4603105</text:p>
          </table:table-cell>
          <table:table-cell office:value-type="float" office:value="0.207269" calcext:value-type="float">
            <text:p>0.207269</text:p>
          </table:table-cell>
          <table:table-cell office:value-type="float" office:value="0.2072846" calcext:value-type="float">
            <text:p>0.2072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33428" calcext:value-type="float">
            <text:p>29.33428</text:p>
          </table:table-cell>
          <table:table-cell office:value-type="float" office:value="32.79599" calcext:value-type="float">
            <text:p>32.7959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1999" calcext:value-type="float">
            <text:p>10121999</text:p>
          </table:table-cell>
          <table:table-cell office:value-type="float" office:value="0.38659" calcext:value-type="float">
            <text:p>0.38659</text:p>
          </table:table-cell>
          <table:table-cell office:value-type="float" office:value="131.5615" calcext:value-type="float">
            <text:p>131.56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80621" calcext:value-type="float">
            <text:p>44.80621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238921" calcext:value-type="float">
            <text:p>0.006238921</text:p>
          </table:table-cell>
          <table:table-cell office:value-type="float" office:value="0.1249117" calcext:value-type="float">
            <text:p>0.1249117</text:p>
          </table:table-cell>
          <table:table-cell office:value-type="float" office:value="1644.579" calcext:value-type="float">
            <text:p>1644.579</text:p>
          </table:table-cell>
          <table:table-cell office:value-type="float" office:value="0.7051172" calcext:value-type="float">
            <text:p>0.7051172</text:p>
          </table:table-cell>
          <table:table-cell office:value-type="float" office:value="0" calcext:value-type="float">
            <text:p>0</text:p>
          </table:table-cell>
          <table:table-cell office:value-type="float" office:value="0.2778321" calcext:value-type="float">
            <text:p>0.2778321</text:p>
          </table:table-cell>
          <table:table-cell office:value-type="float" office:value="0.4436905" calcext:value-type="float">
            <text:p>0.4436905</text:p>
          </table:table-cell>
          <table:table-cell office:value-type="float" office:value="0.2068757" calcext:value-type="float">
            <text:p>0.2068757</text:p>
          </table:table-cell>
          <table:table-cell office:value-type="float" office:value="0.2069253" calcext:value-type="float">
            <text:p>0.2069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32973" calcext:value-type="float">
            <text:p>29.32973</text:p>
          </table:table-cell>
          <table:table-cell office:value-type="float" office:value="32.79175" calcext:value-type="float">
            <text:p>32.7917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1999" calcext:value-type="float">
            <text:p>11121999</text:p>
          </table:table-cell>
          <table:table-cell office:value-type="float" office:value="0.3865103" calcext:value-type="float">
            <text:p>0.3865103</text:p>
          </table:table-cell>
          <table:table-cell office:value-type="float" office:value="131.5607" calcext:value-type="float">
            <text:p>131.56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77829" calcext:value-type="float">
            <text:p>44.77829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263757" calcext:value-type="float">
            <text:p>0.006263757</text:p>
          </table:table-cell>
          <table:table-cell office:value-type="float" office:value="0.1260751" calcext:value-type="float">
            <text:p>0.1260751</text:p>
          </table:table-cell>
          <table:table-cell office:value-type="float" office:value="1644.611" calcext:value-type="float">
            <text:p>1644.611</text:p>
          </table:table-cell>
          <table:table-cell office:value-type="float" office:value="0.7045569" calcext:value-type="float">
            <text:p>0.7045569</text:p>
          </table:table-cell>
          <table:table-cell office:value-type="float" office:value="0" calcext:value-type="float">
            <text:p>0</text:p>
          </table:table-cell>
          <table:table-cell office:value-type="float" office:value="0.4080507" calcext:value-type="float">
            <text:p>0.4080507</text:p>
          </table:table-cell>
          <table:table-cell office:value-type="float" office:value="0.4624824" calcext:value-type="float">
            <text:p>0.4624824</text:p>
          </table:table-cell>
          <table:table-cell office:value-type="float" office:value="0.2065295" calcext:value-type="float">
            <text:p>0.2065295</text:p>
          </table:table-cell>
          <table:table-cell office:value-type="float" office:value="0.2065667" calcext:value-type="float">
            <text:p>0.2065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32807" calcext:value-type="float">
            <text:p>29.32807</text:p>
          </table:table-cell>
          <table:table-cell office:value-type="float" office:value="32.78939" calcext:value-type="float">
            <text:p>32.7893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1999" calcext:value-type="float">
            <text:p>12121999</text:p>
          </table:table-cell>
          <table:table-cell office:value-type="float" office:value="0.3864339" calcext:value-type="float">
            <text:p>0.3864339</text:p>
          </table:table-cell>
          <table:table-cell office:value-type="float" office:value="131.5599" calcext:value-type="float">
            <text:p>131.55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75127" calcext:value-type="float">
            <text:p>44.75127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283345" calcext:value-type="float">
            <text:p>0.006283345</text:p>
          </table:table-cell>
          <table:table-cell office:value-type="float" office:value="0.1270311" calcext:value-type="float">
            <text:p>0.1270311</text:p>
          </table:table-cell>
          <table:table-cell office:value-type="float" office:value="1644.643" calcext:value-type="float">
            <text:p>1644.643</text:p>
          </table:table-cell>
          <table:table-cell office:value-type="float" office:value="0.7040038" calcext:value-type="float">
            <text:p>0.7040038</text:p>
          </table:table-cell>
          <table:table-cell office:value-type="float" office:value="0" calcext:value-type="float">
            <text:p>0</text:p>
          </table:table-cell>
          <table:table-cell office:value-type="float" office:value="0.3864166" calcext:value-type="float">
            <text:p>0.3864166</text:p>
          </table:table-cell>
          <table:table-cell office:value-type="float" office:value="0.4331336" calcext:value-type="float">
            <text:p>0.4331336</text:p>
          </table:table-cell>
          <table:table-cell office:value-type="float" office:value="0.2061677" calcext:value-type="float">
            <text:p>0.2061677</text:p>
          </table:table-cell>
          <table:table-cell office:value-type="float" office:value="0.2062086" calcext:value-type="float">
            <text:p>0.2062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32606" calcext:value-type="float">
            <text:p>29.32606</text:p>
          </table:table-cell>
          <table:table-cell office:value-type="float" office:value="32.78282" calcext:value-type="float">
            <text:p>32.7828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1999" calcext:value-type="float">
            <text:p>13121999</text:p>
          </table:table-cell>
          <table:table-cell office:value-type="float" office:value="0.3863543" calcext:value-type="float">
            <text:p>0.3863543</text:p>
          </table:table-cell>
          <table:table-cell office:value-type="float" office:value="131.5592" calcext:value-type="float">
            <text:p>131.55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72445" calcext:value-type="float">
            <text:p>44.72445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297366" calcext:value-type="float">
            <text:p>0.006297366</text:p>
          </table:table-cell>
          <table:table-cell office:value-type="float" office:value="0.1278037" calcext:value-type="float">
            <text:p>0.1278037</text:p>
          </table:table-cell>
          <table:table-cell office:value-type="float" office:value="1644.674" calcext:value-type="float">
            <text:p>1644.674</text:p>
          </table:table-cell>
          <table:table-cell office:value-type="float" office:value="0.7034414" calcext:value-type="float">
            <text:p>0.7034414</text:p>
          </table:table-cell>
          <table:table-cell office:value-type="float" office:value="0" calcext:value-type="float">
            <text:p>0</text:p>
          </table:table-cell>
          <table:table-cell office:value-type="float" office:value="0.3622713" calcext:value-type="float">
            <text:p>0.3622713</text:p>
          </table:table-cell>
          <table:table-cell office:value-type="float" office:value="0.3960294" calcext:value-type="float">
            <text:p>0.3960294</text:p>
          </table:table-cell>
          <table:table-cell office:value-type="float" office:value="0.2058119" calcext:value-type="float">
            <text:p>0.2058119</text:p>
          </table:table-cell>
          <table:table-cell office:value-type="float" office:value="0.2058503" calcext:value-type="float">
            <text:p>0.2058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31975" calcext:value-type="float">
            <text:p>29.31975</text:p>
          </table:table-cell>
          <table:table-cell office:value-type="float" office:value="32.77218" calcext:value-type="float">
            <text:p>32.7721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1999" calcext:value-type="float">
            <text:p>14121999</text:p>
          </table:table-cell>
          <table:table-cell office:value-type="float" office:value="0.3862726" calcext:value-type="float">
            <text:p>0.3862726</text:p>
          </table:table-cell>
          <table:table-cell office:value-type="float" office:value="131.5584" calcext:value-type="float">
            <text:p>131.55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69754" calcext:value-type="float">
            <text:p>44.69754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308869" calcext:value-type="float">
            <text:p>0.006308869</text:p>
          </table:table-cell>
          <table:table-cell office:value-type="float" office:value="0.1284981" calcext:value-type="float">
            <text:p>0.1284981</text:p>
          </table:table-cell>
          <table:table-cell office:value-type="float" office:value="1644.704" calcext:value-type="float">
            <text:p>1644.704</text:p>
          </table:table-cell>
          <table:table-cell office:value-type="float" office:value="0.7028731" calcext:value-type="float">
            <text:p>0.7028731</text:p>
          </table:table-cell>
          <table:table-cell office:value-type="float" office:value="0" calcext:value-type="float">
            <text:p>0</text:p>
          </table:table-cell>
          <table:table-cell office:value-type="float" office:value="0.3785774" calcext:value-type="float">
            <text:p>0.3785774</text:p>
          </table:table-cell>
          <table:table-cell office:value-type="float" office:value="0.4075244" calcext:value-type="float">
            <text:p>0.4075244</text:p>
          </table:table-cell>
          <table:table-cell office:value-type="float" office:value="0.205457" calcext:value-type="float">
            <text:p>0.205457</text:p>
          </table:table-cell>
          <table:table-cell office:value-type="float" office:value="0.2054926" calcext:value-type="float">
            <text:p>0.2054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31523" calcext:value-type="float">
            <text:p>29.31523</text:p>
          </table:table-cell>
          <table:table-cell office:value-type="float" office:value="32.76127" calcext:value-type="float">
            <text:p>32.7612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1999" calcext:value-type="float">
            <text:p>15121999</text:p>
          </table:table-cell>
          <table:table-cell office:value-type="float" office:value="0.3861896" calcext:value-type="float">
            <text:p>0.3861896</text:p>
          </table:table-cell>
          <table:table-cell office:value-type="float" office:value="131.5577" calcext:value-type="float">
            <text:p>131.557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67065" calcext:value-type="float">
            <text:p>44.67065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318947" calcext:value-type="float">
            <text:p>0.006318947</text:p>
          </table:table-cell>
          <table:table-cell office:value-type="float" office:value="0.1291125" calcext:value-type="float">
            <text:p>0.1291125</text:p>
          </table:table-cell>
          <table:table-cell office:value-type="float" office:value="1644.733" calcext:value-type="float">
            <text:p>1644.733</text:p>
          </table:table-cell>
          <table:table-cell office:value-type="float" office:value="0.7023039" calcext:value-type="float">
            <text:p>0.7023039</text:p>
          </table:table-cell>
          <table:table-cell office:value-type="float" office:value="0" calcext:value-type="float">
            <text:p>0</text:p>
          </table:table-cell>
          <table:table-cell office:value-type="float" office:value="0.3298316" calcext:value-type="float">
            <text:p>0.3298316</text:p>
          </table:table-cell>
          <table:table-cell office:value-type="float" office:value="0.3895925" calcext:value-type="float">
            <text:p>0.3895925</text:p>
          </table:table-cell>
          <table:table-cell office:value-type="float" office:value="0.2051019" calcext:value-type="float">
            <text:p>0.2051019</text:p>
          </table:table-cell>
          <table:table-cell office:value-type="float" office:value="0.2051355" calcext:value-type="float">
            <text:p>0.2051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30884" calcext:value-type="float">
            <text:p>29.30884</text:p>
          </table:table-cell>
          <table:table-cell office:value-type="float" office:value="32.74996" calcext:value-type="float">
            <text:p>32.7499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1999" calcext:value-type="float">
            <text:p>16121999</text:p>
          </table:table-cell>
          <table:table-cell office:value-type="float" office:value="0.3861008" calcext:value-type="float">
            <text:p>0.3861008</text:p>
          </table:table-cell>
          <table:table-cell office:value-type="float" office:value="131.5569" calcext:value-type="float">
            <text:p>131.556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64339" calcext:value-type="float">
            <text:p>44.64339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329337" calcext:value-type="float">
            <text:p>0.006329337</text:p>
          </table:table-cell>
          <table:table-cell office:value-type="float" office:value="0.1297333" calcext:value-type="float">
            <text:p>0.1297333</text:p>
          </table:table-cell>
          <table:table-cell office:value-type="float" office:value="1644.763" calcext:value-type="float">
            <text:p>1644.763</text:p>
          </table:table-cell>
          <table:table-cell office:value-type="float" office:value="0.7017361" calcext:value-type="float">
            <text:p>0.7017361</text:p>
          </table:table-cell>
          <table:table-cell office:value-type="float" office:value="0" calcext:value-type="float">
            <text:p>0</text:p>
          </table:table-cell>
          <table:table-cell office:value-type="float" office:value="0.3975693" calcext:value-type="float">
            <text:p>0.3975693</text:p>
          </table:table-cell>
          <table:table-cell office:value-type="float" office:value="0.4022831" calcext:value-type="float">
            <text:p>0.4022831</text:p>
          </table:table-cell>
          <table:table-cell office:value-type="float" office:value="0.2047597" calcext:value-type="float">
            <text:p>0.2047597</text:p>
          </table:table-cell>
          <table:table-cell office:value-type="float" office:value="0.2047796" calcext:value-type="float">
            <text:p>0.2047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9825" calcext:value-type="float">
            <text:p>29.29825</text:p>
          </table:table-cell>
          <table:table-cell office:value-type="float" office:value="32.7343" calcext:value-type="float">
            <text:p>32.734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1999" calcext:value-type="float">
            <text:p>17121999</text:p>
          </table:table-cell>
          <table:table-cell office:value-type="float" office:value="0.386018" calcext:value-type="float">
            <text:p>0.386018</text:p>
          </table:table-cell>
          <table:table-cell office:value-type="float" office:value="131.5561" calcext:value-type="float">
            <text:p>131.556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61657" calcext:value-type="float">
            <text:p>44.61657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339537" calcext:value-type="float">
            <text:p>0.006339537</text:p>
          </table:table-cell>
          <table:table-cell office:value-type="float" office:value="0.1303151" calcext:value-type="float">
            <text:p>0.1303151</text:p>
          </table:table-cell>
          <table:table-cell office:value-type="float" office:value="1644.792" calcext:value-type="float">
            <text:p>1644.792</text:p>
          </table:table-cell>
          <table:table-cell office:value-type="float" office:value="0.7011709" calcext:value-type="float">
            <text:p>0.7011709</text:p>
          </table:table-cell>
          <table:table-cell office:value-type="float" office:value="0" calcext:value-type="float">
            <text:p>0</text:p>
          </table:table-cell>
          <table:table-cell office:value-type="float" office:value="0.4357255" calcext:value-type="float">
            <text:p>0.4357255</text:p>
          </table:table-cell>
          <table:table-cell office:value-type="float" office:value="0.4420502" calcext:value-type="float">
            <text:p>0.4420502</text:p>
          </table:table-cell>
          <table:table-cell office:value-type="float" office:value="0.204403" calcext:value-type="float">
            <text:p>0.204403</text:p>
          </table:table-cell>
          <table:table-cell office:value-type="float" office:value="0.2044244" calcext:value-type="float">
            <text:p>0.2044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9871" calcext:value-type="float">
            <text:p>29.29871</text:p>
          </table:table-cell>
          <table:table-cell office:value-type="float" office:value="32.72509" calcext:value-type="float">
            <text:p>32.7250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1999" calcext:value-type="float">
            <text:p>18121999</text:p>
          </table:table-cell>
          <table:table-cell office:value-type="float" office:value="0.3859423" calcext:value-type="float">
            <text:p>0.3859423</text:p>
          </table:table-cell>
          <table:table-cell office:value-type="float" office:value="131.5554" calcext:value-type="float">
            <text:p>131.555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59029" calcext:value-type="float">
            <text:p>44.59029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348868" calcext:value-type="float">
            <text:p>0.006348868</text:p>
          </table:table-cell>
          <table:table-cell office:value-type="float" office:value="0.1308216" calcext:value-type="float">
            <text:p>0.1308216</text:p>
          </table:table-cell>
          <table:table-cell office:value-type="float" office:value="1644.822" calcext:value-type="float">
            <text:p>1644.822</text:p>
          </table:table-cell>
          <table:table-cell office:value-type="float" office:value="0.7006155" calcext:value-type="float">
            <text:p>0.7006155</text:p>
          </table:table-cell>
          <table:table-cell office:value-type="float" office:value="0" calcext:value-type="float">
            <text:p>0</text:p>
          </table:table-cell>
          <table:table-cell office:value-type="float" office:value="0.4276189" calcext:value-type="float">
            <text:p>0.4276189</text:p>
          </table:table-cell>
          <table:table-cell office:value-type="float" office:value="0.463759" calcext:value-type="float">
            <text:p>0.463759</text:p>
          </table:table-cell>
          <table:table-cell office:value-type="float" office:value="0.2040416" calcext:value-type="float">
            <text:p>0.2040416</text:p>
          </table:table-cell>
          <table:table-cell office:value-type="float" office:value="0.2040698" calcext:value-type="float">
            <text:p>0.2040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9961" calcext:value-type="float">
            <text:p>29.29961</text:p>
          </table:table-cell>
          <table:table-cell office:value-type="float" office:value="32.71988" calcext:value-type="float">
            <text:p>32.7198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1999" calcext:value-type="float">
            <text:p>19121999</text:p>
          </table:table-cell>
          <table:table-cell office:value-type="float" office:value="0.3858722" calcext:value-type="float">
            <text:p>0.3858722</text:p>
          </table:table-cell>
          <table:table-cell office:value-type="float" office:value="131.5547" calcext:value-type="float">
            <text:p>131.55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56471" calcext:value-type="float">
            <text:p>44.56471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357703" calcext:value-type="float">
            <text:p>0.006357703</text:p>
          </table:table-cell>
          <table:table-cell office:value-type="float" office:value="0.1312612" calcext:value-type="float">
            <text:p>0.1312612</text:p>
          </table:table-cell>
          <table:table-cell office:value-type="float" office:value="1644.853" calcext:value-type="float">
            <text:p>1644.853</text:p>
          </table:table-cell>
          <table:table-cell office:value-type="float" office:value="0.7000653" calcext:value-type="float">
            <text:p>0.7000653</text:p>
          </table:table-cell>
          <table:table-cell office:value-type="float" office:value="0" calcext:value-type="float">
            <text:p>0</text:p>
          </table:table-cell>
          <table:table-cell office:value-type="float" office:value="0.395402" calcext:value-type="float">
            <text:p>0.395402</text:p>
          </table:table-cell>
          <table:table-cell office:value-type="float" office:value="0.4368902" calcext:value-type="float">
            <text:p>0.4368902</text:p>
          </table:table-cell>
          <table:table-cell office:value-type="float" office:value="0.2036826" calcext:value-type="float">
            <text:p>0.2036826</text:p>
          </table:table-cell>
          <table:table-cell office:value-type="float" office:value="0.2037151" calcext:value-type="float">
            <text:p>0.2037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98" calcext:value-type="float">
            <text:p>29.298</text:p>
          </table:table-cell>
          <table:table-cell office:value-type="float" office:value="32.71326" calcext:value-type="float">
            <text:p>32.7132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1999" calcext:value-type="float">
            <text:p>20121999</text:p>
          </table:table-cell>
          <table:table-cell office:value-type="float" office:value="0.3858021" calcext:value-type="float">
            <text:p>0.3858021</text:p>
          </table:table-cell>
          <table:table-cell office:value-type="float" office:value="131.554" calcext:value-type="float">
            <text:p>131.55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53919" calcext:value-type="float">
            <text:p>44.53919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366171" calcext:value-type="float">
            <text:p>0.006366171</text:p>
          </table:table-cell>
          <table:table-cell office:value-type="float" office:value="0.1316524" calcext:value-type="float">
            <text:p>0.1316524</text:p>
          </table:table-cell>
          <table:table-cell office:value-type="float" office:value="1644.882" calcext:value-type="float">
            <text:p>1644.882</text:p>
          </table:table-cell>
          <table:table-cell office:value-type="float" office:value="0.6995103" calcext:value-type="float">
            <text:p>0.6995103</text:p>
          </table:table-cell>
          <table:table-cell office:value-type="float" office:value="0" calcext:value-type="float">
            <text:p>0</text:p>
          </table:table-cell>
          <table:table-cell office:value-type="float" office:value="0.2809717" calcext:value-type="float">
            <text:p>0.2809717</text:p>
          </table:table-cell>
          <table:table-cell office:value-type="float" office:value="0.385961" calcext:value-type="float">
            <text:p>0.385961</text:p>
          </table:table-cell>
          <table:table-cell office:value-type="float" office:value="0.2033281" calcext:value-type="float">
            <text:p>0.2033281</text:p>
          </table:table-cell>
          <table:table-cell office:value-type="float" office:value="0.2033606" calcext:value-type="float">
            <text:p>0.2033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9214" calcext:value-type="float">
            <text:p>29.29214</text:p>
          </table:table-cell>
          <table:table-cell office:value-type="float" office:value="32.70393" calcext:value-type="float">
            <text:p>32.7039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1999" calcext:value-type="float">
            <text:p>21121999</text:p>
          </table:table-cell>
          <table:table-cell office:value-type="float" office:value="0.385725" calcext:value-type="float">
            <text:p>0.385725</text:p>
          </table:table-cell>
          <table:table-cell office:value-type="float" office:value="131.5533" calcext:value-type="float">
            <text:p>131.55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51308" calcext:value-type="float">
            <text:p>44.51308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374594" calcext:value-type="float">
            <text:p>0.006374594</text:p>
          </table:table-cell>
          <table:table-cell office:value-type="float" office:value="0.1320308" calcext:value-type="float">
            <text:p>0.1320308</text:p>
          </table:table-cell>
          <table:table-cell office:value-type="float" office:value="1644.912" calcext:value-type="float">
            <text:p>1644.912</text:p>
          </table:table-cell>
          <table:table-cell office:value-type="float" office:value="0.6989453" calcext:value-type="float">
            <text:p>0.6989453</text:p>
          </table:table-cell>
          <table:table-cell office:value-type="float" office:value="0" calcext:value-type="float">
            <text:p>0</text:p>
          </table:table-cell>
          <table:table-cell office:value-type="float" office:value="0.3873142" calcext:value-type="float">
            <text:p>0.3873142</text:p>
          </table:table-cell>
          <table:table-cell office:value-type="float" office:value="0.4141594" calcext:value-type="float">
            <text:p>0.4141594</text:p>
          </table:table-cell>
          <table:table-cell office:value-type="float" office:value="0.202984" calcext:value-type="float">
            <text:p>0.202984</text:p>
          </table:table-cell>
          <table:table-cell office:value-type="float" office:value="0.2030074" calcext:value-type="float">
            <text:p>0.2030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8449" calcext:value-type="float">
            <text:p>29.28449</text:p>
          </table:table-cell>
          <table:table-cell office:value-type="float" office:value="32.69081" calcext:value-type="float">
            <text:p>32.6908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1999" calcext:value-type="float">
            <text:p>22121999</text:p>
          </table:table-cell>
          <table:table-cell office:value-type="float" office:value="0.3856521" calcext:value-type="float">
            <text:p>0.3856521</text:p>
          </table:table-cell>
          <table:table-cell office:value-type="float" office:value="131.5526" calcext:value-type="float">
            <text:p>131.55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48727" calcext:value-type="float">
            <text:p>44.48727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382978" calcext:value-type="float">
            <text:p>0.006382978</text:p>
          </table:table-cell>
          <table:table-cell office:value-type="float" office:value="0.132381" calcext:value-type="float">
            <text:p>0.132381</text:p>
          </table:table-cell>
          <table:table-cell office:value-type="float" office:value="1644.942" calcext:value-type="float">
            <text:p>1644.942</text:p>
          </table:table-cell>
          <table:table-cell office:value-type="float" office:value="0.6983833" calcext:value-type="float">
            <text:p>0.6983833</text:p>
          </table:table-cell>
          <table:table-cell office:value-type="float" office:value="0" calcext:value-type="float">
            <text:p>0</text:p>
          </table:table-cell>
          <table:table-cell office:value-type="float" office:value="0.3830008" calcext:value-type="float">
            <text:p>0.3830008</text:p>
          </table:table-cell>
          <table:table-cell office:value-type="float" office:value="0.4232033" calcext:value-type="float">
            <text:p>0.4232033</text:p>
          </table:table-cell>
          <table:table-cell office:value-type="float" office:value="0.2026289" calcext:value-type="float">
            <text:p>0.2026289</text:p>
          </table:table-cell>
          <table:table-cell office:value-type="float" office:value="0.2026543" calcext:value-type="float">
            <text:p>0.2026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8239" calcext:value-type="float">
            <text:p>29.28239</text:p>
          </table:table-cell>
          <table:table-cell office:value-type="float" office:value="32.68213" calcext:value-type="float">
            <text:p>32.6821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1999" calcext:value-type="float">
            <text:p>23121999</text:p>
          </table:table-cell>
          <table:table-cell office:value-type="float" office:value="0.3855824" calcext:value-type="float">
            <text:p>0.3855824</text:p>
          </table:table-cell>
          <table:table-cell office:value-type="float" office:value="131.5519" calcext:value-type="float">
            <text:p>131.55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46169" calcext:value-type="float">
            <text:p>44.46169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391319" calcext:value-type="float">
            <text:p>0.006391319</text:p>
          </table:table-cell>
          <table:table-cell office:value-type="float" office:value="0.1327084" calcext:value-type="float">
            <text:p>0.1327084</text:p>
          </table:table-cell>
          <table:table-cell office:value-type="float" office:value="1644.971" calcext:value-type="float">
            <text:p>1644.971</text:p>
          </table:table-cell>
          <table:table-cell office:value-type="float" office:value="0.6978259" calcext:value-type="float">
            <text:p>0.6978259</text:p>
          </table:table-cell>
          <table:table-cell office:value-type="float" office:value="0" calcext:value-type="float">
            <text:p>0</text:p>
          </table:table-cell>
          <table:table-cell office:value-type="float" office:value="0.3823839" calcext:value-type="float">
            <text:p>0.3823839</text:p>
          </table:table-cell>
          <table:table-cell office:value-type="float" office:value="0.424899" calcext:value-type="float">
            <text:p>0.424899</text:p>
          </table:table-cell>
          <table:table-cell office:value-type="float" office:value="0.2022755" calcext:value-type="float">
            <text:p>0.2022755</text:p>
          </table:table-cell>
          <table:table-cell office:value-type="float" office:value="0.2023025" calcext:value-type="float">
            <text:p>0.2023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7973" calcext:value-type="float">
            <text:p>29.27973</text:p>
          </table:table-cell>
          <table:table-cell office:value-type="float" office:value="32.67394" calcext:value-type="float">
            <text:p>32.6739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1999" calcext:value-type="float">
            <text:p>24121999</text:p>
          </table:table-cell>
          <table:table-cell office:value-type="float" office:value="0.3855171" calcext:value-type="float">
            <text:p>0.3855171</text:p>
          </table:table-cell>
          <table:table-cell office:value-type="float" office:value="131.5513" calcext:value-type="float">
            <text:p>131.55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43637" calcext:value-type="float">
            <text:p>44.43637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399516" calcext:value-type="float">
            <text:p>0.006399516</text:p>
          </table:table-cell>
          <table:table-cell office:value-type="float" office:value="0.1330129" calcext:value-type="float">
            <text:p>0.1330129</text:p>
          </table:table-cell>
          <table:table-cell office:value-type="float" office:value="1645.001" calcext:value-type="float">
            <text:p>1645.001</text:p>
          </table:table-cell>
          <table:table-cell office:value-type="float" office:value="0.6972795" calcext:value-type="float">
            <text:p>0.6972795</text:p>
          </table:table-cell>
          <table:table-cell office:value-type="float" office:value="0" calcext:value-type="float">
            <text:p>0</text:p>
          </table:table-cell>
          <table:table-cell office:value-type="float" office:value="0.3840733" calcext:value-type="float">
            <text:p>0.3840733</text:p>
          </table:table-cell>
          <table:table-cell office:value-type="float" office:value="0.4292228" calcext:value-type="float">
            <text:p>0.4292228</text:p>
          </table:table-cell>
          <table:table-cell office:value-type="float" office:value="0.2019236" calcext:value-type="float">
            <text:p>0.2019236</text:p>
          </table:table-cell>
          <table:table-cell office:value-type="float" office:value="0.2019511" calcext:value-type="float">
            <text:p>0.2019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775" calcext:value-type="float">
            <text:p>29.2775</text:p>
          </table:table-cell>
          <table:table-cell office:value-type="float" office:value="32.66642" calcext:value-type="float">
            <text:p>32.6664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1999" calcext:value-type="float">
            <text:p>25121999</text:p>
          </table:table-cell>
          <table:table-cell office:value-type="float" office:value="0.3854555" calcext:value-type="float">
            <text:p>0.3854555</text:p>
          </table:table-cell>
          <table:table-cell office:value-type="float" office:value="131.5506" calcext:value-type="float">
            <text:p>131.55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4113" calcext:value-type="float">
            <text:p>44.4113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407652" calcext:value-type="float">
            <text:p>0.006407652</text:p>
          </table:table-cell>
          <table:table-cell office:value-type="float" office:value="0.1333" calcext:value-type="float">
            <text:p>0.1333</text:p>
          </table:table-cell>
          <table:table-cell office:value-type="float" office:value="1645.031" calcext:value-type="float">
            <text:p>1645.031</text:p>
          </table:table-cell>
          <table:table-cell office:value-type="float" office:value="0.6967418" calcext:value-type="float">
            <text:p>0.6967418</text:p>
          </table:table-cell>
          <table:table-cell office:value-type="float" office:value="0" calcext:value-type="float">
            <text:p>0</text:p>
          </table:table-cell>
          <table:table-cell office:value-type="float" office:value="0.3542273" calcext:value-type="float">
            <text:p>0.3542273</text:p>
          </table:table-cell>
          <table:table-cell office:value-type="float" office:value="0.4072979" calcext:value-type="float">
            <text:p>0.4072979</text:p>
          </table:table-cell>
          <table:table-cell office:value-type="float" office:value="0.2015725" calcext:value-type="float">
            <text:p>0.2015725</text:p>
          </table:table-cell>
          <table:table-cell office:value-type="float" office:value="0.2015999" calcext:value-type="float">
            <text:p>0.201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7439" calcext:value-type="float">
            <text:p>29.27439</text:p>
          </table:table-cell>
          <table:table-cell office:value-type="float" office:value="32.65836" calcext:value-type="float">
            <text:p>32.6583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1999" calcext:value-type="float">
            <text:p>26121999</text:p>
          </table:table-cell>
          <table:table-cell office:value-type="float" office:value="0.3853892" calcext:value-type="float">
            <text:p>0.3853892</text:p>
          </table:table-cell>
          <table:table-cell office:value-type="float" office:value="131.5499" calcext:value-type="float">
            <text:p>131.54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38611" calcext:value-type="float">
            <text:p>44.38611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415788" calcext:value-type="float">
            <text:p>0.006415788</text:p>
          </table:table-cell>
          <table:table-cell office:value-type="float" office:value="0.133569" calcext:value-type="float">
            <text:p>0.133569</text:p>
          </table:table-cell>
          <table:table-cell office:value-type="float" office:value="1645.06" calcext:value-type="float">
            <text:p>1645.06</text:p>
          </table:table-cell>
          <table:table-cell office:value-type="float" office:value="0.6961898" calcext:value-type="float">
            <text:p>0.6961898</text:p>
          </table:table-cell>
          <table:table-cell office:value-type="float" office:value="0" calcext:value-type="float">
            <text:p>0</text:p>
          </table:table-cell>
          <table:table-cell office:value-type="float" office:value="0.3603954" calcext:value-type="float">
            <text:p>0.3603954</text:p>
          </table:table-cell>
          <table:table-cell office:value-type="float" office:value="0.4014997" calcext:value-type="float">
            <text:p>0.4014997</text:p>
          </table:table-cell>
          <table:table-cell office:value-type="float" office:value="0.2012263" calcext:value-type="float">
            <text:p>0.2012263</text:p>
          </table:table-cell>
          <table:table-cell office:value-type="float" office:value="0.201249" calcext:value-type="float">
            <text:p>0.201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6867" calcext:value-type="float">
            <text:p>29.26867</text:p>
          </table:table-cell>
          <table:table-cell office:value-type="float" office:value="32.64742" calcext:value-type="float">
            <text:p>32.6474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1999" calcext:value-type="float">
            <text:p>27121999</text:p>
          </table:table-cell>
          <table:table-cell office:value-type="float" office:value="0.3853241" calcext:value-type="float">
            <text:p>0.3853241</text:p>
          </table:table-cell>
          <table:table-cell office:value-type="float" office:value="131.5493" calcext:value-type="float">
            <text:p>131.54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36105" calcext:value-type="float">
            <text:p>44.36105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423924" calcext:value-type="float">
            <text:p>0.006423924</text:p>
          </table:table-cell>
          <table:table-cell office:value-type="float" office:value="0.1338204" calcext:value-type="float">
            <text:p>0.1338204</text:p>
          </table:table-cell>
          <table:table-cell office:value-type="float" office:value="1645.089" calcext:value-type="float">
            <text:p>1645.089</text:p>
          </table:table-cell>
          <table:table-cell office:value-type="float" office:value="0.6956338" calcext:value-type="float">
            <text:p>0.6956338</text:p>
          </table:table-cell>
          <table:table-cell office:value-type="float" office:value="0" calcext:value-type="float">
            <text:p>0</text:p>
          </table:table-cell>
          <table:table-cell office:value-type="float" office:value="0.3725068" calcext:value-type="float">
            <text:p>0.3725068</text:p>
          </table:table-cell>
          <table:table-cell office:value-type="float" office:value="0.4205162" calcext:value-type="float">
            <text:p>0.4205162</text:p>
          </table:table-cell>
          <table:table-cell office:value-type="float" office:value="0.2008764" calcext:value-type="float">
            <text:p>0.2008764</text:p>
          </table:table-cell>
          <table:table-cell office:value-type="float" office:value="0.200899" calcext:value-type="float">
            <text:p>0.200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6523" calcext:value-type="float">
            <text:p>29.26523</text:p>
          </table:table-cell>
          <table:table-cell office:value-type="float" office:value="32.63837" calcext:value-type="float">
            <text:p>32.6383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1999" calcext:value-type="float">
            <text:p>28121999</text:p>
          </table:table-cell>
          <table:table-cell office:value-type="float" office:value="0.3852624" calcext:value-type="float">
            <text:p>0.3852624</text:p>
          </table:table-cell>
          <table:table-cell office:value-type="float" office:value="131.5486" calcext:value-type="float">
            <text:p>131.54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3362" calcext:value-type="float">
            <text:p>44.3362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43206" calcext:value-type="float">
            <text:p>0.00643206</text:p>
          </table:table-cell>
          <table:table-cell office:value-type="float" office:value="0.1340559" calcext:value-type="float">
            <text:p>0.1340559</text:p>
          </table:table-cell>
          <table:table-cell office:value-type="float" office:value="1645.116" calcext:value-type="float">
            <text:p>1645.116</text:p>
          </table:table-cell>
          <table:table-cell office:value-type="float" office:value="0.6950884" calcext:value-type="float">
            <text:p>0.6950884</text:p>
          </table:table-cell>
          <table:table-cell office:value-type="float" office:value="0" calcext:value-type="float">
            <text:p>0</text:p>
          </table:table-cell>
          <table:table-cell office:value-type="float" office:value="0.3430468" calcext:value-type="float">
            <text:p>0.3430468</text:p>
          </table:table-cell>
          <table:table-cell office:value-type="float" office:value="0.403723" calcext:value-type="float">
            <text:p>0.403723</text:p>
          </table:table-cell>
          <table:table-cell office:value-type="float" office:value="0.2005269" calcext:value-type="float">
            <text:p>0.2005269</text:p>
          </table:table-cell>
          <table:table-cell office:value-type="float" office:value="0.2005494" calcext:value-type="float">
            <text:p>0.2005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6138" calcext:value-type="float">
            <text:p>29.26138</text:p>
          </table:table-cell>
          <table:table-cell office:value-type="float" office:value="32.63006" calcext:value-type="float">
            <text:p>32.6300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1999" calcext:value-type="float">
            <text:p>29121999</text:p>
          </table:table-cell>
          <table:table-cell office:value-type="float" office:value="0.3851975" calcext:value-type="float">
            <text:p>0.3851975</text:p>
          </table:table-cell>
          <table:table-cell office:value-type="float" office:value="131.548" calcext:value-type="float">
            <text:p>131.54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31129" calcext:value-type="float">
            <text:p>44.31129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440169" calcext:value-type="float">
            <text:p>0.006440169</text:p>
          </table:table-cell>
          <table:table-cell office:value-type="float" office:value="0.1342747" calcext:value-type="float">
            <text:p>0.1342747</text:p>
          </table:table-cell>
          <table:table-cell office:value-type="float" office:value="1645.143" calcext:value-type="float">
            <text:p>1645.143</text:p>
          </table:table-cell>
          <table:table-cell office:value-type="float" office:value="0.6945366" calcext:value-type="float">
            <text:p>0.6945366</text:p>
          </table:table-cell>
          <table:table-cell office:value-type="float" office:value="0" calcext:value-type="float">
            <text:p>0</text:p>
          </table:table-cell>
          <table:table-cell office:value-type="float" office:value="0.349921" calcext:value-type="float">
            <text:p>0.349921</text:p>
          </table:table-cell>
          <table:table-cell office:value-type="float" office:value="0.4048169" calcext:value-type="float">
            <text:p>0.4048169</text:p>
          </table:table-cell>
          <table:table-cell office:value-type="float" office:value="0.2001825" calcext:value-type="float">
            <text:p>0.2001825</text:p>
          </table:table-cell>
          <table:table-cell office:value-type="float" office:value="0.2002009" calcext:value-type="float">
            <text:p>0.200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5547" calcext:value-type="float">
            <text:p>29.25547</text:p>
          </table:table-cell>
          <table:table-cell office:value-type="float" office:value="32.61956" calcext:value-type="float">
            <text:p>32.6195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1999" calcext:value-type="float">
            <text:p>30121999</text:p>
          </table:table-cell>
          <table:table-cell office:value-type="float" office:value="0.3851301" calcext:value-type="float">
            <text:p>0.3851301</text:p>
          </table:table-cell>
          <table:table-cell office:value-type="float" office:value="131.5473" calcext:value-type="float">
            <text:p>131.547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28632" calcext:value-type="float">
            <text:p>44.28632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448198" calcext:value-type="float">
            <text:p>0.006448198</text:p>
          </table:table-cell>
          <table:table-cell office:value-type="float" office:value="0.1344783" calcext:value-type="float">
            <text:p>0.1344783</text:p>
          </table:table-cell>
          <table:table-cell office:value-type="float" office:value="1645.169" calcext:value-type="float">
            <text:p>1645.169</text:p>
          </table:table-cell>
          <table:table-cell office:value-type="float" office:value="0.6939815" calcext:value-type="float">
            <text:p>0.6939815</text:p>
          </table:table-cell>
          <table:table-cell office:value-type="float" office:value="0" calcext:value-type="float">
            <text:p>0</text:p>
          </table:table-cell>
          <table:table-cell office:value-type="float" office:value="0.3520603" calcext:value-type="float">
            <text:p>0.3520603</text:p>
          </table:table-cell>
          <table:table-cell office:value-type="float" office:value="0.405848" calcext:value-type="float">
            <text:p>0.405848</text:p>
          </table:table-cell>
          <table:table-cell office:value-type="float" office:value="0.1998391" calcext:value-type="float">
            <text:p>0.1998391</text:p>
          </table:table-cell>
          <table:table-cell office:value-type="float" office:value="0.1998527" calcext:value-type="float">
            <text:p>0.1998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4946" calcext:value-type="float">
            <text:p>29.24946</text:p>
          </table:table-cell>
          <table:table-cell office:value-type="float" office:value="32.60875" calcext:value-type="float">
            <text:p>32.6087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1999" calcext:value-type="float">
            <text:p>31121999</text:p>
          </table:table-cell>
          <table:table-cell office:value-type="float" office:value="0.3850626" calcext:value-type="float">
            <text:p>0.3850626</text:p>
          </table:table-cell>
          <table:table-cell office:value-type="float" office:value="131.5467" calcext:value-type="float">
            <text:p>131.54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26146" calcext:value-type="float">
            <text:p>44.26146</text:p>
          </table:table-cell>
          <table:table-cell office:value-type="float" office:value="0.0000479804" calcext:value-type="float">
            <text:p>4.79804E-05</text:p>
          </table:table-cell>
          <table:table-cell office:value-type="float" office:value="0.006456155" calcext:value-type="float">
            <text:p>0.006456155</text:p>
          </table:table-cell>
          <table:table-cell office:value-type="float" office:value="0.1346676" calcext:value-type="float">
            <text:p>0.1346676</text:p>
          </table:table-cell>
          <table:table-cell office:value-type="float" office:value="1645.194" calcext:value-type="float">
            <text:p>1645.194</text:p>
          </table:table-cell>
          <table:table-cell office:value-type="float" office:value="0.6934251" calcext:value-type="float">
            <text:p>0.6934251</text:p>
          </table:table-cell>
          <table:table-cell office:value-type="float" office:value="0" calcext:value-type="float">
            <text:p>0</text:p>
          </table:table-cell>
          <table:table-cell office:value-type="float" office:value="0.3587422" calcext:value-type="float">
            <text:p>0.3587422</text:p>
          </table:table-cell>
          <table:table-cell office:value-type="float" office:value="0.4123001" calcext:value-type="float">
            <text:p>0.4123001</text:p>
          </table:table-cell>
          <table:table-cell office:value-type="float" office:value="0.1994935" calcext:value-type="float">
            <text:p>0.1994935</text:p>
          </table:table-cell>
          <table:table-cell office:value-type="float" office:value="0.1995053" calcext:value-type="float">
            <text:p>0.1995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4499" calcext:value-type="float">
            <text:p>29.24499</text:p>
          </table:table-cell>
          <table:table-cell office:value-type="float" office:value="32.59867" calcext:value-type="float">
            <text:p>32.598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27T13:52:43.543758730</dc:date>
    <meta:editing-duration>PT10S</meta:editing-duration>
    <meta:editing-cycles>1</meta:editing-cycles>
    <meta:document-statistic meta:table-count="1" meta:cell-count="7686" meta:object-count="0"/>
    <meta:generator>LibreOffice/6.4.7.2$Linux_X86_64 LibreOffice_project/40$Build-2</meta:generator>
  </office:meta>
</office:document-meta>
</file>